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2mm"/>
    </style:style>
    <style:style style:name="co2" style:family="table-column">
      <style:table-column-properties fo:break-before="auto" style:column-width="22.49mm"/>
    </style:style>
    <style:style style:name="co3" style:family="table-column">
      <style:table-column-properties fo:break-before="auto" style:column-width="39.72mm"/>
    </style:style>
    <style:style style:name="co4" style:family="table-column">
      <style:table-column-properties fo:break-before="auto" style:column-width="36.62mm"/>
    </style:style>
    <style:style style:name="co5" style:family="table-column">
      <style:table-column-properties fo:break-before="auto" style:column-width="34.96mm"/>
    </style:style>
    <style:style style:name="co6" style:family="table-column">
      <style:table-column-properties fo:break-before="auto" style:column-width="39.37mm"/>
    </style:style>
    <style:style style:name="ro1" style:family="table-row">
      <style:table-row-properties style:row-height="5.29mm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10037" number:language="es" number:country="ES" number:automatic-order="true">
      <number:day number:style="long"/>
      <number:text>/</number:text>
      <number:month number:style="long"/>
      <number:text>/</number:text>
      <number:year/>
    </number:date-style>
    <style:style style:name="ce4" style:family="table-cell" style:parent-style-name="Default" style:data-style-name="N0">
      <style:text-properties fo:font-weight="bold" style:font-weight-asian="bold" style:font-weight-complex="bold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text-align-source="fix" style:repeat-content="false" fo:padding-bottom="0.35mm" fo:padding-left="0.35mm" fo:padding-right="0mm" fo:padding-top="0.35mm" style:vertical-align="automatic"/>
      <style:paragraph-properties fo:text-align="end"/>
    </style:style>
    <style:style style:name="ce5" style:family="table-cell" style:parent-style-name="Default" style:data-style-name="N36">
      <style:text-properties fo:font-weight="bold" style:font-weight-asian="bold" style:font-weight-complex="bold"/>
    </style:style>
    <style:style style:name="ce3" style:family="table-cell" style:parent-style-name="Default" style:data-style-name="N36"/>
    <style:style style:name="ce6" style:family="table-cell" style:parent-style-name="Default" style:data-style-name="N36">
      <style:table-cell-properties fo:background-color="#4472c4"/>
    </style:style>
    <style:style style:name="ce9" style:family="table-cell" style:parent-style-name="Default" style:data-style-name="N36">
      <style:table-cell-properties fo:background-color="transparent"/>
    </style:style>
    <style:style style:name="ce7" style:family="table-cell" style:parent-style-name="Default" style:data-style-name="N10037"/>
  </office:automatic-styles>
  <office:body>
    <office:spreadsheet>
      <table:calculation-settings table:automatic-find-labels="false" table:use-regular-expressions="false">
        <table:iteration table:maximum-difference="0.0001"/>
      </table:calculation-settings>
      <table:table table:name="CHUA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3"/>
        <table:table-column table:style-name="co2" table:number-columns-repeated="3" table:default-cell-style-name="ce1"/>
        <table:table-column table:style-name="co2" table:number-columns-repeated="2" table:default-cell-style-name="ce3"/>
        <table:table-column table:style-name="co2" table:number-columns-repeated="4" table:default-cell-style-name="ce1"/>
        <table:table-column table:style-name="co2" table:number-columns-repeated="2" table:default-cell-style-name="ce3"/>
        <table:table-column table:style-name="co2" table:number-columns-repeated="4" table:default-cell-style-name="ce1"/>
        <table:table-column table:style-name="co2" table:number-columns-repeated="2" table:default-cell-style-name="ce3"/>
        <table:table-column table:style-name="co2" table:number-columns-repeated="4" table:default-cell-style-name="ce1"/>
        <table:table-column table:style-name="co2" table:number-columns-repeated="2" table:default-cell-style-name="ce3"/>
        <table:table-column table:style-name="co2" table:number-columns-repeated="4" table:default-cell-style-name="ce1"/>
        <table:table-column table:style-name="co2" table:number-columns-repeated="2" table:default-cell-style-name="ce3"/>
        <table:table-column table:style-name="co2" table:number-columns-repeated="4" table:default-cell-style-name="ce1"/>
        <table:table-column table:style-name="co2" table:number-columns-repeated="2" table:default-cell-style-name="ce3"/>
        <table:table-column table:style-name="co2" table:number-columns-repeated="4" table:default-cell-style-name="ce1"/>
        <table:table-column table:style-name="co2" table:number-columns-repeated="2" table:default-cell-style-name="ce3"/>
        <table:table-column table:style-name="co2" table:number-columns-repeated="4" table:default-cell-style-name="ce1"/>
        <table:table-column table:style-name="co2" table:number-columns-repeated="2" table:default-cell-style-name="ce3"/>
        <table:table-column table:style-name="co2" table:number-columns-repeated="4" table:default-cell-style-name="ce1"/>
        <table:table-column table:style-name="co4" table:default-cell-style-name="ce3"/>
        <table:table-column table:style-name="co5" table:default-cell-style-name="ce3"/>
        <table:table-column table:style-name="co1" table:number-columns-repeated="4" table:default-cell-style-name="ce1"/>
        <table:table-column table:style-name="co6" table:default-cell-style-name="ce3"/>
        <table:table-column table:style-name="co1" table:default-cell-style-name="ce3"/>
        <table:table-column table:style-name="co1" table:number-columns-repeated="962" table:default-cell-style-name="ce1"/>
        <table:table-row table:style-name="ro1">
          <table:table-cell table:style-name="ce4" office:value-type="string" calcext:value-type="string">
            <text:p>Numero</text:p>
          </table:table-cell>
          <table:table-cell table:style-name="ce4" office:value-type="string" calcext:value-type="string">
            <text:p>Sexo</text:p>
          </table:table-cell>
          <table:table-cell table:style-name="ce5" office:value-type="string" calcext:value-type="string">
            <text:p>F_Nacimiento</text:p>
          </table:table-cell>
          <table:table-cell table:style-name="ce4" office:value-type="string" calcext:value-type="string">
            <text:p>Diagnostico</text:p>
          </table:table-cell>
          <table:table-cell table:style-name="ce4" office:value-type="string" calcext:value-type="string">
            <text:p>Descripcion_Diagnóstico</text:p>
          </table:table-cell>
          <table:table-cell table:style-name="ce4" office:value-type="string" calcext:value-type="string">
            <text:p>Farmaco_1</text:p>
          </table:table-cell>
          <table:table-cell table:style-name="ce5" office:value-type="string" calcext:value-type="string">
            <text:p>Fecha_Ini_1</text:p>
          </table:table-cell>
          <table:table-cell table:style-name="ce5" office:value-type="string" calcext:value-type="string">
            <text:p>Fecha_Fin_1</text:p>
          </table:table-cell>
          <table:table-cell table:style-name="ce4" office:value-type="string" calcext:value-type="string">
            <text:p>Motivo_Susp_1</text:p>
          </table:table-cell>
          <table:table-cell table:style-name="ce4" office:value-type="string" calcext:value-type="string">
            <text:p>Descrip_Susp_1</text:p>
          </table:table-cell>
          <table:table-cell table:style-name="ce4" office:value-type="string" calcext:value-type="string">
            <text:p>Incidencias_1</text:p>
          </table:table-cell>
          <table:table-cell table:style-name="ce4" office:value-type="string" calcext:value-type="string">
            <text:p>Farmaco_2</text:p>
          </table:table-cell>
          <table:table-cell table:style-name="ce5" office:value-type="string" calcext:value-type="string">
            <text:p>Fecha_Ini_2</text:p>
          </table:table-cell>
          <table:table-cell table:style-name="ce5" office:value-type="string" calcext:value-type="string">
            <text:p>Fecha_Fin_2</text:p>
          </table:table-cell>
          <table:table-cell table:style-name="ce4" office:value-type="string" calcext:value-type="string">
            <text:p>Motivo_Susp_2</text:p>
          </table:table-cell>
          <table:table-cell table:style-name="ce4" office:value-type="string" calcext:value-type="string">
            <text:p>Descrip_Susp_2</text:p>
          </table:table-cell>
          <table:table-cell table:style-name="ce4" office:value-type="string" calcext:value-type="string">
            <text:p>Incidencias_2</text:p>
          </table:table-cell>
          <table:table-cell table:style-name="ce4" office:value-type="string" calcext:value-type="string">
            <text:p>Farmaco_3</text:p>
          </table:table-cell>
          <table:table-cell table:style-name="ce5" office:value-type="string" calcext:value-type="string">
            <text:p>Fecha_Ini_3</text:p>
          </table:table-cell>
          <table:table-cell table:style-name="ce5" office:value-type="string" calcext:value-type="string">
            <text:p>Fecha_Fin_3</text:p>
          </table:table-cell>
          <table:table-cell table:style-name="ce4" office:value-type="string" calcext:value-type="string">
            <text:p>Motivo_Susp_3</text:p>
          </table:table-cell>
          <table:table-cell table:style-name="ce4" office:value-type="string" calcext:value-type="string">
            <text:p>Descrip_Susp_3</text:p>
          </table:table-cell>
          <table:table-cell table:style-name="ce4" office:value-type="string" calcext:value-type="string">
            <text:p>Incidencias_3</text:p>
          </table:table-cell>
          <table:table-cell table:style-name="ce4" office:value-type="string" calcext:value-type="string">
            <text:p>Farmaco_4</text:p>
          </table:table-cell>
          <table:table-cell table:style-name="ce5" office:value-type="string" calcext:value-type="string">
            <text:p>Fecha_Ini_4</text:p>
          </table:table-cell>
          <table:table-cell table:style-name="ce5" office:value-type="string" calcext:value-type="string">
            <text:p>Fecha_Fin_4</text:p>
          </table:table-cell>
          <table:table-cell table:style-name="ce4" office:value-type="string" calcext:value-type="string">
            <text:p>Motivo_Susp_4</text:p>
          </table:table-cell>
          <table:table-cell table:style-name="ce4" office:value-type="string" calcext:value-type="string">
            <text:p>Descrip_Susp_4</text:p>
          </table:table-cell>
          <table:table-cell table:style-name="ce4" office:value-type="string" calcext:value-type="string">
            <text:p>Incidencias_4</text:p>
          </table:table-cell>
          <table:table-cell table:style-name="ce4" office:value-type="string" calcext:value-type="string">
            <text:p>Farmaco_5</text:p>
          </table:table-cell>
          <table:table-cell table:style-name="ce5" office:value-type="string" calcext:value-type="string">
            <text:p>Fecha_Ini_5</text:p>
          </table:table-cell>
          <table:table-cell table:style-name="ce5" office:value-type="string" calcext:value-type="string">
            <text:p>Fecha_Fin_5</text:p>
          </table:table-cell>
          <table:table-cell table:style-name="ce4" office:value-type="string" calcext:value-type="string">
            <text:p>Motivo_Susp_5</text:p>
          </table:table-cell>
          <table:table-cell table:style-name="ce4" office:value-type="string" calcext:value-type="string">
            <text:p>Descrip_Susp_5</text:p>
          </table:table-cell>
          <table:table-cell table:style-name="ce4" office:value-type="string" calcext:value-type="string">
            <text:p>Incidencias_5</text:p>
          </table:table-cell>
          <table:table-cell table:style-name="ce4" office:value-type="string" calcext:value-type="string">
            <text:p>Farmaco_6</text:p>
          </table:table-cell>
          <table:table-cell table:style-name="ce5" office:value-type="string" calcext:value-type="string">
            <text:p>Fecha_Ini_6</text:p>
          </table:table-cell>
          <table:table-cell table:style-name="ce5" office:value-type="string" calcext:value-type="string">
            <text:p>Fecha_Fin_6</text:p>
          </table:table-cell>
          <table:table-cell table:style-name="ce4" office:value-type="string" calcext:value-type="string">
            <text:p>Motivo_Susp_6</text:p>
          </table:table-cell>
          <table:table-cell table:style-name="ce4" office:value-type="string" calcext:value-type="string">
            <text:p>Descrip_Susp_6</text:p>
          </table:table-cell>
          <table:table-cell table:style-name="ce4" office:value-type="string" calcext:value-type="string">
            <text:p>Incidencias_6</text:p>
          </table:table-cell>
          <table:table-cell table:style-name="ce4" office:value-type="string" calcext:value-type="string">
            <text:p>Farmaco_7</text:p>
          </table:table-cell>
          <table:table-cell table:style-name="ce5" office:value-type="string" calcext:value-type="string">
            <text:p>Fecha_Ini_7</text:p>
          </table:table-cell>
          <table:table-cell table:style-name="ce5" office:value-type="string" calcext:value-type="string">
            <text:p>Fecha_Fin_7</text:p>
          </table:table-cell>
          <table:table-cell table:style-name="ce4" office:value-type="string" calcext:value-type="string">
            <text:p>Motivo_Susp_7</text:p>
          </table:table-cell>
          <table:table-cell table:style-name="ce4" office:value-type="string" calcext:value-type="string">
            <text:p>Descrip_Susp_7</text:p>
          </table:table-cell>
          <table:table-cell table:style-name="ce4" office:value-type="string" calcext:value-type="string">
            <text:p>Incidencias_7</text:p>
          </table:table-cell>
          <table:table-cell table:style-name="ce4" office:value-type="string" calcext:value-type="string">
            <text:p>Farmaco_8</text:p>
          </table:table-cell>
          <table:table-cell table:style-name="ce5" office:value-type="string" calcext:value-type="string">
            <text:p>Fecha_Ini_8</text:p>
          </table:table-cell>
          <table:table-cell table:style-name="ce5" office:value-type="string" calcext:value-type="string">
            <text:p>Fecha_Fin_8</text:p>
          </table:table-cell>
          <table:table-cell table:style-name="ce4" office:value-type="string" calcext:value-type="string">
            <text:p>Motivo_Susp_8</text:p>
          </table:table-cell>
          <table:table-cell table:style-name="ce4" office:value-type="string" calcext:value-type="string">
            <text:p>Descrip_Susp_8</text:p>
          </table:table-cell>
          <table:table-cell table:style-name="ce4" office:value-type="string" calcext:value-type="string">
            <text:p>Incidencias_8</text:p>
          </table:table-cell>
          <table:table-cell table:style-name="ce4" office:value-type="string" calcext:value-type="string">
            <text:p>Farmaco_9</text:p>
          </table:table-cell>
          <table:table-cell table:style-name="ce5" office:value-type="string" calcext:value-type="string">
            <text:p>Fecha_Ini_9</text:p>
          </table:table-cell>
          <table:table-cell table:style-name="ce5" office:value-type="string" calcext:value-type="string">
            <text:p>Fecha_Fin_9</text:p>
          </table:table-cell>
          <table:table-cell table:style-name="ce4" office:value-type="string" calcext:value-type="string">
            <text:p>Motivo_Susp_9</text:p>
          </table:table-cell>
          <table:table-cell table:style-name="ce4" office:value-type="string" calcext:value-type="string">
            <text:p>Descrip_Susp_9</text:p>
          </table:table-cell>
          <table:table-cell table:style-name="ce4" office:value-type="string" calcext:value-type="string">
            <text:p>Incidencias_9</text:p>
          </table:table-cell>
          <table:table-cell table:style-name="ce4" office:value-type="string" calcext:value-type="string">
            <text:p>Farmaco_10</text:p>
          </table:table-cell>
          <table:table-cell table:style-name="ce5" office:value-type="string" calcext:value-type="string">
            <text:p>Fecha_Ini_10</text:p>
          </table:table-cell>
          <table:table-cell table:style-name="ce5" office:value-type="string" calcext:value-type="string">
            <text:p>Fecha_Fin_11</text:p>
          </table:table-cell>
          <table:table-cell table:style-name="ce4" office:value-type="string" calcext:value-type="string">
            <text:p>Motivo_Susp_10</text:p>
          </table:table-cell>
          <table:table-cell table:style-name="ce4" office:value-type="string" calcext:value-type="string">
            <text:p>Descrip_Susp_10</text:p>
          </table:table-cell>
          <table:table-cell table:style-name="ce4" office:value-type="string" calcext:value-type="string">
            <text:p>Incidencias_10</text:p>
          </table:table-cell>
          <table:table-cell table:style-name="ce4" table:number-columns-repeated="959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date" office:date-value="1962-11-13" calcext:value-type="date">
            <text:p>13/11/196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date" office:date-value="2017-05-01" calcext:value-type="date">
            <text:p>01/05/2017</text:p>
          </table:table-cell>
          <table:table-cell office:value-type="date" office:date-value="2017-09-01" calcext:value-type="date">
            <text:p>01/09/20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 Ciego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date" office:date-value="1974-06-14" calcext:value-type="date">
            <text:p>14/06/197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office:value-type="date" office:date-value="2011-12-01" calcext:value-type="date">
            <text:p>01/12/201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1952-01-15" calcext:value-type="date">
            <text:p>15/01/195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date" office:date-value="2009-06-01" calcext:value-type="date">
            <text:p>01/06/2009</text:p>
          </table:table-cell>
          <table:table-cell office:value-type="date" office:date-value="2011-05-01" calcext:value-type="date">
            <text:p>01/05/20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acción Infusional</text:p>
          </table:table-cell>
          <table:table-cell/>
          <table:table-cell office:value-type="float" office:value="8" calcext:value-type="float">
            <text:p>8</text:p>
          </table:table-cell>
          <table:table-cell office:value-type="date" office:date-value="2011-06-01" calcext:value-type="date">
            <text:p>01/06/201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date" office:date-value="1971-03-14" calcext:value-type="date">
            <text:p>14/03/197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date" office:date-value="2005-07-01" calcext:value-type="date">
            <text:p>01/07/2005</text:p>
          </table:table-cell>
          <table:table-cell office:value-type="date" office:date-value="2009-12-01" calcext:value-type="date">
            <text:p>01/12/200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slado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1974-09-24" calcext:value-type="date">
            <text:p>24/09/197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date" office:date-value="2008-05-01" calcext:value-type="date">
            <text:p>01/05/2008</text:p>
          </table:table-cell>
          <table:table-cell office:value-type="date" office:date-value="2010-09-01" calcext:value-type="date">
            <text:p>01/09/20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seo Embarazo</text:p>
          </table:table-cell>
          <table:table-cell/>
          <table:table-cell office:value-type="float" office:value="3" calcext:value-type="float">
            <text:p>3</text:p>
          </table:table-cell>
          <table:table-cell office:value-type="date" office:date-value="2012-06-01" calcext:value-type="date">
            <text:p>01/06/201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date" office:date-value="1949-07-17" calcext:value-type="date">
            <text:p>17/07/194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date" office:date-value="2015-10-01" calcext:value-type="date">
            <text:p>01/10/2015</text:p>
          </table:table-cell>
          <table:table-cell office:value-type="date" office:date-value="2016-06-01" calcext:value-type="date">
            <text:p>01/06/20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ush</text:p>
          </table:table-cell>
          <table:table-cell/>
          <table:table-cell office:value-type="float" office:value="5" calcext:value-type="float">
            <text:p>5</text:p>
          </table:table-cell>
          <table:table-cell office:value-type="date" office:date-value="2016-06-01" calcext:value-type="date">
            <text:p>01/06/201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date" office:date-value="1949-05-27" calcext:value-type="date">
            <text:p>27/05/194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date" office:date-value="2009-03-01" calcext:value-type="date">
            <text:p>01/03/2009</text:p>
          </table:table-cell>
          <table:table-cell office:value-type="date" office:date-value="2009-12-01" calcext:value-type="date">
            <text:p>01/12/200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slado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date" office:date-value="1968-10-03" calcext:value-type="date">
            <text:p>03/10/196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date" office:date-value="2006-12-01" calcext:value-type="date">
            <text:p>01/12/2006</text:p>
          </table:table-cell>
          <table:table-cell office:value-type="date" office:date-value="2018-12-01" calcext:value-type="date">
            <text:p>01/12/201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date" office:date-value="2018-12-01" calcext:value-type="date">
            <text:p>01/12/201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date" office:date-value="1958-08-27" calcext:value-type="date">
            <text:p>27/08/195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date" office:date-value="2019-11-01" calcext:value-type="date">
            <text:p>01/11/2019</text:p>
          </table:table-cell>
          <table:table-cell table:number-columns-repeated="16"/>
          <table:table-cell office:value-type="float" office:value="0" calcext:value-type="float">
            <text:p>0</text:p>
          </table:table-cell>
          <table:table-cell table:number-columns-repeated="23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date" office:date-value="1957-11-13" calcext:value-type="date">
            <text:p>13/11/195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office:value-type="date" office:date-value="2013-05-01" calcext:value-type="date">
            <text:p>01/05/2013</text:p>
          </table:table-cell>
          <table:table-cell office:value-type="date" office:date-value="2014-02-01" calcext:value-type="date">
            <text:p>01/02/201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date" office:date-value="2014-02-01" calcext:value-type="date">
            <text:p>01/02/2014</text:p>
          </table:table-cell>
          <table:table-cell office:value-type="date" office:date-value="2016-02-01" calcext:value-type="date">
            <text:p>01/02/201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utropenias que obligaron a disminuir dosis</text:p>
          </table:table-cell>
          <table:table-cell office:value-type="float" office:value="4" calcext:value-type="float">
            <text:p>4</text:p>
          </table:table-cell>
          <table:table-cell office:value-type="date" office:date-value="2016-02-01" calcext:value-type="date">
            <text:p>01/02/201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date" office:date-value="1990-04-26" calcext:value-type="date">
            <text:p>26/04/199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IJ</text:p>
          </table:table-cell>
          <table:table-cell office:value-type="float" office:value="2" calcext:value-type="float">
            <text:p>2</text:p>
          </table:table-cell>
          <table:table-cell office:value-type="date" office:date-value="2005-11-01" calcext:value-type="date">
            <text:p>01/11/2005</text:p>
          </table:table-cell>
          <table:table-cell office:value-type="date" office:date-value="2007-03-01" calcext:value-type="date">
            <text:p>01/03/200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misión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date" office:date-value="1972-11-26" calcext:value-type="date">
            <text:p>26/11/197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IJ</text:p>
          </table:table-cell>
          <table:table-cell office:value-type="float" office:value="1" calcext:value-type="float">
            <text:p>1</text:p>
          </table:table-cell>
          <table:table-cell office:value-type="date" office:date-value="2000-06-01" calcext:value-type="date">
            <text:p>01/06/2000</text:p>
          </table:table-cell>
          <table:table-cell office:value-type="date" office:date-value="2012-10-01" calcext:value-type="date">
            <text:p>01/10/201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date" office:date-value="2012-11-01" calcext:value-type="date">
            <text:p>01/11/2012</text:p>
          </table:table-cell>
          <table:table-cell office:value-type="date" office:date-value="2013-03-01" calcext:value-type="date">
            <text:p>01/03/201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date" office:date-value="2013-03-01" calcext:value-type="date">
            <text:p>01/03/201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date" office:date-value="1931-10-07" calcext:value-type="date">
            <text:p>07/10/193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date" office:date-value="2001-03-01" calcext:value-type="date">
            <text:p>01/03/2001</text:p>
          </table:table-cell>
          <table:table-cell office:value-type="date" office:date-value="2013-02-01" calcext:value-type="date">
            <text:p>01/02/20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ciente anciano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date" office:date-value="1976-05-16" calcext:value-type="date">
            <text:p>16/05/197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date" office:date-value="2011-07-01" calcext:value-type="date">
            <text:p>01/07/2011</text:p>
          </table:table-cell>
          <table:table-cell office:value-type="date" office:date-value="2012-04-01" calcext:value-type="date">
            <text:p>01/04/201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date" office:date-value="1937-08-06" calcext:value-type="date">
            <text:p>06/08/193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date" office:date-value="2006-03-01" calcext:value-type="date">
            <text:p>01/03/2006</text:p>
          </table:table-cell>
          <table:table-cell office:value-type="date" office:date-value="2009-09-01" calcext:value-type="date">
            <text:p>01/09/20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lcera infecctada pie dcho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date" office:date-value="1955-04-03" calcext:value-type="date">
            <text:p>03/04/195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date" office:date-value="2002-07-01" calcext:value-type="date">
            <text:p>01/07/2002</text:p>
          </table:table-cell>
          <table:table-cell office:value-type="date" office:date-value="2013-06-01" calcext:value-type="date">
            <text:p>01/06/20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IT de repetición</text:p>
          </table:table-cell>
          <table:table-cell/>
          <table:table-cell office:value-type="float" office:value="4" calcext:value-type="float">
            <text:p>4</text:p>
          </table:table-cell>
          <table:table-cell office:value-type="date" office:date-value="2013-08-01" calcext:value-type="date">
            <text:p>01/08/2013</text:p>
          </table:table-cell>
          <table:table-cell office:value-type="date" office:date-value="2018-05-01" calcext:value-type="date">
            <text:p>01/05/20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acas psoriasis</text:p>
          </table:table-cell>
          <table:table-cell/>
          <table:table-cell office:value-type="float" office:value="3" calcext:value-type="float">
            <text:p>3</text:p>
          </table:table-cell>
          <table:table-cell office:value-type="date" office:date-value="2018-05-01" calcext:value-type="date">
            <text:p>01/05/201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date" office:date-value="1968-02-29" calcext:value-type="date">
            <text:p>29/02/196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" calcext:value-type="float">
            <text:p>8</text:p>
          </table:table-cell>
          <table:table-cell office:value-type="date" office:date-value="2018-05-01" calcext:value-type="date">
            <text:p>01/05/201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date" office:date-value="1962-05-20" calcext:value-type="date">
            <text:p>20/05/196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II</text:p>
          </table:table-cell>
          <table:table-cell office:value-type="float" office:value="3" calcext:value-type="float">
            <text:p>3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23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date" office:date-value="1944-08-27" calcext:value-type="date">
            <text:p>27/08/194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date" office:date-value="2008-06-01" calcext:value-type="date">
            <text:p>01/06/2008</text:p>
          </table:table-cell>
          <table:table-cell office:value-type="date" office:date-value="2010-11-01" calcext:value-type="date">
            <text:p>01/11/20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rsitis Séptica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date" office:date-value="1974-04-19" calcext:value-type="date">
            <text:p>19/04/197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date" office:date-value="2019-03-01" calcext:value-type="date">
            <text:p>01/03/2019</text:p>
          </table:table-cell>
          <table:table-cell table:number-columns-repeated="16"/>
          <table:table-cell office:value-type="float" office:value="0" calcext:value-type="float">
            <text:p>0</text:p>
          </table:table-cell>
          <table:table-cell table:number-columns-repeated="23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date" office:date-value="1979-04-14" calcext:value-type="date">
            <text:p>14/04/1979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date" office:date-value="2017-12-01" calcext:value-type="date">
            <text:p>01/12/2017</text:p>
          </table:table-cell>
          <table:table-cell office:value-type="date" office:date-value="2019-03-01" calcext:value-type="date">
            <text:p>01/03/20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seo embarazo</text:p>
          </table:table-cell>
          <table:table-cell/>
          <table:table-cell office:value-type="float" office:value="8" calcext:value-type="float">
            <text:p>8</text:p>
          </table:table-cell>
          <table:table-cell office:value-type="date" office:date-value="2019-03-01" calcext:value-type="date">
            <text:p>01/03/201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date" office:date-value="1961-01-06" calcext:value-type="date">
            <text:p>06/01/196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date" office:date-value="2010-12-01" calcext:value-type="date">
            <text:p>01/12/2010</text:p>
          </table:table-cell>
          <table:table-cell office:value-type="date" office:date-value="2017-09-01" calcext:value-type="date">
            <text:p>01/09/20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bscesos abdominales por STF Au</text:p>
          </table:table-cell>
          <table:table-cell/>
          <table:table-cell office:value-type="float" office:value="2" calcext:value-type="float">
            <text:p>2</text:p>
          </table:table-cell>
          <table:table-cell office:value-type="date" office:date-value="2018-01-01" calcext:value-type="date">
            <text:p>01/01/201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date" office:date-value="1966-06-04" calcext:value-type="date">
            <text:p>04/06/196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date" office:date-value="2016-04-01" calcext:value-type="date">
            <text:p>01/04/201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date" office:date-value="1959-08-06" calcext:value-type="date">
            <text:p>06/08/195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date" office:date-value="2017-04-01" calcext:value-type="date">
            <text:p>01/04/201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date" office:date-value="1964-05-16" calcext:value-type="date">
            <text:p>16/05/196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date" office:date-value="2018-06-01" calcext:value-type="date">
            <text:p>01/06/201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date" office:date-value="1950-06-23" calcext:value-type="date">
            <text:p>23/06/195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date" office:date-value="2011-05-01" calcext:value-type="date">
            <text:p>01/05/2011</text:p>
          </table:table-cell>
          <table:table-cell office:value-type="date" office:date-value="2012-10-01" calcext:value-type="date">
            <text:p>01/10/20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acción cutánea cara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date" office:date-value="1963-01-27" calcext:value-type="date">
            <text:p>27/01/196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date" office:date-value="2008-06-01" calcext:value-type="date">
            <text:p>01/06/2008</text:p>
          </table:table-cell>
          <table:table-cell office:value-type="date" office:date-value="2009-04-01" calcext:value-type="date">
            <text:p>01/04/20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arrea Persistente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date" office:date-value="1951-08-01" calcext:value-type="date">
            <text:p>01/08/195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date" office:date-value="2013-04-01" calcext:value-type="date">
            <text:p>01/04/2013</text:p>
          </table:table-cell>
          <table:table-cell office:value-type="date" office:date-value="2014-09-01" calcext:value-type="date">
            <text:p>01/09/201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date" office:date-value="2014-10-01" calcext:value-type="date">
            <text:p>01/10/2014</text:p>
          </table:table-cell>
          <table:table-cell office:value-type="date" office:date-value="2015-01-01" calcext:value-type="date">
            <text:p>01/01/20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ndidiasis Orofaríngea</text:p>
          </table:table-cell>
          <table:table-cell/>
          <table:table-cell office:value-type="float" office:value="1" calcext:value-type="float">
            <text:p>1</text:p>
          </table:table-cell>
          <table:table-cell office:value-type="date" office:date-value="2015-02-01" calcext:value-type="date">
            <text:p>01/02/2015</text:p>
          </table:table-cell>
          <table:table-cell office:value-type="date" office:date-value="2016-07-01" calcext:value-type="date">
            <text:p>01/07/201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date" office:date-value="2016-07-01" calcext:value-type="date">
            <text:p>01/07/2016</text:p>
          </table:table-cell>
          <table:table-cell office:value-type="date" office:date-value="2016-11-01" calcext:value-type="date">
            <text:p>01/11/201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date" office:date-value="2018-03-01" calcext:value-type="date">
            <text:p>01/03/201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date" office:date-value="2018-04-01" calcext:value-type="date">
            <text:p>01/04/201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date" office:date-value="1931-04-22" calcext:value-type="date">
            <text:p>22/04/193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date" office:date-value="2008-06-01" calcext:value-type="date">
            <text:p>01/06/2008</text:p>
          </table:table-cell>
          <table:table-cell office:value-type="date" office:date-value="2012-12-01" calcext:value-type="date">
            <text:p>01/12/20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ncer de Sigma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date" office:date-value="1997-06-04" calcext:value-type="date">
            <text:p>04/06/199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IJ</text:p>
          </table:table-cell>
          <table:table-cell office:value-type="float" office:value="2" calcext:value-type="float">
            <text:p>2</text:p>
          </table:table-cell>
          <table:table-cell office:value-type="date" office:date-value="2011-10-01" calcext:value-type="date">
            <text:p>01/10/2011</text:p>
          </table:table-cell>
          <table:table-cell office:value-type="date" office:date-value="2015-01-01" calcext:value-type="date">
            <text:p>01/01/201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date" office:date-value="2017-02-01" calcext:value-type="date">
            <text:p>01/02/201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date" office:date-value="1974-03-19" calcext:value-type="date">
            <text:p>19/03/197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date" office:date-value="2011-08-01" calcext:value-type="date">
            <text:p>01/08/201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date" office:date-value="1936-03-13" calcext:value-type="date">
            <text:p>13/03/193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date" office:date-value="2012-10-10" calcext:value-type="date">
            <text:p>10/10/2012</text:p>
          </table:table-cell>
          <table:table-cell office:value-type="date" office:date-value="2015-01-01" calcext:value-type="date">
            <text:p>01/01/201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date" office:date-value="1960-01-27" calcext:value-type="date">
            <text:p>27/01/196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date" office:date-value="2010-05-01" calcext:value-type="date">
            <text:p>01/05/201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date" office:date-value="1945-11-01" calcext:value-type="date">
            <text:p>01/11/194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date" office:date-value="2010-04-01" calcext:value-type="date">
            <text:p>01/04/2010</text:p>
          </table:table-cell>
          <table:table-cell office:value-type="date" office:date-value="2010-12-01" calcext:value-type="date">
            <text:p>01/12/20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CC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date" office:date-value="1971-03-02" calcext:value-type="date">
            <text:p>02/03/197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date" office:date-value="2015-05-01" calcext:value-type="date">
            <text:p>01/05/2015</text:p>
          </table:table-cell>
          <table:table-cell office:value-type="date" office:date-value="2017-01-01" calcext:value-type="date">
            <text:p>01/01/201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date" office:date-value="2017-01-01" calcext:value-type="date">
            <text:p>01/01/201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date" office:date-value="1946-01-18" calcext:value-type="date">
            <text:p>18/01/194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date" office:date-value="2005-08-01" calcext:value-type="date">
            <text:p>01/08/2005</text:p>
          </table:table-cell>
          <table:table-cell office:value-type="date" office:date-value="2011-03-01" calcext:value-type="date">
            <text:p>01/03/20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date" office:date-value="2011-03-01" calcext:value-type="date">
            <text:p>01/03/2011</text:p>
          </table:table-cell>
          <table:table-cell office:value-type="date" office:date-value="2011-05-01" calcext:value-type="date">
            <text:p>01/05/20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date" office:date-value="2011-06-01" calcext:value-type="date">
            <text:p>01/06/2011</text:p>
          </table:table-cell>
          <table:table-cell office:value-type="date" office:date-value="2018-12-01" calcext:value-type="date">
            <text:p>01/12/201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date" office:date-value="2018-12-01" calcext:value-type="date">
            <text:p>01/12/2018</text:p>
          </table:table-cell>
          <table:table-cell office:value-type="date" office:date-value="2019-05-01" calcext:value-type="date">
            <text:p>01/05/201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date" office:date-value="2019-05-01" calcext:value-type="date">
            <text:p>01/05/2019</text:p>
          </table:table-cell>
          <table:table-cell table:number-columns-repeated="16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date" office:date-value="1952-03-01" calcext:value-type="date">
            <text:p>01/03/195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date" office:date-value="2009-05-01" calcext:value-type="date">
            <text:p>01/05/200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date" office:date-value="1930-11-14" calcext:value-type="date">
            <text:p>14/11/193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date" office:date-value="2018-06-01" calcext:value-type="date">
            <text:p>01/06/201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date" office:date-value="1940-01-16" calcext:value-type="date">
            <text:p>16/01/194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date" office:date-value="2008-02-01" calcext:value-type="date">
            <text:p>01/02/2008</text:p>
          </table:table-cell>
          <table:table-cell office:value-type="date" office:date-value="2008-07-01" calcext:value-type="date">
            <text:p>01/07/200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umonía y pulmón encogido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date" office:date-value="1977-12-27" calcext:value-type="date">
            <text:p>27/12/197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date" office:date-value="2015-02-01" calcext:value-type="date">
            <text:p>01/02/2015</text:p>
          </table:table-cell>
          <table:table-cell office:value-type="date" office:date-value="2016-03-01" calcext:value-type="date">
            <text:p>01/03/2016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uspensión temporal <text:s/>por Remisión</text:p>
          </table:table-cell>
          <table:table-cell office:value-type="float" office:value="3" calcext:value-type="float">
            <text:p>3</text:p>
          </table:table-cell>
          <table:table-cell office:value-type="date" office:date-value="2016-11-01" calcext:value-type="date">
            <text:p>01/11/201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date" office:date-value="1972-02-14" calcext:value-type="date">
            <text:p>14/02/197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date" office:date-value="2015-01-01" calcext:value-type="date">
            <text:p>01/01/2015</text:p>
          </table:table-cell>
          <table:table-cell office:value-type="date" office:date-value="2018-09-01" calcext:value-type="date">
            <text:p>01/09/20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TU</text:p>
          </table:table-cell>
          <table:table-cell/>
          <table:table-cell office:value-type="float" office:value="1" calcext:value-type="float">
            <text:p>1</text:p>
          </table:table-cell>
          <table:table-cell office:value-type="date" office:date-value="2018-10-01" calcext:value-type="date">
            <text:p>01/10/201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date" office:date-value="1950-07-28" calcext:value-type="date">
            <text:p>28/07/195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date" office:date-value="2006-12-01" calcext:value-type="date">
            <text:p>01/12/2006</text:p>
          </table:table-cell>
          <table:table-cell office:value-type="date" office:date-value="2010-11-01" calcext:value-type="date">
            <text:p>01/11/201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date" office:date-value="2010-11-01" calcext:value-type="date">
            <text:p>01/11/2010</text:p>
          </table:table-cell>
          <table:table-cell office:value-type="date" office:date-value="2011-03-01" calcext:value-type="date">
            <text:p>01/03/20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date" office:date-value="2011-03-01" calcext:value-type="date">
            <text:p>01/03/2011</text:p>
          </table:table-cell>
          <table:table-cell office:value-type="date" office:date-value="2016-08-01" calcext:value-type="date">
            <text:p>01/08/201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date" office:date-value="2016-08-01" calcext:value-type="date">
            <text:p>01/08/2016</text:p>
          </table:table-cell>
          <table:table-cell office:value-type="date" office:date-value="2017-01-01" calcext:value-type="date">
            <text:p>01/01/201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date" office:date-value="2017-01-01" calcext:value-type="date">
            <text:p>01/01/2017</text:p>
          </table:table-cell>
          <table:table-cell office:value-type="date" office:date-value="2018-01-01" calcext:value-type="date">
            <text:p>01/01/201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date" office:date-value="2018-01-01" calcext:value-type="date">
            <text:p>01/01/201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date" office:date-value="1953-03-13" calcext:value-type="date">
            <text:p>13/03/195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date" office:date-value="2019-02-01" calcext:value-type="date">
            <text:p>01/02/2019</text:p>
          </table:table-cell>
          <table:table-cell table:number-columns-repeated="16"/>
          <table:table-cell office:value-type="float" office:value="0" calcext:value-type="float">
            <text:p>0</text:p>
          </table:table-cell>
          <table:table-cell table:number-columns-repeated="23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date" office:date-value="1953-04-14" calcext:value-type="date">
            <text:p>14/04/195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date" office:date-value="2002-01-01" calcext:value-type="date">
            <text:p>01/01/2002</text:p>
          </table:table-cell>
          <table:table-cell office:value-type="date" office:date-value="2005-06-01" calcext:value-type="date">
            <text:p>01/06/200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date" office:date-value="2005-06-01" calcext:value-type="date">
            <text:p>01/06/2005</text:p>
          </table:table-cell>
          <table:table-cell office:value-type="date" office:date-value="2013-03-01" calcext:value-type="date">
            <text:p>01/03/201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date" office:date-value="2013-03-01" calcext:value-type="date">
            <text:p>01/03/201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date" office:date-value="1948-01-15" calcext:value-type="date">
            <text:p>15/01/194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date" office:date-value="2003-10-01" calcext:value-type="date">
            <text:p>01/10/2003</text:p>
          </table:table-cell>
          <table:table-cell office:value-type="date" office:date-value="2006-05-01" calcext:value-type="date">
            <text:p>01/05/20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soriasis</text:p>
          </table:table-cell>
          <table:table-cell/>
          <table:table-cell office:value-type="float" office:value="2" calcext:value-type="float">
            <text:p>2</text:p>
          </table:table-cell>
          <table:table-cell office:value-type="date" office:date-value="2006-06-01" calcext:value-type="date">
            <text:p>01/06/2006</text:p>
          </table:table-cell>
          <table:table-cell office:value-type="date" office:date-value="2011-04-01" calcext:value-type="date">
            <text:p>01/04/20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veitis Repetición</text:p>
          </table:table-cell>
          <table:table-cell/>
          <table:table-cell office:value-type="float" office:value="3" calcext:value-type="float">
            <text:p>3</text:p>
          </table:table-cell>
          <table:table-cell office:value-type="date" office:date-value="2011-04-01" calcext:value-type="date">
            <text:p>01/04/2011</text:p>
          </table:table-cell>
          <table:table-cell office:value-type="date" office:date-value="2017-10-01" calcext:value-type="date">
            <text:p>01/10/201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date" office:date-value="2017-10-01" calcext:value-type="date">
            <text:p>01/10/201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date" office:date-value="1967-09-01" calcext:value-type="date">
            <text:p>01/09/196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apho</text:p>
          </table:table-cell>
          <table:table-cell office:value-type="float" office:value="2" calcext:value-type="float">
            <text:p>2</text:p>
          </table:table-cell>
          <table:table-cell office:value-type="date" office:date-value="2014-01-01" calcext:value-type="date">
            <text:p>01/01/2014</text:p>
          </table:table-cell>
          <table:table-cell office:value-type="date" office:date-value="2015-01-01" calcext:value-type="date">
            <text:p>01/01/201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date" office:date-value="1948-07-04" calcext:value-type="date">
            <text:p>04/07/194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liartritis/Amiloidosis</text:p>
          </table:table-cell>
          <table:table-cell office:value-type="float" office:value="1" calcext:value-type="float">
            <text:p>1</text:p>
          </table:table-cell>
          <table:table-cell office:value-type="date" office:date-value="2002-12-01" calcext:value-type="date">
            <text:p>01/12/2002</text:p>
          </table:table-cell>
          <table:table-cell office:value-type="date" office:date-value="2014-09-01" calcext:value-type="date">
            <text:p>01/09/2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veitis Intermedias de repetición</text:p>
          </table:table-cell>
          <table:table-cell office:value-type="string" calcext:value-type="string">
            <text:p>Amiloidosis 2ª</text:p>
          </table:table-cell>
          <table:table-cell office:value-type="float" office:value="7" calcext:value-type="float">
            <text:p>7</text:p>
          </table:table-cell>
          <table:table-cell office:value-type="date" office:date-value="2014-09-01" calcext:value-type="date">
            <text:p>01/09/2014</text:p>
          </table:table-cell>
          <table:table-cell office:value-type="date" office:date-value="2015-11-01" calcext:value-type="date">
            <text:p>01/11/201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date" office:date-value="2015-11-01" calcext:value-type="date">
            <text:p>01/11/201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date" office:date-value="1943-09-08" calcext:value-type="date">
            <text:p>08/09/194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date" office:date-value="2003-09-01" calcext:value-type="date">
            <text:p>01/09/2003</text:p>
          </table:table-cell>
          <table:table-cell office:value-type="date" office:date-value="2018-03-01" calcext:value-type="date">
            <text:p>01/03/201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date" office:date-value="2018-03-01" calcext:value-type="date">
            <text:p>01/03/201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date" office:date-value="1979-11-03" calcext:value-type="date">
            <text:p>03/11/197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APHO</text:p>
          </table:table-cell>
          <table:table-cell office:value-type="float" office:value="1" calcext:value-type="float">
            <text:p>1</text:p>
          </table:table-cell>
          <table:table-cell office:value-type="date" office:date-value="2007-09-01" calcext:value-type="date">
            <text:p>01/09/200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date" office:date-value="1968-01-20" calcext:value-type="date">
            <text:p>20/01/196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date" office:date-value="2008-12-01" calcext:value-type="date">
            <text:p>01/12/2008</text:p>
          </table:table-cell>
          <table:table-cell office:value-type="date" office:date-value="2018-07-01" calcext:value-type="date">
            <text:p>01/07/201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date" office:date-value="2018-07-01" calcext:value-type="date">
            <text:p>01/07/201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date" office:date-value="1961-11-28" calcext:value-type="date">
            <text:p>28/11/196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date" office:date-value="2016-12-01" calcext:value-type="date">
            <text:p>01/12/201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date" office:date-value="1937-07-31" calcext:value-type="date">
            <text:p>31/07/193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date" office:date-value="2007-09-01" calcext:value-type="date">
            <text:p>01/09/200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date" office:date-value="1967-02-13" calcext:value-type="date">
            <text:p>13/02/196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date" office:date-value="2005-02-01" calcext:value-type="date">
            <text:p>01/02/200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date" office:date-value="1966-02-21" calcext:value-type="date">
            <text:p>21/02/196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date" office:date-value="2004-09-01" calcext:value-type="date">
            <text:p>01/09/2004</text:p>
          </table:table-cell>
          <table:table-cell office:value-type="date" office:date-value="2012-06-01" calcext:value-type="date">
            <text:p>01/06/201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uspensión transitoria por Fx MTT</text:p>
          </table:table-cell>
          <table:table-cell office:value-type="float" office:value="3" calcext:value-type="float">
            <text:p>3</text:p>
          </table:table-cell>
          <table:table-cell office:value-type="date" office:date-value="2012-06-01" calcext:value-type="date">
            <text:p>01/06/2012</text:p>
          </table:table-cell>
          <table:table-cell office:value-type="date" office:date-value="2015-03-01" calcext:value-type="date">
            <text:p>01/03/201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date" office:date-value="2015-03-01" calcext:value-type="date">
            <text:p>01/03/201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date" office:date-value="1976-09-14" calcext:value-type="date">
            <text:p>14/09/197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date" office:date-value="2009-01-01" calcext:value-type="date">
            <text:p>01/01/2009</text:p>
          </table:table-cell>
          <table:table-cell office:value-type="date" office:date-value="2009-11-01" calcext:value-type="date">
            <text:p>01/11/20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mpeoramiento Psoriasis</text:p>
          </table:table-cell>
          <table:table-cell/>
          <table:table-cell office:value-type="float" office:value="3" calcext:value-type="float">
            <text:p>3</text:p>
          </table:table-cell>
          <table:table-cell office:value-type="date" office:date-value="2009-11-01" calcext:value-type="date">
            <text:p>01/11/2009</text:p>
          </table:table-cell>
          <table:table-cell office:value-type="date" office:date-value="2012-06-01" calcext:value-type="date">
            <text:p>01/06/20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spensión por parte de Dermatología</text:p>
          </table:table-cell>
          <table:table-cell/>
          <table:table-cell office:value-type="float" office:value="3" calcext:value-type="float">
            <text:p>3</text:p>
          </table:table-cell>
          <table:table-cell office:value-type="date" office:date-value="2014-04-01" calcext:value-type="date">
            <text:p>01/04/2014</text:p>
          </table:table-cell>
          <table:table-cell office:value-type="date" office:date-value="2019-02-01" calcext:value-type="date">
            <text:p>01/02/201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date" office:date-value="2019-02-01" calcext:value-type="date">
            <text:p>01/02/201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date" office:date-value="1973-04-08" calcext:value-type="date">
            <text:p>08/04/197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date" office:date-value="2013-12-01" calcext:value-type="date">
            <text:p>01/12/201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date" office:date-value="1977-12-09" calcext:value-type="date">
            <text:p>09/12/197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U</text:p>
          </table:table-cell>
          <table:table-cell office:value-type="float" office:value="1" calcext:value-type="float">
            <text:p>1</text:p>
          </table:table-cell>
          <table:table-cell office:value-type="date" office:date-value="2008-12-01" calcext:value-type="date">
            <text:p>01/12/2008</text:p>
          </table:table-cell>
          <table:table-cell office:value-type="date" office:date-value="2009-05-01" calcext:value-type="date">
            <text:p>01/05/20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dema Laringe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date" office:date-value="1962-12-07" calcext:value-type="date">
            <text:p>07/12/196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date" office:date-value="2007-11-01" calcext:value-type="date">
            <text:p>01/11/2007</text:p>
          </table:table-cell>
          <table:table-cell office:value-type="date" office:date-value="2008-05-01" calcext:value-type="date">
            <text:p>01/05/200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orbilidad Concomitante</text:p>
          </table:table-cell>
          <table:table-cell office:value-type="string" calcext:value-type="string">
            <text:p>Suspensiones transitorias por agorafobia</text:p>
          </table:table-cell>
          <table:table-cell office:value-type="float" office:value="1" calcext:value-type="float">
            <text:p>1</text:p>
          </table:table-cell>
          <table:table-cell office:value-type="date" office:date-value="2018-06-01" calcext:value-type="date">
            <text:p>01/06/2018</text:p>
          </table:table-cell>
          <table:table-cell office:value-type="date" office:date-value="2018-07-01" calcext:value-type="date">
            <text:p>01/07/20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acción infusional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date" office:date-value="1940-06-04" calcext:value-type="date">
            <text:p>04/06/194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date" office:date-value="2003-04-01" calcext:value-type="date">
            <text:p>01/04/2003</text:p>
          </table:table-cell>
          <table:table-cell office:value-type="date" office:date-value="2008-09-02" calcext:value-type="date">
            <text:p>02/09/200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date" office:date-value="2009-03-01" calcext:value-type="date">
            <text:p>01/03/2009</text:p>
          </table:table-cell>
          <table:table-cell office:value-type="date" office:date-value="2017-09-01" calcext:value-type="date">
            <text:p>01/09/20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mpeoramiento de EPID</text:p>
          </table:table-cell>
          <table:table-cell/>
          <table:table-cell office:value-type="float" office:value="5" calcext:value-type="float">
            <text:p>5</text:p>
          </table:table-cell>
          <table:table-cell office:value-type="date" office:date-value="2017-09-01" calcext:value-type="date">
            <text:p>01/09/201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date" office:date-value="1962-05-26" calcext:value-type="date">
            <text:p>26/05/196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date" office:date-value="2007-11-01" calcext:value-type="date">
            <text:p>01/11/2007</text:p>
          </table:table-cell>
          <table:table-cell office:value-type="date" office:date-value="2001-05-01" calcext:value-type="date">
            <text:p>01/05/200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acciones Infusionales</text:p>
          </table:table-cell>
          <table:table-cell office:value-type="float" office:value="3" calcext:value-type="float">
            <text:p>3</text:p>
          </table:table-cell>
          <table:table-cell office:value-type="date" office:date-value="2011-05-01" calcext:value-type="date">
            <text:p>01/05/2011</text:p>
          </table:table-cell>
          <table:table-cell office:value-type="date" office:date-value="2011-10-01" calcext:value-type="date">
            <text:p>01/10/20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acción Psoriasiforme</text:p>
          </table:table-cell>
          <table:table-cell/>
          <table:table-cell office:value-type="float" office:value="6" calcext:value-type="float">
            <text:p>6</text:p>
          </table:table-cell>
          <table:table-cell office:value-type="date" office:date-value="2016-04-01" calcext:value-type="date">
            <text:p>01/04/2016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bsceso muslo por STF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date" office:date-value="1954-07-20" calcext:value-type="date">
            <text:p>20/07/195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date" office:date-value="1905-06-29" calcext:value-type="date">
            <text:p>29/06/190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date" office:date-value="2028-07-13" calcext:value-type="date">
            <text:p>13/07/202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date" office:date-value="2002-02-01" calcext:value-type="date">
            <text:p>01/02/2002</text:p>
          </table:table-cell>
          <table:table-cell office:value-type="date" office:date-value="2004-02-01" calcext:value-type="date">
            <text:p>01/02/200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tritis Séptica carpo.Exitus 200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date" office:date-value="1966-03-07" calcext:value-type="date">
            <text:p>07/03/196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date" office:date-value="2005-04-01" calcext:value-type="date">
            <text:p>01/04/200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date" office:date-value="1945-12-06" calcext:value-type="date">
            <text:p>06/12/194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date" office:date-value="2011-10-01" calcext:value-type="date">
            <text:p>01/10/201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date" office:date-value="1957-04-06" calcext:value-type="date">
            <text:p>06/04/195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date" office:date-value="2003-08-01" calcext:value-type="date">
            <text:p>01/08/2003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Prostatitis asépticas repetició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date" office:date-value="1929-09-01" calcext:value-type="date">
            <text:p>01/09/192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date" office:date-value="2003-10-01" calcext:value-type="date">
            <text:p>01/10/2003</text:p>
          </table:table-cell>
          <table:table-cell office:value-type="date" office:date-value="2013-03-01" calcext:value-type="date">
            <text:p>01/03/201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date" office:date-value="1941-10-13" calcext:value-type="date">
            <text:p>13/10/194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date" office:date-value="2008-10-01" calcext:value-type="date">
            <text:p>01/10/2008</text:p>
          </table:table-cell>
          <table:table-cell office:value-type="date" office:date-value="2009-04-01" calcext:value-type="date">
            <text:p>01/04/20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umonía y Espondilodiscitis TB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date" office:date-value="1984-07-20" calcext:value-type="date">
            <text:p>20/07/198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" calcext:value-type="float">
            <text:p>8</text:p>
          </table:table-cell>
          <table:table-cell office:value-type="date" office:date-value="2019-05-01" calcext:value-type="date">
            <text:p>01/05/2019</text:p>
          </table:table-cell>
          <table:table-cell table:number-columns-repeated="16"/>
          <table:table-cell office:value-type="float" office:value="0" calcext:value-type="float">
            <text:p>0</text:p>
          </table:table-cell>
          <table:table-cell table:number-columns-repeated="23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date" office:date-value="1963-11-25" calcext:value-type="date">
            <text:p>25/11/196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date" office:date-value="2019-05-01" calcext:value-type="date">
            <text:p>01/05/2019</text:p>
          </table:table-cell>
          <table:table-cell table:number-columns-repeated="16"/>
          <table:table-cell office:value-type="float" office:value="0" calcext:value-type="float">
            <text:p>0</text:p>
          </table:table-cell>
          <table:table-cell table:number-columns-repeated="23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date" office:date-value="1940-03-16" calcext:value-type="date">
            <text:p>16/03/194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date" office:date-value="2003-01-01" calcext:value-type="date">
            <text:p>01/01/200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date" office:date-value="1950-02-19" calcext:value-type="date">
            <text:p>19/02/195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date" office:date-value="2008-06-01" calcext:value-type="date">
            <text:p>01/06/2008</text:p>
          </table:table-cell>
          <table:table-cell office:value-type="date" office:date-value="2012-03-01" calcext:value-type="date">
            <text:p>01/03/20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enoca de recto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date" office:date-value="1964-05-27" calcext:value-type="date">
            <text:p>27/05/196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" calcext:value-type="float">
            <text:p>7</text:p>
          </table:table-cell>
          <table:table-cell office:value-type="date" office:date-value="2015-12-01" calcext:value-type="date">
            <text:p>01/12/201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date" office:date-value="1952-11-19" calcext:value-type="date">
            <text:p>19/11/195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date" office:date-value="2008-06-01" calcext:value-type="date">
            <text:p>01/06/2008</text:p>
          </table:table-cell>
          <table:table-cell office:value-type="date" office:date-value="2016-04-01" calcext:value-type="date">
            <text:p>01/04/201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date" office:date-value="2017-01-01" calcext:value-type="date">
            <text:p>01/01/201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date" office:date-value="1987-07-09" calcext:value-type="date">
            <text:p>09/07/198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date" office:date-value="2014-02-01" calcext:value-type="date">
            <text:p>01/02/201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date" office:date-value="1966-10-04" calcext:value-type="date">
            <text:p>04/10/196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date" office:date-value="2008-10-01" calcext:value-type="date">
            <text:p>01/10/2008</text:p>
          </table:table-cell>
          <table:table-cell office:value-type="date" office:date-value="2011-11-01" calcext:value-type="date">
            <text:p>01/11/20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feccón Respiratorias Repetición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date" office:date-value="1976-01-07" calcext:value-type="date">
            <text:p>07/01/197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date" office:date-value="2009-05-01" calcext:value-type="date">
            <text:p>01/05/2009</text:p>
          </table:table-cell>
          <table:table-cell office:value-type="date" office:date-value="2011-11-01" calcext:value-type="date">
            <text:p>01/11/20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seo Embarazo</text:p>
          </table:table-cell>
          <table:table-cell/>
          <table:table-cell office:value-type="float" office:value="3" calcext:value-type="float">
            <text:p>3</text:p>
          </table:table-cell>
          <table:table-cell office:value-type="date" office:date-value="2017-04-01" calcext:value-type="date">
            <text:p>01/04/201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date" office:date-value="1948-06-11" calcext:value-type="date">
            <text:p>11/06/194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date" office:date-value="2017-06-01" calcext:value-type="date">
            <text:p>01/06/201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date" office:date-value="1945-07-29" calcext:value-type="date">
            <text:p>29/07/194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date" office:date-value="2018-06-01" calcext:value-type="date">
            <text:p>01/06/201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date" office:date-value="1982-08-09" calcext:value-type="date">
            <text:p>09/08/198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date" office:date-value="2010-11-01" calcext:value-type="date">
            <text:p>01/11/2010</text:p>
          </table:table-cell>
          <table:table-cell office:value-type="date" office:date-value="2012-06-01" calcext:value-type="date">
            <text:p>01/06/20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seo Embarazo</text:p>
          </table:table-cell>
          <table:table-cell/>
          <table:table-cell office:value-type="float" office:value="2" calcext:value-type="float">
            <text:p>2</text:p>
          </table:table-cell>
          <table:table-cell office:value-type="date" office:date-value="2013-03-01" calcext:value-type="date">
            <text:p>01/03/2013</text:p>
          </table:table-cell>
          <table:table-cell office:value-type="date" office:date-value="2013-04-01" calcext:value-type="date">
            <text:p>01/04/20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acción punto inyección</text:p>
          </table:table-cell>
          <table:table-cell/>
          <table:table-cell office:value-type="float" office:value="8" calcext:value-type="float">
            <text:p>8</text:p>
          </table:table-cell>
          <table:table-cell office:value-type="date" office:date-value="2013-04-01" calcext:value-type="date">
            <text:p>01/04/2013</text:p>
          </table:table-cell>
          <table:table-cell office:value-type="date" office:date-value="2013-08-01" calcext:value-type="date">
            <text:p>01/08/20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acción Punto Inyección</text:p>
          </table:table-cell>
          <table:table-cell/>
          <table:table-cell office:value-type="float" office:value="1" calcext:value-type="float">
            <text:p>1</text:p>
          </table:table-cell>
          <table:table-cell office:value-type="date" office:date-value="2013-08-01" calcext:value-type="date">
            <text:p>01/08/2013</text:p>
          </table:table-cell>
          <table:table-cell office:value-type="date" office:date-value="2014-04-01" calcext:value-type="date">
            <text:p>01/04/20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mbarazo</text:p>
          </table:table-cell>
          <table:table-cell/>
          <table:table-cell office:value-type="float" office:value="1" calcext:value-type="float">
            <text:p>1</text:p>
          </table:table-cell>
          <table:table-cell office:value-type="date" office:date-value="2014-12-01" calcext:value-type="date">
            <text:p>01/12/2014</text:p>
          </table:table-cell>
          <table:table-cell office:value-type="date" office:date-value="2018-09-01" calcext:value-type="date">
            <text:p>01/09/201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date" office:date-value="2018-09-01" calcext:value-type="date">
            <text:p>01/09/2018</text:p>
          </table:table-cell>
          <table:table-cell office:value-type="date" office:date-value="2019-07-01" calcext:value-type="date">
            <text:p>01/07/201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date" office:date-value="2019-07-01" calcext:value-type="date">
            <text:p>01/07/201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date" office:date-value="1968-09-11" calcext:value-type="date">
            <text:p>11/09/196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S</text:p>
          </table:table-cell>
          <table:table-cell office:value-type="float" office:value="4" calcext:value-type="float">
            <text:p>4</text:p>
          </table:table-cell>
          <table:table-cell office:value-type="date" office:date-value="2017-10-01" calcext:value-type="date">
            <text:p>01/10/201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date" office:date-value="1943-10-10" calcext:value-type="date">
            <text:p>10/10/194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date" office:date-value="2004-11-01" calcext:value-type="date">
            <text:p>01/11/2004</text:p>
          </table:table-cell>
          <table:table-cell office:value-type="date" office:date-value="2005-09-01" calcext:value-type="date">
            <text:p>01/09/200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date" office:date-value="2005-06-01" calcext:value-type="date">
            <text:p>01/06/200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date" office:date-value="1959-12-07" calcext:value-type="date">
            <text:p>07/12/195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date" office:date-value="2008-10-01" calcext:value-type="date">
            <text:p>01/10/2008</text:p>
          </table:table-cell>
          <table:table-cell office:value-type="date" office:date-value="2015-01-01" calcext:value-type="date">
            <text:p>01/01/201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date" office:date-value="2015-01-01" calcext:value-type="date">
            <text:p>01/01/201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date" office:date-value="1964-08-23" calcext:value-type="date">
            <text:p>23/08/196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date" office:date-value="2017-08-01" calcext:value-type="date">
            <text:p>01/08/2017</text:p>
          </table:table-cell>
          <table:table-cell office:value-type="date" office:date-value="2018-11-01" calcext:value-type="date">
            <text:p>01/11/201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date" office:date-value="2018-11-01" calcext:value-type="date">
            <text:p>01/11/201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date" office:date-value="1966-06-23" calcext:value-type="date">
            <text:p>23/06/196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office:value-type="date" office:date-value="2017-12-01" calcext:value-type="date">
            <text:p>01/12/201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date" office:date-value="1943-09-14" calcext:value-type="date">
            <text:p>14/09/194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date" office:date-value="2010-03-01" calcext:value-type="date">
            <text:p>01/03/2010</text:p>
          </table:table-cell>
          <table:table-cell office:value-type="date" office:date-value="2013-08-01" calcext:value-type="date">
            <text:p>01/08/20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acción Infusional</text:p>
          </table:table-cell>
          <table:table-cell/>
          <table:table-cell office:value-type="float" office:value="7" calcext:value-type="float">
            <text:p>7</text:p>
          </table:table-cell>
          <table:table-cell office:value-type="date" office:date-value="2013-09-01" calcext:value-type="date">
            <text:p>01/09/2013</text:p>
          </table:table-cell>
          <table:table-cell office:value-type="date" office:date-value="2017-06-01" calcext:value-type="date">
            <text:p>01/06/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el</text:p>
          </table:table-cell>
          <table:table-cell/>
          <table:table-cell office:value-type="float" office:value="12" calcext:value-type="float">
            <text:p>12</text:p>
          </table:table-cell>
          <table:table-cell office:value-type="date" office:date-value="2017-06-01" calcext:value-type="date">
            <text:p>01/06/2017</text:p>
          </table:table-cell>
          <table:table-cell office:value-type="date" office:date-value="2017-11-01" calcext:value-type="date">
            <text:p>01/11/201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date" office:date-value="2017-11-01" calcext:value-type="date">
            <text:p>01/11/2017</text:p>
          </table:table-cell>
          <table:table-cell office:value-type="date" office:date-value="2018-05-01" calcext:value-type="date">
            <text:p>01/05/201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date" office:date-value="2018-05-01" calcext:value-type="date">
            <text:p>01/05/201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date" office:date-value="1952-03-10" calcext:value-type="date">
            <text:p>10/03/195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office:value-type="date" office:date-value="2019-03-01" calcext:value-type="date">
            <text:p>01/03/2019</text:p>
          </table:table-cell>
          <table:table-cell table:number-columns-repeated="40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date" office:date-value="1953-07-14" calcext:value-type="date">
            <text:p>14/07/195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date" office:date-value="2011-11-01" calcext:value-type="date">
            <text:p>01/11/201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date" office:date-value="1964-11-20" calcext:value-type="date">
            <text:p>20/11/196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date" office:date-value="2012-10-01" calcext:value-type="date">
            <text:p>01/10/201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date" office:date-value="1959-12-05" calcext:value-type="date">
            <text:p>05/12/195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date" office:date-value="2003-03-01" calcext:value-type="date">
            <text:p>01/03/200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date" office:date-value="1958-04-20" calcext:value-type="date">
            <text:p>20/04/195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xial</text:p>
          </table:table-cell>
          <table:table-cell office:value-type="float" office:value="1" calcext:value-type="float">
            <text:p>1</text:p>
          </table:table-cell>
          <table:table-cell office:value-type="date" office:date-value="2004-06-01" calcext:value-type="date">
            <text:p>01/06/2004</text:p>
          </table:table-cell>
          <table:table-cell office:value-type="date" office:date-value="2013-02-01" calcext:value-type="date">
            <text:p>01/02/20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irugía Bariátrica no realizada</text:p>
          </table:table-cell>
          <table:table-cell/>
          <table:table-cell office:value-type="float" office:value="1" calcext:value-type="float">
            <text:p>1</text:p>
          </table:table-cell>
          <table:table-cell office:value-type="date" office:date-value="2013-10-01" calcext:value-type="date">
            <text:p>01/10/201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date" office:date-value="1968-07-07" calcext:value-type="date">
            <text:p>07/07/196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date" office:date-value="2007-04-01" calcext:value-type="date">
            <text:p>01/04/200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date" office:date-value="1968-06-23" calcext:value-type="date">
            <text:p>23/06/196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" calcext:value-type="float">
            <text:p>7</text:p>
          </table:table-cell>
          <table:table-cell office:value-type="date" office:date-value="2019-05-01" calcext:value-type="date">
            <text:p>01/05/2019</text:p>
          </table:table-cell>
          <table:table-cell office:value-type="date" office:date-value="2019-07-01" calcext:value-type="date">
            <text:p>01/07/20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tolerancia </text:p>
          </table:table-cell>
          <table:table-cell table:number-columns-repeated="37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93" calcext:value-type="float">
            <text:p>93</text:p>
          </table:table-cell>
          <table:table-cell table:style-name="ce2" office:value-type="float" office:value="0" calcext:value-type="float">
            <text:p>0</text:p>
          </table:table-cell>
          <table:table-cell office:value-type="date" office:date-value="1952-03-06" calcext:value-type="date">
            <text:p>06/03/195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date" office:date-value="2011-11-01" calcext:value-type="date">
            <text:p>01/11/2011</text:p>
          </table:table-cell>
          <table:table-cell office:value-type="date" office:date-value="2013-03-01" calcext:value-type="date">
            <text:p>01/03/20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soriasis palmo plantar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94" calcext:value-type="float">
            <text:p>94</text:p>
          </table:table-cell>
          <table:table-cell table:style-name="ce2" office:value-type="float" office:value="0" calcext:value-type="float">
            <text:p>0</text:p>
          </table:table-cell>
          <table:table-cell office:value-type="date" office:date-value="1958-11-18" calcext:value-type="date">
            <text:p>18/11/195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date" office:date-value="2008-06-01" calcext:value-type="date">
            <text:p>01/06/2008</text:p>
          </table:table-cell>
          <table:table-cell office:value-type="date" office:date-value="2014-03-01" calcext:value-type="date">
            <text:p>01/03/201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date" office:date-value="2013-03-01" calcext:value-type="date">
            <text:p>01/03/201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ce2" office:value-type="float" office:value="0" calcext:value-type="float">
            <text:p>0</text:p>
          </table:table-cell>
          <table:table-cell office:value-type="date" office:date-value="1954-05-19" calcext:value-type="date">
            <text:p>19/05/195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office:value-type="date" office:date-value="2019-11-01" calcext:value-type="date">
            <text:p>01/11/2019</text:p>
          </table:table-cell>
          <table:table-cell table:number-columns-repeated="40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date" office:date-value="1948-03-08" calcext:value-type="date">
            <text:p>08/03/194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date" office:date-value="2015-10-01" calcext:value-type="date">
            <text:p>01/10/201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office:value-type="date" office:date-value="1955-08-04" calcext:value-type="date">
            <text:p>04/08/195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date" office:date-value="2011-01-01" calcext:value-type="date">
            <text:p>01/01/2011</text:p>
          </table:table-cell>
          <table:table-cell office:value-type="date" office:date-value="2015-04-01" calcext:value-type="date">
            <text:p>01/04/20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 Urotelial (ureter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date" office:date-value="1970-03-02" calcext:value-type="date">
            <text:p>02/03/197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date" office:date-value="2010-06-01" calcext:value-type="date">
            <text:p>01/06/2010</text:p>
          </table:table-cell>
          <table:table-cell office:value-type="date" office:date-value="2014-11-01" calcext:value-type="date">
            <text:p>01/11/2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veitis</text:p>
          </table:table-cell>
          <table:table-cell/>
          <table:table-cell office:value-type="float" office:value="1" calcext:value-type="float">
            <text:p>1</text:p>
          </table:table-cell>
          <table:table-cell office:value-type="date" office:date-value="2014-11-01" calcext:value-type="date">
            <text:p>01/11/2014</text:p>
          </table:table-cell>
          <table:table-cell office:value-type="date" office:date-value="2015-04-01" calcext:value-type="date">
            <text:p>01/04/201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ronquitis</text:p>
          </table:table-cell>
          <table:table-cell office:value-type="float" office:value="7" calcext:value-type="float">
            <text:p>7</text:p>
          </table:table-cell>
          <table:table-cell office:value-type="date" office:date-value="2015-06-01" calcext:value-type="date">
            <text:p>01/06/2015</text:p>
          </table:table-cell>
          <table:table-cell office:value-type="date" office:date-value="2018-11-01" calcext:value-type="date">
            <text:p>01/11/201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date" office:date-value="2018-11-01" calcext:value-type="date">
            <text:p>01/11/2018</text:p>
          </table:table-cell>
          <table:table-cell office:value-type="date" office:date-value="2019-11-01" calcext:value-type="date">
            <text:p>01/11/201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date" office:date-value="1989-07-18" calcext:value-type="date">
            <text:p>18/07/198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date" office:date-value="2015-09-01" calcext:value-type="date">
            <text:p>01/09/201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date" office:date-value="1958-08-08" calcext:value-type="date">
            <text:p>08/08/195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date" office:date-value="2006-09-01" calcext:value-type="date">
            <text:p>01/09/2006</text:p>
          </table:table-cell>
          <table:table-cell office:value-type="date" office:date-value="2008-11-01" calcext:value-type="date">
            <text:p>01/11/20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itus (Neo. Vejiga y MTX óseas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date" office:date-value="1962-10-06" calcext:value-type="date">
            <text:p>06/10/196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date" office:date-value="2004-12-01" calcext:value-type="date">
            <text:p>01/12/2004</text:p>
          </table:table-cell>
          <table:table-cell office:value-type="date" office:date-value="2009-07-01" calcext:value-type="date">
            <text:p>01/07/20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toux e Hidrosadenitis</text:p>
          </table:table-cell>
          <table:table-cell/>
          <table:table-cell office:value-type="float" office:value="1" calcext:value-type="float">
            <text:p>1</text:p>
          </table:table-cell>
          <table:table-cell office:value-type="date" office:date-value="2011-06-01" calcext:value-type="date">
            <text:p>01/06/2011</text:p>
          </table:table-cell>
          <table:table-cell office:value-type="date" office:date-value="2017-12-01" calcext:value-type="date">
            <text:p>01/12/201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date" office:date-value="2018-01-01" calcext:value-type="date">
            <text:p>01/01/201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date" office:date-value="1965-09-21" calcext:value-type="date">
            <text:p>21/09/196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date" office:date-value="2002-03-01" calcext:value-type="date">
            <text:p>01/03/2002</text:p>
          </table:table-cell>
          <table:table-cell office:value-type="date" office:date-value="2007-05-01" calcext:value-type="date">
            <text:p>01/05/200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date" office:date-value="2007-05-01" calcext:value-type="date">
            <text:p>01/05/200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office:value-type="date" office:date-value="1941-01-06" calcext:value-type="date">
            <text:p>06/01/194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date" office:date-value="2005-01-01" calcext:value-type="date">
            <text:p>01/01/2005</text:p>
          </table:table-cell>
          <table:table-cell office:value-type="date" office:date-value="2011-01-01" calcext:value-type="date">
            <text:p>01/01/201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office:value-type="date" office:date-value="1969-07-17" calcext:value-type="date">
            <text:p>17/07/196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date" office:date-value="2010-11-01" calcext:value-type="date">
            <text:p>01/11/201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office:value-type="date" office:date-value="1975-10-17" calcext:value-type="date">
            <text:p>17/10/197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1" calcext:value-type="float">
            <text:p>11</text:p>
          </table:table-cell>
          <table:table-cell office:value-type="date" office:date-value="2018-10-01" calcext:value-type="date">
            <text:p>01/10/201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office:value-type="date" office:date-value="1967-05-13" calcext:value-type="date">
            <text:p>13/05/196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date" office:date-value="2019-05-01" calcext:value-type="date">
            <text:p>01/05/2019</text:p>
          </table:table-cell>
          <table:table-cell table:number-columns-repeated="40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date" office:date-value="1944-06-14" calcext:value-type="date">
            <text:p>14/06/194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date" office:date-value="2002-05-01" calcext:value-type="date">
            <text:p>01/05/2002</text:p>
          </table:table-cell>
          <table:table-cell office:value-type="date" office:date-value="2005-06-01" calcext:value-type="date">
            <text:p>01/06/20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NP Axonal Motora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date" office:date-value="1970-05-22" calcext:value-type="date">
            <text:p>22/05/197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date" office:date-value="2018-05-01" calcext:value-type="date">
            <text:p>01/05/2018</text:p>
          </table:table-cell>
          <table:table-cell office:value-type="date" office:date-value="2019-01-01" calcext:value-type="date">
            <text:p>01/01/20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omnio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office:value-type="date" office:date-value="1956-07-05" calcext:value-type="date">
            <text:p>05/07/195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office:value-type="date" office:date-value="2019-11-01" calcext:value-type="date">
            <text:p>01/11/2019</text:p>
          </table:table-cell>
          <table:table-cell table:number-columns-repeated="40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date" office:date-value="1938-04-30" calcext:value-type="date">
            <text:p>30/04/193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date" office:date-value="2003-05-01" calcext:value-type="date">
            <text:p>01/05/2003</text:p>
          </table:table-cell>
          <table:table-cell office:value-type="date" office:date-value="2005-03-01" calcext:value-type="date">
            <text:p>01/03/20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acción Infusional</text:p>
          </table:table-cell>
          <table:table-cell/>
          <table:table-cell office:value-type="float" office:value="3" calcext:value-type="float">
            <text:p>3</text:p>
          </table:table-cell>
          <table:table-cell office:value-type="date" office:date-value="2005-05-01" calcext:value-type="date">
            <text:p>01/05/2005</text:p>
          </table:table-cell>
          <table:table-cell office:value-type="date" office:date-value="2019-11-01" calcext:value-type="date">
            <text:p>01/11/20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morbilidades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office:value-type="date" office:date-value="1973-11-29" calcext:value-type="date">
            <text:p>29/11/197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date" office:date-value="2007-05-01" calcext:value-type="date">
            <text:p>01/05/2007</text:p>
          </table:table-cell>
          <table:table-cell office:value-type="date" office:date-value="2008-01-01" calcext:value-type="date">
            <text:p>01/01/20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mbarazo</text:p>
          </table:table-cell>
          <table:table-cell/>
          <table:table-cell office:value-type="float" office:value="8" calcext:value-type="float">
            <text:p>8</text:p>
          </table:table-cell>
          <table:table-cell office:value-type="date" office:date-value="2017-10-01" calcext:value-type="date">
            <text:p>01/10/201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office:value-type="date" office:date-value="1950-10-06" calcext:value-type="date">
            <text:p>06/10/195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date" office:date-value="2010-06-01" calcext:value-type="date">
            <text:p>01/06/201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office:value-type="date" office:date-value="1946-06-23" calcext:value-type="date">
            <text:p>23/06/194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date" office:date-value="2006-09-01" calcext:value-type="date">
            <text:p>01/09/2006</text:p>
          </table:table-cell>
          <table:table-cell office:value-type="date" office:date-value="2019-01-01" calcext:value-type="date">
            <text:p>01/01/201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date" office:date-value="2014-07-01" calcext:value-type="date">
            <text:p>01/07/2014</text:p>
          </table:table-cell>
          <table:table-cell office:value-type="date" office:date-value="2018-10-01" calcext:value-type="date">
            <text:p>01/10/20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nsancio y empeoramiento</text:p>
          </table:table-cell>
          <table:table-cell/>
          <table:table-cell office:value-type="float" office:value="7" calcext:value-type="float">
            <text:p>7</text:p>
          </table:table-cell>
          <table:table-cell office:value-type="date" office:date-value="2019-01-01" calcext:value-type="date">
            <text:p>01/01/2019</text:p>
          </table:table-cell>
          <table:table-cell office:value-type="date" office:date-value="2019-06-01" calcext:value-type="date">
            <text:p>01/06/201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date" office:date-value="2019-06-01" calcext:value-type="date">
            <text:p>01/06/201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office:value-type="date" office:date-value="1952-02-22" calcext:value-type="date">
            <text:p>22/02/195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date" office:date-value="2006-06-01" calcext:value-type="date">
            <text:p>01/06/2006</text:p>
          </table:table-cell>
          <table:table-cell office:value-type="date" office:date-value="2006-11-01" calcext:value-type="date">
            <text:p>01/11/20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umonía</text:p>
          </table:table-cell>
          <table:table-cell/>
          <table:table-cell office:value-type="float" office:value="2" calcext:value-type="float">
            <text:p>2</text:p>
          </table:table-cell>
          <table:table-cell office:value-type="date" office:date-value="2010-06-01" calcext:value-type="date">
            <text:p>01/06/2010</text:p>
          </table:table-cell>
          <table:table-cell office:value-type="date" office:date-value="2012-06-01" calcext:value-type="date">
            <text:p>01/06/20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inorrea e intolerancia</text:p>
          </table:table-cell>
          <table:table-cell/>
          <table:table-cell office:value-type="float" office:value="5" calcext:value-type="float">
            <text:p>5</text:p>
          </table:table-cell>
          <table:table-cell office:value-type="date" office:date-value="2016-07-01" calcext:value-type="date">
            <text:p>01/07/2016</text:p>
          </table:table-cell>
          <table:table-cell office:value-type="date" office:date-value="2017-12-01" calcext:value-type="date">
            <text:p>01/12/20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fección dentaria</text:p>
          </table:table-cell>
          <table:table-cell/>
          <table:table-cell office:value-type="float" office:value="14" calcext:value-type="float">
            <text:p>14</text:p>
          </table:table-cell>
          <table:table-cell office:value-type="date" office:date-value="2018-02-01" calcext:value-type="date">
            <text:p>01/02/201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office:value-type="date" office:date-value="1970-05-21" calcext:value-type="date">
            <text:p>21/05/197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date" office:date-value="2008-01-01" calcext:value-type="date">
            <text:p>01/01/200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rticaria</text:p>
          </table:table-cell>
          <table:table-cell/>
          <table:table-cell office:value-type="float" office:value="2" calcext:value-type="float">
            <text:p>2</text:p>
          </table:table-cell>
          <table:table-cell office:value-type="date" office:date-value="2013-08-01" calcext:value-type="date">
            <text:p>01/08/2013</text:p>
          </table:table-cell>
          <table:table-cell office:value-type="date" office:date-value="2013-09-01" calcext:value-type="date">
            <text:p>01/09/20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acción punto inyección</text:p>
          </table:table-cell>
          <table:table-cell/>
          <table:table-cell office:value-type="float" office:value="5" calcext:value-type="float">
            <text:p>5</text:p>
          </table:table-cell>
          <table:table-cell office:value-type="date" office:date-value="2014-10-01" calcext:value-type="date">
            <text:p>01/10/2014</text:p>
          </table:table-cell>
          <table:table-cell office:value-type="date" office:date-value="2018-01-01" calcext:value-type="date">
            <text:p>01/01/201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date" office:date-value="2018-01-01" calcext:value-type="date">
            <text:p>01/01/201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office:value-type="date" office:date-value="1955-03-12" calcext:value-type="date">
            <text:p>12/03/195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date" office:date-value="2015-03-01" calcext:value-type="date">
            <text:p>01/03/2015</text:p>
          </table:table-cell>
          <table:table-cell office:value-type="date" office:date-value="2018-12-01" calcext:value-type="date">
            <text:p>01/12/201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date" office:date-value="2018-12-01" calcext:value-type="date">
            <text:p>01/12/201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office:value-type="date" office:date-value="1956-05-13" calcext:value-type="date">
            <text:p>13/05/195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date" office:date-value="2004-05-01" calcext:value-type="date">
            <text:p>01/05/200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office:value-type="date" office:date-value="1959-10-05" calcext:value-type="date">
            <text:p>05/10/1959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date" office:date-value="2003-08-01" calcext:value-type="date">
            <text:p>01/08/2003</text:p>
          </table:table-cell>
          <table:table-cell office:value-type="date" office:date-value="2011-01-01" calcext:value-type="date">
            <text:p>01/01/20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A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  <table:table-cell office:value-type="date" office:date-value="1966-12-06" calcext:value-type="date">
            <text:p>06/12/196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date" office:date-value="2008-06-01" calcext:value-type="date">
            <text:p>01/06/2008</text:p>
          </table:table-cell>
          <table:table-cell office:value-type="date" office:date-value="2010-10-01" calcext:value-type="date">
            <text:p>01/10/201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date" office:date-value="2019-07-01" calcext:value-type="date">
            <text:p>01/07/201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date" office:date-value="1975-11-03" calcext:value-type="date">
            <text:p>03/11/197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date" office:date-value="2012-06-01" calcext:value-type="date">
            <text:p>01/06/2012</text:p>
          </table:table-cell>
          <table:table-cell office:value-type="date" office:date-value="2016-03-01" calcext:value-type="date">
            <text:p>01/03/201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date" office:date-value="2016-03-01" calcext:value-type="date">
            <text:p>01/03/201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date" office:date-value="1965-11-04" calcext:value-type="date">
            <text:p>04/11/196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date" office:date-value="2011-10-01" calcext:value-type="date">
            <text:p>01/10/201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date" office:date-value="2015-08-19" calcext:value-type="date">
            <text:p>19/08/20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S/AR</text:p>
          </table:table-cell>
          <table:table-cell office:value-type="float" office:value="4" calcext:value-type="float">
            <text:p>4</text:p>
          </table:table-cell>
          <table:table-cell office:value-type="date" office:date-value="2014-12-01" calcext:value-type="date">
            <text:p>01/12/2014</text:p>
          </table:table-cell>
          <table:table-cell office:value-type="date" office:date-value="2014-02-01" calcext:value-type="date">
            <text:p>01/02/201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date" office:date-value="2015-02-01" calcext:value-type="date">
            <text:p>01/02/201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  <table:table-cell office:value-type="date" office:date-value="1967-06-01" calcext:value-type="date">
            <text:p>01/06/196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date" office:date-value="2008-05-01" calcext:value-type="date">
            <text:p>01/05/2008</text:p>
          </table:table-cell>
          <table:table-cell office:value-type="date" office:date-value="2012-12-01" calcext:value-type="date">
            <text:p>01/12/20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fecciones de repetición</text:p>
          </table:table-cell>
          <table:table-cell/>
          <table:table-cell office:value-type="float" office:value="2" calcext:value-type="float">
            <text:p>2</text:p>
          </table:table-cell>
          <table:table-cell office:value-type="date" office:date-value="2012-12-01" calcext:value-type="date">
            <text:p>01/12/2012</text:p>
          </table:table-cell>
          <table:table-cell office:value-type="date" office:date-value="2016-03-01" calcext:value-type="date">
            <text:p>01/03/20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veitis Repetición</text:p>
          </table:table-cell>
          <table:table-cell/>
          <table:table-cell office:value-type="float" office:value="7" calcext:value-type="float">
            <text:p>7</text:p>
          </table:table-cell>
          <table:table-cell office:value-type="date" office:date-value="2016-03-01" calcext:value-type="date">
            <text:p>01/03/201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date" office:date-value="1970-09-17" calcext:value-type="date">
            <text:p>17/09/197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date" office:date-value="2017-01-01" calcext:value-type="date">
            <text:p>01/01/2017</text:p>
          </table:table-cell>
          <table:table-cell office:value-type="date" office:date-value="2019-05-01" calcext:value-type="date">
            <text:p>01/05/20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feccón Respiratorias Repetición</text:p>
          </table:table-cell>
          <table:table-cell/>
          <table:table-cell office:value-type="float" office:value="11" calcext:value-type="float">
            <text:p>11</text:p>
          </table:table-cell>
          <table:table-cell office:value-type="date" office:date-value="2019-05-01" calcext:value-type="date">
            <text:p>01/05/201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date" office:date-value="1952-05-04" calcext:value-type="date">
            <text:p>04/05/195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" calcext:value-type="float">
            <text:p>8</text:p>
          </table:table-cell>
          <table:table-cell office:value-type="date" office:date-value="2019-06-01" calcext:value-type="date">
            <text:p>01/06/2019</text:p>
          </table:table-cell>
          <table:table-cell table:number-columns-repeated="40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date" office:date-value="1934-10-08" calcext:value-type="date">
            <text:p>08/10/193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date" office:date-value="2008-10-01" calcext:value-type="date">
            <text:p>01/10/2008</text:p>
          </table:table-cell>
          <table:table-cell office:value-type="date" office:date-value="2010-05-01" calcext:value-type="date">
            <text:p>01/05/201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date" office:date-value="2010-10-01" calcext:value-type="date">
            <text:p>01/10/201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date" office:date-value="1965-02-14" calcext:value-type="date">
            <text:p>14/02/196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date" office:date-value="2012-05-01" calcext:value-type="date">
            <text:p>01/05/201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date" office:date-value="1977-12-21" calcext:value-type="date">
            <text:p>21/12/197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date" office:date-value="2006-03-01" calcext:value-type="date">
            <text:p>01/03/2006</text:p>
          </table:table-cell>
          <table:table-cell office:value-type="date" office:date-value="2010-08-01" calcext:value-type="date">
            <text:p>01/08/201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date" office:date-value="2010-08-01" calcext:value-type="date">
            <text:p>01/08/2010</text:p>
          </table:table-cell>
          <table:table-cell office:value-type="date" office:date-value="2011-02-01" calcext:value-type="date">
            <text:p>01/02/20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date" office:date-value="2011-02-01" calcext:value-type="date">
            <text:p>01/02/201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office:value-type="date" office:date-value="1951-05-05" calcext:value-type="date">
            <text:p>05/05/195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date" office:date-value="2009-09-01" calcext:value-type="date">
            <text:p>01/09/2009</text:p>
          </table:table-cell>
          <table:table-cell office:value-type="date" office:date-value="2013-03-01" calcext:value-type="date">
            <text:p>01/03/20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umor Laringe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office:value-type="date" office:date-value="1952-08-14" calcext:value-type="date">
            <text:p>14/08/195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date" office:date-value="2015-09-01" calcext:value-type="date">
            <text:p>01/09/2015</text:p>
          </table:table-cell>
          <table:table-cell office:value-type="date" office:date-value="2015-12-01" calcext:value-type="date">
            <text:p>01/12/201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date" office:date-value="2015-12-01" calcext:value-type="date">
            <text:p>01/12/2015</text:p>
          </table:table-cell>
          <table:table-cell office:value-type="date" office:date-value="2016-03-01" calcext:value-type="date">
            <text:p>01/03/20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fecciones Repetición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office:value-type="date" office:date-value="1974-05-05" calcext:value-type="date">
            <text:p>05/05/197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date" office:date-value="2011-01-01" calcext:value-type="date">
            <text:p>01/01/2011</text:p>
          </table:table-cell>
          <table:table-cell office:value-type="date" office:date-value="2011-10-01" calcext:value-type="date">
            <text:p>01/10/20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acción Infusional</text:p>
          </table:table-cell>
          <table:table-cell/>
          <table:table-cell office:value-type="float" office:value="2" calcext:value-type="float">
            <text:p>2</text:p>
          </table:table-cell>
          <table:table-cell office:value-type="date" office:date-value="2011-10-01" calcext:value-type="date">
            <text:p>01/10/2011</text:p>
          </table:table-cell>
          <table:table-cell office:value-type="date" office:date-value="2012-10-01" calcext:value-type="date">
            <text:p>01/10/20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lpitaciones</text:p>
          </table:table-cell>
          <table:table-cell/>
          <table:table-cell office:value-type="float" office:value="7" calcext:value-type="float">
            <text:p>7</text:p>
          </table:table-cell>
          <table:table-cell office:value-type="date" office:date-value="2012-12-01" calcext:value-type="date">
            <text:p>01/12/2012</text:p>
          </table:table-cell>
          <table:table-cell office:value-type="date" office:date-value="2012-02-01" calcext:value-type="date">
            <text:p>01/02/201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office:value-type="date" office:date-value="1975-01-17" calcext:value-type="date">
            <text:p>17/01/197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date" office:date-value="2007-06-01" calcext:value-type="date">
            <text:p>01/06/2007</text:p>
          </table:table-cell>
          <table:table-cell office:value-type="date" office:date-value="2017-01-01" calcext:value-type="date">
            <text:p>01/01/201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date" office:date-value="2017-01-01" calcext:value-type="date">
            <text:p>01/01/201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  <table:table-cell office:value-type="date" office:date-value="1968-01-06" calcext:value-type="date">
            <text:p>06/01/196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date" office:date-value="2008-04-01" calcext:value-type="date">
            <text:p>01/04/2008</text:p>
          </table:table-cell>
          <table:table-cell office:value-type="date" office:date-value="2008-10-01" calcext:value-type="date">
            <text:p>01/10/200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date" office:date-value="2008-11-01" calcext:value-type="date">
            <text:p>01/11/2008</text:p>
          </table:table-cell>
          <table:table-cell office:value-type="date" office:date-value="2013-06-01" calcext:value-type="date">
            <text:p>01/06/201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date" office:date-value="2013-09-01" calcext:value-type="date">
            <text:p>01/09/2013</text:p>
          </table:table-cell>
          <table:table-cell office:value-type="date" office:date-value="2017-04-01" calcext:value-type="date">
            <text:p>01/04/201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date" office:date-value="2017-04-01" calcext:value-type="date">
            <text:p>01/04/201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office:value-type="date" office:date-value="1939-10-03" calcext:value-type="date">
            <text:p>03/10/193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date" office:date-value="2004-03-01" calcext:value-type="date">
            <text:p>01/03/2004</text:p>
          </table:table-cell>
          <table:table-cell office:value-type="date" office:date-value="2013-04-01" calcext:value-type="date">
            <text:p>01/04/20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acción Infusional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office:value-type="date" office:date-value="1945-02-12" calcext:value-type="date">
            <text:p>12/02/194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date" office:date-value="2001-11-01" calcext:value-type="date">
            <text:p>01/11/200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" calcext:value-type="float">
            <text:p>1</text:p>
          </table:table-cell>
          <table:table-cell office:value-type="date" office:date-value="1962-01-24" calcext:value-type="date">
            <text:p>24/01/196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IJ</text:p>
          </table:table-cell>
          <table:table-cell office:value-type="float" office:value="1" calcext:value-type="float">
            <text:p>1</text:p>
          </table:table-cell>
          <table:table-cell office:value-type="date" office:date-value="2001-02-01" calcext:value-type="date">
            <text:p>01/02/2001</text:p>
          </table:table-cell>
          <table:table-cell office:value-type="date" office:date-value="2013-04-01" calcext:value-type="date">
            <text:p>01/04/20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erpeszoster oftalmico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office:value-type="date" office:date-value="1972-03-23" calcext:value-type="date">
            <text:p>23/03/197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date" office:date-value="2011-06-01" calcext:value-type="date">
            <text:p>01/06/201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" calcext:value-type="float">
            <text:p>0</text:p>
          </table:table-cell>
          <table:table-cell office:value-type="date" office:date-value="1942-07-24" calcext:value-type="date">
            <text:p>24/07/194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date" office:date-value="2017-06-01" calcext:value-type="date">
            <text:p>01/06/201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" calcext:value-type="float">
            <text:p>0</text:p>
          </table:table-cell>
          <table:table-cell office:value-type="date" office:date-value="1948-09-06" calcext:value-type="date">
            <text:p>06/09/194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ES</text:p>
          </table:table-cell>
          <table:table-cell office:value-type="float" office:value="4" calcext:value-type="float">
            <text:p>4</text:p>
          </table:table-cell>
          <table:table-cell office:value-type="date" office:date-value="2017-06-01" calcext:value-type="date">
            <text:p>01/06/201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office:value-type="date" office:date-value="1957-06-19" calcext:value-type="date">
            <text:p>19/06/195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date" office:date-value="2008-10-01" calcext:value-type="date">
            <text:p>01/10/2008</text:p>
          </table:table-cell>
          <table:table-cell office:value-type="date" office:date-value="2010-08-01" calcext:value-type="date">
            <text:p>01/08/20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CC</text:p>
          </table:table-cell>
          <table:table-cell office:value-type="string" calcext:value-type="string">
            <text:p>Celulitis Diciembre 2009</text:p>
          </table:table-cell>
          <table:table-cell office:value-type="float" office:value="6" calcext:value-type="float">
            <text:p>6</text:p>
          </table:table-cell>
          <table:table-cell office:value-type="date" office:date-value="2011-11-01" calcext:value-type="date">
            <text:p>01/11/201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" calcext:value-type="float">
            <text:p>1</text:p>
          </table:table-cell>
          <table:table-cell office:value-type="date" office:date-value="1963-01-03" calcext:value-type="date">
            <text:p>03/01/196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date" office:date-value="2009-09-01" calcext:value-type="date">
            <text:p>01/09/200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office:value-type="date" office:date-value="1989-07-15" calcext:value-type="date">
            <text:p>15/07/1989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date" office:date-value="2013-04-01" calcext:value-type="date">
            <text:p>01/04/2013</text:p>
          </table:table-cell>
          <table:table-cell office:value-type="date" office:date-value="2015-07-01" calcext:value-type="date">
            <text:p>01/07/20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lo 2º</text:p>
          </table:table-cell>
          <table:table-cell/>
          <table:table-cell office:value-type="float" office:value="2" calcext:value-type="float">
            <text:p>2</text:p>
          </table:table-cell>
          <table:table-cell office:value-type="date" office:date-value="2015-07-01" calcext:value-type="date">
            <text:p>01/07/201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" calcext:value-type="float">
            <text:p>1</text:p>
          </table:table-cell>
          <table:table-cell office:value-type="date" office:date-value="1963-08-17" calcext:value-type="date">
            <text:p>17/08/196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date" office:date-value="2004-01-01" calcext:value-type="date">
            <text:p>01/01/2004</text:p>
          </table:table-cell>
          <table:table-cell office:value-type="date" office:date-value="2005-10-01" calcext:value-type="date">
            <text:p>01/10/200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date" office:date-value="2007-03-01" calcext:value-type="date">
            <text:p>01/03/2007</text:p>
          </table:table-cell>
          <table:table-cell office:value-type="date" office:date-value="2007-05-01" calcext:value-type="date">
            <text:p>01/05/20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acción infusional</text:p>
          </table:table-cell>
          <table:table-cell/>
          <table:table-cell office:value-type="float" office:value="2" calcext:value-type="float">
            <text:p>2</text:p>
          </table:table-cell>
          <table:table-cell office:value-type="date" office:date-value="2009-03-01" calcext:value-type="date">
            <text:p>01/03/200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office:value-type="date" office:date-value="1984-04-26" calcext:value-type="date">
            <text:p>26/04/198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date" office:date-value="2007-10-01" calcext:value-type="date">
            <text:p>01/10/2007</text:p>
          </table:table-cell>
          <table:table-cell office:value-type="date" office:date-value="2009-06-01" calcext:value-type="date">
            <text:p>01/06/200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cisión Paciente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  <table:table-cell office:value-type="date" office:date-value="1974-02-20" calcext:value-type="date">
            <text:p>20/02/197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date" office:date-value="2015-06-01" calcext:value-type="date">
            <text:p>01/06/201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" calcext:value-type="float">
            <text:p>0</text:p>
          </table:table-cell>
          <table:table-cell office:value-type="date" office:date-value="1933-08-05" calcext:value-type="date">
            <text:p>05/08/193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date" office:date-value="1905-06-29" calcext:value-type="date">
            <text:p>29/06/1905</text:p>
          </table:table-cell>
          <table:table-cell office:value-type="date" office:date-value="2014-07-01" calcext:value-type="date">
            <text:p>01/07/20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ombopenia</text:p>
          </table:table-cell>
          <table:table-cell/>
          <table:table-cell office:value-type="float" office:value="4" calcext:value-type="float">
            <text:p>4</text:p>
          </table:table-cell>
          <table:table-cell office:value-type="date" office:date-value="2014-07-01" calcext:value-type="date">
            <text:p>01/07/201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office:value-type="date" office:date-value="1957-10-13" calcext:value-type="date">
            <text:p>13/10/195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date" office:date-value="2013-12-01" calcext:value-type="date">
            <text:p>01/12/2013</text:p>
          </table:table-cell>
          <table:table-cell office:value-type="date" office:date-value="2015-10-01" calcext:value-type="date">
            <text:p>01/10/201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date" office:date-value="2015-10-01" calcext:value-type="date">
            <text:p>01/10/2015</text:p>
          </table:table-cell>
          <table:table-cell office:value-type="date" office:date-value="2016-03-01" calcext:value-type="date">
            <text:p>01/03/201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date" office:date-value="2016-06-01" calcext:value-type="date">
            <text:p>01/06/2016</text:p>
          </table:table-cell>
          <table:table-cell office:value-type="date" office:date-value="2018-07-01" calcext:value-type="date">
            <text:p>01/07/201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date" office:date-value="2018-07-01" calcext:value-type="date">
            <text:p>01/07/201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office:value-type="date" office:date-value="1958-12-12" calcext:value-type="date">
            <text:p>12/12/195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date" office:date-value="2006-06-01" calcext:value-type="date">
            <text:p>01/06/2006</text:p>
          </table:table-cell>
          <table:table-cell office:value-type="date" office:date-value="2013-09-01" calcext:value-type="date">
            <text:p>01/09/20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TO en Madrid</text:p>
          </table:table-cell>
          <table:table-cell/>
          <table:table-cell office:value-type="float" office:value="3" calcext:value-type="float">
            <text:p>3</text:p>
          </table:table-cell>
          <table:table-cell office:value-type="date" office:date-value="2013-09-01" calcext:value-type="date">
            <text:p>01/09/201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office:value-type="date" office:date-value="1941-08-21" calcext:value-type="date">
            <text:p>21/08/194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date" office:date-value="2009-02-01" calcext:value-type="date">
            <text:p>01/02/2009</text:p>
          </table:table-cell>
          <table:table-cell office:value-type="date" office:date-value="2009-10-01" calcext:value-type="date">
            <text:p>01/10/200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itus (Insuficiencia Respiratoria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date" office:date-value="1947-11-06" calcext:value-type="date">
            <text:p>06/11/194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date" office:date-value="2013-10-01" calcext:value-type="date">
            <text:p>01/10/2013</text:p>
          </table:table-cell>
          <table:table-cell office:value-type="date" office:date-value="2014-04-01" calcext:value-type="date">
            <text:p>01/04/20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utropenia (también MTX, LFN)</text:p>
          </table:table-cell>
          <table:table-cell/>
          <table:table-cell office:value-type="float" office:value="11" calcext:value-type="float">
            <text:p>11</text:p>
          </table:table-cell>
          <table:table-cell office:value-type="date" office:date-value="2016-11-01" calcext:value-type="date">
            <text:p>01/11/201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" calcext:value-type="float">
            <text:p>0</text:p>
          </table:table-cell>
          <table:table-cell office:value-type="date" office:date-value="1963-11-15" calcext:value-type="date">
            <text:p>15/11/196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date" office:date-value="2004-01-01" calcext:value-type="date">
            <text:p>01/01/2004</text:p>
          </table:table-cell>
          <table:table-cell office:value-type="date" office:date-value="2004-12-01" calcext:value-type="date">
            <text:p>01/12/200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mpeoramiento referido</text:p>
          </table:table-cell>
          <table:table-cell/>
          <table:table-cell office:value-type="float" office:value="2" calcext:value-type="float">
            <text:p>2</text:p>
          </table:table-cell>
          <table:table-cell office:value-type="date" office:date-value="2009-09-01" calcext:value-type="date">
            <text:p>01/09/2009</text:p>
          </table:table-cell>
          <table:table-cell office:value-type="date" office:date-value="2016-05-01" calcext:value-type="date">
            <text:p>01/05/201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date" office:date-value="2016-05-01" calcext:value-type="date">
            <text:p>01/05/2016</text:p>
          </table:table-cell>
          <table:table-cell office:value-type="date" office:date-value="2017-02-01" calcext:value-type="date">
            <text:p>01/02/201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date" office:date-value="2017-02-01" calcext:value-type="date">
            <text:p>01/02/2017</text:p>
          </table:table-cell>
          <table:table-cell office:value-type="date" office:date-value="2017-08-01" calcext:value-type="date">
            <text:p>01/08/201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date" office:date-value="2017-08-01" calcext:value-type="date">
            <text:p>01/08/2017</text:p>
          </table:table-cell>
          <table:table-cell office:value-type="date" office:date-value="2017-12-01" calcext:value-type="date">
            <text:p>01/12/201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" calcext:value-type="float">
            <text:p>1</text:p>
          </table:table-cell>
          <table:table-cell office:value-type="date" office:date-value="1930-06-03" calcext:value-type="date">
            <text:p>03/06/193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date" office:date-value="2005-11-01" calcext:value-type="date">
            <text:p>01/11/2005</text:p>
          </table:table-cell>
          <table:table-cell office:value-type="date" office:date-value="2007-03-01" calcext:value-type="date">
            <text:p>01/03/20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acción Infusional (vasomotora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office:value-type="date" office:date-value="1973-01-22" calcext:value-type="date">
            <text:p>22/01/197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date" office:date-value="2010-06-01" calcext:value-type="date">
            <text:p>01/06/2010</text:p>
          </table:table-cell>
          <table:table-cell office:value-type="date" office:date-value="2010-10-01" calcext:value-type="date">
            <text:p>01/10/20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veitis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office:value-type="date" office:date-value="1949-08-05" calcext:value-type="date">
            <text:p>05/08/1949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date" office:date-value="2017-10-01" calcext:value-type="date">
            <text:p>01/10/201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  <table:table-cell office:value-type="date" office:date-value="1948-07-07" calcext:value-type="date">
            <text:p>07/07/194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date" office:date-value="2006-10-01" calcext:value-type="date">
            <text:p>01/10/2006</text:p>
          </table:table-cell>
          <table:table-cell office:value-type="date" office:date-value="2012-11-01" calcext:value-type="date">
            <text:p>01/11/20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lisis Cuerda Vocal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" calcext:value-type="float">
            <text:p>1</text:p>
          </table:table-cell>
          <table:table-cell office:value-type="date" office:date-value="1991-05-07" calcext:value-type="date">
            <text:p>07/05/199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IJ</text:p>
          </table:table-cell>
          <table:table-cell office:value-type="float" office:value="2" calcext:value-type="float">
            <text:p>2</text:p>
          </table:table-cell>
          <table:table-cell office:value-type="date" office:date-value="2007-01-01" calcext:value-type="date">
            <text:p>01/01/2007</text:p>
          </table:table-cell>
          <table:table-cell office:value-type="date" office:date-value="2008-01-01" calcext:value-type="date">
            <text:p>01/01/200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" calcext:value-type="float">
            <text:p>1</text:p>
          </table:table-cell>
          <table:table-cell office:value-type="date" office:date-value="1979-11-18" calcext:value-type="date">
            <text:p>18/11/1979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date" office:date-value="2017-12-01" calcext:value-type="date">
            <text:p>01/12/201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" calcext:value-type="float">
            <text:p>1</text:p>
          </table:table-cell>
          <table:table-cell office:value-type="date" office:date-value="1965-11-28" calcext:value-type="date">
            <text:p>28/11/196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date" office:date-value="2002-06-01" calcext:value-type="date">
            <text:p>01/06/2002</text:p>
          </table:table-cell>
          <table:table-cell office:value-type="date" office:date-value="2004-10-01" calcext:value-type="date">
            <text:p>01/10/200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date" office:date-value="2005-05-01" calcext:value-type="date">
            <text:p>01/05/2005</text:p>
          </table:table-cell>
          <table:table-cell office:value-type="date" office:date-value="2008-11-01" calcext:value-type="date">
            <text:p>01/11/200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date" office:date-value="2009-03-01" calcext:value-type="date">
            <text:p>01/03/2009</text:p>
          </table:table-cell>
          <table:table-cell office:value-type="date" office:date-value="2010-02-01" calcext:value-type="date">
            <text:p>01/02/201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date" office:date-value="2010-07-01" calcext:value-type="date">
            <text:p>01/07/2010</text:p>
          </table:table-cell>
          <table:table-cell office:value-type="date" office:date-value="2010-11-01" calcext:value-type="date">
            <text:p>01/11/201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date" office:date-value="2010-12-01" calcext:value-type="date">
            <text:p>01/12/2010</text:p>
          </table:table-cell>
          <table:table-cell office:value-type="date" office:date-value="2013-02-01" calcext:value-type="date">
            <text:p>01/02/201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date" office:date-value="2013-02-01" calcext:value-type="date">
            <text:p>01/02/2013</text:p>
          </table:table-cell>
          <table:table-cell office:value-type="date" office:date-value="2017-09-01" calcext:value-type="date">
            <text:p>01/09/20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psis por Legionella</text:p>
          </table:table-cell>
          <table:table-cell/>
          <table:table-cell office:value-type="float" office:value="14" calcext:value-type="float">
            <text:p>14</text:p>
          </table:table-cell>
          <table:table-cell office:value-type="date" office:date-value="2017-11-01" calcext:value-type="date">
            <text:p>01/11/201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" calcext:value-type="float">
            <text:p>0</text:p>
          </table:table-cell>
          <table:table-cell office:value-type="date" office:date-value="1975-08-08" calcext:value-type="date">
            <text:p>08/08/197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date" office:date-value="2004-01-01" calcext:value-type="date">
            <text:p>01/01/2004</text:p>
          </table:table-cell>
          <table:table-cell office:value-type="date" office:date-value="2006-10-01" calcext:value-type="date">
            <text:p>01/10/200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date" office:date-value="2007-08-01" calcext:value-type="date">
            <text:p>01/08/2007</text:p>
          </table:table-cell>
          <table:table-cell office:value-type="date" office:date-value="2008-01-01" calcext:value-type="date">
            <text:p>01/01/200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date" office:date-value="2008-01-01" calcext:value-type="date">
            <text:p>01/01/200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office:value-type="date" office:date-value="1974-01-04" calcext:value-type="date">
            <text:p>04/01/197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date" office:date-value="2019-11-01" calcext:value-type="date">
            <text:p>01/11/2019</text:p>
          </table:table-cell>
          <table:table-cell table:number-columns-repeated="40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" calcext:value-type="float">
            <text:p>1</text:p>
          </table:table-cell>
          <table:table-cell office:value-type="date" office:date-value="1966-06-28" calcext:value-type="date">
            <text:p>28/06/196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date" office:date-value="2008-09-01" calcext:value-type="date">
            <text:p>01/09/200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 office:value-type="date" office:date-value="1961-01-15" calcext:value-type="date">
            <text:p>15/01/196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" calcext:value-type="float">
            <text:p>8</text:p>
          </table:table-cell>
          <table:table-cell office:value-type="date" office:date-value="2019-03-01" calcext:value-type="date">
            <text:p>01/03/2019</text:p>
          </table:table-cell>
          <table:table-cell table:number-columns-repeated="40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" calcext:value-type="float">
            <text:p>0</text:p>
          </table:table-cell>
          <table:table-cell office:value-type="date" office:date-value="1955-07-23" calcext:value-type="date">
            <text:p>23/07/195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office:value-type="date" office:date-value="2017-10-01" calcext:value-type="date">
            <text:p>01/10/201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" calcext:value-type="float">
            <text:p>0</text:p>
          </table:table-cell>
          <table:table-cell office:value-type="date" office:date-value="1961-05-08" calcext:value-type="date">
            <text:p>08/05/196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date" office:date-value="2017-03-01" calcext:value-type="date">
            <text:p>01/03/201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" calcext:value-type="float">
            <text:p>1</text:p>
          </table:table-cell>
          <table:table-cell office:value-type="date" office:date-value="1948-03-07" calcext:value-type="date">
            <text:p>07/03/194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date" office:date-value="2006-12-01" calcext:value-type="date">
            <text:p>01/12/2006</text:p>
          </table:table-cell>
          <table:table-cell office:value-type="date" office:date-value="2013-05-01" calcext:value-type="date">
            <text:p>01/05/201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date" office:date-value="2013-06-01" calcext:value-type="date">
            <text:p>01/06/201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 office:value-type="date" office:date-value="1970-03-10" calcext:value-type="date">
            <text:p>10/03/197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" calcext:value-type="float">
            <text:p>7</text:p>
          </table:table-cell>
          <table:table-cell office:value-type="date" office:date-value="2017-04-01" calcext:value-type="date">
            <text:p>01/04/201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office:value-type="date" office:date-value="1946-11-07" calcext:value-type="date">
            <text:p>07/11/194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date" office:date-value="2009-09-01" calcext:value-type="date">
            <text:p>01/09/200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  <table:table-cell office:value-type="date" office:date-value="1963-02-21" calcext:value-type="date">
            <text:p>21/02/196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date" office:date-value="1905-06-29" calcext:value-type="date">
            <text:p>29/06/1905</text:p>
          </table:table-cell>
          <table:table-cell office:value-type="date" office:date-value="2013-05-01" calcext:value-type="date">
            <text:p>01/05/201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office:value-type="date" office:date-value="1944-03-10" calcext:value-type="date">
            <text:p>10/03/194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date" office:date-value="2009-06-01" calcext:value-type="date">
            <text:p>01/06/2009</text:p>
          </table:table-cell>
          <table:table-cell office:value-type="date" office:date-value="2013-01-01" calcext:value-type="date">
            <text:p>01/01/20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ombopenia</text:p>
          </table:table-cell>
          <table:table-cell/>
          <table:table-cell office:value-type="float" office:value="4" calcext:value-type="float">
            <text:p>4</text:p>
          </table:table-cell>
          <table:table-cell office:value-type="date" office:date-value="2013-05-01" calcext:value-type="date">
            <text:p>01/05/201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  <table:table-cell office:value-type="date" office:date-value="1959-04-22" calcext:value-type="date">
            <text:p>22/04/1959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1" calcext:value-type="float">
            <text:p>11</text:p>
          </table:table-cell>
          <table:table-cell office:value-type="date" office:date-value="2017-12-01" calcext:value-type="date">
            <text:p>01/12/201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  <table:table-cell office:value-type="date" office:date-value="1945-08-22" calcext:value-type="date">
            <text:p>22/08/194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date" office:date-value="2006-04-01" calcext:value-type="date">
            <text:p>01/04/2006</text:p>
          </table:table-cell>
          <table:table-cell office:value-type="date" office:date-value="2010-04-01" calcext:value-type="date">
            <text:p>01/04/201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date" office:date-value="2010-05-01" calcext:value-type="date">
            <text:p>01/05/201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office:value-type="date" office:date-value="1984-10-20" calcext:value-type="date">
            <text:p>20/10/198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" calcext:value-type="float">
            <text:p>7</text:p>
          </table:table-cell>
          <table:table-cell office:value-type="date" office:date-value="2014-05-01" calcext:value-type="date">
            <text:p>01/05/2014</text:p>
          </table:table-cell>
          <table:table-cell office:value-type="date" office:date-value="2017-11-01" calcext:value-type="date">
            <text:p>01/11/20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RDIDA DE SEGUIMIENTO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0" calcext:value-type="float">
            <text:p>0</text:p>
          </table:table-cell>
          <table:table-cell office:value-type="date" office:date-value="1974-11-07" calcext:value-type="date">
            <text:p>07/11/197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liartritis Seronegativa</text:p>
          </table:table-cell>
          <table:table-cell office:value-type="float" office:value="1" calcext:value-type="float">
            <text:p>1</text:p>
          </table:table-cell>
          <table:table-cell office:value-type="date" office:date-value="2011-01-01" calcext:value-type="date">
            <text:p>01/01/2011</text:p>
          </table:table-cell>
          <table:table-cell office:value-type="date" office:date-value="2013-08-01" calcext:value-type="date">
            <text:p>01/08/20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acción Infusional</text:p>
          </table:table-cell>
          <table:table-cell/>
          <table:table-cell office:value-type="float" office:value="2" calcext:value-type="float">
            <text:p>2</text:p>
          </table:table-cell>
          <table:table-cell office:value-type="date" office:date-value="2013-08-01" calcext:value-type="date">
            <text:p>01/08/201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" calcext:value-type="float">
            <text:p>1</text:p>
          </table:table-cell>
          <table:table-cell office:value-type="date" office:date-value="1970-08-08" calcext:value-type="date">
            <text:p>08/08/197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date" office:date-value="1905-06-29" calcext:value-type="date">
            <text:p>29/06/190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" calcext:value-type="float">
            <text:p>1</text:p>
          </table:table-cell>
          <table:table-cell office:value-type="date" office:date-value="1978-07-20" calcext:value-type="date">
            <text:p>20/07/197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date" office:date-value="2018-12-01" calcext:value-type="date">
            <text:p>01/12/2018</text:p>
          </table:table-cell>
          <table:table-cell table:number-columns-repeated="40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" calcext:value-type="float">
            <text:p>1</text:p>
          </table:table-cell>
          <table:table-cell office:value-type="date" office:date-value="1931-11-23" calcext:value-type="date">
            <text:p>23/11/193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date" office:date-value="2004-06-01" calcext:value-type="date">
            <text:p>01/06/2004</text:p>
          </table:table-cell>
          <table:table-cell office:value-type="date" office:date-value="2018-06-01" calcext:value-type="date">
            <text:p>01/06/20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electasia LII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" calcext:value-type="float">
            <text:p>1</text:p>
          </table:table-cell>
          <table:table-cell office:value-type="date" office:date-value="1957-04-19" calcext:value-type="date">
            <text:p>19/04/195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date" office:date-value="2009-02-01" calcext:value-type="date">
            <text:p>01/02/200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0" calcext:value-type="float">
            <text:p>0</text:p>
          </table:table-cell>
          <table:table-cell office:value-type="date" office:date-value="1961-01-16" calcext:value-type="date">
            <text:p>16/01/196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date" office:date-value="2008-11-01" calcext:value-type="date">
            <text:p>01/11/2008</text:p>
          </table:table-cell>
          <table:table-cell office:value-type="date" office:date-value="2011-02-01" calcext:value-type="date">
            <text:p>01/02/201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uspensión temporal por derrame pleural</text:p>
          </table:table-cell>
          <table:table-cell office:value-type="float" office:value="6" calcext:value-type="float">
            <text:p>6</text:p>
          </table:table-cell>
          <table:table-cell office:value-type="date" office:date-value="2011-02-01" calcext:value-type="date">
            <text:p>01/02/201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" calcext:value-type="float">
            <text:p>1</text:p>
          </table:table-cell>
          <table:table-cell office:value-type="date" office:date-value="1968-11-05" calcext:value-type="date">
            <text:p>05/11/196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date" office:date-value="2009-08-01" calcext:value-type="date">
            <text:p>01/08/2009</text:p>
          </table:table-cell>
          <table:table-cell office:value-type="date" office:date-value="2010-06-01" calcext:value-type="date">
            <text:p>01/06/20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tritis Séptica RD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office:value-type="date" office:date-value="1944-03-17" calcext:value-type="date">
            <text:p>17/03/194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date" office:date-value="2010-11-01" calcext:value-type="date">
            <text:p>01/11/2010</text:p>
          </table:table-cell>
          <table:table-cell office:value-type="date" office:date-value="2012-02-01" calcext:value-type="date">
            <text:p>01/02/201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date" office:date-value="2012-02-01" calcext:value-type="date">
            <text:p>01/02/2012</text:p>
          </table:table-cell>
          <table:table-cell office:value-type="date" office:date-value="2013-06-01" calcext:value-type="date">
            <text:p>01/06/20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acción punto inyección</text:p>
          </table:table-cell>
          <table:table-cell/>
          <table:table-cell office:value-type="float" office:value="1" calcext:value-type="float">
            <text:p>1</text:p>
          </table:table-cell>
          <table:table-cell office:value-type="date" office:date-value="2013-07-01" calcext:value-type="date">
            <text:p>01/07/2013</text:p>
          </table:table-cell>
          <table:table-cell office:value-type="date" office:date-value="2016-08-01" calcext:value-type="date">
            <text:p>01/08/201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date" office:date-value="2016-08-01" calcext:value-type="date">
            <text:p>01/08/201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" calcext:value-type="float">
            <text:p>1</text:p>
          </table:table-cell>
          <table:table-cell office:value-type="date" office:date-value="1959-04-24" calcext:value-type="date">
            <text:p>24/04/195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date" office:date-value="2018-01-01" calcext:value-type="date">
            <text:p>01/01/2018</text:p>
          </table:table-cell>
          <table:table-cell office:value-type="date" office:date-value="2019-03-01" calcext:value-type="date">
            <text:p>01/03/201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date" office:date-value="2019-03-01" calcext:value-type="date">
            <text:p>01/03/2019</text:p>
          </table:table-cell>
          <table:table-cell table:number-columns-repeated="34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" calcext:value-type="float">
            <text:p>1</text:p>
          </table:table-cell>
          <table:table-cell office:value-type="date" office:date-value="1940-09-03" calcext:value-type="date">
            <text:p>03/09/194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date" office:date-value="2010-01-01" calcext:value-type="date">
            <text:p>01/01/2010</text:p>
          </table:table-cell>
          <table:table-cell office:value-type="date" office:date-value="2011-01-01" calcext:value-type="date">
            <text:p>01/01/201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" calcext:value-type="float">
            <text:p>1</text:p>
          </table:table-cell>
          <table:table-cell office:value-type="date" office:date-value="1966-05-28" calcext:value-type="date">
            <text:p>28/05/196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date" office:date-value="2003-02-01" calcext:value-type="date">
            <text:p>01/02/2003</text:p>
          </table:table-cell>
          <table:table-cell office:value-type="date" office:date-value="2013-02-01" calcext:value-type="date">
            <text:p>01/02/20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soriasis</text:p>
          </table:table-cell>
          <table:table-cell/>
          <table:table-cell office:value-type="float" office:value="2" calcext:value-type="float">
            <text:p>2</text:p>
          </table:table-cell>
          <table:table-cell office:value-type="date" office:date-value="2013-02-01" calcext:value-type="date">
            <text:p>01/02/2013</text:p>
          </table:table-cell>
          <table:table-cell office:value-type="date" office:date-value="2013-04-01" calcext:value-type="date">
            <text:p>01/04/201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date" office:date-value="2013-11-01" calcext:value-type="date">
            <text:p>01/11/2013</text:p>
          </table:table-cell>
          <table:table-cell office:value-type="date" office:date-value="2016-02-01" calcext:value-type="date">
            <text:p>01/02/20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rdida DE SEGUIMIENTO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office:value-type="date" office:date-value="1964-05-21" calcext:value-type="date">
            <text:p>21/05/196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date" office:date-value="2004-06-01" calcext:value-type="date">
            <text:p>01/06/200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" calcext:value-type="float">
            <text:p>0</text:p>
          </table:table-cell>
          <table:table-cell office:value-type="date" office:date-value="1958-10-25" calcext:value-type="date">
            <text:p>25/10/195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/01/201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0" calcext:value-type="float">
            <text:p>0</text:p>
          </table:table-cell>
          <table:table-cell office:value-type="date" office:date-value="1989-08-31" calcext:value-type="date">
            <text:p>31/08/198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date" office:date-value="2015-10-01" calcext:value-type="date">
            <text:p>01/10/2015</text:p>
          </table:table-cell>
          <table:table-cell office:value-type="date" office:date-value="2017-10-01" calcext:value-type="date">
            <text:p>01/10/20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A + aCL IgM +</text:p>
          </table:table-cell>
          <table:table-cell/>
          <table:table-cell office:value-type="float" office:value="12" calcext:value-type="float">
            <text:p>12</text:p>
          </table:table-cell>
          <table:table-cell office:value-type="date" office:date-value="2018-04-01" calcext:value-type="date">
            <text:p>01/04/201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" calcext:value-type="float">
            <text:p>1</text:p>
          </table:table-cell>
          <table:table-cell office:value-type="date" office:date-value="2016-07-02" calcext:value-type="date">
            <text:p>02/07/201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date" office:date-value="2016-10-01" calcext:value-type="date">
            <text:p>01/10/201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" calcext:value-type="float">
            <text:p>1</text:p>
          </table:table-cell>
          <table:table-cell office:value-type="date" office:date-value="1949-12-28" calcext:value-type="date">
            <text:p>28/12/194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II</text:p>
          </table:table-cell>
          <table:table-cell office:value-type="float" office:value="3" calcext:value-type="float">
            <text:p>3</text:p>
          </table:table-cell>
          <table:table-cell office:value-type="date" office:date-value="2010-09-01" calcext:value-type="date">
            <text:p>01/09/2010</text:p>
          </table:table-cell>
          <table:table-cell office:value-type="date" office:date-value="2012-11-01" calcext:value-type="date">
            <text:p>01/11/20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cision paciente</text:p>
          </table:table-cell>
          <table:table-cell/>
          <table:table-cell office:value-type="float" office:value="7" calcext:value-type="float">
            <text:p>7</text:p>
          </table:table-cell>
          <table:table-cell office:value-type="date" office:date-value="2013-03-01" calcext:value-type="date">
            <text:p>01/03/2013</text:p>
          </table:table-cell>
          <table:table-cell office:value-type="date" office:date-value="2013-10-01" calcext:value-type="date">
            <text:p>01/10/20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efalea</text:p>
          </table:table-cell>
          <table:table-cell/>
          <table:table-cell office:value-type="float" office:value="3" calcext:value-type="float">
            <text:p>3</text:p>
          </table:table-cell>
          <table:table-cell office:value-type="date" office:date-value="2013-11-01" calcext:value-type="date">
            <text:p>01/11/201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" calcext:value-type="float">
            <text:p>1</text:p>
          </table:table-cell>
          <table:table-cell office:value-type="date" office:date-value="1966-12-15" calcext:value-type="date">
            <text:p>15/12/196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date" office:date-value="2018-08-01" calcext:value-type="date">
            <text:p>01/08/201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date" office:date-value="1955-03-13" calcext:value-type="date">
            <text:p>13/03/195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R+EA y Neumonitis</text:p>
          </table:table-cell>
          <table:table-cell office:value-type="float" office:value="1" calcext:value-type="float">
            <text:p>1</text:p>
          </table:table-cell>
          <table:table-cell office:value-type="date" office:date-value="2003-02-01" calcext:value-type="date">
            <text:p>01/02/2003</text:p>
          </table:table-cell>
          <table:table-cell office:value-type="date" office:date-value="2006-03-01" calcext:value-type="date">
            <text:p>01/03/200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date" office:date-value="2006-08-01" calcext:value-type="date">
            <text:p>01/08/2006</text:p>
          </table:table-cell>
          <table:table-cell office:value-type="date" office:date-value="2012-02-01" calcext:value-type="date">
            <text:p>01/02/20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itus (Insuficiencia Respiratoria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office:value-type="date" office:date-value="1982-07-21" calcext:value-type="date">
            <text:p>21/07/198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date" office:date-value="2013-08-01" calcext:value-type="date">
            <text:p>01/08/2013</text:p>
          </table:table-cell>
          <table:table-cell office:value-type="date" office:date-value="2013-09-01" calcext:value-type="date">
            <text:p>01/09/20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tulosis Severa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  <table:table-cell office:value-type="date" office:date-value="1934-11-20" calcext:value-type="date">
            <text:p>20/11/193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date" office:date-value="2007-02-01" calcext:value-type="date">
            <text:p>01/02/2007</text:p>
          </table:table-cell>
          <table:table-cell office:value-type="date" office:date-value="2012-01-01" calcext:value-type="date">
            <text:p>01/01/20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CC. Exitus 01/201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0" calcext:value-type="float">
            <text:p>0</text:p>
          </table:table-cell>
          <table:table-cell office:value-type="date" office:date-value="1979-02-12" calcext:value-type="date">
            <text:p>12/02/1979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2" calcext:value-type="float">
            <text:p>12</text:p>
          </table:table-cell>
          <table:table-cell office:value-type="date" office:date-value="2017-06-01" calcext:value-type="date">
            <text:p>01/06/2017</text:p>
          </table:table-cell>
          <table:table-cell office:value-type="date" office:date-value="2018-03-01" calcext:value-type="date">
            <text:p>01/03/201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date" office:date-value="2018-06-01" calcext:value-type="date">
            <text:p>01/06/2018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neutropenia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" calcext:value-type="float">
            <text:p>0</text:p>
          </table:table-cell>
          <table:table-cell office:value-type="date" office:date-value="1966-03-12" calcext:value-type="date">
            <text:p>12/03/196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date" office:date-value="2008-07-01" calcext:value-type="date">
            <text:p>01/07/200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" calcext:value-type="float">
            <text:p>1</text:p>
          </table:table-cell>
          <table:table-cell office:value-type="date" office:date-value="1937-04-01" calcext:value-type="date">
            <text:p>01/04/193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date" office:date-value="2008-07-01" calcext:value-type="date">
            <text:p>01/07/2008</text:p>
          </table:table-cell>
          <table:table-cell office:value-type="date" office:date-value="2012-08-01" calcext:value-type="date">
            <text:p>01/08/201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date" office:date-value="2013-02-01" calcext:value-type="date">
            <text:p>01/02/2013</text:p>
          </table:table-cell>
          <table:table-cell office:value-type="date" office:date-value="2013-08-01" calcext:value-type="date">
            <text:p>01/08/20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itus post cirugia 201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" calcext:value-type="float">
            <text:p>1</text:p>
          </table:table-cell>
          <table:table-cell office:value-type="date" office:date-value="1978-03-12" calcext:value-type="date">
            <text:p>12/03/197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date" office:date-value="2009-01-01" calcext:value-type="date">
            <text:p>01/01/2009</text:p>
          </table:table-cell>
          <table:table-cell office:value-type="date" office:date-value="2016-04-01" calcext:value-type="date">
            <text:p>01/04/201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date" office:date-value="2016-04-01" calcext:value-type="date">
            <text:p>01/04/201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office:value-type="date" office:date-value="1947-03-26" calcext:value-type="date">
            <text:p>26/03/194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date" office:date-value="2007-09-01" calcext:value-type="date">
            <text:p>01/09/200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office:value-type="date" office:date-value="1977-09-15" calcext:value-type="date">
            <text:p>15/09/197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date" office:date-value="2006-06-01" calcext:value-type="date">
            <text:p>01/06/200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date" office:date-value="1988-09-04" calcext:value-type="date">
            <text:p>04/09/198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" calcext:value-type="float">
            <text:p>7</text:p>
          </table:table-cell>
          <table:table-cell office:value-type="date" office:date-value="2019-11-01" calcext:value-type="date">
            <text:p>01/11/2019</text:p>
          </table:table-cell>
          <table:table-cell table:number-columns-repeated="40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date" office:date-value="1950-01-31" calcext:value-type="date">
            <text:p>31/01/195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date" office:date-value="2008-04-01" calcext:value-type="date">
            <text:p>01/04/200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" calcext:value-type="float">
            <text:p>0</text:p>
          </table:table-cell>
          <table:table-cell office:value-type="date" office:date-value="1938-08-22" calcext:value-type="date">
            <text:p>22/08/193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liartritis Seronegativa (colagenosis)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date" office:date-value="2014-09-01" calcext:value-type="date">
            <text:p>01/09/20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joria y comorbilidades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" calcext:value-type="float">
            <text:p>1</text:p>
          </table:table-cell>
          <table:table-cell office:value-type="date" office:date-value="1959-10-21" calcext:value-type="date">
            <text:p>21/10/195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date" office:date-value="2005-03-01" calcext:value-type="date">
            <text:p>01/03/200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date" office:date-value="1948-06-30" calcext:value-type="date">
            <text:p>30/06/19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S 2º</text:p>
          </table:table-cell>
          <table:table-cell office:value-type="float" office:value="1" calcext:value-type="float">
            <text:p>1</text:p>
          </table:table-cell>
          <table:table-cell office:value-type="date" office:date-value="2004-10-01" calcext:value-type="date">
            <text:p>01/10/2004</text:p>
          </table:table-cell>
          <table:table-cell office:value-type="date" office:date-value="2017-03-01" calcext:value-type="date">
            <text:p>01/03/201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date" office:date-value="2017-03-01" calcext:value-type="date">
            <text:p>01/03/201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" calcext:value-type="float">
            <text:p>1</text:p>
          </table:table-cell>
          <table:table-cell office:value-type="date" office:date-value="1974-01-14" calcext:value-type="date">
            <text:p>14/01/197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date" office:date-value="2016-09-01" calcext:value-type="date">
            <text:p>01/09/201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" calcext:value-type="float">
            <text:p>1</text:p>
          </table:table-cell>
          <table:table-cell office:value-type="date" office:date-value="1948-10-22" calcext:value-type="date">
            <text:p>22/10/194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date" office:date-value="2008-07-01" calcext:value-type="date">
            <text:p>01/07/200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" calcext:value-type="float">
            <text:p>1</text:p>
          </table:table-cell>
          <table:table-cell office:value-type="date" office:date-value="1975-04-04" calcext:value-type="date">
            <text:p>04/04/197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1" calcext:value-type="float">
            <text:p>11</text:p>
          </table:table-cell>
          <table:table-cell office:value-type="date" office:date-value="2019-02-01" calcext:value-type="date">
            <text:p>01/02/2019</text:p>
          </table:table-cell>
          <table:table-cell table:number-columns-repeated="40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0" calcext:value-type="float">
            <text:p>0</text:p>
          </table:table-cell>
          <table:table-cell office:value-type="date" office:date-value="1970-02-20" calcext:value-type="date">
            <text:p>20/02/197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date" office:date-value="2015-10-01" calcext:value-type="date">
            <text:p>01/10/201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0" calcext:value-type="float">
            <text:p>0</text:p>
          </table:table-cell>
          <table:table-cell office:value-type="date" office:date-value="1967-08-21" calcext:value-type="date">
            <text:p>21/08/196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date" office:date-value="2018-04-01" calcext:value-type="date">
            <text:p>01/04/201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" calcext:value-type="float">
            <text:p>1</text:p>
          </table:table-cell>
          <table:table-cell office:value-type="date" office:date-value="1958-05-25" calcext:value-type="date">
            <text:p>25/05/195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date" office:date-value="2017-06-01" calcext:value-type="date">
            <text:p>01/06/201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" calcext:value-type="float">
            <text:p>1</text:p>
          </table:table-cell>
          <table:table-cell office:value-type="date" office:date-value="1978-03-26" calcext:value-type="date">
            <text:p>26/03/197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date" office:date-value="1905-06-30" calcext:value-type="date">
            <text:p>30/06/1905</text:p>
          </table:table-cell>
          <table:table-cell office:value-type="date" office:date-value="2006-12-01" calcext:value-type="date">
            <text:p>01/12/200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date" office:date-value="2007-01-01" calcext:value-type="date">
            <text:p>01/01/2007</text:p>
          </table:table-cell>
          <table:table-cell office:value-type="date" office:date-value="2008-05-01" calcext:value-type="date">
            <text:p>01/05/200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ustulosis palmoplantar y lesión escote</text:p>
          </table:table-cell>
          <table:table-cell/>
          <table:table-cell office:value-type="float" office:value="7" calcext:value-type="float">
            <text:p>7</text:p>
          </table:table-cell>
          <table:table-cell office:value-type="date" office:date-value="2018-05-01" calcext:value-type="date">
            <text:p>01/05/2018</text:p>
          </table:table-cell>
          <table:table-cell office:value-type="date" office:date-value="1918-10-01" calcext:value-type="date">
            <text:p>01/10/191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date" office:date-value="2018-10-01" calcext:value-type="date">
            <text:p>01/10/201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0" calcext:value-type="float">
            <text:p>0</text:p>
          </table:table-cell>
          <table:table-cell office:value-type="date" office:date-value="1942-07-28" calcext:value-type="date">
            <text:p>28/07/194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date" office:date-value="2018-11-01" calcext:value-type="date">
            <text:p>01/11/201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" calcext:value-type="float">
            <text:p>1</text:p>
          </table:table-cell>
          <table:table-cell office:value-type="date" office:date-value="1982-04-19" calcext:value-type="date">
            <text:p>19/04/198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date" office:date-value="2017-12-01" calcext:value-type="date">
            <text:p>01/12/201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0" calcext:value-type="float">
            <text:p>0</text:p>
          </table:table-cell>
          <table:table-cell office:value-type="date" office:date-value="1973-04-01" calcext:value-type="date">
            <text:p>01/04/197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date" office:date-value="2010-04-01" calcext:value-type="date">
            <text:p>01/04/2010</text:p>
          </table:table-cell>
          <table:table-cell office:value-type="date" office:date-value="2011-01-01" calcext:value-type="date">
            <text:p>01/01/20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date" office:date-value="2011-01-01" calcext:value-type="date">
            <text:p>01/01/2011</text:p>
          </table:table-cell>
          <table:table-cell office:value-type="date" office:date-value="2013-08-01" calcext:value-type="date">
            <text:p>01/08/201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date" office:date-value="2013-03-01" calcext:value-type="date">
            <text:p>01/03/201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" calcext:value-type="float">
            <text:p>1</text:p>
          </table:table-cell>
          <table:table-cell office:value-type="date" office:date-value="1965-05-01" calcext:value-type="date">
            <text:p>01/05/196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date" office:date-value="2005-02-01" calcext:value-type="date">
            <text:p>01/02/2005</text:p>
          </table:table-cell>
          <table:table-cell office:value-type="date" office:date-value="2005-05-01" calcext:value-type="date">
            <text:p>01/05/20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epatopatía</text:p>
          </table:table-cell>
          <table:table-cell/>
          <table:table-cell office:value-type="float" office:value="2" calcext:value-type="float">
            <text:p>2</text:p>
          </table:table-cell>
          <table:table-cell office:value-type="date" office:date-value="2009-09-01" calcext:value-type="date">
            <text:p>01/09/200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" calcext:value-type="float">
            <text:p>1</text:p>
          </table:table-cell>
          <table:table-cell office:value-type="date" office:date-value="1986-08-23" calcext:value-type="date">
            <text:p>23/08/198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 office:value-type="date" office:date-value="2013-04-01" calcext:value-type="date">
            <text:p>01/04/201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" calcext:value-type="float">
            <text:p>1</text:p>
          </table:table-cell>
          <table:table-cell office:value-type="date" office:date-value="1971-01-01" calcext:value-type="date">
            <text:p>01/01/197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date" office:date-value="2007-10-01" calcext:value-type="date">
            <text:p>01/10/200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" calcext:value-type="float">
            <text:p>1</text:p>
          </table:table-cell>
          <table:table-cell office:value-type="date" office:date-value="1948-04-15" calcext:value-type="date">
            <text:p>15/04/194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date" office:date-value="2010-06-01" calcext:value-type="date">
            <text:p>01/06/201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" calcext:value-type="float">
            <text:p>1</text:p>
          </table:table-cell>
          <table:table-cell office:value-type="date" office:date-value="1975-10-27" calcext:value-type="date">
            <text:p>27/10/197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date" office:date-value="2003-05-01" calcext:value-type="date">
            <text:p>01/05/200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" calcext:value-type="float">
            <text:p>1</text:p>
          </table:table-cell>
          <table:table-cell office:value-type="date" office:date-value="1965-11-02" calcext:value-type="date">
            <text:p>02/11/196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1" calcext:value-type="float">
            <text:p>11</text:p>
          </table:table-cell>
          <table:table-cell office:value-type="date" office:date-value="2018-12-01" calcext:value-type="date">
            <text:p>01/12/2018</text:p>
          </table:table-cell>
          <table:table-cell table:number-columns-repeated="40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  <table:table-cell office:value-type="date" office:date-value="1955-07-13" calcext:value-type="date">
            <text:p>13/07/195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office:value-type="date" office:date-value="2014-05-01" calcext:value-type="date">
            <text:p>01/05/201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0" calcext:value-type="float">
            <text:p>0</text:p>
          </table:table-cell>
          <table:table-cell office:value-type="date" office:date-value="1937-08-21" calcext:value-type="date">
            <text:p>21/08/193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date" office:date-value="1905-06-30" calcext:value-type="date">
            <text:p>30/06/190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" calcext:value-type="float">
            <text:p>1</text:p>
          </table:table-cell>
          <table:table-cell office:value-type="date" office:date-value="1976-03-07" calcext:value-type="date">
            <text:p>07/03/197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date" office:date-value="1905-06-26" calcext:value-type="date">
            <text:p>26/06/190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0" calcext:value-type="float">
            <text:p>0</text:p>
          </table:table-cell>
          <table:table-cell office:value-type="date" office:date-value="1983-04-18" calcext:value-type="date">
            <text:p>18/04/198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xitis</text:p>
          </table:table-cell>
          <table:table-cell office:value-type="float" office:value="3" calcext:value-type="float">
            <text:p>3</text:p>
          </table:table-cell>
          <table:table-cell office:value-type="date" office:date-value="2009-04-01" calcext:value-type="date">
            <text:p>01/04/2009</text:p>
          </table:table-cell>
          <table:table-cell office:value-type="date" office:date-value="2010-07-01" calcext:value-type="date">
            <text:p>01/07/201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date" office:date-value="2010-07-01" calcext:value-type="date">
            <text:p>01/07/201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" calcext:value-type="float">
            <text:p>0</text:p>
          </table:table-cell>
          <table:table-cell office:value-type="date" office:date-value="1978-05-06" calcext:value-type="date">
            <text:p>06/05/197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date" office:date-value="2016-05-01" calcext:value-type="date">
            <text:p>01/05/201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" calcext:value-type="float">
            <text:p>1</text:p>
          </table:table-cell>
          <table:table-cell office:value-type="date" office:date-value="1967-09-11" calcext:value-type="date">
            <text:p>11/09/196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date" office:date-value="2009-10-01" calcext:value-type="date">
            <text:p>01/10/200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" calcext:value-type="float">
            <text:p>1</text:p>
          </table:table-cell>
          <table:table-cell office:value-type="date" office:date-value="1991-03-14" calcext:value-type="date">
            <text:p>14/03/199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date" office:date-value="2018-11-01" calcext:value-type="date">
            <text:p>01/11/201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" calcext:value-type="float">
            <text:p>1</text:p>
          </table:table-cell>
          <table:table-cell office:value-type="date" office:date-value="1983-10-17" calcext:value-type="date">
            <text:p>17/10/198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date" office:date-value="2012-03-01" calcext:value-type="date">
            <text:p>01/03/201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" calcext:value-type="float">
            <text:p>1</text:p>
          </table:table-cell>
          <table:table-cell office:value-type="date" office:date-value="1973-07-16" calcext:value-type="date">
            <text:p>16/07/197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date" office:date-value="2019-03-01" calcext:value-type="date">
            <text:p>01/03/2019</text:p>
          </table:table-cell>
          <table:table-cell table:number-columns-repeated="40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" calcext:value-type="float">
            <text:p>1</text:p>
          </table:table-cell>
          <table:table-cell office:value-type="date" office:date-value="1954-09-03" calcext:value-type="date">
            <text:p>03/09/195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date" office:date-value="2004-11-01" calcext:value-type="date">
            <text:p>01/11/200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" calcext:value-type="float">
            <text:p>0</text:p>
          </table:table-cell>
          <table:table-cell office:value-type="date" office:date-value="1957-04-22" calcext:value-type="date">
            <text:p>22/04/195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date" office:date-value="2008-02-01" calcext:value-type="date">
            <text:p>01/02/2008</text:p>
          </table:table-cell>
          <table:table-cell office:value-type="date" office:date-value="2008-04-01" calcext:value-type="date">
            <text:p>01/04/200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acción Infusional</text:p>
          </table:table-cell>
          <table:table-cell/>
          <table:table-cell office:value-type="float" office:value="2" calcext:value-type="float">
            <text:p>2</text:p>
          </table:table-cell>
          <table:table-cell office:value-type="date" office:date-value="2008-07-01" calcext:value-type="date">
            <text:p>01/07/200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" calcext:value-type="float">
            <text:p>1</text:p>
          </table:table-cell>
          <table:table-cell office:value-type="date" office:date-value="1937-02-21" calcext:value-type="date">
            <text:p>21/02/193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date" office:date-value="2001-10-01" calcext:value-type="date">
            <text:p>01/10/2001</text:p>
          </table:table-cell>
          <table:table-cell office:value-type="date" office:date-value="2011-02-01" calcext:value-type="date">
            <text:p>01/02/20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psis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0" calcext:value-type="float">
            <text:p>0</text:p>
          </table:table-cell>
          <table:table-cell office:value-type="date" office:date-value="1961-11-16" calcext:value-type="date">
            <text:p>16/11/196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date" office:date-value="2017-04-01" calcext:value-type="date">
            <text:p>01/04/201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" calcext:value-type="float">
            <text:p>1</text:p>
          </table:table-cell>
          <table:table-cell office:value-type="date" office:date-value="1965-01-20" calcext:value-type="date">
            <text:p>20/01/196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" calcext:value-type="float">
            <text:p>7</text:p>
          </table:table-cell>
          <table:table-cell office:value-type="date" office:date-value="2013-11-01" calcext:value-type="date">
            <text:p>01/11/2013</text:p>
          </table:table-cell>
          <table:table-cell office:value-type="date" office:date-value="2014-08-01" calcext:value-type="date">
            <text:p>01/08/20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quicardia</text:p>
          </table:table-cell>
          <table:table-cell/>
          <table:table-cell office:value-type="float" office:value="2" calcext:value-type="float">
            <text:p>2</text:p>
          </table:table-cell>
          <table:table-cell office:value-type="date" office:date-value="2013-11-01" calcext:value-type="date">
            <text:p>01/11/201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0" calcext:value-type="float">
            <text:p>0</text:p>
          </table:table-cell>
          <table:table-cell office:value-type="date" office:date-value="1942-05-15" calcext:value-type="date">
            <text:p>15/05/194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date" office:date-value="2008-06-01" calcext:value-type="date">
            <text:p>01/06/2008</text:p>
          </table:table-cell>
          <table:table-cell office:value-type="date" office:date-value="2008-11-01" calcext:value-type="date">
            <text:p>01/11/200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date" office:date-value="2013-08-01" calcext:value-type="date">
            <text:p>01/08/2013</text:p>
          </table:table-cell>
          <table:table-cell office:value-type="date" office:date-value="2013-11-01" calcext:value-type="date">
            <text:p>01/11/201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date" office:date-value="2015-05-01" calcext:value-type="date">
            <text:p>01/05/2015</text:p>
          </table:table-cell>
          <table:table-cell office:value-type="date" office:date-value="2016-05-01" calcext:value-type="date">
            <text:p>01/05/201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date" office:date-value="2016-05-01" calcext:value-type="date">
            <text:p>01/05/201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" calcext:value-type="float">
            <text:p>0</text:p>
          </table:table-cell>
          <table:table-cell office:value-type="date" office:date-value="1958-08-30" calcext:value-type="date">
            <text:p>30/08/195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date" office:date-value="2018-12-01" calcext:value-type="date">
            <text:p>01/12/201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0" calcext:value-type="float">
            <text:p>0</text:p>
          </table:table-cell>
          <table:table-cell office:value-type="date" office:date-value="1946-10-18" calcext:value-type="date">
            <text:p>18/10/194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date" office:date-value="2004-05-01" calcext:value-type="date">
            <text:p>01/05/200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" calcext:value-type="float">
            <text:p>1</text:p>
          </table:table-cell>
          <table:table-cell office:value-type="date" office:date-value="1965-02-08" calcext:value-type="date">
            <text:p>08/02/196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date" office:date-value="2003-06-01" calcext:value-type="date">
            <text:p>01/06/200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" calcext:value-type="float">
            <text:p>1</text:p>
          </table:table-cell>
          <table:table-cell office:value-type="date" office:date-value="1976-07-18" calcext:value-type="date">
            <text:p>18/07/197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date" office:date-value="2008-08-01" calcext:value-type="date">
            <text:p>01/08/200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0" calcext:value-type="float">
            <text:p>0</text:p>
          </table:table-cell>
          <table:table-cell office:value-type="date" office:date-value="1990-08-08" calcext:value-type="date">
            <text:p>08/08/199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date" office:date-value="2016-06-01" calcext:value-type="date">
            <text:p>01/06/2016</text:p>
          </table:table-cell>
          <table:table-cell office:value-type="date" office:date-value="2018-02-01" calcext:value-type="date">
            <text:p>01/02/201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  <table:table-cell office:value-type="date" office:date-value="1952-08-12" calcext:value-type="date">
            <text:p>12/08/195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date" office:date-value="2011-02-01" calcext:value-type="date">
            <text:p>01/02/2011</text:p>
          </table:table-cell>
          <table:table-cell office:value-type="date" office:date-value="2012-01-01" calcext:value-type="date">
            <text:p>01/01/201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date" office:date-value="2012-04-01" calcext:value-type="date">
            <text:p>01/04/2012</text:p>
          </table:table-cell>
          <table:table-cell office:value-type="date" office:date-value="2012-06-01" calcext:value-type="date">
            <text:p>01/06/20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fección dentaria</text:p>
          </table:table-cell>
          <table:table-cell/>
          <table:table-cell office:value-type="float" office:value="6" calcext:value-type="float">
            <text:p>6</text:p>
          </table:table-cell>
          <table:table-cell office:value-type="date" office:date-value="2015-01-01" calcext:value-type="date">
            <text:p>01/01/2015</text:p>
          </table:table-cell>
          <table:table-cell office:value-type="date" office:date-value="2016-06-01" calcext:value-type="date">
            <text:p>01/06/201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date" office:date-value="2016-06-01" calcext:value-type="date">
            <text:p>01/06/201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0" calcext:value-type="float">
            <text:p>0</text:p>
          </table:table-cell>
          <table:table-cell office:value-type="date" office:date-value="1934-08-21" calcext:value-type="date">
            <text:p>21/08/193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date" office:date-value="2003-12-01" calcext:value-type="date">
            <text:p>01/12/2003</text:p>
          </table:table-cell>
          <table:table-cell office:value-type="date" office:date-value="2007-06-01" calcext:value-type="date">
            <text:p>01/06/20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tolerancia (malestar general) fallecida oct, 201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0" calcext:value-type="float">
            <text:p>0</text:p>
          </table:table-cell>
          <table:table-cell office:value-type="date" office:date-value="1961-08-21" calcext:value-type="date">
            <text:p>21/08/19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 seronegativa</text:p>
          </table:table-cell>
          <table:table-cell office:value-type="float" office:value="2" calcext:value-type="float">
            <text:p>2</text:p>
          </table:table-cell>
          <table:table-cell office:value-type="date" office:date-value="2019-01-01" calcext:value-type="date">
            <text:p>01/01/2019</text:p>
          </table:table-cell>
          <table:table-cell office:value-type="date" office:date-value="2019-04-01" calcext:value-type="date">
            <text:p>01/04/2019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date" office:date-value="2019-04-01" calcext:value-type="date">
            <text:p>01/04/2019</text:p>
          </table:table-cell>
          <table:table-cell table:number-columns-repeated="34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" calcext:value-type="float">
            <text:p>1</text:p>
          </table:table-cell>
          <table:table-cell office:value-type="date" office:date-value="1989-04-21" calcext:value-type="date">
            <text:p>21/04/198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date" office:date-value="2008-08-29" calcext:value-type="date">
            <text:p>29/08/2008</text:p>
          </table:table-cell>
          <table:table-cell office:value-type="date" office:date-value="2009-02-03" calcext:value-type="date">
            <text:p>03/02/200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slado</text:p>
          </table:table-cell>
          <table:table-cell/>
          <table:table-cell office:value-type="float" office:value="1" calcext:value-type="float">
            <text:p>1</text:p>
          </table:table-cell>
          <table:table-cell office:value-type="date" office:date-value="2015-06-01" calcext:value-type="date">
            <text:p>01/06/201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0" calcext:value-type="float">
            <text:p>0</text:p>
          </table:table-cell>
          <table:table-cell office:value-type="date" office:date-value="1986-05-16" calcext:value-type="date">
            <text:p>16/05/198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date" office:date-value="2019-05-01" calcext:value-type="date">
            <text:p>01/05/2019</text:p>
          </table:table-cell>
          <table:table-cell office:value-type="date" office:date-value="2019-12-01" calcext:value-type="date">
            <text:p>01/12/201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date" office:date-value="2019-12-01" calcext:value-type="date">
            <text:p>01/12/2019</text:p>
          </table:table-cell>
          <table:table-cell table:number-columns-repeated="34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office:value-type="date" office:date-value="1972-05-27" calcext:value-type="date">
            <text:p>27/05/197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date" office:date-value="2014-02-01" calcext:value-type="date">
            <text:p>01/02/2014</text:p>
          </table:table-cell>
          <table:table-cell office:value-type="date" office:date-value="2014-06-01" calcext:value-type="date">
            <text:p>01/06/20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iedo e ineficacia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0" calcext:value-type="float">
            <text:p>0</text:p>
          </table:table-cell>
          <table:table-cell office:value-type="date" office:date-value="1959-12-09" calcext:value-type="date">
            <text:p>09/12/195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date" office:date-value="2019-03-01" calcext:value-type="date">
            <text:p>01/03/2019</text:p>
          </table:table-cell>
          <table:table-cell table:number-columns-repeated="40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0" calcext:value-type="float">
            <text:p>0</text:p>
          </table:table-cell>
          <table:table-cell office:value-type="date" office:date-value="1948-03-30" calcext:value-type="date">
            <text:p>30/03/194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date" office:date-value="2010-01-01" calcext:value-type="date">
            <text:p>01/01/201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fecciones respiratorias de repetició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" calcext:value-type="float">
            <text:p>1</text:p>
          </table:table-cell>
          <table:table-cell office:value-type="date" office:date-value="1958-11-27" calcext:value-type="date">
            <text:p>27/11/195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date" office:date-value="2003-10-01" calcext:value-type="date">
            <text:p>01/10/2003</text:p>
          </table:table-cell>
          <table:table-cell office:value-type="date" office:date-value="2006-09-01" calcext:value-type="date">
            <text:p>01/09/200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date" office:date-value="2006-09-01" calcext:value-type="date">
            <text:p>01/09/2006</text:p>
          </table:table-cell>
          <table:table-cell office:value-type="date" office:date-value="2007-12-01" calcext:value-type="date">
            <text:p>01/12/200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Uveitis</text:p>
          </table:table-cell>
          <table:table-cell office:value-type="float" office:value="3" calcext:value-type="float">
            <text:p>3</text:p>
          </table:table-cell>
          <table:table-cell office:value-type="date" office:date-value="2008-01-01" calcext:value-type="date">
            <text:p>01/01/2008</text:p>
          </table:table-cell>
          <table:table-cell office:value-type="date" office:date-value="2013-08-01" calcext:value-type="date">
            <text:p>01/08/201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Uveitis</text:p>
          </table:table-cell>
          <table:table-cell office:value-type="float" office:value="7" calcext:value-type="float">
            <text:p>7</text:p>
          </table:table-cell>
          <table:table-cell office:value-type="date" office:date-value="2013-08-01" calcext:value-type="date">
            <text:p>01/08/2013</text:p>
          </table:table-cell>
          <table:table-cell office:value-type="date" office:date-value="2014-12-01" calcext:value-type="date">
            <text:p>01/12/2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veitis</text:p>
          </table:table-cell>
          <table:table-cell/>
          <table:table-cell office:value-type="float" office:value="8" calcext:value-type="float">
            <text:p>8</text:p>
          </table:table-cell>
          <table:table-cell office:value-type="date" office:date-value="2014-12-01" calcext:value-type="date">
            <text:p>01/12/2014</text:p>
          </table:table-cell>
          <table:table-cell office:value-type="date" office:date-value="2015-05-01" calcext:value-type="date">
            <text:p>01/05/201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date" office:date-value="2015-05-01" calcext:value-type="date">
            <text:p>01/05/2015</text:p>
          </table:table-cell>
          <table:table-cell office:value-type="date" office:date-value="2016-04-01" calcext:value-type="date">
            <text:p>01/04/201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date" office:date-value="2016-04-01" calcext:value-type="date">
            <text:p>01/04/2016</text:p>
          </table:table-cell>
          <table:table-cell office:value-type="date" office:date-value="2017-02-01" calcext:value-type="date">
            <text:p>01/02/20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umonia Neumocócica</text:p>
          </table:table-cell>
          <table:table-cell/>
          <table:table-cell office:value-type="float" office:value="12" calcext:value-type="float">
            <text:p>12</text:p>
          </table:table-cell>
          <table:table-cell office:value-type="date" office:date-value="2017-10-01" calcext:value-type="date">
            <text:p>01/10/2017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0" calcext:value-type="float">
            <text:p>0</text:p>
          </table:table-cell>
          <table:table-cell office:value-type="date" office:date-value="1956-11-21" calcext:value-type="date">
            <text:p>21/11/195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date" office:date-value="2016-08-01" calcext:value-type="date">
            <text:p>01/08/2016</text:p>
          </table:table-cell>
          <table:table-cell office:value-type="date" office:date-value="2016-11-01" calcext:value-type="date">
            <text:p>01/11/201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date" office:date-value="2016-11-01" calcext:value-type="date">
            <text:p>01/11/2016</text:p>
          </table:table-cell>
          <table:table-cell office:value-type="date" office:date-value="2017-07-01" calcext:value-type="date">
            <text:p>01/07/201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date" office:date-value="2017-08-01" calcext:value-type="date">
            <text:p>01/08/201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date" office:date-value="1951-09-29" calcext:value-type="date">
            <text:p>29/09/195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date" office:date-value="2005-08-01" calcext:value-type="date">
            <text:p>01/08/2005</text:p>
          </table:table-cell>
          <table:table-cell office:value-type="date" office:date-value="2007-09-01" calcext:value-type="date">
            <text:p>01/09/20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acción infusional</text:p>
          </table:table-cell>
          <table:table-cell/>
          <table:table-cell office:value-type="float" office:value="2" calcext:value-type="float">
            <text:p>2</text:p>
          </table:table-cell>
          <table:table-cell office:value-type="date" office:date-value="2007-08-01" calcext:value-type="date">
            <text:p>01/08/2007</text:p>
          </table:table-cell>
          <table:table-cell office:value-type="date" office:date-value="2007-11-01" calcext:value-type="date">
            <text:p>01/11/20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acción punto inyección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" calcext:value-type="float">
            <text:p>1</text:p>
          </table:table-cell>
          <table:table-cell office:value-type="date" office:date-value="1967-07-29" calcext:value-type="date">
            <text:p>29/07/196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date" office:date-value="2004-02-01" calcext:value-type="date">
            <text:p>01/02/2004</text:p>
          </table:table-cell>
          <table:table-cell office:value-type="date" office:date-value="2016-03-01" calcext:value-type="date">
            <text:p>01/03/20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acción Infusional</text:p>
          </table:table-cell>
          <table:table-cell/>
          <table:table-cell office:value-type="float" office:value="3" calcext:value-type="float">
            <text:p>3</text:p>
          </table:table-cell>
          <table:table-cell office:value-type="date" office:date-value="2016-03-01" calcext:value-type="date">
            <text:p>01/03/2016</text:p>
          </table:table-cell>
          <table:table-cell office:value-type="date" office:date-value="2017-01-01" calcext:value-type="date">
            <text:p>01/01/20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soriais Paradójca</text:p>
          </table:table-cell>
          <table:table-cell/>
          <table:table-cell office:value-type="float" office:value="12" calcext:value-type="float">
            <text:p>12</text:p>
          </table:table-cell>
          <table:table-cell office:value-type="date" office:date-value="2017-01-01" calcext:value-type="date">
            <text:p>01/01/201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" calcext:value-type="float">
            <text:p>1</text:p>
          </table:table-cell>
          <table:table-cell office:value-type="date" office:date-value="1967-05-03" calcext:value-type="date">
            <text:p>03/05/196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date" office:date-value="2015-10-01" calcext:value-type="date">
            <text:p>01/10/2015</text:p>
          </table:table-cell>
          <table:table-cell office:value-type="date" office:date-value="2018-06-01" calcext:value-type="date">
            <text:p>01/06/201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date" office:date-value="2019-02-01" calcext:value-type="date">
            <text:p>01/02/201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" calcext:value-type="float">
            <text:p>1</text:p>
          </table:table-cell>
          <table:table-cell office:value-type="date" office:date-value="1958-07-22" calcext:value-type="date">
            <text:p>22/07/195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date" office:date-value="2019-06-01" calcext:value-type="date">
            <text:p>01/06/2019</text:p>
          </table:table-cell>
          <table:table-cell table:number-columns-repeated="40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0" calcext:value-type="float">
            <text:p>0</text:p>
          </table:table-cell>
          <table:table-cell office:value-type="date" office:date-value="1968-08-24" calcext:value-type="date">
            <text:p>24/08/196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date" office:date-value="2004-08-01" calcext:value-type="date">
            <text:p>01/08/2004</text:p>
          </table:table-cell>
          <table:table-cell office:value-type="date" office:date-value="2012-08-01" calcext:value-type="date">
            <text:p>01/08/20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plopia</text:p>
          </table:table-cell>
          <table:table-cell office:value-type="string" calcext:value-type="string">
            <text:p>Herpes Labial Mayo 2010</text:p>
          </table:table-cell>
          <table:table-cell office:value-type="float" office:value="6" calcext:value-type="float">
            <text:p>6</text:p>
          </table:table-cell>
          <table:table-cell office:value-type="date" office:date-value="2012-08-01" calcext:value-type="date">
            <text:p>01/08/2012</text:p>
          </table:table-cell>
          <table:table-cell office:value-type="date" office:date-value="2016-08-01" calcext:value-type="date">
            <text:p>01/08/201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date" office:date-value="2016-08-01" calcext:value-type="date">
            <text:p>01/08/2016</text:p>
          </table:table-cell>
          <table:table-cell office:value-type="date" office:date-value="2018-02-01" calcext:value-type="date">
            <text:p>01/02/201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date" office:date-value="2018-02-01" calcext:value-type="date">
            <text:p>01/02/201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date" office:date-value="1972-11-21" calcext:value-type="date">
            <text:p>21/11/197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date" office:date-value="2007-06-01" calcext:value-type="date">
            <text:p>01/06/2007</text:p>
          </table:table-cell>
          <table:table-cell office:value-type="date" office:date-value="2007-10-01" calcext:value-type="date">
            <text:p>01/10/20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accón infusional</text:p>
          </table:table-cell>
          <table:table-cell/>
          <table:table-cell office:value-type="float" office:value="2" calcext:value-type="float">
            <text:p>2</text:p>
          </table:table-cell>
          <table:table-cell office:value-type="date" office:date-value="2007-10-01" calcext:value-type="date">
            <text:p>01/10/200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date" office:date-value="1956-12-08" calcext:value-type="date">
            <text:p>08/12/195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" calcext:value-type="float">
            <text:p>7</text:p>
          </table:table-cell>
          <table:table-cell office:value-type="date" office:date-value="2017-03-01" calcext:value-type="date">
            <text:p>01/03/201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" calcext:value-type="float">
            <text:p>1</text:p>
          </table:table-cell>
          <table:table-cell office:value-type="date" office:date-value="1941-03-09" calcext:value-type="date">
            <text:p>09/03/19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sculitis Reumatoide</text:p>
          </table:table-cell>
          <table:table-cell office:value-type="float" office:value="4" calcext:value-type="float">
            <text:p>4</text:p>
          </table:table-cell>
          <table:table-cell office:value-type="date" office:date-value="2008-03-01" calcext:value-type="date">
            <text:p>01/03/2008</text:p>
          </table:table-cell>
          <table:table-cell office:value-type="date" office:date-value="2008-04-01" calcext:value-type="date">
            <text:p>01/04/200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date" office:date-value="2014-05-01" calcext:value-type="date">
            <text:p>01/05/2014</text:p>
          </table:table-cell>
          <table:table-cell office:value-type="date" office:date-value="2015-03-01" calcext:value-type="date">
            <text:p>01/03/20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cinoma Urotelial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0" calcext:value-type="float">
            <text:p>0</text:p>
          </table:table-cell>
          <table:table-cell office:value-type="date" office:date-value="1961-05-20" calcext:value-type="date">
            <text:p>20/05/196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reES</text:p>
          </table:table-cell>
          <table:table-cell office:value-type="float" office:value="6" calcext:value-type="float">
            <text:p>6</text:p>
          </table:table-cell>
          <table:table-cell office:value-type="date" office:date-value="2018-10-01" calcext:value-type="date">
            <text:p>01/10/201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0" calcext:value-type="float">
            <text:p>0</text:p>
          </table:table-cell>
          <table:table-cell office:value-type="date" office:date-value="1939-01-11" calcext:value-type="date">
            <text:p>11/01/193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date" office:date-value="2018-12-01" calcext:value-type="date">
            <text:p>01/12/201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office:value-type="date" office:date-value="1956-05-23" calcext:value-type="date">
            <text:p>23/05/195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date" office:date-value="2010-01-01" calcext:value-type="date">
            <text:p>01/01/2010</text:p>
          </table:table-cell>
          <table:table-cell office:value-type="date" office:date-value="2010-04-01" calcext:value-type="date">
            <text:p>01/04/201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date" office:date-value="2010-04-01" calcext:value-type="date">
            <text:p>01/04/2010</text:p>
          </table:table-cell>
          <table:table-cell office:value-type="date" office:date-value="2010-08-01" calcext:value-type="date">
            <text:p>01/08/201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date" office:date-value="2010-08-01" calcext:value-type="date">
            <text:p>01/08/2010</text:p>
          </table:table-cell>
          <table:table-cell office:value-type="date" office:date-value="2013-10-01" calcext:value-type="date">
            <text:p>01/10/20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NH B difuso cé grande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" calcext:value-type="float">
            <text:p>1</text:p>
          </table:table-cell>
          <table:table-cell office:value-type="date" office:date-value="1973-10-24" calcext:value-type="date">
            <text:p>24/10/197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date" office:date-value="2019-09-01" calcext:value-type="date">
            <text:p>01/09/2019</text:p>
          </table:table-cell>
          <table:table-cell table:number-columns-repeated="40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" calcext:value-type="float">
            <text:p>1</text:p>
          </table:table-cell>
          <table:table-cell office:value-type="date" office:date-value="1956-06-11" calcext:value-type="date">
            <text:p>11/06/195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date" office:date-value="2006-03-01" calcext:value-type="date">
            <text:p>01/03/2006</text:p>
          </table:table-cell>
          <table:table-cell office:value-type="date" office:date-value="2014-03-01" calcext:value-type="date">
            <text:p>01/03/201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0" calcext:value-type="float">
            <text:p>0</text:p>
          </table:table-cell>
          <table:table-cell office:value-type="date" office:date-value="1965-09-02" calcext:value-type="date">
            <text:p>02/09/196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date" office:date-value="2015-04-01" calcext:value-type="date">
            <text:p>01/04/2015</text:p>
          </table:table-cell>
          <table:table-cell office:value-type="date" office:date-value="2015-10-01" calcext:value-type="date">
            <text:p>01/10/201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date" office:date-value="2015-10-01" calcext:value-type="date">
            <text:p>01/10/2015</text:p>
          </table:table-cell>
          <table:table-cell office:value-type="date" office:date-value="2019-09-01" calcext:value-type="date">
            <text:p>01/09/20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 Simple</text:p>
          </table:table-cell>
          <table:table-cell/>
          <table:table-cell office:value-type="float" office:value="13" calcext:value-type="float">
            <text:p>13</text:p>
          </table:table-cell>
          <table:table-cell office:value-type="date" office:date-value="2019-09-01" calcext:value-type="date">
            <text:p>01/09/201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0" calcext:value-type="float">
            <text:p>0</text:p>
          </table:table-cell>
          <table:table-cell office:value-type="date" office:date-value="1966-03-17" calcext:value-type="date">
            <text:p>17/03/196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date" office:date-value="2016-05-01" calcext:value-type="date">
            <text:p>01/05/2016</text:p>
          </table:table-cell>
          <table:table-cell office:value-type="date" office:date-value="2017-01-01" calcext:value-type="date">
            <text:p>01/01/20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B Miliar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0" calcext:value-type="float">
            <text:p>0</text:p>
          </table:table-cell>
          <table:table-cell office:value-type="date" office:date-value="1965-05-25" calcext:value-type="date">
            <text:p>25/05/196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date" office:date-value="2011-04-01" calcext:value-type="date">
            <text:p>01/04/2011</text:p>
          </table:table-cell>
          <table:table-cell office:value-type="date" office:date-value="2012-02-01" calcext:value-type="date">
            <text:p>01/02/20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érdida de seguimiento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0" calcext:value-type="float">
            <text:p>0</text:p>
          </table:table-cell>
          <table:table-cell office:value-type="date" office:date-value="1982-11-07" calcext:value-type="date">
            <text:p>07/11/198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date" office:date-value="2013-08-01" calcext:value-type="date">
            <text:p>01/08/2013</text:p>
          </table:table-cell>
          <table:table-cell office:value-type="date" office:date-value="2013-10-01" calcext:value-type="date">
            <text:p>01/10/20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rdida seguimiento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0" calcext:value-type="float">
            <text:p>0</text:p>
          </table:table-cell>
          <table:table-cell office:value-type="date" office:date-value="1970-10-21" calcext:value-type="date">
            <text:p>21/10/197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date" office:date-value="2008-01-01" calcext:value-type="date">
            <text:p>01/01/2008</text:p>
          </table:table-cell>
          <table:table-cell office:value-type="date" office:date-value="2009-10-01" calcext:value-type="date">
            <text:p>01/10/200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érdida de seguimiento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" calcext:value-type="float">
            <text:p>1</text:p>
          </table:table-cell>
          <table:table-cell office:value-type="date" office:date-value="1946-08-12" calcext:value-type="date">
            <text:p>12/08/194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date" office:date-value="2005-05-01" calcext:value-type="date">
            <text:p>01/05/2005</text:p>
          </table:table-cell>
          <table:table-cell office:value-type="date" office:date-value="2009-05-01" calcext:value-type="date">
            <text:p>01/05/20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B Miliar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1" calcext:value-type="float">
            <text:p>1</text:p>
          </table:table-cell>
          <table:table-cell office:value-type="date" office:date-value="1973-08-07" calcext:value-type="date">
            <text:p>07/08/197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date" office:date-value="2015-01-01" calcext:value-type="date">
            <text:p>01/01/201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" calcext:value-type="float">
            <text:p>1</text:p>
          </table:table-cell>
          <table:table-cell office:value-type="date" office:date-value="1993-11-07" calcext:value-type="date">
            <text:p>07/11/199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date" office:date-value="2016-03-01" calcext:value-type="date">
            <text:p>01/03/2016</text:p>
          </table:table-cell>
          <table:table-cell office:value-type="date" office:date-value="2017-07-01" calcext:value-type="date">
            <text:p>01/07/20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siones en piel</text:p>
          </table:table-cell>
          <table:table-cell/>
          <table:table-cell office:value-type="float" office:value="3" calcext:value-type="float">
            <text:p>3</text:p>
          </table:table-cell>
          <table:table-cell office:value-type="date" office:date-value="2018-01-01" calcext:value-type="date">
            <text:p>01/01/2018</text:p>
          </table:table-cell>
          <table:table-cell office:value-type="date" office:date-value="2018-12-01" calcext:value-type="date">
            <text:p>01/12/201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date" office:date-value="2018-12-01" calcext:value-type="date">
            <text:p>01/12/201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0" calcext:value-type="float">
            <text:p>0</text:p>
          </table:table-cell>
          <table:table-cell office:value-type="date" office:date-value="1984-05-12" calcext:value-type="date">
            <text:p>12/05/198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II</text:p>
          </table:table-cell>
          <table:table-cell office:value-type="float" office:value="3" calcext:value-type="float">
            <text:p>3</text:p>
          </table:table-cell>
          <table:table-cell office:value-type="date" office:date-value="2005-10-01" calcext:value-type="date">
            <text:p>01/10/2005</text:p>
          </table:table-cell>
          <table:table-cell office:value-type="date" office:date-value="2015-10-01" calcext:value-type="date">
            <text:p>01/10/201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ARGO DIGESTIVO</text:p>
          </table:table-cell>
          <table:table-cell office:value-type="float" office:value="1" calcext:value-type="float">
            <text:p>1</text:p>
          </table:table-cell>
          <table:table-cell office:value-type="date" office:date-value="2015-10-01" calcext:value-type="date">
            <text:p>01/10/201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0" calcext:value-type="float">
            <text:p>0</text:p>
          </table:table-cell>
          <table:table-cell office:value-type="date" office:date-value="1978-04-20" calcext:value-type="date">
            <text:p>20/04/197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office:value-type="date" office:date-value="2019-01-01" calcext:value-type="date">
            <text:p>01/01/2019</text:p>
          </table:table-cell>
          <table:table-cell table:number-columns-repeated="40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1" calcext:value-type="float">
            <text:p>1</text:p>
          </table:table-cell>
          <table:table-cell office:value-type="date" office:date-value="1960-03-01" calcext:value-type="date">
            <text:p>01/03/196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date" office:date-value="2018-05-01" calcext:value-type="date">
            <text:p>01/05/201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0" calcext:value-type="float">
            <text:p>0</text:p>
          </table:table-cell>
          <table:table-cell office:value-type="date" office:date-value="1981-10-05" calcext:value-type="date">
            <text:p>05/10/198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date" office:date-value="2017-10-01" calcext:value-type="date">
            <text:p>01/10/2017</text:p>
          </table:table-cell>
          <table:table-cell office:value-type="date" office:date-value="2018-06-01" calcext:value-type="date">
            <text:p>01/06/201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date" office:date-value="2018-06-01" calcext:value-type="date">
            <text:p>01/06/201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" calcext:value-type="float">
            <text:p>0</text:p>
          </table:table-cell>
          <table:table-cell office:value-type="date" office:date-value="1945-05-14" calcext:value-type="date">
            <text:p>14/05/194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date" office:date-value="2016-08-01" calcext:value-type="date">
            <text:p>01/08/201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1" calcext:value-type="float">
            <text:p>1</text:p>
          </table:table-cell>
          <table:table-cell office:value-type="date" office:date-value="1963-09-28" calcext:value-type="date">
            <text:p>28/09/196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date" office:date-value="2017-06-01" calcext:value-type="date">
            <text:p>01/06/2017</text:p>
          </table:table-cell>
          <table:table-cell office:value-type="date" office:date-value="2019-10-01" calcext:value-type="date">
            <text:p>01/10/201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date" office:date-value="2019-10-01" calcext:value-type="date">
            <text:p>01/10/201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office:value-type="date" office:date-value="1958-10-25" calcext:value-type="date">
            <text:p>25/10/195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date" office:date-value="2013-04-01" calcext:value-type="date">
            <text:p>01/04/2013</text:p>
          </table:table-cell>
          <table:table-cell office:value-type="date" office:date-value="2013-05-01" calcext:value-type="date">
            <text:p>01/05/20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aquetopenia y Leucopenia</text:p>
          </table:table-cell>
          <table:table-cell/>
          <table:table-cell office:value-type="float" office:value="5" calcext:value-type="float">
            <text:p>5</text:p>
          </table:table-cell>
          <table:table-cell office:value-type="date" office:date-value="2016-02-01" calcext:value-type="date">
            <text:p>01/02/2016</text:p>
          </table:table-cell>
          <table:table-cell office:value-type="date" office:date-value="2016-07-01" calcext:value-type="date">
            <text:p>01/07/20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umento transaminasas/leucopeni.</text:p>
          </table:table-cell>
          <table:table-cell/>
          <table:table-cell office:value-type="float" office:value="11" calcext:value-type="float">
            <text:p>11</text:p>
          </table:table-cell>
          <table:table-cell office:value-type="date" office:date-value="2018-05-01" calcext:value-type="date">
            <text:p>01/05/2018</text:p>
          </table:table-cell>
          <table:table-cell office:value-type="date" office:date-value="2018-12-01" calcext:value-type="date">
            <text:p>01/12/20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presión</text:p>
          </table:table-cell>
          <table:table-cell/>
          <table:table-cell office:value-type="float" office:value="13" calcext:value-type="float">
            <text:p>13</text:p>
          </table:table-cell>
          <table:table-cell office:value-type="date" office:date-value="2018-12-01" calcext:value-type="date">
            <text:p>01/12/201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1" calcext:value-type="float">
            <text:p>1</text:p>
          </table:table-cell>
          <table:table-cell office:value-type="date" office:date-value="1953-09-01" calcext:value-type="date">
            <text:p>01/09/195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date" office:date-value="2009-07-06" calcext:value-type="date">
            <text:p>06/07/2009</text:p>
          </table:table-cell>
          <table:table-cell office:value-type="date" office:date-value="2007-10-01" calcext:value-type="date">
            <text:p>01/10/200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date" office:date-value="2009-07-01" calcext:value-type="date">
            <text:p>01/07/2009</text:p>
          </table:table-cell>
          <table:table-cell office:value-type="date" office:date-value="2010-12-01" calcext:value-type="date">
            <text:p>01/12/201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date" office:date-value="2010-12-01" calcext:value-type="date">
            <text:p>01/12/2010</text:p>
          </table:table-cell>
          <table:table-cell office:value-type="date" office:date-value="2011-03-01" calcext:value-type="date">
            <text:p>01/03/20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rdida seguimiento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office:value-type="date" office:date-value="1939-06-09" calcext:value-type="date">
            <text:p>09/06/193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date" office:date-value="2003-10-01" calcext:value-type="date">
            <text:p>01/10/2003</text:p>
          </table:table-cell>
          <table:table-cell office:value-type="date" office:date-value="2016-10-01" calcext:value-type="date">
            <text:p>01/10/20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feccion. ICC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office:value-type="date" office:date-value="1969-03-15" calcext:value-type="date">
            <text:p>15/03/196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date" office:date-value="2010-05-01" calcext:value-type="date">
            <text:p>01/05/2010</text:p>
          </table:table-cell>
          <table:table-cell office:value-type="date" office:date-value="2011-01-01" calcext:value-type="date">
            <text:p>01/01/20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date" office:date-value="2011-02-01" calcext:value-type="date">
            <text:p>01/02/2011</text:p>
          </table:table-cell>
          <table:table-cell office:value-type="date" office:date-value="2015-04-01" calcext:value-type="date">
            <text:p>01/04/201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date" office:date-value="2017-03-01" calcext:value-type="date">
            <text:p>01/03/201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1" calcext:value-type="float">
            <text:p>1</text:p>
          </table:table-cell>
          <table:table-cell office:value-type="date" office:date-value="1973-07-23" calcext:value-type="date">
            <text:p>23/07/197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" calcext:value-type="float">
            <text:p>7</text:p>
          </table:table-cell>
          <table:table-cell office:value-type="date" office:date-value="2018-09-01" calcext:value-type="date">
            <text:p>01/09/201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1" calcext:value-type="float">
            <text:p>1</text:p>
          </table:table-cell>
          <table:table-cell office:value-type="date" office:date-value="1959-12-18" calcext:value-type="date">
            <text:p>18/12/1959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date" office:date-value="2016-04-01" calcext:value-type="date">
            <text:p>01/04/201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" calcext:value-type="float">
            <text:p>1</text:p>
          </table:table-cell>
          <table:table-cell office:value-type="date" office:date-value="1965-03-12" calcext:value-type="date">
            <text:p>12/03/196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date" office:date-value="2018-06-01" calcext:value-type="date">
            <text:p>01/06/2018</text:p>
          </table:table-cell>
          <table:table-cell office:value-type="date" office:date-value="2019-02-01" calcext:value-type="date">
            <text:p>01/02/20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acción infusional</text:p>
          </table:table-cell>
          <table:table-cell/>
          <table:table-cell office:value-type="float" office:value="3" calcext:value-type="float">
            <text:p>3</text:p>
          </table:table-cell>
          <table:table-cell office:value-type="date" office:date-value="2019-06-01" calcext:value-type="date">
            <text:p>01/06/201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0" calcext:value-type="float">
            <text:p>0</text:p>
          </table:table-cell>
          <table:table-cell office:value-type="date" office:date-value="1970-02-07" calcext:value-type="date">
            <text:p>07/02/197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office:value-type="date" office:date-value="2019-05-01" calcext:value-type="date">
            <text:p>01/05/2019</text:p>
          </table:table-cell>
          <table:table-cell table:number-columns-repeated="40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0" calcext:value-type="float">
            <text:p>0</text:p>
          </table:table-cell>
          <table:table-cell office:value-type="date" office:date-value="1968-09-24" calcext:value-type="date">
            <text:p>24/09/196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date" office:date-value="2010-07-01" calcext:value-type="date">
            <text:p>01/07/201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" calcext:value-type="float">
            <text:p>1</text:p>
          </table:table-cell>
          <table:table-cell office:value-type="date" office:date-value="1959-08-22" calcext:value-type="date">
            <text:p>22/08/195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date" office:date-value="2003-11-01" calcext:value-type="date">
            <text:p>01/11/200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" calcext:value-type="float">
            <text:p>1</text:p>
          </table:table-cell>
          <table:table-cell office:value-type="date" office:date-value="1991-03-18" calcext:value-type="date">
            <text:p>18/03/199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date" office:date-value="2017-11-01" calcext:value-type="date">
            <text:p>01/11/201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office:value-type="date" office:date-value="1963-04-13" calcext:value-type="date">
            <text:p>13/04/196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date" office:date-value="2009-09-01" calcext:value-type="date">
            <text:p>01/09/2009</text:p>
          </table:table-cell>
          <table:table-cell office:value-type="date" office:date-value="2010-04-01" calcext:value-type="date">
            <text:p>01/04/201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date" office:date-value="2010-04-01" calcext:value-type="date">
            <text:p>01/04/2010</text:p>
          </table:table-cell>
          <table:table-cell office:value-type="date" office:date-value="2019-06-01" calcext:value-type="date">
            <text:p>01/06/201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date" office:date-value="2019-06-01" calcext:value-type="date">
            <text:p>01/06/201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0" calcext:value-type="float">
            <text:p>0</text:p>
          </table:table-cell>
          <table:table-cell office:value-type="date" office:date-value="1967-11-08" calcext:value-type="date">
            <text:p>08/11/196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date" office:date-value="2003-09-01" calcext:value-type="date">
            <text:p>01/09/2003</text:p>
          </table:table-cell>
          <table:table-cell office:value-type="date" office:date-value="2005-03-01" calcext:value-type="date">
            <text:p>01/03/20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acción Infusional</text:p>
          </table:table-cell>
          <table:table-cell/>
          <table:table-cell office:value-type="float" office:value="2" calcext:value-type="float">
            <text:p>2</text:p>
          </table:table-cell>
          <table:table-cell office:value-type="date" office:date-value="2005-03-01" calcext:value-type="date">
            <text:p>01/03/2005</text:p>
          </table:table-cell>
          <table:table-cell office:value-type="date" office:date-value="2011-10-01" calcext:value-type="date">
            <text:p>01/10/20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date" office:date-value="2011-10-01" calcext:value-type="date">
            <text:p>01/10/2011</text:p>
          </table:table-cell>
          <table:table-cell office:value-type="date" office:date-value="2016-06-01" calcext:value-type="date">
            <text:p>01/06/20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fecciones de repetición</text:p>
          </table:table-cell>
          <table:table-cell/>
          <table:table-cell office:value-type="float" office:value="2" calcext:value-type="float">
            <text:p>2</text:p>
          </table:table-cell>
          <table:table-cell office:value-type="date" office:date-value="2016-06-01" calcext:value-type="date">
            <text:p>01/06/2016</text:p>
          </table:table-cell>
          <table:table-cell office:value-type="date" office:date-value="2018-01-01" calcext:value-type="date">
            <text:p>01/01/201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date" office:date-value="2018-01-01" calcext:value-type="date">
            <text:p>01/01/2018</text:p>
          </table:table-cell>
          <table:table-cell office:value-type="date" office:date-value="2018-08-01" calcext:value-type="date">
            <text:p>01/08/20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siones cutaneas</text:p>
          </table:table-cell>
          <table:table-cell/>
          <table:table-cell office:value-type="float" office:value="14" calcext:value-type="float">
            <text:p>14</text:p>
          </table:table-cell>
          <table:table-cell office:value-type="date" office:date-value="2018-10-01" calcext:value-type="date">
            <text:p>01/10/201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0" calcext:value-type="float">
            <text:p>0</text:p>
          </table:table-cell>
          <table:table-cell table:style-name="ce6" office:value-type="date" office:date-value="1985-12-25" calcext:value-type="date">
            <text:p>25/12/198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" calcext:value-type="float">
            <text:p>7</text:p>
          </table:table-cell>
          <table:table-cell office:value-type="date" office:date-value="2018-04-01" calcext:value-type="date">
            <text:p>01/04/201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" calcext:value-type="float">
            <text:p>0</text:p>
          </table:table-cell>
          <table:table-cell office:value-type="date" office:date-value="1968-08-23" calcext:value-type="date">
            <text:p>23/08/196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date" office:date-value="2016-03-01" calcext:value-type="date">
            <text:p>01/03/2016</text:p>
          </table:table-cell>
          <table:table-cell office:value-type="date" office:date-value="2018-03-01" calcext:value-type="date">
            <text:p>01/03/201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date" office:date-value="2018-03-01" calcext:value-type="date">
            <text:p>01/03/201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0" calcext:value-type="float">
            <text:p>0</text:p>
          </table:table-cell>
          <table:table-cell office:value-type="date" office:date-value="1958-06-29" calcext:value-type="date">
            <text:p>29/06/195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date" office:date-value="2002-01-01" calcext:value-type="date">
            <text:p>01/01/2002</text:p>
          </table:table-cell>
          <table:table-cell office:value-type="date" office:date-value="2005-01-01" calcext:value-type="date">
            <text:p>01/01/200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date" office:date-value="2005-03-01" calcext:value-type="date">
            <text:p>01/03/2005</text:p>
          </table:table-cell>
          <table:table-cell office:value-type="date" office:date-value="2009-03-01" calcext:value-type="date">
            <text:p>01/03/20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fección protésica RD</text:p>
          </table:table-cell>
          <table:table-cell/>
          <table:table-cell office:value-type="float" office:value="2" calcext:value-type="float">
            <text:p>2</text:p>
          </table:table-cell>
          <table:table-cell office:value-type="date" office:date-value="2019-06-01" calcext:value-type="date">
            <text:p>01/06/201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0" calcext:value-type="float">
            <text:p>0</text:p>
          </table:table-cell>
          <table:table-cell office:value-type="date" office:date-value="1962-05-12" calcext:value-type="date">
            <text:p>12/05/19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onegativa</text:p>
          </table:table-cell>
          <table:table-cell office:value-type="float" office:value="2" calcext:value-type="float">
            <text:p>2</text:p>
          </table:table-cell>
          <table:table-cell office:value-type="date" office:date-value="2017-05-01" calcext:value-type="date">
            <text:p>01/05/2017</text:p>
          </table:table-cell>
          <table:table-cell office:value-type="date" office:date-value="2017-12-01" calcext:value-type="date">
            <text:p>01/12/201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date" office:date-value="2017-12-01" calcext:value-type="date">
            <text:p>01/12/2017</text:p>
          </table:table-cell>
          <table:table-cell office:value-type="date" office:date-value="2018-05-01" calcext:value-type="date">
            <text:p>01/05/201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date" office:date-value="2018-05-01" calcext:value-type="date">
            <text:p>01/05/201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office:value-type="date" office:date-value="1965-11-29" calcext:value-type="date">
            <text:p>29/11/196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date" office:date-value="2005-05-01" calcext:value-type="date">
            <text:p>01/05/200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date" office:date-value="1971-10-05" calcext:value-type="date">
            <text:p>05/10/197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date" office:date-value="2017-10-01" calcext:value-type="date">
            <text:p>01/10/2017</text:p>
          </table:table-cell>
          <table:table-cell office:value-type="date" office:date-value="2018-06-01" calcext:value-type="date">
            <text:p>01/06/201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date" office:date-value="2018-07-01" calcext:value-type="date">
            <text:p>01/07/201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0" calcext:value-type="float">
            <text:p>0</text:p>
          </table:table-cell>
          <table:table-cell office:value-type="date" office:date-value="1965-03-26" calcext:value-type="date">
            <text:p>26/03/196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date" office:date-value="2014-06-01" calcext:value-type="date">
            <text:p>01/06/2014</text:p>
          </table:table-cell>
          <table:table-cell office:value-type="date" office:date-value="2015-09-01" calcext:value-type="date">
            <text:p>01/09/20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angrena de Fournier</text:p>
          </table:table-cell>
          <table:table-cell/>
          <table:table-cell office:value-type="float" office:value="3" calcext:value-type="float">
            <text:p>3</text:p>
          </table:table-cell>
          <table:table-cell office:value-type="date" office:date-value="2017-09-01" calcext:value-type="date">
            <text:p>01/09/201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1" calcext:value-type="float">
            <text:p>1</text:p>
          </table:table-cell>
          <table:table-cell office:value-type="date" office:date-value="1966-01-02" calcext:value-type="date">
            <text:p>02/01/196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date" office:date-value="2018-06-01" calcext:value-type="date">
            <text:p>01/06/201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1" calcext:value-type="float">
            <text:p>1</text:p>
          </table:table-cell>
          <table:table-cell office:value-type="date" office:date-value="1944-09-26" calcext:value-type="date">
            <text:p>26/09/194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date" office:date-value="1905-06-29" calcext:value-type="date">
            <text:p>29/06/1905</text:p>
          </table:table-cell>
          <table:table-cell office:value-type="date" office:date-value="2016-08-01" calcext:value-type="date">
            <text:p>01/08/201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date" office:date-value="2016-08-01" calcext:value-type="date">
            <text:p>01/08/2016</text:p>
          </table:table-cell>
          <table:table-cell office:value-type="date" office:date-value="2017-02-01" calcext:value-type="date">
            <text:p>01/02/201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date" office:date-value="2017-01-01" calcext:value-type="date">
            <text:p>01/01/201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0" calcext:value-type="float">
            <text:p>0</text:p>
          </table:table-cell>
          <table:table-cell office:value-type="date" office:date-value="1965-03-26" calcext:value-type="date">
            <text:p>26/03/196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date" office:date-value="2016-08-01" calcext:value-type="date">
            <text:p>01/08/201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date" office:date-value="1936-09-27" calcext:value-type="date">
            <text:p>27/09/193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date" office:date-value="2009-02-01" calcext:value-type="date">
            <text:p>01/02/2009</text:p>
          </table:table-cell>
          <table:table-cell office:value-type="date" office:date-value="2013-11-01" calcext:value-type="date">
            <text:p>01/11/201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ctus ganglios basales D. perdida seguimietno 201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1" calcext:value-type="float">
            <text:p>1</text:p>
          </table:table-cell>
          <table:table-cell office:value-type="date" office:date-value="1967-01-17" calcext:value-type="date">
            <text:p>17/01/196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date" office:date-value="2015-01-01" calcext:value-type="date">
            <text:p>01/01/2015</text:p>
          </table:table-cell>
          <table:table-cell office:value-type="date" office:date-value="2015-12-01" calcext:value-type="date">
            <text:p>01/12/20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ccisión Paciente</text:p>
          </table:table-cell>
          <table:table-cell/>
          <table:table-cell office:value-type="float" office:value="3" calcext:value-type="float">
            <text:p>3</text:p>
          </table:table-cell>
          <table:table-cell office:value-type="date" office:date-value="2016-12-01" calcext:value-type="date">
            <text:p>01/12/201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0" calcext:value-type="float">
            <text:p>0</text:p>
          </table:table-cell>
          <table:table-cell office:value-type="date" office:date-value="1972-12-06" calcext:value-type="date">
            <text:p>06/12/197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IJ</text:p>
          </table:table-cell>
          <table:table-cell office:value-type="float" office:value="1" calcext:value-type="float">
            <text:p>1</text:p>
          </table:table-cell>
          <table:table-cell office:value-type="date" office:date-value="2001-02-01" calcext:value-type="date">
            <text:p>01/02/2001</text:p>
          </table:table-cell>
          <table:table-cell office:value-type="date" office:date-value="2010-08-01" calcext:value-type="date">
            <text:p>01/08/20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mbarazo</text:p>
          </table:table-cell>
          <table:table-cell/>
          <table:table-cell office:value-type="float" office:value="1" calcext:value-type="float">
            <text:p>1</text:p>
          </table:table-cell>
          <table:table-cell office:value-type="date" office:date-value="2011-06-01" calcext:value-type="date">
            <text:p>01/06/201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0" calcext:value-type="float">
            <text:p>0</text:p>
          </table:table-cell>
          <table:table-cell office:value-type="date" office:date-value="1985-06-20" calcext:value-type="date">
            <text:p>20/06/198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date" office:date-value="2012-02-01" calcext:value-type="date">
            <text:p>01/02/2012</text:p>
          </table:table-cell>
          <table:table-cell office:value-type="date" office:date-value="2014-09-01" calcext:value-type="date">
            <text:p>01/09/201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date" office:date-value="2014-09-01" calcext:value-type="date">
            <text:p>01/09/2014</text:p>
          </table:table-cell>
          <table:table-cell office:value-type="date" office:date-value="2015-10-01" calcext:value-type="date">
            <text:p>01/10/201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date" office:date-value="2015-10-01" calcext:value-type="date">
            <text:p>01/10/2015</text:p>
          </table:table-cell>
          <table:table-cell office:value-type="date" office:date-value="2016-02-01" calcext:value-type="date">
            <text:p>01/02/20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acción infusional</text:p>
          </table:table-cell>
          <table:table-cell/>
          <table:table-cell office:value-type="float" office:value="5" calcext:value-type="float">
            <text:p>5</text:p>
          </table:table-cell>
          <table:table-cell office:value-type="date" office:date-value="2016-02-01" calcext:value-type="date">
            <text:p>01/02/2016</text:p>
          </table:table-cell>
          <table:table-cell office:value-type="date" office:date-value="2018-02-01" calcext:value-type="date">
            <text:p>01/02/201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date" office:date-value="2018-02-01" calcext:value-type="date">
            <text:p>01/02/2018</text:p>
          </table:table-cell>
          <table:table-cell office:value-type="date" office:date-value="2019-06-01" calcext:value-type="date">
            <text:p>01/06/2019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date" office:date-value="2019-06-01" calcext:value-type="date">
            <text:p>01/06/201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0" calcext:value-type="float">
            <text:p>0</text:p>
          </table:table-cell>
          <table:table-cell office:value-type="date" office:date-value="1944-10-15" calcext:value-type="date">
            <text:p>15/10/194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date" office:date-value="2004-05-01" calcext:value-type="date">
            <text:p>01/05/200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acción alérgica piel a las 24 h</text:p>
          </table:table-cell>
          <table:table-cell/>
          <table:table-cell office:value-type="float" office:value="2" calcext:value-type="float">
            <text:p>2</text:p>
          </table:table-cell>
          <table:table-cell office:value-type="date" office:date-value="2004-07-01" calcext:value-type="date">
            <text:p>01/07/200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0" calcext:value-type="float">
            <text:p>0</text:p>
          </table:table-cell>
          <table:table-cell office:value-type="date" office:date-value="2026-05-24" calcext:value-type="date">
            <text:p>24/05/202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date" office:date-value="2002-10-01" calcext:value-type="date">
            <text:p>01/10/2002</text:p>
          </table:table-cell>
          <table:table-cell office:value-type="date" office:date-value="2005-05-01" calcext:value-type="date">
            <text:p>01/05/200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rdida seguimiento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1" calcext:value-type="float">
            <text:p>1</text:p>
          </table:table-cell>
          <table:table-cell office:value-type="date" office:date-value="1963-04-08" calcext:value-type="date">
            <text:p>08/04/196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date" office:date-value="2015-01-01" calcext:value-type="date">
            <text:p>01/01/2015</text:p>
          </table:table-cell>
          <table:table-cell office:value-type="date" office:date-value="2016-09-01" calcext:value-type="date">
            <text:p>01/09/20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psis/neumonia necrotizante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1" calcext:value-type="float">
            <text:p>1</text:p>
          </table:table-cell>
          <table:table-cell office:value-type="date" office:date-value="1955-11-02" calcext:value-type="date">
            <text:p>02/11/195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date" office:date-value="2011-08-01" calcext:value-type="date">
            <text:p>01/08/2011</text:p>
          </table:table-cell>
          <table:table-cell office:value-type="date" office:date-value="2012-02-01" calcext:value-type="date">
            <text:p>01/02/201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1" calcext:value-type="float">
            <text:p>1</text:p>
          </table:table-cell>
          <table:table-cell office:value-type="date" office:date-value="1949-09-18" calcext:value-type="date">
            <text:p>18/09/1949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date" office:date-value="2005-09-01" calcext:value-type="date">
            <text:p>01/09/2005</text:p>
          </table:table-cell>
          <table:table-cell office:value-type="date" office:date-value="2008-04-01" calcext:value-type="date">
            <text:p>01/04/200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acción Infusional</text:p>
          </table:table-cell>
          <table:table-cell/>
          <table:table-cell office:value-type="float" office:value="2" calcext:value-type="float">
            <text:p>2</text:p>
          </table:table-cell>
          <table:table-cell office:value-type="date" office:date-value="2008-04-01" calcext:value-type="date">
            <text:p>01/04/2008</text:p>
          </table:table-cell>
          <table:table-cell office:value-type="date" office:date-value="2009-06-01" calcext:value-type="date">
            <text:p>01/06/200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jó de acudir a consulta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0" calcext:value-type="float">
            <text:p>0</text:p>
          </table:table-cell>
          <table:table-cell office:value-type="date" office:date-value="1985-03-12" calcext:value-type="date">
            <text:p>12/03/198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date" office:date-value="2007-07-01" calcext:value-type="date">
            <text:p>01/07/2007</text:p>
          </table:table-cell>
          <table:table-cell office:value-type="date" office:date-value="2015-09-01" calcext:value-type="date">
            <text:p>01/09/201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date" office:date-value="2015-09-01" calcext:value-type="date">
            <text:p>01/09/2015</text:p>
          </table:table-cell>
          <table:table-cell office:value-type="date" office:date-value="2017-11-01" calcext:value-type="date">
            <text:p>01/11/20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seo Embarazo</text:p>
          </table:table-cell>
          <table:table-cell/>
          <table:table-cell office:value-type="float" office:value="8" calcext:value-type="float">
            <text:p>8</text:p>
          </table:table-cell>
          <table:table-cell office:value-type="date" office:date-value="2017-11-01" calcext:value-type="date">
            <text:p>01/11/2017</text:p>
          </table:table-cell>
          <table:table-cell office:value-type="date" office:date-value="2018-01-01" calcext:value-type="date">
            <text:p>01/01/201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date" office:date-value="2018-01-01" calcext:value-type="date">
            <text:p>01/01/2018</text:p>
          </table:table-cell>
          <table:table-cell office:value-type="date" office:date-value="2018-04-01" calcext:value-type="date">
            <text:p>01/04/201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date" office:date-value="2018-04-01" calcext:value-type="date">
            <text:p>01/04/2018</text:p>
          </table:table-cell>
          <table:table-cell office:value-type="date" office:date-value="2018-05-01" calcext:value-type="date">
            <text:p>01/05/201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date" office:date-value="2018-05-01" calcext:value-type="date">
            <text:p>01/05/201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1" calcext:value-type="float">
            <text:p>1</text:p>
          </table:table-cell>
          <table:table-cell office:value-type="date" office:date-value="1958-01-03" calcext:value-type="date">
            <text:p>03/01/195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date" office:date-value="2011-10-01" calcext:value-type="date">
            <text:p>01/10/201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1" calcext:value-type="float">
            <text:p>1</text:p>
          </table:table-cell>
          <table:table-cell office:value-type="date" office:date-value="1955-03-14" calcext:value-type="date">
            <text:p>14/03/195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date" office:date-value="2005-02-01" calcext:value-type="date">
            <text:p>01/02/2005</text:p>
          </table:table-cell>
          <table:table-cell office:value-type="date" office:date-value="2005-10-01" calcext:value-type="date">
            <text:p>01/10/20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pertransaminasemia</text:p>
          </table:table-cell>
          <table:table-cell/>
          <table:table-cell office:value-type="float" office:value="3" calcext:value-type="float">
            <text:p>3</text:p>
          </table:table-cell>
          <table:table-cell office:value-type="date" office:date-value="2006-10-01" calcext:value-type="date">
            <text:p>01/10/2006</text:p>
          </table:table-cell>
          <table:table-cell office:value-type="date" office:date-value="2007-02-01" calcext:value-type="date">
            <text:p>01/02/20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pertransaminasemia</text:p>
          </table:table-cell>
          <table:table-cell/>
          <table:table-cell office:value-type="float" office:value="1" calcext:value-type="float">
            <text:p>1</text:p>
          </table:table-cell>
          <table:table-cell office:value-type="date" office:date-value="2007-06-01" calcext:value-type="date">
            <text:p>01/06/2007</text:p>
          </table:table-cell>
          <table:table-cell office:value-type="date" office:date-value="2008-01-01" calcext:value-type="date">
            <text:p>01/01/200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ipertransaminasemia</text:p>
          </table:table-cell>
          <table:table-cell/>
          <table:table-cell office:value-type="float" office:value="2" calcext:value-type="float">
            <text:p>2</text:p>
          </table:table-cell>
          <table:table-cell office:value-type="date" office:date-value="2008-03-01" calcext:value-type="date">
            <text:p>01/03/2008</text:p>
          </table:table-cell>
          <table:table-cell office:value-type="date" office:date-value="2017-12-01" calcext:value-type="date">
            <text:p>01/12/20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denoca prostata meta oseas / pulmon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0" calcext:value-type="float">
            <text:p>0</text:p>
          </table:table-cell>
          <table:table-cell office:value-type="date" office:date-value="1965-10-15" calcext:value-type="date">
            <text:p>15/10/196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date" office:date-value="2018-09-01" calcext:value-type="date">
            <text:p>01/09/201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1" calcext:value-type="float">
            <text:p>1</text:p>
          </table:table-cell>
          <table:table-cell office:value-type="date" office:date-value="1950-01-20" calcext:value-type="date">
            <text:p>20/01/195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date" office:date-value="2019-03-01" calcext:value-type="date">
            <text:p>01/03/2019</text:p>
          </table:table-cell>
          <table:table-cell table:number-columns-repeated="40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1" calcext:value-type="float">
            <text:p>1</text:p>
          </table:table-cell>
          <table:table-cell office:value-type="date" office:date-value="1971-01-31" calcext:value-type="date">
            <text:p>31/01/197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date" office:date-value="2016-07-01" calcext:value-type="date">
            <text:p>01/07/201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" calcext:value-type="float">
            <text:p>1</text:p>
          </table:table-cell>
          <table:table-cell office:value-type="date" office:date-value="1969-07-14" calcext:value-type="date">
            <text:p>14/07/196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date" office:date-value="2002-06-01" calcext:value-type="date">
            <text:p>01/06/2002</text:p>
          </table:table-cell>
          <table:table-cell office:value-type="date" office:date-value="2013-04-01" calcext:value-type="date">
            <text:p>01/04/201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" calcext:value-type="float">
            <text:p>1</text:p>
          </table:table-cell>
          <table:table-cell office:value-type="date" office:date-value="1976-04-16" calcext:value-type="date">
            <text:p>16/04/197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date" office:date-value="2009-03-01" calcext:value-type="date">
            <text:p>01/03/2009</text:p>
          </table:table-cell>
          <table:table-cell office:value-type="date" office:date-value="2017-10-01" calcext:value-type="date">
            <text:p>01/10/201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date" office:date-value="2017-10-01" calcext:value-type="date">
            <text:p>01/10/2017</text:p>
          </table:table-cell>
          <table:table-cell office:value-type="date" office:date-value="2018-04-01" calcext:value-type="date">
            <text:p>01/04/201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date" office:date-value="2018-04-01" calcext:value-type="date">
            <text:p>01/04/2018</text:p>
          </table:table-cell>
          <table:table-cell office:value-type="date" office:date-value="2019-09-01" calcext:value-type="date">
            <text:p>01/09/201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date" office:date-value="2019-09-01" calcext:value-type="date">
            <text:p>01/09/201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0" calcext:value-type="float">
            <text:p>0</text:p>
          </table:table-cell>
          <table:table-cell office:value-type="date" office:date-value="1973-02-11" calcext:value-type="date">
            <text:p>11/02/197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date" office:date-value="2007-06-01" calcext:value-type="date">
            <text:p>01/06/2007</text:p>
          </table:table-cell>
          <table:table-cell office:value-type="date" office:date-value="2008-06-01" calcext:value-type="date">
            <text:p>01/06/200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date" office:date-value="2010-05-01" calcext:value-type="date">
            <text:p>01/05/2010</text:p>
          </table:table-cell>
          <table:table-cell office:value-type="date" office:date-value="2010-11-01" calcext:value-type="date">
            <text:p>01/11/201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date" office:date-value="2010-11-01" calcext:value-type="date">
            <text:p>01/11/2010</text:p>
          </table:table-cell>
          <table:table-cell office:value-type="date" office:date-value="2011-03-01" calcext:value-type="date">
            <text:p>01/03/20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 se confirma sacroiletiits HLA B2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0" calcext:value-type="float">
            <text:p>0</text:p>
          </table:table-cell>
          <table:table-cell office:value-type="date" office:date-value="1958-10-04" calcext:value-type="date">
            <text:p>04/10/195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date" office:date-value="2013-02-01" calcext:value-type="date">
            <text:p>01/02/2013</text:p>
          </table:table-cell>
          <table:table-cell office:value-type="date" office:date-value="2013-04-01" calcext:value-type="date">
            <text:p>01/04/20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soriasis</text:p>
          </table:table-cell>
          <table:table-cell/>
          <table:table-cell office:value-type="float" office:value="3" calcext:value-type="float">
            <text:p>3</text:p>
          </table:table-cell>
          <table:table-cell office:value-type="date" office:date-value="2013-04-01" calcext:value-type="date">
            <text:p>01/04/2013</text:p>
          </table:table-cell>
          <table:table-cell office:value-type="date" office:date-value="2013-07-01" calcext:value-type="date">
            <text:p>01/07/201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date" office:date-value="2013-07-01" calcext:value-type="date">
            <text:p>01/07/2013</text:p>
          </table:table-cell>
          <table:table-cell office:value-type="date" office:date-value="2013-12-01" calcext:value-type="date">
            <text:p>01/12/201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date" office:date-value="2013-12-01" calcext:value-type="date">
            <text:p>01/12/2013</text:p>
          </table:table-cell>
          <table:table-cell office:value-type="date" office:date-value="2014-07-01" calcext:value-type="date">
            <text:p>01/07/2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f de Whipple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0" calcext:value-type="float">
            <text:p>0</text:p>
          </table:table-cell>
          <table:table-cell office:value-type="date" office:date-value="1970-09-20" calcext:value-type="date">
            <text:p>20/09/197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R/LES</text:p>
          </table:table-cell>
          <table:table-cell office:value-type="float" office:value="4" calcext:value-type="float">
            <text:p>4</text:p>
          </table:table-cell>
          <table:table-cell office:value-type="date" office:date-value="2019-06-01" calcext:value-type="date">
            <text:p>01/06/2019</text:p>
          </table:table-cell>
          <table:table-cell table:number-columns-repeated="40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" calcext:value-type="float">
            <text:p>1</text:p>
          </table:table-cell>
          <table:table-cell office:value-type="date" office:date-value="1954-11-24" calcext:value-type="date">
            <text:p>24/11/195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date" office:date-value="2011-06-01" calcext:value-type="date">
            <text:p>01/06/2011</text:p>
          </table:table-cell>
          <table:table-cell office:value-type="date" office:date-value="2013-11-01" calcext:value-type="date">
            <text:p>01/11/201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0" calcext:value-type="float">
            <text:p>0</text:p>
          </table:table-cell>
          <table:table-cell office:value-type="date" office:date-value="1955-09-12" calcext:value-type="date">
            <text:p>12/09/195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date" office:date-value="2005-06-01" calcext:value-type="date">
            <text:p>01/06/2005</text:p>
          </table:table-cell>
          <table:table-cell office:value-type="date" office:date-value="2008-02-01" calcext:value-type="date">
            <text:p>01/02/200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date" office:date-value="2008-07-01" calcext:value-type="date">
            <text:p>01/07/2008</text:p>
          </table:table-cell>
          <table:table-cell office:value-type="date" office:date-value="2010-06-01" calcext:value-type="date">
            <text:p>01/06/20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fecciones Repetición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" calcext:value-type="float">
            <text:p>1</text:p>
          </table:table-cell>
          <table:table-cell office:value-type="date" office:date-value="1957-02-25" calcext:value-type="date">
            <text:p>25/02/195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date" office:date-value="2007-08-01" calcext:value-type="date">
            <text:p>01/08/2007</text:p>
          </table:table-cell>
          <table:table-cell office:value-type="date" office:date-value="2017-10-01" calcext:value-type="date">
            <text:p>01/10/201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date" office:date-value="2018-05-01" calcext:value-type="date">
            <text:p>01/05/2018</text:p>
          </table:table-cell>
          <table:table-cell office:value-type="date" office:date-value="2018-10-01" calcext:value-type="date">
            <text:p>01/10/201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date" office:date-value="2018-11-01" calcext:value-type="date">
            <text:p>01/11/201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" calcext:value-type="float">
            <text:p>1</text:p>
          </table:table-cell>
          <table:table-cell office:value-type="date" office:date-value="1961-03-01" calcext:value-type="date">
            <text:p>01/03/196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date" office:date-value="2006-11-01" calcext:value-type="date">
            <text:p>01/11/2006</text:p>
          </table:table-cell>
          <table:table-cell office:value-type="date" office:date-value="2007-11-01" calcext:value-type="date">
            <text:p>01/11/200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date" office:date-value="2007-11-01" calcext:value-type="date">
            <text:p>01/11/200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0" calcext:value-type="float">
            <text:p>0</text:p>
          </table:table-cell>
          <table:table-cell office:value-type="date" office:date-value="1966-03-19" calcext:value-type="date">
            <text:p>19/03/196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date" office:date-value="2005-01-01" calcext:value-type="date">
            <text:p>01/01/2005</text:p>
          </table:table-cell>
          <table:table-cell office:value-type="date" office:date-value="2009-10-01" calcext:value-type="date">
            <text:p>01/10/200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0" calcext:value-type="float">
            <text:p>0</text:p>
          </table:table-cell>
          <table:table-cell office:value-type="date" office:date-value="1971-03-12" calcext:value-type="date">
            <text:p>12/03/197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date" office:date-value="2016-04-01" calcext:value-type="date">
            <text:p>01/04/2016</text:p>
          </table:table-cell>
          <table:table-cell office:value-type="date" office:date-value="2016-06-01" calcext:value-type="date">
            <text:p>01/06/20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accion punto inyeccion</text:p>
          </table:table-cell>
          <table:table-cell/>
          <table:table-cell office:value-type="float" office:value="3" calcext:value-type="float">
            <text:p>3</text:p>
          </table:table-cell>
          <table:table-cell office:value-type="date" office:date-value="2017-05-01" calcext:value-type="date">
            <text:p>01/05/201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1" calcext:value-type="float">
            <text:p>1</text:p>
          </table:table-cell>
          <table:table-cell office:value-type="date" office:date-value="1940-01-03" calcext:value-type="date">
            <text:p>03/01/194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date" office:date-value="2009-07-01" calcext:value-type="date">
            <text:p>01/07/2009</text:p>
          </table:table-cell>
          <table:table-cell office:value-type="date" office:date-value="2011-02-01" calcext:value-type="date">
            <text:p>01/02/201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0" calcext:value-type="float">
            <text:p>0</text:p>
          </table:table-cell>
          <table:table-cell office:value-type="date" office:date-value="1980-09-07" calcext:value-type="date">
            <text:p>07/09/198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date" office:date-value="2006-03-01" calcext:value-type="date">
            <text:p>01/03/2006</text:p>
          </table:table-cell>
          <table:table-cell office:value-type="date" office:date-value="2017-07-01" calcext:value-type="date">
            <text:p>01/07/20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seo Embarazo</text:p>
          </table:table-cell>
          <table:table-cell/>
          <table:table-cell office:value-type="float" office:value="8" calcext:value-type="float">
            <text:p>8</text:p>
          </table:table-cell>
          <table:table-cell office:value-type="date" office:date-value="2017-08-01" calcext:value-type="date">
            <text:p>01/08/2017</text:p>
          </table:table-cell>
          <table:table-cell office:value-type="date" office:date-value="2018-05-01" calcext:value-type="date">
            <text:p>01/05/20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slado a Getafe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0" calcext:value-type="float">
            <text:p>0</text:p>
          </table:table-cell>
          <table:table-cell office:value-type="date" office:date-value="1946-08-23" calcext:value-type="date">
            <text:p>23/08/194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date" office:date-value="2006-08-01" calcext:value-type="date">
            <text:p>01/08/2006</text:p>
          </table:table-cell>
          <table:table-cell office:value-type="date" office:date-value="2008-08-01" calcext:value-type="date">
            <text:p>01/08/200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fección PTR I</text:p>
          </table:table-cell>
          <table:table-cell office:value-type="string" calcext:value-type="string">
            <text:p>Fallecida sept 2011/ carcinomatosis ovarica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0" calcext:value-type="float">
            <text:p>0</text:p>
          </table:table-cell>
          <table:table-cell office:value-type="date" office:date-value="1964-03-08" calcext:value-type="date">
            <text:p>08/03/196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date" office:date-value="2012-02-01" calcext:value-type="date">
            <text:p>01/02/2012</text:p>
          </table:table-cell>
          <table:table-cell office:value-type="date" office:date-value="2012-11-01" calcext:value-type="date">
            <text:p>01/11/201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date" office:date-value="2012-11-01" calcext:value-type="date">
            <text:p>01/11/2012</text:p>
          </table:table-cell>
          <table:table-cell office:value-type="date" office:date-value="2013-11-01" calcext:value-type="date">
            <text:p>01/11/20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ncitopenia, aumento Transaminasas,...</text:p>
          </table:table-cell>
          <table:table-cell/>
          <table:table-cell office:value-type="float" office:value="2" calcext:value-type="float">
            <text:p>2</text:p>
          </table:table-cell>
          <table:table-cell office:value-type="date" office:date-value="2013-11-01" calcext:value-type="date">
            <text:p>01/11/2013</text:p>
          </table:table-cell>
          <table:table-cell office:value-type="date" office:date-value="2016-06-01" calcext:value-type="date">
            <text:p>01/06/201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date" office:date-value="2016-06-01" calcext:value-type="date">
            <text:p>01/06/2016</text:p>
          </table:table-cell>
          <table:table-cell office:value-type="date" office:date-value="2016-09-01" calcext:value-type="date">
            <text:p>01/09/201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date" office:date-value="2016-09-01" calcext:value-type="date">
            <text:p>01/09/2016</text:p>
          </table:table-cell>
          <table:table-cell office:value-type="date" office:date-value="2016-12-01" calcext:value-type="date">
            <text:p>01/12/20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feccion repiratoria</text:p>
          </table:table-cell>
          <table:table-cell/>
          <table:table-cell office:value-type="float" office:value="5" calcext:value-type="float">
            <text:p>5</text:p>
          </table:table-cell>
          <table:table-cell office:value-type="date" office:date-value="2016-12-01" calcext:value-type="date">
            <text:p>01/12/2016</text:p>
          </table:table-cell>
          <table:table-cell office:value-type="date" office:date-value="2017-03-01" calcext:value-type="date">
            <text:p>01/03/201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date" office:date-value="2017-03-01" calcext:value-type="date">
            <text:p>01/03/2017</text:p>
          </table:table-cell>
          <table:table-cell office:value-type="date" office:date-value="2019-08-01" calcext:value-type="date">
            <text:p>01/08/201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date" office:date-value="2019-08-01" calcext:value-type="date">
            <text:p>01/08/2019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0" calcext:value-type="float">
            <text:p>0</text:p>
          </table:table-cell>
          <table:table-cell office:value-type="date" office:date-value="1947-06-04" calcext:value-type="date">
            <text:p>04/06/194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date" office:date-value="2002-12-01" calcext:value-type="date">
            <text:p>01/12/2002</text:p>
          </table:table-cell>
          <table:table-cell office:value-type="date" office:date-value="2008-11-01" calcext:value-type="date">
            <text:p>01/11/200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date" office:date-value="2008-11-01" calcext:value-type="date">
            <text:p>01/11/2008</text:p>
          </table:table-cell>
          <table:table-cell office:value-type="date" office:date-value="2011-10-01" calcext:value-type="date">
            <text:p>01/10/20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acción punto inyección</text:p>
          </table:table-cell>
          <table:table-cell/>
          <table:table-cell office:value-type="float" office:value="8" calcext:value-type="float">
            <text:p>8</text:p>
          </table:table-cell>
          <table:table-cell office:value-type="date" office:date-value="2011-10-01" calcext:value-type="date">
            <text:p>01/10/201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0" calcext:value-type="float">
            <text:p>0</text:p>
          </table:table-cell>
          <table:table-cell office:value-type="date" office:date-value="1960-02-14" calcext:value-type="date">
            <text:p>14/02/196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date" office:date-value="2015-01-01" calcext:value-type="date">
            <text:p>01/01/2015</text:p>
          </table:table-cell>
          <table:table-cell office:value-type="date" office:date-value="2018-01-01" calcext:value-type="date">
            <text:p>01/01/201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date" office:date-value="2018-01-01" calcext:value-type="date">
            <text:p>01/01/201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1" calcext:value-type="float">
            <text:p>1</text:p>
          </table:table-cell>
          <table:table-cell office:value-type="date" office:date-value="1931-04-20" calcext:value-type="date">
            <text:p>20/04/193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date" office:date-value="2005-09-01" calcext:value-type="date">
            <text:p>01/09/2005</text:p>
          </table:table-cell>
          <table:table-cell office:value-type="date" office:date-value="2009-01-01" calcext:value-type="date">
            <text:p>01/01/2009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Bronquiolitis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0" calcext:value-type="float">
            <text:p>0</text:p>
          </table:table-cell>
          <table:table-cell office:value-type="date" office:date-value="1967-08-14" calcext:value-type="date">
            <text:p>14/08/196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date" office:date-value="2007-02-01" calcext:value-type="date">
            <text:p>01/02/2007</text:p>
          </table:table-cell>
          <table:table-cell office:value-type="date" office:date-value="2018-05-01" calcext:value-type="date">
            <text:p>01/05/201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date" office:date-value="2018-05-01" calcext:value-type="date">
            <text:p>01/05/2018</text:p>
          </table:table-cell>
          <table:table-cell office:value-type="date" office:date-value="2018-10-01" calcext:value-type="date">
            <text:p>01/10/201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date" office:date-value="2018-10-01" calcext:value-type="date">
            <text:p>01/10/201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0" calcext:value-type="float">
            <text:p>0</text:p>
          </table:table-cell>
          <table:table-cell office:value-type="date" office:date-value="1953-10-25" calcext:value-type="date">
            <text:p>25/10/195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date" office:date-value="2018-10-01" calcext:value-type="date">
            <text:p>01/10/2018</text:p>
          </table:table-cell>
          <table:table-cell office:value-type="date" office:date-value="2019-01-01" calcext:value-type="date">
            <text:p>01/01/20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acción alergica</text:p>
          </table:table-cell>
          <table:table-cell/>
          <table:table-cell office:value-type="float" office:value="6" calcext:value-type="float">
            <text:p>6</text:p>
          </table:table-cell>
          <table:table-cell office:value-type="date" office:date-value="2019-01-01" calcext:value-type="date">
            <text:p>01/01/201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1" calcext:value-type="float">
            <text:p>1</text:p>
          </table:table-cell>
          <table:table-cell office:value-type="date" office:date-value="1959-02-08" calcext:value-type="date">
            <text:p>08/02/195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" calcext:value-type="float">
            <text:p>7</text:p>
          </table:table-cell>
          <table:table-cell office:value-type="date" office:date-value="2019-04-01" calcext:value-type="date">
            <text:p>01/04/2019</text:p>
          </table:table-cell>
          <table:table-cell table:number-columns-repeated="40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0" calcext:value-type="float">
            <text:p>0</text:p>
          </table:table-cell>
          <table:table-cell office:value-type="date" office:date-value="1972-07-22" calcext:value-type="date">
            <text:p>22/07/197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date" office:date-value="2019-06-01" calcext:value-type="date">
            <text:p>01/06/2019</text:p>
          </table:table-cell>
          <table:table-cell office:value-type="date" office:date-value="2019-10-01" calcext:value-type="date">
            <text:p>01/10/201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date" office:date-value="2019-10-01" calcext:value-type="date">
            <text:p>01/10/2019</text:p>
          </table:table-cell>
          <table:table-cell table:number-columns-repeated="34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1" calcext:value-type="float">
            <text:p>1</text:p>
          </table:table-cell>
          <table:table-cell office:value-type="date" office:date-value="1957-06-17" calcext:value-type="date">
            <text:p>17/06/195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date" office:date-value="2010-10-01" calcext:value-type="date">
            <text:p>01/10/2010</text:p>
          </table:table-cell>
          <table:table-cell office:value-type="date" office:date-value="2011-12-01" calcext:value-type="date">
            <text:p>01/12/20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date" office:date-value="2011-12-01" calcext:value-type="date">
            <text:p>01/12/2011</text:p>
          </table:table-cell>
          <table:table-cell office:value-type="date" office:date-value="2015-02-01" calcext:value-type="date">
            <text:p>01/02/201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1" calcext:value-type="float">
            <text:p>1</text:p>
          </table:table-cell>
          <table:table-cell office:value-type="date" office:date-value="1958-10-03" calcext:value-type="date">
            <text:p>03/10/195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date" office:date-value="2009-03-01" calcext:value-type="date">
            <text:p>01/03/2009</text:p>
          </table:table-cell>
          <table:table-cell office:value-type="date" office:date-value="2011-01-01" calcext:value-type="date">
            <text:p>01/01/20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date" office:date-value="2009-03-01" calcext:value-type="date">
            <text:p>01/03/2009</text:p>
          </table:table-cell>
          <table:table-cell office:value-type="date" office:date-value="2015-05-01" calcext:value-type="date">
            <text:p>01/05/201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date" office:date-value="2015-05-01" calcext:value-type="date">
            <text:p>01/05/2015</text:p>
          </table:table-cell>
          <table:table-cell office:value-type="date" office:date-value="2017-05-01" calcext:value-type="date">
            <text:p>01/05/201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date" office:date-value="2017-05-01" calcext:value-type="date">
            <text:p>01/05/2017</text:p>
          </table:table-cell>
          <table:table-cell office:value-type="date" office:date-value="2017-11-01" calcext:value-type="date">
            <text:p>01/11/201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date" office:date-value="2018-02-01" calcext:value-type="date">
            <text:p>01/02/201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0" calcext:value-type="float">
            <text:p>0</text:p>
          </table:table-cell>
          <table:table-cell office:value-type="date" office:date-value="1947-09-25" calcext:value-type="date">
            <text:p>25/09/194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date" office:date-value="2003-07-01" calcext:value-type="date">
            <text:p>01/07/2003</text:p>
          </table:table-cell>
          <table:table-cell office:value-type="date" office:date-value="2013-04-01" calcext:value-type="date">
            <text:p>01/04/20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acción Alergica</text:p>
          </table:table-cell>
          <table:table-cell/>
          <table:table-cell office:value-type="float" office:value="3" calcext:value-type="float">
            <text:p>3</text:p>
          </table:table-cell>
          <table:table-cell office:value-type="date" office:date-value="2013-04-01" calcext:value-type="date">
            <text:p>01/04/2013</text:p>
          </table:table-cell>
          <table:table-cell office:value-type="date" office:date-value="2018-05-01" calcext:value-type="date">
            <text:p>01/05/201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date" office:date-value="2018-05-01" calcext:value-type="date">
            <text:p>01/05/2018</text:p>
          </table:table-cell>
          <table:table-cell office:value-type="date" office:date-value="2018-11-01" calcext:value-type="date">
            <text:p>01/11/201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date" office:date-value="2018-11-01" calcext:value-type="date">
            <text:p>01/11/201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0" calcext:value-type="float">
            <text:p>0</text:p>
          </table:table-cell>
          <table:table-cell office:value-type="date" office:date-value="1944-01-14" calcext:value-type="date">
            <text:p>14/01/194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date" office:date-value="2011-10-01" calcext:value-type="date">
            <text:p>01/10/201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1" calcext:value-type="float">
            <text:p>1</text:p>
          </table:table-cell>
          <table:table-cell office:value-type="date" office:date-value="1990-11-18" calcext:value-type="date">
            <text:p>18/11/199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date" office:date-value="2015-04-01" calcext:value-type="date">
            <text:p>01/04/201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1" calcext:value-type="float">
            <text:p>1</text:p>
          </table:table-cell>
          <table:table-cell office:value-type="date" office:date-value="1956-08-16" calcext:value-type="date">
            <text:p>16/08/195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date" office:date-value="2004-01-01" calcext:value-type="date">
            <text:p>01/01/2004</text:p>
          </table:table-cell>
          <table:table-cell office:value-type="date" office:date-value="2004-03-01" calcext:value-type="date">
            <text:p>01/03/200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lor antebrazos</text:p>
          </table:table-cell>
          <table:table-cell/>
          <table:table-cell office:value-type="float" office:value="2" calcext:value-type="float">
            <text:p>2</text:p>
          </table:table-cell>
          <table:table-cell office:value-type="date" office:date-value="2004-08-01" calcext:value-type="date">
            <text:p>01/08/2004</text:p>
          </table:table-cell>
          <table:table-cell office:value-type="date" office:date-value="2005-01-01" calcext:value-type="date">
            <text:p>01/01/20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lor antebrazos</text:p>
          </table:table-cell>
          <table:table-cell/>
          <table:table-cell office:value-type="float" office:value="3" calcext:value-type="float">
            <text:p>3</text:p>
          </table:table-cell>
          <table:table-cell office:value-type="date" office:date-value="2011-06-01" calcext:value-type="date">
            <text:p>01/06/2011</text:p>
          </table:table-cell>
          <table:table-cell office:value-type="date" office:date-value="2011-07-01" calcext:value-type="date">
            <text:p>01/07/20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lor antebrazos</text:p>
          </table:table-cell>
          <table:table-cell/>
          <table:table-cell office:value-type="float" office:value="1" calcext:value-type="float">
            <text:p>1</text:p>
          </table:table-cell>
          <table:table-cell office:value-type="date" office:date-value="2011-08-01" calcext:value-type="date">
            <text:p>01/08/2011</text:p>
          </table:table-cell>
          <table:table-cell office:value-type="date" office:date-value="2011-09-01" calcext:value-type="date">
            <text:p>01/09/20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acción Infusional</text:p>
          </table:table-cell>
          <table:table-cell/>
          <table:table-cell office:value-type="float" office:value="7" calcext:value-type="float">
            <text:p>7</text:p>
          </table:table-cell>
          <table:table-cell office:value-type="date" office:date-value="2015-08-01" calcext:value-type="date">
            <text:p>01/08/201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0" calcext:value-type="float">
            <text:p>0</text:p>
          </table:table-cell>
          <table:table-cell office:value-type="date" office:date-value="1939-05-13" calcext:value-type="date">
            <text:p>13/05/193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date" office:date-value="2009-02-01" calcext:value-type="date">
            <text:p>01/02/2009</text:p>
          </table:table-cell>
          <table:table-cell office:value-type="date" office:date-value="2009-11-01" calcext:value-type="date">
            <text:p>01/11/200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date" office:date-value="2009-11-01" calcext:value-type="date">
            <text:p>01/11/200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0" calcext:value-type="float">
            <text:p>0</text:p>
          </table:table-cell>
          <table:table-cell office:value-type="date" office:date-value="1980-01-27" calcext:value-type="date">
            <text:p>27/01/198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date" office:date-value="2016-04-01" calcext:value-type="date">
            <text:p>01/04/2016</text:p>
          </table:table-cell>
          <table:table-cell office:value-type="date" office:date-value="2017-03-01" calcext:value-type="date">
            <text:p>01/03/201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date" office:date-value="2017-03-01" calcext:value-type="date">
            <text:p>01/03/2017</text:p>
          </table:table-cell>
          <table:table-cell office:value-type="date" office:date-value="2018-06-01" calcext:value-type="date">
            <text:p>01/06/20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seo embarazo</text:p>
          </table:table-cell>
          <table:table-cell/>
          <table:table-cell office:value-type="float" office:value="8" calcext:value-type="float">
            <text:p>8</text:p>
          </table:table-cell>
          <table:table-cell office:value-type="date" office:date-value="2018-06-01" calcext:value-type="date">
            <text:p>01/06/201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0" calcext:value-type="float">
            <text:p>0</text:p>
          </table:table-cell>
          <table:table-cell office:value-type="date" office:date-value="1958-10-13" calcext:value-type="date">
            <text:p>13/10/195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date" office:date-value="2019-03-01" calcext:value-type="date">
            <text:p>01/03/2019</text:p>
          </table:table-cell>
          <table:table-cell table:number-columns-repeated="40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0" calcext:value-type="float">
            <text:p>0</text:p>
          </table:table-cell>
          <table:table-cell office:value-type="date" office:date-value="1975-10-01" calcext:value-type="date">
            <text:p>01/10/197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date" office:date-value="2019-01-01" calcext:value-type="date">
            <text:p>01/01/2019</text:p>
          </table:table-cell>
          <table:table-cell table:number-columns-repeated="40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0" calcext:value-type="float">
            <text:p>0</text:p>
          </table:table-cell>
          <table:table-cell office:value-type="date" office:date-value="1945-09-03" calcext:value-type="date">
            <text:p>03/09/194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date" office:date-value="2006-03-01" calcext:value-type="date">
            <text:p>01/03/2006</text:p>
          </table:table-cell>
          <table:table-cell office:value-type="date" office:date-value="2008-02-01" calcext:value-type="date">
            <text:p>01/02/200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date" office:date-value="2008-02-01" calcext:value-type="date">
            <text:p>01/02/2008</text:p>
          </table:table-cell>
          <table:table-cell office:value-type="date" office:date-value="2008-10-01" calcext:value-type="date">
            <text:p>01/10/200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date" office:date-value="2008-10-01" calcext:value-type="date">
            <text:p>01/10/2008</text:p>
          </table:table-cell>
          <table:table-cell office:value-type="date" office:date-value="2012-05-01" calcext:value-type="date">
            <text:p>01/05/20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morbilidad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" calcext:value-type="float">
            <text:p>1</text:p>
          </table:table-cell>
          <table:table-cell office:value-type="date" office:date-value="1969-04-22" calcext:value-type="date">
            <text:p>22/04/196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date" office:date-value="2010-04-01" calcext:value-type="date">
            <text:p>01/04/201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0" calcext:value-type="float">
            <text:p>0</text:p>
          </table:table-cell>
          <table:table-cell office:value-type="date" office:date-value="2011-06-18" calcext:value-type="date">
            <text:p>18/06/201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date" office:date-value="2010-04-01" calcext:value-type="date">
            <text:p>01/04/2010</text:p>
          </table:table-cell>
          <table:table-cell office:value-type="date" office:date-value="2012-01-01" calcext:value-type="date">
            <text:p>01/01/201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date" office:date-value="2012-02-01" calcext:value-type="date">
            <text:p>01/02/201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0" calcext:value-type="float">
            <text:p>0</text:p>
          </table:table-cell>
          <table:table-cell office:value-type="date" office:date-value="1954-11-05" calcext:value-type="date">
            <text:p>05/11/195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date" office:date-value="2010-10-01" calcext:value-type="date">
            <text:p>01/10/2010</text:p>
          </table:table-cell>
          <table:table-cell office:value-type="date" office:date-value="2011-04-01" calcext:value-type="date">
            <text:p>01/04/20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soriasis</text:p>
          </table:table-cell>
          <table:table-cell/>
          <table:table-cell office:value-type="float" office:value="3" calcext:value-type="float">
            <text:p>3</text:p>
          </table:table-cell>
          <table:table-cell office:value-type="date" office:date-value="2011-04-01" calcext:value-type="date">
            <text:p>01/04/2011</text:p>
          </table:table-cell>
          <table:table-cell office:value-type="date" office:date-value="2012-07-01" calcext:value-type="date">
            <text:p>01/07/20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soriasis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0" calcext:value-type="float">
            <text:p>0</text:p>
          </table:table-cell>
          <table:table-cell office:value-type="date" office:date-value="1951-11-09" calcext:value-type="date">
            <text:p>09/11/195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date" office:date-value="2001-02-01" calcext:value-type="date">
            <text:p>01/02/2001</text:p>
          </table:table-cell>
          <table:table-cell office:value-type="date" office:date-value="2014-01-01" calcext:value-type="date">
            <text:p>01/01/201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date" office:date-value="2014-01-01" calcext:value-type="date">
            <text:p>01/01/2014</text:p>
          </table:table-cell>
          <table:table-cell office:value-type="date" office:date-value="2014-08-01" calcext:value-type="date">
            <text:p>01/08/201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date" office:date-value="2014-08-01" calcext:value-type="date">
            <text:p>01/08/2014</text:p>
          </table:table-cell>
          <table:table-cell office:value-type="date" office:date-value="2018-05-01" calcext:value-type="date">
            <text:p>01/05/20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seo Paciente</text:p>
          </table:table-cell>
          <table:table-cell/>
          <table:table-cell office:value-type="float" office:value="1" calcext:value-type="float">
            <text:p>1</text:p>
          </table:table-cell>
          <table:table-cell office:value-type="date" office:date-value="2018-05-01" calcext:value-type="date">
            <text:p>01/05/2018</text:p>
          </table:table-cell>
          <table:table-cell office:value-type="date" office:date-value="2018-08-01" calcext:value-type="date">
            <text:p>01/08/20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patitis yatrogénica</text:p>
          </table:table-cell>
          <table:table-cell/>
          <table:table-cell office:value-type="float" office:value="13" calcext:value-type="float">
            <text:p>13</text:p>
          </table:table-cell>
          <table:table-cell office:value-type="date" office:date-value="2019-01-01" calcext:value-type="date">
            <text:p>01/01/201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" calcext:value-type="float">
            <text:p>1</text:p>
          </table:table-cell>
          <table:table-cell office:value-type="date" office:date-value="1983-06-08" calcext:value-type="date">
            <text:p>08/06/198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date" office:date-value="2015-08-01" calcext:value-type="date">
            <text:p>01/08/2015</text:p>
          </table:table-cell>
          <table:table-cell office:value-type="date" office:date-value="2017-01-01" calcext:value-type="date">
            <text:p>01/01/20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slado a Segovia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1" calcext:value-type="float">
            <text:p>1</text:p>
          </table:table-cell>
          <table:table-cell office:value-type="date" office:date-value="1963-05-21" calcext:value-type="date">
            <text:p>21/05/196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date" office:date-value="2004-03-01" calcext:value-type="date">
            <text:p>01/03/2004</text:p>
          </table:table-cell>
          <table:table-cell office:value-type="date" office:date-value="2008-11-01" calcext:value-type="date">
            <text:p>01/11/20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rdid seguimiento <text:s/>2008.</text:p>
          </table:table-cell>
          <table:table-cell office:value-type="string" calcext:value-type="string">
            <text:p>Colecistectomía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0" calcext:value-type="float">
            <text:p>0</text:p>
          </table:table-cell>
          <table:table-cell office:value-type="date" office:date-value="1963-06-01" calcext:value-type="date">
            <text:p>01/06/196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date" office:date-value="2006-08-01" calcext:value-type="date">
            <text:p>01/08/2006</text:p>
          </table:table-cell>
          <table:table-cell office:value-type="date" office:date-value="2010-09-01" calcext:value-type="date">
            <text:p>01/09/201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0" calcext:value-type="float">
            <text:p>0</text:p>
          </table:table-cell>
          <table:table-cell office:value-type="date" office:date-value="1964-05-22" calcext:value-type="date">
            <text:p>22/05/196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date" office:date-value="2018-12-01" calcext:value-type="date">
            <text:p>01/12/201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0" calcext:value-type="float">
            <text:p>0</text:p>
          </table:table-cell>
          <table:table-cell office:value-type="date" office:date-value="1961-01-06" calcext:value-type="date">
            <text:p>06/01/196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date" office:date-value="2007-08-01" calcext:value-type="date">
            <text:p>01/08/2007</text:p>
          </table:table-cell>
          <table:table-cell office:value-type="date" office:date-value="2008-07-01" calcext:value-type="date">
            <text:p>01/07/200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date" office:date-value="2008-07-01" calcext:value-type="date">
            <text:p>01/07/200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0" calcext:value-type="float">
            <text:p>0</text:p>
          </table:table-cell>
          <table:table-cell office:value-type="date" office:date-value="1964-02-28" calcext:value-type="date">
            <text:p>28/02/196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date" office:date-value="2011-02-01" calcext:value-type="date">
            <text:p>01/02/2011</text:p>
          </table:table-cell>
          <table:table-cell office:value-type="date" office:date-value="2012-06-01" calcext:value-type="date">
            <text:p>01/06/20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mpeoramiento Psoriasis</text:p>
          </table:table-cell>
          <table:table-cell/>
          <table:table-cell office:value-type="float" office:value="2" calcext:value-type="float">
            <text:p>2</text:p>
          </table:table-cell>
          <table:table-cell office:value-type="date" office:date-value="2012-12-01" calcext:value-type="date">
            <text:p>01/12/201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0" calcext:value-type="float">
            <text:p>0</text:p>
          </table:table-cell>
          <table:table-cell office:value-type="date" office:date-value="1965-01-21" calcext:value-type="date">
            <text:p>21/01/196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date" office:date-value="2006-04-01" calcext:value-type="date">
            <text:p>01/04/2006</text:p>
          </table:table-cell>
          <table:table-cell office:value-type="date" office:date-value="2007-12-01" calcext:value-type="date">
            <text:p>01/12/200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studio NRL</text:p>
          </table:table-cell>
          <table:table-cell/>
          <table:table-cell office:value-type="float" office:value="2" calcext:value-type="float">
            <text:p>2</text:p>
          </table:table-cell>
          <table:table-cell office:value-type="date" office:date-value="2014-11-01" calcext:value-type="date">
            <text:p>01/11/2014</text:p>
          </table:table-cell>
          <table:table-cell office:value-type="date" office:date-value="2017-06-01" calcext:value-type="date">
            <text:p>01/06/20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steomielitis Pie</text:p>
          </table:table-cell>
          <table:table-cell office:value-type="string" calcext:value-type="string">
            <text:p>Interrupción temporal por Cirugía Lumba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1" calcext:value-type="float">
            <text:p>1</text:p>
          </table:table-cell>
          <table:table-cell office:value-type="date" office:date-value="1964-03-28" calcext:value-type="date">
            <text:p>28/03/196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date" office:date-value="2012-11-01" calcext:value-type="date">
            <text:p>01/11/2012</text:p>
          </table:table-cell>
          <table:table-cell office:value-type="date" office:date-value="2016-09-01" calcext:value-type="date">
            <text:p>01/09/20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feccion dentaria, poner implantes</text:p>
          </table:table-cell>
          <table:table-cell/>
          <table:table-cell office:value-type="float" office:value="3" calcext:value-type="float">
            <text:p>3</text:p>
          </table:table-cell>
          <table:table-cell office:value-type="date" office:date-value="2017-07-01" calcext:value-type="date">
            <text:p>01/07/2017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Interrupciones prolongadas por Infeccion dentaria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" calcext:value-type="float">
            <text:p>1</text:p>
          </table:table-cell>
          <table:table-cell office:value-type="date" office:date-value="1958-04-15" calcext:value-type="date">
            <text:p>15/04/195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date" office:date-value="2013-05-01" calcext:value-type="date">
            <text:p>01/05/2013</text:p>
          </table:table-cell>
          <table:table-cell office:value-type="date" office:date-value="2014-09-01" calcext:value-type="date">
            <text:p>01/09/20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cisión propia</text:p>
          </table:table-cell>
          <table:table-cell/>
          <table:table-cell office:value-type="float" office:value="3" calcext:value-type="float">
            <text:p>3</text:p>
          </table:table-cell>
          <table:table-cell office:value-type="date" office:date-value="2016-06-01" calcext:value-type="date">
            <text:p>01/06/2016</text:p>
          </table:table-cell>
          <table:table-cell office:value-type="date" office:date-value="2016-08-01" calcext:value-type="date">
            <text:p>01/08/201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date" office:date-value="2016-08-01" calcext:value-type="date">
            <text:p>01/08/2016</text:p>
          </table:table-cell>
          <table:table-cell office:value-type="date" office:date-value="2017-03-01" calcext:value-type="date">
            <text:p>01/03/201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date" office:date-value="2017-03-01" calcext:value-type="date">
            <text:p>01/03/201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0" calcext:value-type="float">
            <text:p>0</text:p>
          </table:table-cell>
          <table:table-cell office:value-type="date" office:date-value="1964-12-22" calcext:value-type="date">
            <text:p>22/12/196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date" office:date-value="2007-02-01" calcext:value-type="date">
            <text:p>01/02/2007</text:p>
          </table:table-cell>
          <table:table-cell office:value-type="date" office:date-value="2007-03-01" calcext:value-type="date">
            <text:p>01/03/20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rupción cutánea</text:p>
          </table:table-cell>
          <table:table-cell/>
          <table:table-cell office:value-type="float" office:value="1" calcext:value-type="float">
            <text:p>1</text:p>
          </table:table-cell>
          <table:table-cell office:value-type="date" office:date-value="2007-04-01" calcext:value-type="date">
            <text:p>01/04/200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0" calcext:value-type="float">
            <text:p>0</text:p>
          </table:table-cell>
          <table:table-cell office:value-type="date" office:date-value="1941-01-02" calcext:value-type="date">
            <text:p>02/01/194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date" office:date-value="2001-10-01" calcext:value-type="date">
            <text:p>01/10/2001</text:p>
          </table:table-cell>
          <table:table-cell office:value-type="date" office:date-value="2015-11-01" calcext:value-type="date">
            <text:p>01/11/201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 office:value-type="date" office:date-value="2015-11-01" calcext:value-type="date">
            <text:p>01/11/20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uxación A-A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0" calcext:value-type="float">
            <text:p>0</text:p>
          </table:table-cell>
          <table:table-cell office:value-type="date" office:date-value="1977-09-15" calcext:value-type="date">
            <text:p>15/09/197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date" office:date-value="2011-01-01" calcext:value-type="date">
            <text:p>01/01/2011</text:p>
          </table:table-cell>
          <table:table-cell office:value-type="date" office:date-value="2012-04-01" calcext:value-type="date">
            <text:p>01/04/201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date" office:date-value="2012-04-01" calcext:value-type="date">
            <text:p>01/04/2012</text:p>
          </table:table-cell>
          <table:table-cell office:value-type="date" office:date-value="2012-06-01" calcext:value-type="date">
            <text:p>01/06/20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jó de acudir a consulta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1" calcext:value-type="float">
            <text:p>1</text:p>
          </table:table-cell>
          <table:table-cell office:value-type="date" office:date-value="1963-09-03" calcext:value-type="date">
            <text:p>03/09/196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date" office:date-value="2015-04-01" calcext:value-type="date">
            <text:p>01/04/201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0" calcext:value-type="float">
            <text:p>0</text:p>
          </table:table-cell>
          <table:table-cell office:value-type="date" office:date-value="2002-10-06" calcext:value-type="date">
            <text:p>06/10/200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IJ- ArelacEntesitis</text:p>
          </table:table-cell>
          <table:table-cell office:value-type="float" office:value="3" calcext:value-type="float">
            <text:p>3</text:p>
          </table:table-cell>
          <table:table-cell office:value-type="date" office:date-value="2014-07-01" calcext:value-type="date">
            <text:p>01/07/2014</text:p>
          </table:table-cell>
          <table:table-cell office:value-type="date" office:date-value="2014-10-01" calcext:value-type="date">
            <text:p>01/10/201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date" office:date-value="2014-10-01" calcext:value-type="date">
            <text:p>01/10/201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0" calcext:value-type="float">
            <text:p>0</text:p>
          </table:table-cell>
          <table:table-cell office:value-type="date" office:date-value="1951-06-06" calcext:value-type="date">
            <text:p>06/06/195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date" office:date-value="2015-01-01" calcext:value-type="date">
            <text:p>01/01/2015</text:p>
          </table:table-cell>
          <table:table-cell office:value-type="date" office:date-value="2015-03-01" calcext:value-type="date">
            <text:p>01/03/20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EP + TVP</text:p>
          </table:table-cell>
          <table:table-cell/>
          <table:table-cell office:value-type="float" office:value="3" calcext:value-type="float">
            <text:p>3</text:p>
          </table:table-cell>
          <table:table-cell office:value-type="date" office:date-value="2016-07-01" calcext:value-type="date">
            <text:p>01/07/201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1" calcext:value-type="float">
            <text:p>1</text:p>
          </table:table-cell>
          <table:table-cell office:value-type="date" office:date-value="1966-10-19" calcext:value-type="date">
            <text:p>19/10/196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date" office:date-value="2010-05-01" calcext:value-type="date">
            <text:p>01/05/201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1" calcext:value-type="float">
            <text:p>1</text:p>
          </table:table-cell>
          <table:table-cell office:value-type="date" office:date-value="1982-05-31" calcext:value-type="date">
            <text:p>31/05/198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date" office:date-value="2015-03-01" calcext:value-type="date">
            <text:p>01/03/201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0" calcext:value-type="float">
            <text:p>0</text:p>
          </table:table-cell>
          <table:table-cell office:value-type="date" office:date-value="1980-11-21" calcext:value-type="date">
            <text:p>21/11/198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date" office:date-value="2010-04-01" calcext:value-type="date">
            <text:p>01/04/2010</text:p>
          </table:table-cell>
          <table:table-cell office:value-type="date" office:date-value="2012-04-01" calcext:value-type="date">
            <text:p>01/04/201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date" office:date-value="2012-05-01" calcext:value-type="date">
            <text:p>01/05/2012</text:p>
          </table:table-cell>
          <table:table-cell office:value-type="date" office:date-value="2014-03-01" calcext:value-type="date">
            <text:p>01/03/201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date" office:date-value="2014-03-01" calcext:value-type="date">
            <text:p>01/03/2014</text:p>
          </table:table-cell>
          <table:table-cell office:value-type="date" office:date-value="2014-07-01" calcext:value-type="date">
            <text:p>01/07/201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date" office:date-value="2014-07-01" calcext:value-type="date">
            <text:p>01/07/2014</text:p>
          </table:table-cell>
          <table:table-cell office:value-type="date" office:date-value="2014-10-01" calcext:value-type="date">
            <text:p>01/10/20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erpes zoster abdominal</text:p>
          </table:table-cell>
          <table:table-cell/>
          <table:table-cell office:value-type="float" office:value="6" calcext:value-type="float">
            <text:p>6</text:p>
          </table:table-cell>
          <table:table-cell office:value-type="date" office:date-value="2014-10-01" calcext:value-type="date">
            <text:p>01/10/2014</text:p>
          </table:table-cell>
          <table:table-cell office:value-type="date" office:date-value="2017-05-01" calcext:value-type="date">
            <text:p>01/05/201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date" office:date-value="2017-06-01" calcext:value-type="date">
            <text:p>01/06/2017</text:p>
          </table:table-cell>
          <table:table-cell office:value-type="date" office:date-value="2017-11-01" calcext:value-type="date">
            <text:p>01/11/201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date" office:date-value="2017-11-01" calcext:value-type="date">
            <text:p>01/11/2017</text:p>
          </table:table-cell>
          <table:table-cell table:style-name="ce7" office:value-type="date" office:date-value="2018-05-01" calcext:value-type="date">
            <text:p>01/05/1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date" office:date-value="2018-05-01" calcext:value-type="date">
            <text:p>01/05/2018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0" calcext:value-type="float">
            <text:p>0</text:p>
          </table:table-cell>
          <table:table-cell office:value-type="date" office:date-value="1985-06-19" calcext:value-type="date">
            <text:p>19/06/198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date" office:date-value="2015-01-01" calcext:value-type="date">
            <text:p>01/01/2015</text:p>
          </table:table-cell>
          <table:table-cell office:value-type="date" office:date-value="2017-04-01" calcext:value-type="date">
            <text:p>01/04/20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bsceso dentario</text:p>
          </table:table-cell>
          <table:table-cell/>
          <table:table-cell office:value-type="float" office:value="3" calcext:value-type="float">
            <text:p>3</text:p>
          </table:table-cell>
          <table:table-cell office:value-type="date" office:date-value="2017-09-01" calcext:value-type="date">
            <text:p>01/09/2017</text:p>
          </table:table-cell>
          <table:table-cell office:value-type="date" office:date-value="2017-10-01" calcext:value-type="date">
            <text:p>01/10/20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seo de gestacion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0" calcext:value-type="float">
            <text:p>0</text:p>
          </table:table-cell>
          <table:table-cell office:value-type="date" office:date-value="2014-11-28" calcext:value-type="date">
            <text:p>28/11/201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date" office:date-value="2014-12-01" calcext:value-type="date">
            <text:p>01/12/2014</text:p>
          </table:table-cell>
          <table:table-cell office:value-type="date" office:date-value="2016-07-01" calcext:value-type="date">
            <text:p>01/07/201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date" office:date-value="2016-07-01" calcext:value-type="date">
            <text:p>01/07/201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0" calcext:value-type="float">
            <text:p>0</text:p>
          </table:table-cell>
          <table:table-cell office:value-type="date" office:date-value="1999-01-13" calcext:value-type="date">
            <text:p>13/01/199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IJ</text:p>
          </table:table-cell>
          <table:table-cell office:value-type="float" office:value="2" calcext:value-type="float">
            <text:p>2</text:p>
          </table:table-cell>
          <table:table-cell office:value-type="date" office:date-value="2014-09-01" calcext:value-type="date">
            <text:p>01/09/2014</text:p>
          </table:table-cell>
          <table:table-cell office:value-type="date" office:date-value="2017-07-01" calcext:value-type="date">
            <text:p>01/07/201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date" office:date-value="2017-07-01" calcext:value-type="date">
            <text:p>01/07/201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1" calcext:value-type="float">
            <text:p>1</text:p>
          </table:table-cell>
          <table:table-cell office:value-type="date" office:date-value="1965-10-30" calcext:value-type="date">
            <text:p>30/10/196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date" office:date-value="2012-01-01" calcext:value-type="date">
            <text:p>01/01/2012</text:p>
          </table:table-cell>
          <table:table-cell office:value-type="date" office:date-value="2012-05-01" calcext:value-type="date">
            <text:p>01/05/201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date" office:date-value="2012-05-01" calcext:value-type="date">
            <text:p>01/05/2012</text:p>
          </table:table-cell>
          <table:table-cell office:value-type="date" office:date-value="2012-07-01" calcext:value-type="date">
            <text:p>01/07/201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date" office:date-value="2014-01-01" calcext:value-type="date">
            <text:p>01/01/201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0" calcext:value-type="float">
            <text:p>0</text:p>
          </table:table-cell>
          <table:table-cell office:value-type="date" office:date-value="1956-02-07" calcext:value-type="date">
            <text:p>07/02/195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date" office:date-value="2012-04-01" calcext:value-type="date">
            <text:p>01/04/2012</text:p>
          </table:table-cell>
          <table:table-cell office:value-type="date" office:date-value="2012-05-01" calcext:value-type="date">
            <text:p>01/05/20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rupción cutánea, edema facial, conjuntivitis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date" office:date-value="2012-07-01" calcext:value-type="date">
            <text:p>01/07/20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rupción cutánea</text:p>
          </table:table-cell>
          <table:table-cell/>
          <table:table-cell office:value-type="float" office:value="5" calcext:value-type="float">
            <text:p>5</text:p>
          </table:table-cell>
          <table:table-cell office:value-type="date" office:date-value="2012-08-01" calcext:value-type="date">
            <text:p>01/08/2012</text:p>
          </table:table-cell>
          <table:table-cell office:value-type="date" office:date-value="2014-01-01" calcext:value-type="date">
            <text:p>01/01/2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edemas, <text:s/>reacción cutanea</text:p>
          </table:table-cell>
          <table:table-cell/>
          <table:table-cell office:value-type="float" office:value="6" calcext:value-type="float">
            <text:p>6</text:p>
          </table:table-cell>
          <table:table-cell office:value-type="date" office:date-value="2014-02-01" calcext:value-type="date">
            <text:p>01/02/2014</text:p>
          </table:table-cell>
          <table:table-cell office:value-type="date" office:date-value="2014-10-01" calcext:value-type="date">
            <text:p>01/10/20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demas, disnea, opresion torácica</text:p>
          </table:table-cell>
          <table:table-cell/>
          <table:table-cell office:value-type="float" office:value="4" calcext:value-type="float">
            <text:p>4</text:p>
          </table:table-cell>
          <table:table-cell office:value-type="date" office:date-value="2014-11-01" calcext:value-type="date">
            <text:p>01/11/2014</text:p>
          </table:table-cell>
          <table:table-cell office:value-type="date" office:date-value="2015-10-01" calcext:value-type="date">
            <text:p>01/10/20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demas, <text:s/>oliguria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1" calcext:value-type="float">
            <text:p>1</text:p>
          </table:table-cell>
          <table:table-cell office:value-type="date" office:date-value="1968-07-24" calcext:value-type="date">
            <text:p>24/07/196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date" office:date-value="2016-05-01" calcext:value-type="date">
            <text:p>01/05/2016</text:p>
          </table:table-cell>
          <table:table-cell office:value-type="date" office:date-value="2017-06-01" calcext:value-type="date">
            <text:p>01/06/201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date" office:date-value="2017-06-01" calcext:value-type="date">
            <text:p>01/06/201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0" calcext:value-type="float">
            <text:p>0</text:p>
          </table:table-cell>
          <table:table-cell office:value-type="date" office:date-value="1960-08-08" calcext:value-type="date">
            <text:p>08/08/196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date" office:date-value="2008-07-01" calcext:value-type="date">
            <text:p>01/07/2008</text:p>
          </table:table-cell>
          <table:table-cell office:value-type="date" office:date-value="2014-04-01" calcext:value-type="date">
            <text:p>01/04/20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umonia</text:p>
          </table:table-cell>
          <table:table-cell/>
          <table:table-cell office:value-type="float" office:value="3" calcext:value-type="float">
            <text:p>3</text:p>
          </table:table-cell>
          <table:table-cell office:value-type="date" office:date-value="2014-11-01" calcext:value-type="date">
            <text:p>01/11/2014</text:p>
          </table:table-cell>
          <table:table-cell office:value-type="date" office:date-value="2015-11-01" calcext:value-type="date">
            <text:p>01/11/201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date" office:date-value="2015-11-01" calcext:value-type="date">
            <text:p>01/11/201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0" calcext:value-type="float">
            <text:p>0</text:p>
          </table:table-cell>
          <table:table-cell office:value-type="date" office:date-value="1984-05-03" calcext:value-type="date">
            <text:p>03/05/198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IJ</text:p>
          </table:table-cell>
          <table:table-cell office:value-type="float" office:value="2" calcext:value-type="float">
            <text:p>2</text:p>
          </table:table-cell>
          <table:table-cell office:value-type="date" office:date-value="2014-03-01" calcext:value-type="date">
            <text:p>01/03/2014</text:p>
          </table:table-cell>
          <table:table-cell office:value-type="date" office:date-value="2014-05-01" calcext:value-type="date">
            <text:p>01/05/20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P+TVP</text:p>
          </table:table-cell>
          <table:table-cell/>
          <table:table-cell office:value-type="float" office:value="5" calcext:value-type="float">
            <text:p>5</text:p>
          </table:table-cell>
          <table:table-cell office:value-type="date" office:date-value="2014-08-01" calcext:value-type="date">
            <text:p>01/08/2014</text:p>
          </table:table-cell>
          <table:table-cell office:value-type="date" office:date-value="2015-07-01" calcext:value-type="date">
            <text:p>01/07/20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seo de gestación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1" calcext:value-type="float">
            <text:p>1</text:p>
          </table:table-cell>
          <table:table-cell office:value-type="date" office:date-value="1972-11-16" calcext:value-type="date">
            <text:p>16/11/197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date" office:date-value="2004-02-01" calcext:value-type="date">
            <text:p>01/02/2004</text:p>
          </table:table-cell>
          <table:table-cell office:value-type="date" office:date-value="2018-11-01" calcext:value-type="date">
            <text:p>01/11/201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date" office:date-value="2018-11-01" calcext:value-type="date">
            <text:p>01/11/201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1" calcext:value-type="float">
            <text:p>1</text:p>
          </table:table-cell>
          <table:table-cell office:value-type="date" office:date-value="1957-07-29" calcext:value-type="date">
            <text:p>29/07/195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date" office:date-value="2007-03-01" calcext:value-type="date">
            <text:p>01/03/200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0" calcext:value-type="float">
            <text:p>0</text:p>
          </table:table-cell>
          <table:table-cell office:value-type="date" office:date-value="1946-03-02" calcext:value-type="date">
            <text:p>02/03/19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 Amiloidosis</text:p>
          </table:table-cell>
          <table:table-cell office:value-type="float" office:value="2" calcext:value-type="float">
            <text:p>2</text:p>
          </table:table-cell>
          <table:table-cell office:value-type="date" office:date-value="2015-09-01" calcext:value-type="date">
            <text:p>01/09/201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0" calcext:value-type="float">
            <text:p>0</text:p>
          </table:table-cell>
          <table:table-cell office:value-type="date" office:date-value="1964-07-15" calcext:value-type="date">
            <text:p>15/07/196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date" office:date-value="2005-12-01" calcext:value-type="date">
            <text:p>01/12/2005</text:p>
          </table:table-cell>
          <table:table-cell office:value-type="date" office:date-value="2013-10-01" calcext:value-type="date">
            <text:p>01/10/20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irugia de pie complicada con infeccion</text:p>
          </table:table-cell>
          <table:table-cell/>
          <table:table-cell office:value-type="float" office:value="2" calcext:value-type="float">
            <text:p>2</text:p>
          </table:table-cell>
          <table:table-cell office:value-type="date" office:date-value="2014-08-01" calcext:value-type="date">
            <text:p>01/08/2014</text:p>
          </table:table-cell>
          <table:table-cell office:value-type="date" office:date-value="2014-10-01" calcext:value-type="date">
            <text:p>01/10/20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eva cirugia pie</text:p>
          </table:table-cell>
          <table:table-cell/>
          <table:table-cell office:value-type="float" office:value="2" calcext:value-type="float">
            <text:p>2</text:p>
          </table:table-cell>
          <table:table-cell office:value-type="date" office:date-value="2015-02-01" calcext:value-type="date">
            <text:p>01/02/2015</text:p>
          </table:table-cell>
          <table:table-cell office:value-type="date" office:date-value="2016-02-01" calcext:value-type="date">
            <text:p>01/02/20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A</text:p>
          </table:table-cell>
          <table:table-cell/>
          <table:table-cell office:value-type="float" office:value="2" calcext:value-type="float">
            <text:p>2</text:p>
          </table:table-cell>
          <table:table-cell office:value-type="date" office:date-value="2017-01-01" calcext:value-type="date">
            <text:p>01/01/201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1" calcext:value-type="float">
            <text:p>1</text:p>
          </table:table-cell>
          <table:table-cell office:value-type="date" office:date-value="1971-08-29" calcext:value-type="date">
            <text:p>29/08/197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date" office:date-value="2007-04-01" calcext:value-type="date">
            <text:p>01/04/200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1" calcext:value-type="float">
            <text:p>1</text:p>
          </table:table-cell>
          <table:table-cell office:value-type="date" office:date-value="1969-01-06" calcext:value-type="date">
            <text:p>06/01/1969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date" office:date-value="2014-11-01" calcext:value-type="date">
            <text:p>01/11/201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1" calcext:value-type="float">
            <text:p>1</text:p>
          </table:table-cell>
          <table:table-cell office:value-type="date" office:date-value="1953-12-17" calcext:value-type="date">
            <text:p>17/12/195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date" office:date-value="2008-06-01" calcext:value-type="date">
            <text:p>01/06/2008</text:p>
          </table:table-cell>
          <table:table-cell office:value-type="date" office:date-value="2011-07-01" calcext:value-type="date">
            <text:p>01/07/20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acciones Infusionales</text:p>
          </table:table-cell>
          <table:table-cell/>
          <table:table-cell office:value-type="float" office:value="7" calcext:value-type="float">
            <text:p>7</text:p>
          </table:table-cell>
          <table:table-cell office:value-type="date" office:date-value="2011-07-01" calcext:value-type="date">
            <text:p>01/07/201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1" calcext:value-type="float">
            <text:p>1</text:p>
          </table:table-cell>
          <table:table-cell office:value-type="date" office:date-value="1966-06-16" calcext:value-type="date">
            <text:p>16/06/196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date" office:date-value="2009-11-01" calcext:value-type="date">
            <text:p>01/11/200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  <table:table-cell office:value-type="date" office:date-value="1950-05-07" calcext:value-type="date">
            <text:p>07/05/195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date" office:date-value="2009-11-01" calcext:value-type="date">
            <text:p>01/11/2009</text:p>
          </table:table-cell>
          <table:table-cell office:value-type="date" office:date-value="2013-05-01" calcext:value-type="date">
            <text:p>01/05/20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x <text:s/>de enteropatia autoinmune</text:p>
          </table:table-cell>
          <table:table-cell/>
          <table:table-cell office:value-type="float" office:value="3" calcext:value-type="float">
            <text:p>3</text:p>
          </table:table-cell>
          <table:table-cell office:value-type="date" office:date-value="2013-05-01" calcext:value-type="date">
            <text:p>01/05/201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1" calcext:value-type="float">
            <text:p>1</text:p>
          </table:table-cell>
          <table:table-cell office:value-type="date" office:date-value="1966-03-23" calcext:value-type="date">
            <text:p>23/03/196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date" office:date-value="2014-02-01" calcext:value-type="date">
            <text:p>01/02/201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1" calcext:value-type="float">
            <text:p>1</text:p>
          </table:table-cell>
          <table:table-cell office:value-type="date" office:date-value="1962-11-06" calcext:value-type="date">
            <text:p>06/11/196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date" office:date-value="2013-06-01" calcext:value-type="date">
            <text:p>01/06/201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1" calcext:value-type="float">
            <text:p>1</text:p>
          </table:table-cell>
          <table:table-cell office:value-type="date" office:date-value="2002-07-14" calcext:value-type="date">
            <text:p>14/07/200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date" office:date-value="2016-05-01" calcext:value-type="date">
            <text:p>01/05/201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0" calcext:value-type="float">
            <text:p>0</text:p>
          </table:table-cell>
          <table:table-cell office:value-type="date" office:date-value="1966-08-03" calcext:value-type="date">
            <text:p>03/08/196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date" office:date-value="2015-06-01" calcext:value-type="date">
            <text:p>01/06/2015</text:p>
          </table:table-cell>
          <table:table-cell office:value-type="date" office:date-value="2015-10-01" calcext:value-type="date">
            <text:p>01/10/20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t.memoria, alt.visuales, insomnio, cansancio</text:p>
          </table:table-cell>
          <table:table-cell/>
          <table:table-cell office:value-type="float" office:value="2" calcext:value-type="float">
            <text:p>2</text:p>
          </table:table-cell>
          <table:table-cell office:value-type="date" office:date-value="2015-12-01" calcext:value-type="date">
            <text:p>01/12/2015</text:p>
          </table:table-cell>
          <table:table-cell office:value-type="date" office:date-value="2016-02-01" calcext:value-type="date">
            <text:p>01/02/20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rticaria</text:p>
          </table:table-cell>
          <table:table-cell/>
          <table:table-cell office:value-type="float" office:value="5" calcext:value-type="float">
            <text:p>5</text:p>
          </table:table-cell>
          <table:table-cell office:value-type="date" office:date-value="2016-03-01" calcext:value-type="date">
            <text:p>01/03/2016</text:p>
          </table:table-cell>
          <table:table-cell office:value-type="date" office:date-value="2017-02-01" calcext:value-type="date">
            <text:p>01/02/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 lesiones cutáneas en pie</text:p>
          </table:table-cell>
          <table:table-cell/>
          <table:table-cell office:value-type="float" office:value="6" calcext:value-type="float">
            <text:p>6</text:p>
          </table:table-cell>
          <table:table-cell office:value-type="date" office:date-value="2017-03-01" calcext:value-type="date">
            <text:p>01/03/2017</text:p>
          </table:table-cell>
          <table:table-cell office:value-type="date" office:date-value="2017-04-01" calcext:value-type="date">
            <text:p>01/04/20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opecia, lesiones cutáneas, cefalea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0" calcext:value-type="float">
            <text:p>0</text:p>
          </table:table-cell>
          <table:table-cell office:value-type="date" office:date-value="1965-02-04" calcext:value-type="date">
            <text:p>04/02/19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s SpA Pso</text:p>
          </table:table-cell>
          <table:table-cell office:value-type="float" office:value="2" calcext:value-type="float">
            <text:p>2</text:p>
          </table:table-cell>
          <table:table-cell office:value-type="date" office:date-value="2015-09-01" calcext:value-type="date">
            <text:p>01/09/2015</text:p>
          </table:table-cell>
          <table:table-cell office:value-type="date" office:date-value="2015-11-01" calcext:value-type="date">
            <text:p>01/11/20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cisión Paciente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office:value-type="date" office:date-value="1936-05-24" calcext:value-type="date">
            <text:p>24/05/193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date" office:date-value="2004-02-01" calcext:value-type="date">
            <text:p>01/02/2004</text:p>
          </table:table-cell>
          <table:table-cell office:value-type="date" office:date-value="2010-06-01" calcext:value-type="date">
            <text:p>01/06/20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AM, FA y EAP</text:p>
          </table:table-cell>
          <table:table-cell office:value-type="string" calcext:value-type="string">
            <text:p>Fallecida 201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1" calcext:value-type="float">
            <text:p>1</text:p>
          </table:table-cell>
          <table:table-cell office:value-type="date" office:date-value="1966-05-01" calcext:value-type="date">
            <text:p>01/05/196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date" office:date-value="2015-04-01" calcext:value-type="date">
            <text:p>01/04/2015</text:p>
          </table:table-cell>
          <table:table-cell office:value-type="date" office:date-value="2015-07-01" calcext:value-type="date">
            <text:p>01/07/201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date" office:date-value="2018-04-01" calcext:value-type="date">
            <text:p>01/04/201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office:value-type="date" office:date-value="1948-12-25" calcext:value-type="date">
            <text:p>25/12/194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date" office:date-value="2011-10-01" calcext:value-type="date">
            <text:p>01/10/201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0" calcext:value-type="float">
            <text:p>0</text:p>
          </table:table-cell>
          <table:table-cell office:value-type="date" office:date-value="1952-04-07" calcext:value-type="date">
            <text:p>07/04/195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date" office:date-value="2006-08-01" calcext:value-type="date">
            <text:p>01/08/200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0" calcext:value-type="float">
            <text:p>0</text:p>
          </table:table-cell>
          <table:table-cell office:value-type="date" office:date-value="1980-09-19" calcext:value-type="date">
            <text:p>19/09/198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date" office:date-value="2013-12-01" calcext:value-type="date">
            <text:p>01/12/20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acción cutánea generalizada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1" calcext:value-type="float">
            <text:p>1</text:p>
          </table:table-cell>
          <table:table-cell office:value-type="date" office:date-value="1954-06-20" calcext:value-type="date">
            <text:p>20/06/195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date" office:date-value="2010-11-01" calcext:value-type="date">
            <text:p>01/11/2010</text:p>
          </table:table-cell>
          <table:table-cell office:value-type="date" office:date-value="2011-07-01" calcext:value-type="date">
            <text:p>01/07/20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date" office:date-value="2011-07-01" calcext:value-type="date">
            <text:p>01/07/2011</text:p>
          </table:table-cell>
          <table:table-cell office:value-type="date" office:date-value="2012-01-01" calcext:value-type="date">
            <text:p>01/01/201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0" calcext:value-type="float">
            <text:p>0</text:p>
          </table:table-cell>
          <table:table-cell office:value-type="date" office:date-value="1963-10-23" calcext:value-type="date">
            <text:p>23/10/196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date" office:date-value="2017-02-01" calcext:value-type="date">
            <text:p>01/02/2017</text:p>
          </table:table-cell>
          <table:table-cell office:value-type="date" office:date-value="2018-05-01" calcext:value-type="date">
            <text:p>01/05/201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date" office:date-value="2018-05-01" calcext:value-type="date">
            <text:p>01/05/201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1" calcext:value-type="float">
            <text:p>1</text:p>
          </table:table-cell>
          <table:table-cell office:value-type="date" office:date-value="1933-12-01" calcext:value-type="date">
            <text:p>01/12/19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II</text:p>
          </table:table-cell>
          <table:table-cell office:value-type="float" office:value="1" calcext:value-type="float">
            <text:p>1</text:p>
          </table:table-cell>
          <table:table-cell office:value-type="date" office:date-value="2005-03-01" calcext:value-type="date">
            <text:p>01/03/200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date" office:date-value="1984-09-28" calcext:value-type="date">
            <text:p>28/09/198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umbalgia</text:p>
          </table:table-cell>
          <table:table-cell office:value-type="float" office:value="3" calcext:value-type="float">
            <text:p>3</text:p>
          </table:table-cell>
          <table:table-cell office:value-type="date" office:date-value="2012-02-01" calcext:value-type="date">
            <text:p>01/02/2012</text:p>
          </table:table-cell>
          <table:table-cell office:value-type="date" office:date-value="2012-05-01" calcext:value-type="date">
            <text:p>01/05/201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date" office:date-value="2012-05-01" calcext:value-type="date">
            <text:p>01/05/2012</text:p>
          </table:table-cell>
          <table:table-cell office:value-type="date" office:date-value="2012-11-01" calcext:value-type="date">
            <text:p>01/11/20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mbio Dx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1" calcext:value-type="float">
            <text:p>1</text:p>
          </table:table-cell>
          <table:table-cell office:value-type="date" office:date-value="1947-09-12" calcext:value-type="date">
            <text:p>12/09/194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date" office:date-value="2018-01-01" calcext:value-type="date">
            <text:p>01/01/2018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olor abdominal y diarrea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1" calcext:value-type="float">
            <text:p>1</text:p>
          </table:table-cell>
          <table:table-cell office:value-type="date" office:date-value="1948-05-26" calcext:value-type="date">
            <text:p>26/05/194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date" office:date-value="2008-08-01" calcext:value-type="date">
            <text:p>01/08/2008</text:p>
          </table:table-cell>
          <table:table-cell office:value-type="date" office:date-value="2009-03-01" calcext:value-type="date">
            <text:p>01/03/200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cisión Paciente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1" calcext:value-type="float">
            <text:p>1</text:p>
          </table:table-cell>
          <table:table-cell office:value-type="date" office:date-value="1952-08-25" calcext:value-type="date">
            <text:p>25/08/195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date" office:date-value="2006-06-01" calcext:value-type="date">
            <text:p>01/06/2006</text:p>
          </table:table-cell>
          <table:table-cell office:value-type="date" office:date-value="2008-04-01" calcext:value-type="date">
            <text:p>01/04/200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ueratitis Virica OD</text:p>
          </table:table-cell>
          <table:table-cell/>
          <table:table-cell office:value-type="float" office:value="4" calcext:value-type="float">
            <text:p>4</text:p>
          </table:table-cell>
          <table:table-cell office:value-type="date" office:date-value="2014-10-01" calcext:value-type="date">
            <text:p>01/10/2014</text:p>
          </table:table-cell>
          <table:table-cell office:value-type="date" office:date-value="2015-10-01" calcext:value-type="date">
            <text:p>01/10/201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1" calcext:value-type="float">
            <text:p>1</text:p>
          </table:table-cell>
          <table:table-cell office:value-type="date" office:date-value="1957-12-18" calcext:value-type="date">
            <text:p>18/12/195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date" office:date-value="2007-11-01" calcext:value-type="date">
            <text:p>01/11/2007</text:p>
          </table:table-cell>
          <table:table-cell office:value-type="date" office:date-value="2008-09-01" calcext:value-type="date">
            <text:p>01/09/200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fección Úlcera Maleolar</text:p>
          </table:table-cell>
          <table:table-cell/>
          <table:table-cell office:value-type="float" office:value="4" calcext:value-type="float">
            <text:p>4</text:p>
          </table:table-cell>
          <table:table-cell office:value-type="date" office:date-value="2009-04-27" calcext:value-type="date">
            <text:p>27/04/200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1" calcext:value-type="float">
            <text:p>1</text:p>
          </table:table-cell>
          <table:table-cell office:value-type="date" office:date-value="1961-01-08" calcext:value-type="date">
            <text:p>08/01/196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ES</text:p>
          </table:table-cell>
          <table:table-cell office:value-type="float" office:value="9" calcext:value-type="float">
            <text:p>9</text:p>
          </table:table-cell>
          <table:table-cell office:value-type="date" office:date-value="2019-05-01" calcext:value-type="date">
            <text:p>01/05/2019</text:p>
          </table:table-cell>
          <table:table-cell table:number-columns-repeated="40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0" calcext:value-type="float">
            <text:p>0</text:p>
          </table:table-cell>
          <table:table-cell office:value-type="date" office:date-value="1958-06-01" calcext:value-type="date">
            <text:p>01/06/195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date" office:date-value="2018-06-01" calcext:value-type="date">
            <text:p>01/06/201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0" calcext:value-type="float">
            <text:p>0</text:p>
          </table:table-cell>
          <table:table-cell office:value-type="date" office:date-value="1960-02-13" calcext:value-type="date">
            <text:p>13/02/196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date" office:date-value="2019-06-01" calcext:value-type="date">
            <text:p>01/06/2019</text:p>
          </table:table-cell>
          <table:table-cell table:number-columns-repeated="40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0" calcext:value-type="float">
            <text:p>0</text:p>
          </table:table-cell>
          <table:table-cell office:value-type="date" office:date-value="1986-06-09" calcext:value-type="date">
            <text:p>09/06/198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date" office:date-value="2011-08-01" calcext:value-type="date">
            <text:p>01/08/201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0" calcext:value-type="float">
            <text:p>0</text:p>
          </table:table-cell>
          <table:table-cell office:value-type="date" office:date-value="1973-10-14" calcext:value-type="date">
            <text:p>14/10/197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ill y Amiloidosis</text:p>
          </table:table-cell>
          <table:table-cell office:value-type="float" office:value="1" calcext:value-type="float">
            <text:p>1</text:p>
          </table:table-cell>
          <table:table-cell office:value-type="date" office:date-value="2008-02-20" calcext:value-type="date">
            <text:p>20/02/200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0" calcext:value-type="float">
            <text:p>0</text:p>
          </table:table-cell>
          <table:table-cell office:value-type="date" office:date-value="1978-06-27" calcext:value-type="date">
            <text:p>27/06/197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date" office:date-value="2011-01-01" calcext:value-type="date">
            <text:p>01/01/2011</text:p>
          </table:table-cell>
          <table:table-cell office:value-type="date" office:date-value="2013-07-01" calcext:value-type="date">
            <text:p>01/07/20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bsceso pie D</text:p>
          </table:table-cell>
          <table:table-cell/>
          <table:table-cell office:value-type="float" office:value="9" calcext:value-type="float">
            <text:p>9</text:p>
          </table:table-cell>
          <table:table-cell office:value-type="date" office:date-value="2014-03-01" calcext:value-type="date">
            <text:p>01/03/2014</text:p>
          </table:table-cell>
          <table:table-cell office:value-type="date" office:date-value="2014-05-01" calcext:value-type="date">
            <text:p>01/05/201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date" office:date-value="2014-11-01" calcext:value-type="date">
            <text:p>01/11/2014</text:p>
          </table:table-cell>
          <table:table-cell office:value-type="date" office:date-value="2017-06-01" calcext:value-type="date">
            <text:p>01/06/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AA</text:p>
          </table:table-cell>
          <table:table-cell office:value-type="string" calcext:value-type="string">
            <text:p>Interrupcion por Dx de Ca mama in Situ</text:p>
          </table:table-cell>
          <table:table-cell office:value-type="float" office:value="8" calcext:value-type="float">
            <text:p>8</text:p>
          </table:table-cell>
          <table:table-cell office:value-type="date" office:date-value="2017-06-01" calcext:value-type="date">
            <text:p>01/06/2017</text:p>
          </table:table-cell>
          <table:table-cell office:value-type="date" office:date-value="2018-04-01" calcext:value-type="date">
            <text:p>01/04/20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cisión Paciente</text:p>
          </table:table-cell>
          <table:table-cell/>
          <table:table-cell office:value-type="float" office:value="3" calcext:value-type="float">
            <text:p>3</text:p>
          </table:table-cell>
          <table:table-cell office:value-type="date" office:date-value="2018-04-01" calcext:value-type="date">
            <text:p>01/04/201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1" calcext:value-type="float">
            <text:p>1</text:p>
          </table:table-cell>
          <table:table-cell office:value-type="date" office:date-value="1966-07-07" calcext:value-type="date">
            <text:p>07/07/196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date" office:date-value="2008-04-01" calcext:value-type="date">
            <text:p>01/04/2008</text:p>
          </table:table-cell>
          <table:table-cell office:value-type="date" office:date-value="2008-08-01" calcext:value-type="date">
            <text:p>01/08/2008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1" calcext:value-type="float">
            <text:p>1</text:p>
          </table:table-cell>
          <table:table-cell office:value-type="date" office:date-value="1948-05-13" calcext:value-type="date">
            <text:p>13/05/194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date" office:date-value="2007-01-01" calcext:value-type="date">
            <text:p>01/01/2007</text:p>
          </table:table-cell>
          <table:table-cell office:value-type="date" office:date-value="2011-01-01" calcext:value-type="date">
            <text:p>01/01/20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cisión Médico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0" calcext:value-type="float">
            <text:p>0</text:p>
          </table:table-cell>
          <table:table-cell office:value-type="date" office:date-value="1958-12-09" calcext:value-type="date">
            <text:p>09/12/195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M</text:p>
          </table:table-cell>
          <table:table-cell office:value-type="float" office:value="4" calcext:value-type="float">
            <text:p>4</text:p>
          </table:table-cell>
          <table:table-cell office:value-type="date" office:date-value="2014-03-01" calcext:value-type="date">
            <text:p>01/03/2014</text:p>
          </table:table-cell>
          <table:table-cell office:value-type="date" office:date-value="2018-03-01" calcext:value-type="date">
            <text:p>01/03/20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pogammaglobulinemia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1" calcext:value-type="float">
            <text:p>1</text:p>
          </table:table-cell>
          <table:table-cell office:value-type="date" office:date-value="1959-06-26" calcext:value-type="date">
            <text:p>26/06/195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date" office:date-value="2011-05-01" calcext:value-type="date">
            <text:p>01/05/2011</text:p>
          </table:table-cell>
          <table:table-cell office:value-type="date" office:date-value="2011-10-01" calcext:value-type="date">
            <text:p>01/10/20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jo de acudir a consultas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0" calcext:value-type="float">
            <text:p>0</text:p>
          </table:table-cell>
          <table:table-cell office:value-type="date" office:date-value="1938-04-25" calcext:value-type="date">
            <text:p>25/04/193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date" office:date-value="2008-06-01" calcext:value-type="date">
            <text:p>01/06/2008</text:p>
          </table:table-cell>
          <table:table-cell office:value-type="date" office:date-value="2011-01-01" calcext:value-type="date">
            <text:p>01/01/20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itus (Hematoma retroperitoneal, ACV ACMI, Angor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1" calcext:value-type="float">
            <text:p>1</text:p>
          </table:table-cell>
          <table:table-cell office:value-type="date" office:date-value="1946-05-25" calcext:value-type="date">
            <text:p>25/05/194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date" office:date-value="2007-01-01" calcext:value-type="date">
            <text:p>01/01/200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0" calcext:value-type="float">
            <text:p>0</text:p>
          </table:table-cell>
          <table:table-cell office:value-type="date" office:date-value="1957-04-06" calcext:value-type="date">
            <text:p>06/04/195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date" office:date-value="2006-01-01" calcext:value-type="date">
            <text:p>01/01/200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1" calcext:value-type="float">
            <text:p>1</text:p>
          </table:table-cell>
          <table:table-cell office:value-type="date" office:date-value="1968-12-16" calcext:value-type="date">
            <text:p>16/12/196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date" office:date-value="2011-03-01" calcext:value-type="date">
            <text:p>01/03/2011</text:p>
          </table:table-cell>
          <table:table-cell office:value-type="date" office:date-value="2013-01-01" calcext:value-type="date">
            <text:p>01/01/20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misión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1" calcext:value-type="float">
            <text:p>1</text:p>
          </table:table-cell>
          <table:table-cell office:value-type="date" office:date-value="1965-03-01" calcext:value-type="date">
            <text:p>01/03/196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" calcext:value-type="float">
            <text:p>8</text:p>
          </table:table-cell>
          <table:table-cell office:value-type="date" office:date-value="2017-02-01" calcext:value-type="date">
            <text:p>01/02/201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0" calcext:value-type="float">
            <text:p>0</text:p>
          </table:table-cell>
          <table:table-cell office:value-type="date" office:date-value="1959-04-25" calcext:value-type="date">
            <text:p>25/04/195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office:value-type="date" office:date-value="2018-11-01" calcext:value-type="date">
            <text:p>01/11/2018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umonia Neumococica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0" calcext:value-type="float">
            <text:p>0</text:p>
          </table:table-cell>
          <table:table-cell office:value-type="date" office:date-value="1970-02-07" calcext:value-type="date">
            <text:p>07/02/197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ES</text:p>
          </table:table-cell>
          <table:table-cell office:value-type="float" office:value="4" calcext:value-type="float">
            <text:p>4</text:p>
          </table:table-cell>
          <table:table-cell office:value-type="date" office:date-value="2013-02-01" calcext:value-type="date">
            <text:p>01/02/2013</text:p>
          </table:table-cell>
          <table:table-cell office:value-type="date" office:date-value="2017-05-01" calcext:value-type="date">
            <text:p>01/05/201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1" calcext:value-type="float">
            <text:p>1</text:p>
          </table:table-cell>
          <table:table-cell office:value-type="date" office:date-value="1955-08-18" calcext:value-type="date">
            <text:p>18/08/195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date" office:date-value="2017-03-01" calcext:value-type="date">
            <text:p>01/03/201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1" calcext:value-type="float">
            <text:p>1</text:p>
          </table:table-cell>
          <table:table-cell office:value-type="date" office:date-value="1977-06-07" calcext:value-type="date">
            <text:p>07/06/197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ES</text:p>
          </table:table-cell>
          <table:table-cell office:value-type="float" office:value="9" calcext:value-type="float">
            <text:p>9</text:p>
          </table:table-cell>
          <table:table-cell office:value-type="date" office:date-value="2014-03-01" calcext:value-type="date">
            <text:p>01/03/2014</text:p>
          </table:table-cell>
          <table:table-cell office:value-type="date" office:date-value="2014-12-01" calcext:value-type="date">
            <text:p>01/12/2014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date" office:date-value="2014-12-01" calcext:value-type="date">
            <text:p>01/12/201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1" calcext:value-type="float">
            <text:p>1</text:p>
          </table:table-cell>
          <table:table-cell office:value-type="date" office:date-value="1951-08-19" calcext:value-type="date">
            <text:p>19/08/195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date" office:date-value="2015-05-01" calcext:value-type="date">
            <text:p>01/05/201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0" calcext:value-type="float">
            <text:p>0</text:p>
          </table:table-cell>
          <table:table-cell office:value-type="date" office:date-value="1957-03-11" calcext:value-type="date">
            <text:p>11/03/195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date" office:date-value="2008-12-01" calcext:value-type="date">
            <text:p>01/12/2008</text:p>
          </table:table-cell>
          <table:table-cell office:value-type="date" office:date-value="2009-04-01" calcext:value-type="date">
            <text:p>01/04/200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 acude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0" calcext:value-type="float">
            <text:p>0</text:p>
          </table:table-cell>
          <table:table-cell office:value-type="date" office:date-value="1943-05-02" calcext:value-type="date">
            <text:p>02/05/194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M</text:p>
          </table:table-cell>
          <table:table-cell office:value-type="float" office:value="4" calcext:value-type="float">
            <text:p>4</text:p>
          </table:table-cell>
          <table:table-cell office:value-type="date" office:date-value="2019-09-01" calcext:value-type="date">
            <text:p>01/09/2019</text:p>
          </table:table-cell>
          <table:table-cell table:number-columns-repeated="40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1" calcext:value-type="float">
            <text:p>1</text:p>
          </table:table-cell>
          <table:table-cell office:value-type="date" office:date-value="1996-08-07" calcext:value-type="date">
            <text:p>07/08/199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" calcext:value-type="float">
            <text:p>7</text:p>
          </table:table-cell>
          <table:table-cell office:value-type="date" office:date-value="2016-04-01" calcext:value-type="date">
            <text:p>01/04/2016</text:p>
          </table:table-cell>
          <table:table-cell office:value-type="date" office:date-value="2016-06-01" calcext:value-type="date">
            <text:p>01/06/20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 acude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0" calcext:value-type="float">
            <text:p>0</text:p>
          </table:table-cell>
          <table:table-cell office:value-type="date" office:date-value="1963-08-09" calcext:value-type="date">
            <text:p>09/08/196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date" office:date-value="2006-07-01" calcext:value-type="date">
            <text:p>01/07/20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acción local punto de inyección</text:p>
          </table:table-cell>
          <table:table-cell/>
          <table:table-cell office:value-type="float" office:value="5" calcext:value-type="float">
            <text:p>5</text:p>
          </table:table-cell>
          <table:table-cell office:value-type="date" office:date-value="2014-09-01" calcext:value-type="date">
            <text:p>01/09/2014</text:p>
          </table:table-cell>
          <table:table-cell office:value-type="date" office:date-value="2017-05-01" calcext:value-type="date">
            <text:p>01/05/201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date" office:date-value="2017-05-01" calcext:value-type="date">
            <text:p>01/05/2017</text:p>
          </table:table-cell>
          <table:table-cell office:value-type="date" office:date-value="2018-07-01" calcext:value-type="date">
            <text:p>01/07/201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date" office:date-value="2018-07-01" calcext:value-type="date">
            <text:p>01/07/201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1" calcext:value-type="float">
            <text:p>1</text:p>
          </table:table-cell>
          <table:table-cell office:value-type="date" office:date-value="1966-07-24" calcext:value-type="date">
            <text:p>24/07/196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S</text:p>
          </table:table-cell>
          <table:table-cell office:value-type="float" office:value="4" calcext:value-type="float">
            <text:p>4</text:p>
          </table:table-cell>
          <table:table-cell office:value-type="date" office:date-value="2017-12-01" calcext:value-type="date">
            <text:p>01/12/2017</text:p>
          </table:table-cell>
          <table:table-cell office:value-type="date" office:date-value="2017-05-01" calcext:value-type="date">
            <text:p>01/05/201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date" office:date-value="2018-05-01" calcext:value-type="date">
            <text:p>01/05/201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1" calcext:value-type="float">
            <text:p>1</text:p>
          </table:table-cell>
          <table:table-cell office:value-type="date" office:date-value="1968-09-09" calcext:value-type="date">
            <text:p>09/09/196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date" office:date-value="2008-02-01" calcext:value-type="date">
            <text:p>01/02/2008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 dosis cada 2-3 meses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1" calcext:value-type="float">
            <text:p>1</text:p>
          </table:table-cell>
          <table:table-cell office:value-type="date" office:date-value="1975-01-21" calcext:value-type="date">
            <text:p>21/01/197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date" office:date-value="2018-05-01" calcext:value-type="date">
            <text:p>01/05/201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1" calcext:value-type="float">
            <text:p>1</text:p>
          </table:table-cell>
          <table:table-cell office:value-type="date" office:date-value="1934-12-01" calcext:value-type="date">
            <text:p>01/12/193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date" office:date-value="2004-02-01" calcext:value-type="date">
            <text:p>01/02/200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0" calcext:value-type="float">
            <text:p>0</text:p>
          </table:table-cell>
          <table:table-cell office:value-type="date" office:date-value="1968-02-14" calcext:value-type="date">
            <text:p>14/02/196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date" office:date-value="2010-04-01" calcext:value-type="date">
            <text:p>01/04/2010</text:p>
          </table:table-cell>
          <table:table-cell office:value-type="date" office:date-value="2010-09-01" calcext:value-type="date">
            <text:p>01/09/201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date" office:date-value="2010-09-01" calcext:value-type="date">
            <text:p>01/09/2010</text:p>
          </table:table-cell>
          <table:table-cell office:value-type="date" office:date-value="2019-05-01" calcext:value-type="date">
            <text:p>01/05/201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date" office:date-value="2019-05-01" calcext:value-type="date">
            <text:p>01/05/2019</text:p>
          </table:table-cell>
          <table:table-cell office:value-type="date" office:date-value="2019-10-01" calcext:value-type="date">
            <text:p>01/10/201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date" office:date-value="2019-10-01" calcext:value-type="date">
            <text:p>01/10/201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0" calcext:value-type="float">
            <text:p>0</text:p>
          </table:table-cell>
          <table:table-cell office:value-type="date" office:date-value="1967-07-01" calcext:value-type="date">
            <text:p>01/07/196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office:value-type="date" office:date-value="2017-07-01" calcext:value-type="date">
            <text:p>01/07/2017</text:p>
          </table:table-cell>
          <table:table-cell office:value-type="date" office:date-value="2019-01-01" calcext:value-type="date">
            <text:p>01/01/20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cisión Paciente</text:p>
          </table:table-cell>
          <table:table-cell/>
          <table:table-cell office:value-type="float" office:value="13" calcext:value-type="float">
            <text:p>13</text:p>
          </table:table-cell>
          <table:table-cell office:value-type="date" office:date-value="2019-10-01" calcext:value-type="date">
            <text:p>01/10/201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1" calcext:value-type="float">
            <text:p>1</text:p>
          </table:table-cell>
          <table:table-cell office:value-type="date" office:date-value="1964-01-30" calcext:value-type="date">
            <text:p>30/01/196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1" calcext:value-type="float">
            <text:p>11</text:p>
          </table:table-cell>
          <table:table-cell office:value-type="date" office:date-value="2019-01-01" calcext:value-type="date">
            <text:p>01/01/2019</text:p>
          </table:table-cell>
          <table:table-cell table:number-columns-repeated="40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0" calcext:value-type="float">
            <text:p>0</text:p>
          </table:table-cell>
          <table:table-cell office:value-type="date" office:date-value="1984-10-09" calcext:value-type="date">
            <text:p>09/10/198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R/LES</text:p>
          </table:table-cell>
          <table:table-cell office:value-type="float" office:value="4" calcext:value-type="float">
            <text:p>4</text:p>
          </table:table-cell>
          <table:table-cell office:value-type="date" office:date-value="2014-02-01" calcext:value-type="date">
            <text:p>01/02/2014</text:p>
          </table:table-cell>
          <table:table-cell office:value-type="date" office:date-value="2014-03-01" calcext:value-type="date">
            <text:p>01/03/20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acción Infusional</text:p>
          </table:table-cell>
          <table:table-cell/>
          <table:table-cell office:value-type="float" office:value="5" calcext:value-type="float">
            <text:p>5</text:p>
          </table:table-cell>
          <table:table-cell office:value-type="date" office:date-value="2018-11-01" calcext:value-type="date">
            <text:p>01/11/201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1" calcext:value-type="float">
            <text:p>1</text:p>
          </table:table-cell>
          <table:table-cell office:value-type="date" office:date-value="1964-04-01" calcext:value-type="date">
            <text:p>01/04/196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" calcext:value-type="float">
            <text:p>7</text:p>
          </table:table-cell>
          <table:table-cell office:value-type="date" office:date-value="2018-06-01" calcext:value-type="date">
            <text:p>01/06/201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0" calcext:value-type="float">
            <text:p>0</text:p>
          </table:table-cell>
          <table:table-cell office:value-type="date" office:date-value="1932-05-26" calcext:value-type="date">
            <text:p>26/05/193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date" office:date-value="2004-12-01" calcext:value-type="date">
            <text:p>01/12/2004</text:p>
          </table:table-cell>
          <table:table-cell office:value-type="date" office:date-value="2016-12-01" calcext:value-type="date">
            <text:p>01/12/20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umonia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1" calcext:value-type="float">
            <text:p>1</text:p>
          </table:table-cell>
          <table:table-cell office:value-type="date" office:date-value="1958-01-21" calcext:value-type="date">
            <text:p>21/01/195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date" office:date-value="2007-04-01" calcext:value-type="date">
            <text:p>01/04/200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0" calcext:value-type="float">
            <text:p>0</text:p>
          </table:table-cell>
          <table:table-cell office:value-type="date" office:date-value="1944-04-27" calcext:value-type="date">
            <text:p>27/04/194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date" office:date-value="2007-11-01" calcext:value-type="date">
            <text:p>01/11/2007</text:p>
          </table:table-cell>
          <table:table-cell office:value-type="date" office:date-value="2009-02-01" calcext:value-type="date">
            <text:p>01/02/20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OD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1" calcext:value-type="float">
            <text:p>1</text:p>
          </table:table-cell>
          <table:table-cell office:value-type="date" office:date-value="1972-04-20" calcext:value-type="date">
            <text:p>20/04/197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ES</text:p>
          </table:table-cell>
          <table:table-cell office:value-type="float" office:value="4" calcext:value-type="float">
            <text:p>4</text:p>
          </table:table-cell>
          <table:table-cell office:value-type="date" office:date-value="2010-10-01" calcext:value-type="date">
            <text:p>01/10/2010</text:p>
          </table:table-cell>
          <table:table-cell office:value-type="date" office:date-value="2017-07-01" calcext:value-type="date">
            <text:p>01/07/20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pogammaglobulinemia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1" calcext:value-type="float">
            <text:p>1</text:p>
          </table:table-cell>
          <table:table-cell office:value-type="date" office:date-value="1976-05-11" calcext:value-type="date">
            <text:p>11/05/197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" calcext:value-type="float">
            <text:p>8</text:p>
          </table:table-cell>
          <table:table-cell office:value-type="date" office:date-value="2018-03-01" calcext:value-type="date">
            <text:p>01/03/201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1" calcext:value-type="float">
            <text:p>1</text:p>
          </table:table-cell>
          <table:table-cell office:value-type="date" office:date-value="1946-11-06" calcext:value-type="date">
            <text:p>06/11/19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oderma</text:p>
          </table:table-cell>
          <table:table-cell office:value-type="float" office:value="4" calcext:value-type="float">
            <text:p>4</text:p>
          </table:table-cell>
          <table:table-cell office:value-type="date" office:date-value="2011-08-01" calcext:value-type="date">
            <text:p>01/08/2011</text:p>
          </table:table-cell>
          <table:table-cell office:value-type="date" office:date-value="2012-10-01" calcext:value-type="date">
            <text:p>01/10/20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itus (IAM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0" calcext:value-type="float">
            <text:p>0</text:p>
          </table:table-cell>
          <table:table-cell office:value-type="date" office:date-value="1956-07-20" calcext:value-type="date">
            <text:p>20/07/195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date" office:date-value="2005-01-01" calcext:value-type="date">
            <text:p>01/01/2005</text:p>
          </table:table-cell>
          <table:table-cell office:value-type="date" office:date-value="2007-01-01" calcext:value-type="date">
            <text:p>01/01/200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date" office:date-value="2007-01-01" calcext:value-type="date">
            <text:p>01/01/2007</text:p>
          </table:table-cell>
          <table:table-cell office:value-type="date" office:date-value="2015-02-01" calcext:value-type="date">
            <text:p>01/02/20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lanoma</text:p>
          </table:table-cell>
          <table:table-cell/>
          <table:table-cell office:value-type="float" office:value="4" calcext:value-type="float">
            <text:p>4</text:p>
          </table:table-cell>
          <table:table-cell office:value-type="date" office:date-value="2017-06-01" calcext:value-type="date">
            <text:p>01/06/201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1" calcext:value-type="float">
            <text:p>1</text:p>
          </table:table-cell>
          <table:table-cell office:value-type="date" office:date-value="1986-05-09" calcext:value-type="date">
            <text:p>09/05/198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" calcext:value-type="float">
            <text:p>8</text:p>
          </table:table-cell>
          <table:table-cell office:value-type="date" office:date-value="2015-10-01" calcext:value-type="date">
            <text:p>01/10/201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0" calcext:value-type="float">
            <text:p>0</text:p>
          </table:table-cell>
          <table:table-cell office:value-type="date" office:date-value="1984-04-11" calcext:value-type="date">
            <text:p>11/04/198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ehcet</text:p>
          </table:table-cell>
          <table:table-cell office:value-type="float" office:value="15" calcext:value-type="float">
            <text:p>15</text:p>
          </table:table-cell>
          <table:table-cell office:value-type="date" office:date-value="2018-03-01" calcext:value-type="date">
            <text:p>01/03/2018</text:p>
          </table:table-cell>
          <table:table-cell office:value-type="date" office:date-value="2018-08-01" calcext:value-type="date">
            <text:p>01/08/201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date" office:date-value="2018-08-01" calcext:value-type="date">
            <text:p>01/08/2018</text:p>
          </table:table-cell>
          <table:table-cell office:value-type="date" office:date-value="2019-05-01" calcext:value-type="date">
            <text:p>01/05/201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date" office:date-value="2019-10-01" calcext:value-type="date">
            <text:p>01/10/201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0" calcext:value-type="float">
            <text:p>0</text:p>
          </table:table-cell>
          <table:table-cell office:value-type="date" office:date-value="1971-11-04" calcext:value-type="date">
            <text:p>04/11/197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date" office:date-value="2011-01-01" calcext:value-type="date">
            <text:p>01/01/2011</text:p>
          </table:table-cell>
          <table:table-cell office:value-type="date" office:date-value="2012-06-01" calcext:value-type="date">
            <text:p>01/06/20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fección Ginecológica</text:p>
          </table:table-cell>
          <table:table-cell office:value-type="string" calcext:value-type="string">
            <text:p>Pielonefritis Dcha</text:p>
          </table:table-cell>
          <table:table-cell office:value-type="float" office:value="2" calcext:value-type="float">
            <text:p>2</text:p>
          </table:table-cell>
          <table:table-cell office:value-type="date" office:date-value="2012-06-01" calcext:value-type="date">
            <text:p>01/06/201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0" calcext:value-type="float">
            <text:p>0</text:p>
          </table:table-cell>
          <table:table-cell office:value-type="date" office:date-value="1974-12-03" calcext:value-type="date">
            <text:p>03/12/197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" calcext:value-type="float">
            <text:p>7</text:p>
          </table:table-cell>
          <table:table-cell office:value-type="date" office:date-value="2013-02-01" calcext:value-type="date">
            <text:p>01/02/2013</text:p>
          </table:table-cell>
          <table:table-cell office:value-type="date" office:date-value="2013-09-01" calcext:value-type="date">
            <text:p>01/09/201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date" office:date-value="2013-10-01" calcext:value-type="date">
            <text:p>01/10/201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1" calcext:value-type="float">
            <text:p>1</text:p>
          </table:table-cell>
          <table:table-cell office:value-type="date" office:date-value="1963-02-01" calcext:value-type="date">
            <text:p>01/02/196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" calcext:value-type="float">
            <text:p>7</text:p>
          </table:table-cell>
          <table:table-cell office:value-type="date" office:date-value="2013-01-01" calcext:value-type="date">
            <text:p>01/01/201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0" calcext:value-type="float">
            <text:p>0</text:p>
          </table:table-cell>
          <table:table-cell office:value-type="date" office:date-value="1965-08-02" calcext:value-type="date">
            <text:p>02/08/196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date" office:date-value="2014-03-01" calcext:value-type="date">
            <text:p>01/03/201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1" calcext:value-type="float">
            <text:p>1</text:p>
          </table:table-cell>
          <table:table-cell office:value-type="date" office:date-value="1982-07-02" calcext:value-type="date">
            <text:p>02/07/198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" calcext:value-type="float">
            <text:p>7</text:p>
          </table:table-cell>
          <table:table-cell office:value-type="date" office:date-value="2015-08-01" calcext:value-type="date">
            <text:p>01/08/2015</text:p>
          </table:table-cell>
          <table:table-cell office:value-type="date" office:date-value="2015-12-01" calcext:value-type="date">
            <text:p>01/12/201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date" office:date-value="2015-12-01" calcext:value-type="date">
            <text:p>01/12/2015</text:p>
          </table:table-cell>
          <table:table-cell office:value-type="date" office:date-value="2016-04-01" calcext:value-type="date">
            <text:p>01/04/20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doración, MEG,…</text:p>
          </table:table-cell>
          <table:table-cell/>
          <table:table-cell office:value-type="float" office:value="8" calcext:value-type="float">
            <text:p>8</text:p>
          </table:table-cell>
          <table:table-cell office:value-type="date" office:date-value="2016-04-01" calcext:value-type="date">
            <text:p>01/04/2016</text:p>
          </table:table-cell>
          <table:table-cell office:value-type="date" office:date-value="2016-08-01" calcext:value-type="date">
            <text:p>01/08/201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date" office:date-value="2016-09-01" calcext:value-type="date">
            <text:p>01/09/2016</text:p>
          </table:table-cell>
          <table:table-cell office:value-type="date" office:date-value="2016-12-01" calcext:value-type="date">
            <text:p>01/12/201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date" office:date-value="2017-03-01" calcext:value-type="date">
            <text:p>01/03/2017</text:p>
          </table:table-cell>
          <table:table-cell office:value-type="date" office:date-value="2018-04-01" calcext:value-type="date">
            <text:p>01/04/201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date" office:date-value="2018-04-01" calcext:value-type="date">
            <text:p>01/04/2018</text:p>
          </table:table-cell>
          <table:table-cell office:value-type="date" office:date-value="2018-09-01" calcext:value-type="date">
            <text:p>01/09/201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date" office:date-value="2018-09-01" calcext:value-type="date">
            <text:p>01/09/2018</text:p>
          </table:table-cell>
          <table:table-cell office:value-type="date" office:date-value="2018-12-01" calcext:value-type="date">
            <text:p>01/12/201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date" office:date-value="2018-12-01" calcext:value-type="date">
            <text:p>01/12/2018</text:p>
          </table:table-cell>
          <table:table-cell office:value-type="date" office:date-value="2019-03-01" calcext:value-type="date">
            <text:p>01/03/201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date" office:date-value="2019-03-01" calcext:value-type="date">
            <text:p>01/03/2019</text:p>
          </table:table-cell>
          <table:table-cell office:value-type="date" office:date-value="2019-07-01" calcext:value-type="date">
            <text:p>01/07/201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date" office:date-value="2019-07-01" calcext:value-type="date">
            <text:p>01/07/2019</text:p>
          </table:table-cell>
          <table:table-cell table:number-columns-repeated="963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0" calcext:value-type="float">
            <text:p>0</text:p>
          </table:table-cell>
          <table:table-cell office:value-type="date" office:date-value="1943-11-28" calcext:value-type="date">
            <text:p>28/11/194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date" office:date-value="2012-04-01" calcext:value-type="date">
            <text:p>01/04/2012</text:p>
          </table:table-cell>
          <table:table-cell office:value-type="date" office:date-value="2012-11-01" calcext:value-type="date">
            <text:p>01/11/201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date" office:date-value="2012-12-01" calcext:value-type="date">
            <text:p>01/12/2012</text:p>
          </table:table-cell>
          <table:table-cell office:value-type="date" office:date-value="2013-06-01" calcext:value-type="date">
            <text:p>01/06/20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cisión Paciente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1" calcext:value-type="float">
            <text:p>1</text:p>
          </table:table-cell>
          <table:table-cell office:value-type="date" office:date-value="1970-07-10" calcext:value-type="date">
            <text:p>10/07/197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" calcext:value-type="float">
            <text:p>7</text:p>
          </table:table-cell>
          <table:table-cell office:value-type="date" office:date-value="2014-08-01" calcext:value-type="date">
            <text:p>01/08/201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0" calcext:value-type="float">
            <text:p>0</text:p>
          </table:table-cell>
          <table:table-cell office:value-type="date" office:date-value="1959-07-23" calcext:value-type="date">
            <text:p>23/07/195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date" office:date-value="2011-01-01" calcext:value-type="date">
            <text:p>01/01/201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0" calcext:value-type="float">
            <text:p>0</text:p>
          </table:table-cell>
          <table:table-cell office:value-type="date" office:date-value="1974-09-26" calcext:value-type="date">
            <text:p>26/09/197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date" office:date-value="2003-10-01" calcext:value-type="date">
            <text:p>01/10/2003</text:p>
          </table:table-cell>
          <table:table-cell office:value-type="date" office:date-value="2005-04-01" calcext:value-type="date">
            <text:p>01/04/200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seo Embarazo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0" calcext:value-type="float">
            <text:p>0</text:p>
          </table:table-cell>
          <table:table-cell office:value-type="date" office:date-value="1947-05-05" calcext:value-type="date">
            <text:p>05/05/194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date" office:date-value="2007-03-01" calcext:value-type="date">
            <text:p>01/03/2007</text:p>
          </table:table-cell>
          <table:table-cell office:value-type="date" office:date-value="2007-08-01" calcext:value-type="date">
            <text:p>01/08/20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ndidiasis Orofaríngea</text:p>
          </table:table-cell>
          <table:table-cell/>
          <table:table-cell office:value-type="float" office:value="4" calcext:value-type="float">
            <text:p>4</text:p>
          </table:table-cell>
          <table:table-cell office:value-type="date" office:date-value="2010-09-01" calcext:value-type="date">
            <text:p>01/09/2010</text:p>
          </table:table-cell>
          <table:table-cell office:value-type="date" office:date-value="2015-06-01" calcext:value-type="date">
            <text:p>01/06/201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0" calcext:value-type="float">
            <text:p>0</text:p>
          </table:table-cell>
          <table:table-cell office:value-type="date" office:date-value="1961-04-19" calcext:value-type="date">
            <text:p>19/04/196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ES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date" office:date-value="2011-08-01" calcext:value-type="date">
            <text:p>01/08/20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arrea Crónica</text:p>
          </table:table-cell>
          <table:table-cell/>
          <table:table-cell office:value-type="float" office:value="9" calcext:value-type="float">
            <text:p>9</text:p>
          </table:table-cell>
          <table:table-cell office:value-type="date" office:date-value="2016-03-01" calcext:value-type="date">
            <text:p>01/03/201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1" calcext:value-type="float">
            <text:p>1</text:p>
          </table:table-cell>
          <table:table-cell office:value-type="date" office:date-value="1980-06-16" calcext:value-type="date">
            <text:p>16/06/198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" calcext:value-type="float">
            <text:p>7</text:p>
          </table:table-cell>
          <table:table-cell office:value-type="date" office:date-value="2012-05-01" calcext:value-type="date">
            <text:p>01/05/2012</text:p>
          </table:table-cell>
          <table:table-cell office:value-type="date" office:date-value="2012-08-01" calcext:value-type="date">
            <text:p>01/08/201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0" calcext:value-type="float">
            <text:p>0</text:p>
          </table:table-cell>
          <table:table-cell office:value-type="date" office:date-value="1949-12-04" calcext:value-type="date">
            <text:p>04/12/194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date" office:date-value="2014-06-01" calcext:value-type="date">
            <text:p>01/06/201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0" calcext:value-type="float">
            <text:p>0</text:p>
          </table:table-cell>
          <table:table-cell office:value-type="date" office:date-value="1971-01-19" calcext:value-type="date">
            <text:p>19/01/197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date" office:date-value="2008-02-01" calcext:value-type="date">
            <text:p>01/02/2008</text:p>
          </table:table-cell>
          <table:table-cell office:value-type="date" office:date-value="2009-07-01" calcext:value-type="date">
            <text:p>01/07/200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cisión Paciente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1" calcext:value-type="float">
            <text:p>1</text:p>
          </table:table-cell>
          <table:table-cell office:value-type="date" office:date-value="1959-04-27" calcext:value-type="date">
            <text:p>27/04/195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date" office:date-value="2007-03-01" calcext:value-type="date">
            <text:p>01/03/200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0" calcext:value-type="float">
            <text:p>0</text:p>
          </table:table-cell>
          <table:table-cell office:value-type="date" office:date-value="1969-08-29" calcext:value-type="date">
            <text:p>29/08/196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date" office:date-value="2010-08-01" calcext:value-type="date">
            <text:p>01/08/2010</text:p>
          </table:table-cell>
          <table:table-cell office:value-type="date" office:date-value="2011-01-01" calcext:value-type="date">
            <text:p>01/01/201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sma</text:p>
          </table:table-cell>
          <table:table-cell office:value-type="float" office:value="6" calcext:value-type="float">
            <text:p>6</text:p>
          </table:table-cell>
          <table:table-cell office:value-type="date" office:date-value="2011-01-01" calcext:value-type="date">
            <text:p>01/01/2011</text:p>
          </table:table-cell>
          <table:table-cell office:value-type="date" office:date-value="2013-03-01" calcext:value-type="date">
            <text:p>01/03/20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specha neumonitis</text:p>
          </table:table-cell>
          <table:table-cell/>
          <table:table-cell office:value-type="float" office:value="2" calcext:value-type="float">
            <text:p>2</text:p>
          </table:table-cell>
          <table:table-cell office:value-type="date" office:date-value="2013-06-01" calcext:value-type="date">
            <text:p>01/06/2013</text:p>
          </table:table-cell>
          <table:table-cell office:value-type="date" office:date-value="2014-11-01" calcext:value-type="date">
            <text:p>01/11/201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date" office:date-value="2014-11-01" calcext:value-type="date">
            <text:p>01/11/201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0" calcext:value-type="float">
            <text:p>0</text:p>
          </table:table-cell>
          <table:table-cell office:value-type="date" office:date-value="1971-04-02" calcext:value-type="date">
            <text:p>02/04/197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office:value-type="date" office:date-value="2013-05-01" calcext:value-type="date">
            <text:p>01/05/2013</text:p>
          </table:table-cell>
          <table:table-cell office:value-type="date" office:date-value="2014-02-01" calcext:value-type="date">
            <text:p>01/02/20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acción psoriasiforme</text:p>
          </table:table-cell>
          <table:table-cell/>
          <table:table-cell office:value-type="float" office:value="3" calcext:value-type="float">
            <text:p>3</text:p>
          </table:table-cell>
          <table:table-cell office:value-type="date" office:date-value="2014-02-01" calcext:value-type="date">
            <text:p>01/02/2014</text:p>
          </table:table-cell>
          <table:table-cell office:value-type="date" office:date-value="2014-05-01" calcext:value-type="date">
            <text:p>01/05/201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date" office:date-value="2014-05-01" calcext:value-type="date">
            <text:p>01/05/201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0" calcext:value-type="float">
            <text:p>0</text:p>
          </table:table-cell>
          <table:table-cell office:value-type="date" office:date-value="1933-03-18" calcext:value-type="date">
            <text:p>18/03/193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date" office:date-value="2007-04-01" calcext:value-type="date">
            <text:p>01/04/2007</text:p>
          </table:table-cell>
          <table:table-cell office:value-type="date" office:date-value="2007-12-01" calcext:value-type="date">
            <text:p>01/12/20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ie Diabético</text:p>
          </table:table-cell>
          <table:table-cell office:value-type="string" calcext:value-type="string">
            <text:p>Exitus 200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1" calcext:value-type="float">
            <text:p>1</text:p>
          </table:table-cell>
          <table:table-cell office:value-type="date" office:date-value="1986-02-20" calcext:value-type="date">
            <text:p>20/02/198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date" office:date-value="2009-10-01" calcext:value-type="date">
            <text:p>01/10/200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1" calcext:value-type="float">
            <text:p>1</text:p>
          </table:table-cell>
          <table:table-cell office:value-type="date" office:date-value="1966-12-08" calcext:value-type="date">
            <text:p>08/12/196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" calcext:value-type="float">
            <text:p>7</text:p>
          </table:table-cell>
          <table:table-cell office:value-type="date" office:date-value="2016-11-01" calcext:value-type="date">
            <text:p>01/11/201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1" calcext:value-type="float">
            <text:p>1</text:p>
          </table:table-cell>
          <table:table-cell office:value-type="date" office:date-value="1975-10-26" calcext:value-type="date">
            <text:p>26/10/197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date" office:date-value="2017-09-01" calcext:value-type="date">
            <text:p>01/09/201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1" calcext:value-type="float">
            <text:p>1</text:p>
          </table:table-cell>
          <table:table-cell office:value-type="date" office:date-value="1944-11-19" calcext:value-type="date">
            <text:p>19/11/194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date" office:date-value="2010-10-01" calcext:value-type="date">
            <text:p>01/10/2010</text:p>
          </table:table-cell>
          <table:table-cell office:value-type="date" office:date-value="2012-06-01" calcext:value-type="date">
            <text:p>01/06/20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resia IV pc</text:p>
          </table:table-cell>
          <table:table-cell/>
          <table:table-cell office:value-type="float" office:value="7" calcext:value-type="float">
            <text:p>7</text:p>
          </table:table-cell>
          <table:table-cell office:value-type="date" office:date-value="2013-02-01" calcext:value-type="date">
            <text:p>01/02/201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0" calcext:value-type="float">
            <text:p>0</text:p>
          </table:table-cell>
          <table:table-cell office:value-type="date" office:date-value="1930-11-14" calcext:value-type="date">
            <text:p>14/11/193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date" office:date-value="2018-06-01" calcext:value-type="date">
            <text:p>01/06/2018</text:p>
          </table:table-cell>
          <table:table-cell office:value-type="date" office:date-value="2018-08-01" calcext:value-type="date">
            <text:p>01/08/20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itus por sepsis origen abdominal (colangitis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0" calcext:value-type="float">
            <text:p>0</text:p>
          </table:table-cell>
          <table:table-cell office:value-type="date" office:date-value="1964-09-03" calcext:value-type="date">
            <text:p>03/09/196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date" office:date-value="2008-04-01" calcext:value-type="date">
            <text:p>01/04/2008</text:p>
          </table:table-cell>
          <table:table-cell office:value-type="date" office:date-value="2010-11-01" calcext:value-type="date">
            <text:p>01/11/201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date" office:date-value="2010-11-01" calcext:value-type="date">
            <text:p>01/11/201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terrupciones frecuentes por decisión de la paciente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1" calcext:value-type="float">
            <text:p>1</text:p>
          </table:table-cell>
          <table:table-cell office:value-type="date" office:date-value="1968-07-09" calcext:value-type="date">
            <text:p>09/07/196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date" office:date-value="2007-03-01" calcext:value-type="date">
            <text:p>01/03/2007</text:p>
          </table:table-cell>
          <table:table-cell office:value-type="date" office:date-value="2017-11-01" calcext:value-type="date">
            <text:p>01/11/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lo 2º</text:p>
          </table:table-cell>
          <table:table-cell/>
          <table:table-cell office:value-type="float" office:value="12" calcext:value-type="float">
            <text:p>12</text:p>
          </table:table-cell>
          <table:table-cell office:value-type="date" office:date-value="2017-11-01" calcext:value-type="date">
            <text:p>01/11/2017</text:p>
          </table:table-cell>
          <table:table-cell office:value-type="date" office:date-value="2018-03-01" calcext:value-type="date">
            <text:p>01/03/20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puesta Incompleta</text:p>
          </table:table-cell>
          <table:table-cell/>
          <table:table-cell office:value-type="float" office:value="7" calcext:value-type="float">
            <text:p>7</text:p>
          </table:table-cell>
          <table:table-cell office:value-type="date" office:date-value="2018-03-01" calcext:value-type="date">
            <text:p>01/03/201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1" calcext:value-type="float">
            <text:p>1</text:p>
          </table:table-cell>
          <table:table-cell office:value-type="date" office:date-value="1949-03-29" calcext:value-type="date">
            <text:p>29/03/194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date" office:date-value="2004-10-01" calcext:value-type="date">
            <text:p>01/10/2004</text:p>
          </table:table-cell>
          <table:table-cell office:value-type="date" office:date-value="2005-01-01" calcext:value-type="date">
            <text:p>01/01/200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date" office:date-value="2005-05-01" calcext:value-type="date">
            <text:p>01/05/200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0" calcext:value-type="float">
            <text:p>0</text:p>
          </table:table-cell>
          <table:table-cell office:value-type="date" office:date-value="1951-01-09" calcext:value-type="date">
            <text:p>09/01/195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" calcext:value-type="float">
            <text:p>7</text:p>
          </table:table-cell>
          <table:table-cell office:value-type="date" office:date-value="2016-12-01" calcext:value-type="date">
            <text:p>01/12/201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0" calcext:value-type="float">
            <text:p>0</text:p>
          </table:table-cell>
          <table:table-cell office:value-type="date" office:date-value="1963-03-18" calcext:value-type="date">
            <text:p>18/03/196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date" office:date-value="2013-09-01" calcext:value-type="date">
            <text:p>01/09/201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0" calcext:value-type="float">
            <text:p>0</text:p>
          </table:table-cell>
          <table:table-cell office:value-type="date" office:date-value="1986-04-25" calcext:value-type="date">
            <text:p>25/04/198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date" office:date-value="2014-01-01" calcext:value-type="date">
            <text:p>01/01/2014</text:p>
          </table:table-cell>
          <table:table-cell office:value-type="date" office:date-value="2014-05-01" calcext:value-type="date">
            <text:p>01/05/201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date" office:date-value="2014-10-01" calcext:value-type="date">
            <text:p>01/10/2014</text:p>
          </table:table-cell>
          <table:table-cell office:value-type="date" office:date-value="2015-01-01" calcext:value-type="date">
            <text:p>01/01/20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ries</text:p>
          </table:table-cell>
          <table:table-cell/>
          <table:table-cell office:value-type="float" office:value="3" calcext:value-type="float">
            <text:p>3</text:p>
          </table:table-cell>
          <table:table-cell office:value-type="date" office:date-value="2015-01-01" calcext:value-type="date">
            <text:p>01/01/201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1" calcext:value-type="float">
            <text:p>1</text:p>
          </table:table-cell>
          <table:table-cell office:value-type="date" office:date-value="1993-06-07" calcext:value-type="date">
            <text:p>07/06/199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" calcext:value-type="float">
            <text:p>7</text:p>
          </table:table-cell>
          <table:table-cell office:value-type="date" office:date-value="2013-06-01" calcext:value-type="date">
            <text:p>01/06/201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1" calcext:value-type="float">
            <text:p>1</text:p>
          </table:table-cell>
          <table:table-cell office:value-type="date" office:date-value="1955-02-15" calcext:value-type="date">
            <text:p>15/02/195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office:value-type="date" office:date-value="2010-12-01" calcext:value-type="date">
            <text:p>01/12/2010</text:p>
          </table:table-cell>
          <table:table-cell office:value-type="date" office:date-value="2011-09-01" calcext:value-type="date">
            <text:p>01/09/20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date" office:date-value="2011-09-01" calcext:value-type="date">
            <text:p>01/09/2011</text:p>
          </table:table-cell>
          <table:table-cell office:value-type="date" office:date-value="2011-10-01" calcext:value-type="date">
            <text:p>01/10/201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  <table:table-cell office:value-type="date" office:date-value="1946-08-04" calcext:value-type="date">
            <text:p>04/08/194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date" office:date-value="2004-03-01" calcext:value-type="date">
            <text:p>01/03/2004</text:p>
          </table:table-cell>
          <table:table-cell office:value-type="date" office:date-value="2007-01-01" calcext:value-type="date">
            <text:p>01/01/20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OD</text:p>
          </table:table-cell>
          <table:table-cell/>
          <table:table-cell office:value-type="float" office:value="2" calcext:value-type="float">
            <text:p>2</text:p>
          </table:table-cell>
          <table:table-cell office:value-type="date" office:date-value="2007-07-01" calcext:value-type="date">
            <text:p>01/07/2007</text:p>
          </table:table-cell>
          <table:table-cell office:value-type="date" office:date-value="2008-10-01" calcext:value-type="date">
            <text:p>01/10/20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itus (Muerte súbita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1" calcext:value-type="float">
            <text:p>1</text:p>
          </table:table-cell>
          <table:table-cell office:value-type="date" office:date-value="1970-03-01" calcext:value-type="date">
            <text:p>01/03/197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date" office:date-value="2007-04-01" calcext:value-type="date">
            <text:p>01/04/2007</text:p>
          </table:table-cell>
          <table:table-cell office:value-type="date" office:date-value="2009-09-01" calcext:value-type="date">
            <text:p>01/09/200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date" office:date-value="2009-09-01" calcext:value-type="date">
            <text:p>01/09/200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0" calcext:value-type="float">
            <text:p>0</text:p>
          </table:table-cell>
          <table:table-cell office:value-type="date" office:date-value="1967-10-14" calcext:value-type="date">
            <text:p>14/10/196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ES</text:p>
          </table:table-cell>
          <table:table-cell office:value-type="float" office:value="4" calcext:value-type="float">
            <text:p>4</text:p>
          </table:table-cell>
          <table:table-cell office:value-type="date" office:date-value="2016-04-01" calcext:value-type="date">
            <text:p>01/04/2016</text:p>
          </table:table-cell>
          <table:table-cell office:value-type="date" office:date-value="2017-01-01" calcext:value-type="date">
            <text:p>01/01/201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0" calcext:value-type="float">
            <text:p>0</text:p>
          </table:table-cell>
          <table:table-cell office:value-type="date" office:date-value="1940-10-14" calcext:value-type="date">
            <text:p>14/10/194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date" office:date-value="2019-07-01" calcext:value-type="date">
            <text:p>01/07/2019</text:p>
          </table:table-cell>
          <table:table-cell table:number-columns-repeated="40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1" calcext:value-type="float">
            <text:p>1</text:p>
          </table:table-cell>
          <table:table-cell office:value-type="date" office:date-value="1935-09-14" calcext:value-type="date">
            <text:p>14/09/193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date" office:date-value="2009-01-01" calcext:value-type="date">
            <text:p>01/01/2009</text:p>
          </table:table-cell>
          <table:table-cell office:value-type="date" office:date-value="2011-02-01" calcext:value-type="date">
            <text:p>01/02/201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0" calcext:value-type="float">
            <text:p>0</text:p>
          </table:table-cell>
          <table:table-cell office:value-type="date" office:date-value="1975-07-19" calcext:value-type="date">
            <text:p>19/07/19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AA</text:p>
          </table:table-cell>
          <table:table-cell office:value-type="float" office:value="1" calcext:value-type="float">
            <text:p>1</text:p>
          </table:table-cell>
          <table:table-cell office:value-type="date" office:date-value="2008-09-01" calcext:value-type="date">
            <text:p>01/09/2008</text:p>
          </table:table-cell>
          <table:table-cell office:value-type="date" office:date-value="2011-03-01" calcext:value-type="date">
            <text:p>01/03/20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date" office:date-value="2011-03-01" calcext:value-type="date">
            <text:p>01/03/2011</text:p>
          </table:table-cell>
          <table:table-cell office:value-type="date" office:date-value="2011-08-01" calcext:value-type="date">
            <text:p>01/08/20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bsceso Pie tras herida</text:p>
          </table:table-cell>
          <table:table-cell/>
          <table:table-cell office:value-type="float" office:value="8" calcext:value-type="float">
            <text:p>8</text:p>
          </table:table-cell>
          <table:table-cell office:value-type="date" office:date-value="2018-11-01" calcext:value-type="date">
            <text:p>01/11/201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0" calcext:value-type="float">
            <text:p>0</text:p>
          </table:table-cell>
          <table:table-cell office:value-type="date" office:date-value="1952-06-13" calcext:value-type="date">
            <text:p>13/06/195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date" office:date-value="2003-10-01" calcext:value-type="date">
            <text:p>01/10/200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0" calcext:value-type="float">
            <text:p>0</text:p>
          </table:table-cell>
          <table:table-cell office:value-type="date" office:date-value="1978-12-10" calcext:value-type="date">
            <text:p>10/12/197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office:value-type="date" office:date-value="2014-03-01" calcext:value-type="date">
            <text:p>01/03/2014</text:p>
          </table:table-cell>
          <table:table-cell office:value-type="date" office:date-value="2015-01-01" calcext:value-type="date">
            <text:p>01/01/201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date" office:date-value="2015-01-01" calcext:value-type="date">
            <text:p>01/01/2015</text:p>
          </table:table-cell>
          <table:table-cell office:value-type="date" office:date-value="2016-04-01" calcext:value-type="date">
            <text:p>01/04/201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date" office:date-value="2016-04-01" calcext:value-type="date">
            <text:p>01/04/201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0" calcext:value-type="float">
            <text:p>0</text:p>
          </table:table-cell>
          <table:table-cell office:value-type="date" office:date-value="1969-05-03" calcext:value-type="date">
            <text:p>03/05/196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office:value-type="date" office:date-value="2018-06-01" calcext:value-type="date">
            <text:p>01/06/201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0" calcext:value-type="float">
            <text:p>0</text:p>
          </table:table-cell>
          <table:table-cell office:value-type="date" office:date-value="1974-06-20" calcext:value-type="date">
            <text:p>20/06/197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date" office:date-value="2016-02-01" calcext:value-type="date">
            <text:p>01/02/2016</text:p>
          </table:table-cell>
          <table:table-cell office:value-type="date" office:date-value="2016-07-01" calcext:value-type="date">
            <text:p>01/07/20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acción punto inyección</text:p>
          </table:table-cell>
          <table:table-cell/>
          <table:table-cell office:value-type="float" office:value="7" calcext:value-type="float">
            <text:p>7</text:p>
          </table:table-cell>
          <table:table-cell office:value-type="date" office:date-value="2016-07-01" calcext:value-type="date">
            <text:p>01/07/2016</text:p>
          </table:table-cell>
          <table:table-cell office:value-type="date" office:date-value="2016-09-01" calcext:value-type="date">
            <text:p>01/09/20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cisión Paciente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0" calcext:value-type="float">
            <text:p>0</text:p>
          </table:table-cell>
          <table:table-cell office:value-type="date" office:date-value="1935-08-22" calcext:value-type="date">
            <text:p>22/08/193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date" office:date-value="2005-08-01" calcext:value-type="date">
            <text:p>01/08/200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0" calcext:value-type="float">
            <text:p>0</text:p>
          </table:table-cell>
          <table:table-cell office:value-type="date" office:date-value="1960-12-17" calcext:value-type="date">
            <text:p>17/12/196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date" office:date-value="2008-04-01" calcext:value-type="date">
            <text:p>01/04/200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0" calcext:value-type="float">
            <text:p>0</text:p>
          </table:table-cell>
          <table:table-cell office:value-type="date" office:date-value="1965-03-09" calcext:value-type="date">
            <text:p>09/03/196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date" office:date-value="2007-08-01" calcext:value-type="date">
            <text:p>01/08/2007</text:p>
          </table:table-cell>
          <table:table-cell office:value-type="date" office:date-value="2007-12-01" calcext:value-type="date">
            <text:p>01/12/20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rticaria y angioedema</text:p>
          </table:table-cell>
          <table:table-cell/>
          <table:table-cell office:value-type="float" office:value="2" calcext:value-type="float">
            <text:p>2</text:p>
          </table:table-cell>
          <table:table-cell office:value-type="date" office:date-value="2010-03-01" calcext:value-type="date">
            <text:p>01/03/2010</text:p>
          </table:table-cell>
          <table:table-cell office:value-type="date" office:date-value="2010-08-01" calcext:value-type="date">
            <text:p>01/08/20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sh cutáneo</text:p>
          </table:table-cell>
          <table:table-cell/>
          <table:table-cell office:value-type="float" office:value="6" calcext:value-type="float">
            <text:p>6</text:p>
          </table:table-cell>
          <table:table-cell office:value-type="date" office:date-value="2013-10-01" calcext:value-type="date">
            <text:p>01/10/201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0" calcext:value-type="float">
            <text:p>0</text:p>
          </table:table-cell>
          <table:table-cell office:value-type="date" office:date-value="1942-03-26" calcext:value-type="date">
            <text:p>26/03/194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date" office:date-value="2019-05-01" calcext:value-type="date">
            <text:p>01/05/2019</text:p>
          </table:table-cell>
          <table:table-cell table:number-columns-repeated="40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1" calcext:value-type="float">
            <text:p>1</text:p>
          </table:table-cell>
          <table:table-cell office:value-type="date" office:date-value="1968-10-04" calcext:value-type="date">
            <text:p>04/10/196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rioglobulinemia</text:p>
          </table:table-cell>
          <table:table-cell office:value-type="float" office:value="4" calcext:value-type="float">
            <text:p>4</text:p>
          </table:table-cell>
          <table:table-cell office:value-type="date" office:date-value="2015-07-01" calcext:value-type="date">
            <text:p>01/07/201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0" calcext:value-type="float">
            <text:p>0</text:p>
          </table:table-cell>
          <table:table-cell office:value-type="date" office:date-value="1965-12-24" calcext:value-type="date">
            <text:p>24/12/196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date" office:date-value="2009-02-01" calcext:value-type="date">
            <text:p>01/02/200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1" calcext:value-type="float">
            <text:p>1</text:p>
          </table:table-cell>
          <table:table-cell office:value-type="date" office:date-value="1962-11-11" calcext:value-type="date">
            <text:p>11/11/196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date" office:date-value="2008-04-01" calcext:value-type="date">
            <text:p>01/04/2008</text:p>
          </table:table-cell>
          <table:table-cell office:value-type="date" office:date-value="2012-02-01" calcext:value-type="date">
            <text:p>01/02/201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date" office:date-value="2012-02-01" calcext:value-type="date">
            <text:p>01/02/2012</text:p>
          </table:table-cell>
          <table:table-cell office:value-type="date" office:date-value="2015-06-01" calcext:value-type="date">
            <text:p>01/06/201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date" office:date-value="2015-06-01" calcext:value-type="date">
            <text:p>01/06/2015</text:p>
          </table:table-cell>
          <table:table-cell office:value-type="date" office:date-value="2017-06-01" calcext:value-type="date">
            <text:p>01/06/201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date" office:date-value="2017-06-01" calcext:value-type="date">
            <text:p>01/06/2017</text:p>
          </table:table-cell>
          <table:table-cell office:value-type="date" office:date-value="2018-02-01" calcext:value-type="date">
            <text:p>01/02/201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date" office:date-value="2018-02-01" calcext:value-type="date">
            <text:p>01/02/2018</text:p>
          </table:table-cell>
          <table:table-cell office:value-type="date" office:date-value="2018-05-01" calcext:value-type="date">
            <text:p>01/05/201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date" office:date-value="2018-05-01" calcext:value-type="date">
            <text:p>01/05/201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1" calcext:value-type="float">
            <text:p>1</text:p>
          </table:table-cell>
          <table:table-cell office:value-type="date" office:date-value="1973-03-30" calcext:value-type="date">
            <text:p>30/03/197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office:value-type="date" office:date-value="2012-06-01" calcext:value-type="date">
            <text:p>01/06/2012</text:p>
          </table:table-cell>
          <table:table-cell office:value-type="date" office:date-value="2017-03-01" calcext:value-type="date">
            <text:p>01/03/20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bsceso Deltoideo I</text:p>
          </table:table-cell>
          <table:table-cell/>
          <table:table-cell office:value-type="float" office:value="14" calcext:value-type="float">
            <text:p>14</text:p>
          </table:table-cell>
          <table:table-cell office:value-type="date" office:date-value="2018-10-01" calcext:value-type="date">
            <text:p>01/10/201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0" calcext:value-type="float">
            <text:p>0</text:p>
          </table:table-cell>
          <table:table-cell office:value-type="date" office:date-value="1943-09-18" calcext:value-type="date">
            <text:p>18/09/194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date" office:date-value="2007-08-01" calcext:value-type="date">
            <text:p>01/08/2007</text:p>
          </table:table-cell>
          <table:table-cell office:value-type="date" office:date-value="2009-05-01" calcext:value-type="date">
            <text:p>01/05/200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date" office:date-value="2009-05-01" calcext:value-type="date">
            <text:p>01/05/2009</text:p>
          </table:table-cell>
          <table:table-cell office:value-type="date" office:date-value="2012-02-01" calcext:value-type="date">
            <text:p>01/02/20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TU, GEA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1" calcext:value-type="float">
            <text:p>1</text:p>
          </table:table-cell>
          <table:table-cell office:value-type="date" office:date-value="1953-02-10" calcext:value-type="date">
            <text:p>10/02/195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date" office:date-value="2007-06-01" calcext:value-type="date">
            <text:p>01/06/2007</text:p>
          </table:table-cell>
          <table:table-cell office:value-type="date" office:date-value="2009-11-01" calcext:value-type="date">
            <text:p>01/11/200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date" office:date-value="2009-11-01" calcext:value-type="date">
            <text:p>01/11/2009</text:p>
          </table:table-cell>
          <table:table-cell office:value-type="date" office:date-value="2011-01-01" calcext:value-type="date">
            <text:p>01/01/20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date" office:date-value="2011-01-01" calcext:value-type="date">
            <text:p>01/01/2011</text:p>
          </table:table-cell>
          <table:table-cell office:value-type="date" office:date-value="2015-05-01" calcext:value-type="date">
            <text:p>01/05/201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0" calcext:value-type="float">
            <text:p>0</text:p>
          </table:table-cell>
          <table:table-cell office:value-type="date" office:date-value="1981-01-17" calcext:value-type="date">
            <text:p>17/01/198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date" office:date-value="2016-04-01" calcext:value-type="date">
            <text:p>01/04/201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0" calcext:value-type="float">
            <text:p>0</text:p>
          </table:table-cell>
          <table:table-cell office:value-type="date" office:date-value="1957-05-15" calcext:value-type="date">
            <text:p>15/05/195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date" office:date-value="2009-05-01" calcext:value-type="date">
            <text:p>01/05/2009</text:p>
          </table:table-cell>
          <table:table-cell office:value-type="date" office:date-value="2010-03-01" calcext:value-type="date">
            <text:p>01/03/20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ebrícula</text:p>
          </table:table-cell>
          <table:table-cell/>
          <table:table-cell office:value-type="float" office:value="8" calcext:value-type="float">
            <text:p>8</text:p>
          </table:table-cell>
          <table:table-cell office:value-type="date" office:date-value="2013-03-01" calcext:value-type="date">
            <text:p>01/03/201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date" office:date-value="2029-04-22" calcext:value-type="date">
            <text:p>22/04/202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date" office:date-value="2002-03-01" calcext:value-type="date">
            <text:p>01/03/200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1" calcext:value-type="float">
            <text:p>1</text:p>
          </table:table-cell>
          <table:table-cell office:value-type="date" office:date-value="1953-09-07" calcext:value-type="date">
            <text:p>07/09/195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date" office:date-value="2017-11-01" calcext:value-type="date">
            <text:p>01/11/201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0" calcext:value-type="float">
            <text:p>0</text:p>
          </table:table-cell>
          <table:table-cell office:value-type="date" office:date-value="1949-06-04" calcext:value-type="date">
            <text:p>04/06/194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liartritis Seronegativa, Colagenosis</text:p>
          </table:table-cell>
          <table:table-cell office:value-type="float" office:value="5" calcext:value-type="float">
            <text:p>5</text:p>
          </table:table-cell>
          <table:table-cell office:value-type="date" office:date-value="2014-04-01" calcext:value-type="date">
            <text:p>01/04/2014</text:p>
          </table:table-cell>
          <table:table-cell office:value-type="date" office:date-value="2017-03-01" calcext:value-type="date">
            <text:p>01/03/201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date" office:date-value="2017-03-01" calcext:value-type="date">
            <text:p>01/03/2017</text:p>
          </table:table-cell>
          <table:table-cell office:value-type="date" office:date-value="2017-04-01" calcext:value-type="date">
            <text:p>01/04/20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ificultad para acudir a su administración</text:p>
          </table:table-cell>
          <table:table-cell/>
          <table:table-cell office:value-type="float" office:value="13" calcext:value-type="float">
            <text:p>13</text:p>
          </table:table-cell>
          <table:table-cell office:value-type="date" office:date-value="2018-04-01" calcext:value-type="date">
            <text:p>01/04/201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0" calcext:value-type="float">
            <text:p>0</text:p>
          </table:table-cell>
          <table:table-cell office:value-type="date" office:date-value="2012-04-26" calcext:value-type="date">
            <text:p>26/04/201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date" office:date-value="2012-04-01" calcext:value-type="date">
            <text:p>01/04/2012</text:p>
          </table:table-cell>
          <table:table-cell office:value-type="date" office:date-value="2013-05-01" calcext:value-type="date">
            <text:p>01/05/20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continencia Orina y pérdida de conciencia</text:p>
          </table:table-cell>
          <table:table-cell/>
          <table:table-cell office:value-type="float" office:value="8" calcext:value-type="float">
            <text:p>8</text:p>
          </table:table-cell>
          <table:table-cell office:value-type="date" office:date-value="2015-06-01" calcext:value-type="date">
            <text:p>01/06/201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1" calcext:value-type="float">
            <text:p>1</text:p>
          </table:table-cell>
          <table:table-cell office:value-type="date" office:date-value="1947-01-08" calcext:value-type="date">
            <text:p>08/01/194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date" office:date-value="2015-04-01" calcext:value-type="date">
            <text:p>01/04/2015</text:p>
          </table:table-cell>
          <table:table-cell office:value-type="date" office:date-value="2016-04-01" calcext:value-type="date">
            <text:p>01/04/201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0" calcext:value-type="float">
            <text:p>0</text:p>
          </table:table-cell>
          <table:table-cell office:value-type="date" office:date-value="1965-08-02" calcext:value-type="date">
            <text:p>02/08/196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S</text:p>
          </table:table-cell>
          <table:table-cell office:value-type="float" office:value="6" calcext:value-type="float">
            <text:p>6</text:p>
          </table:table-cell>
          <table:table-cell office:value-type="date" office:date-value="2018-09-01" calcext:value-type="date">
            <text:p>01/09/2018</text:p>
          </table:table-cell>
          <table:table-cell office:value-type="date" office:date-value="2019-05-01" calcext:value-type="date">
            <text:p>01/05/201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date" office:date-value="2019-05-01" calcext:value-type="date">
            <text:p>01/05/201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1" calcext:value-type="float">
            <text:p>1</text:p>
          </table:table-cell>
          <table:table-cell office:value-type="date" office:date-value="1995-05-05" calcext:value-type="date">
            <text:p>05/05/199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date" office:date-value="2018-04-01" calcext:value-type="date">
            <text:p>01/04/201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1" calcext:value-type="float">
            <text:p>1</text:p>
          </table:table-cell>
          <table:table-cell office:value-type="date" office:date-value="1980-05-11" calcext:value-type="date">
            <text:p>11/05/198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date" office:date-value="2008-10-01" calcext:value-type="date">
            <text:p>01/10/2008</text:p>
          </table:table-cell>
          <table:table-cell office:value-type="date" office:date-value="2008-11-01" calcext:value-type="date">
            <text:p>01/11/200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acción Infusional</text:p>
          </table:table-cell>
          <table:table-cell/>
          <table:table-cell office:value-type="float" office:value="2" calcext:value-type="float">
            <text:p>2</text:p>
          </table:table-cell>
          <table:table-cell office:value-type="date" office:date-value="2008-12-01" calcext:value-type="date">
            <text:p>01/12/2008</text:p>
          </table:table-cell>
          <table:table-cell office:value-type="date" office:date-value="2011-05-01" calcext:value-type="date">
            <text:p>01/05/20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seo Embarazo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1" calcext:value-type="float">
            <text:p>1</text:p>
          </table:table-cell>
          <table:table-cell office:value-type="date" office:date-value="1971-12-21" calcext:value-type="date">
            <text:p>21/12/197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" calcext:value-type="float">
            <text:p>8</text:p>
          </table:table-cell>
          <table:table-cell office:value-type="date" office:date-value="2017-07-01" calcext:value-type="date">
            <text:p>01/07/201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1" calcext:value-type="float">
            <text:p>1</text:p>
          </table:table-cell>
          <table:table-cell office:value-type="date" office:date-value="1966-12-21" calcext:value-type="date">
            <text:p>21/12/196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date" office:date-value="2004-09-01" calcext:value-type="date">
            <text:p>01/09/2004</text:p>
          </table:table-cell>
          <table:table-cell office:value-type="date" office:date-value="2013-04-01" calcext:value-type="date">
            <text:p>01/04/20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ccisión Paciente</text:p>
          </table:table-cell>
          <table:table-cell/>
          <table:table-cell office:value-type="float" office:value="7" calcext:value-type="float">
            <text:p>7</text:p>
          </table:table-cell>
          <table:table-cell office:value-type="date" office:date-value="2017-02-01" calcext:value-type="date">
            <text:p>01/02/201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1" calcext:value-type="float">
            <text:p>1</text:p>
          </table:table-cell>
          <table:table-cell office:value-type="date" office:date-value="1964-10-14" calcext:value-type="date">
            <text:p>14/10/196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" calcext:value-type="float">
            <text:p>7</text:p>
          </table:table-cell>
          <table:table-cell office:value-type="date" office:date-value="2014-01-01" calcext:value-type="date">
            <text:p>01/01/2014</text:p>
          </table:table-cell>
          <table:table-cell office:value-type="date" office:date-value="2014-03-01" calcext:value-type="date">
            <text:p>01/03/201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date" office:date-value="2014-06-01" calcext:value-type="date">
            <text:p>01/06/2014</text:p>
          </table:table-cell>
          <table:table-cell office:value-type="date" office:date-value="2016-04-01" calcext:value-type="date">
            <text:p>01/04/20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cisión Paciente</text:p>
          </table:table-cell>
          <table:table-cell/>
          <table:table-cell office:value-type="float" office:value="12" calcext:value-type="float">
            <text:p>12</text:p>
          </table:table-cell>
          <table:table-cell office:value-type="date" office:date-value="2016-12-01" calcext:value-type="date">
            <text:p>01/12/2016</text:p>
          </table:table-cell>
          <table:table-cell office:value-type="date" office:date-value="2019-05-01" calcext:value-type="date">
            <text:p>01/05/2019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1" calcext:value-type="float">
            <text:p>1</text:p>
          </table:table-cell>
          <table:table-cell office:value-type="date" office:date-value="1951-03-29" calcext:value-type="date">
            <text:p>29/03/195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date" office:date-value="2019-05-01" calcext:value-type="date">
            <text:p>01/05/2019</text:p>
          </table:table-cell>
          <table:table-cell table:number-columns-repeated="40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office:value-type="date" office:date-value="1964-11-24" calcext:value-type="date">
            <text:p>24/11/196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date" office:date-value="2006-04-01" calcext:value-type="date">
            <text:p>01/04/2006</text:p>
          </table:table-cell>
          <table:table-cell office:value-type="date" office:date-value="2006-05-01" calcext:value-type="date">
            <text:p>01/05/20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siedad</text:p>
          </table:table-cell>
          <table:table-cell/>
          <table:table-cell office:value-type="float" office:value="9" calcext:value-type="float">
            <text:p>9</text:p>
          </table:table-cell>
          <table:table-cell office:value-type="date" office:date-value="2015-08-01" calcext:value-type="date">
            <text:p>01/08/201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0" calcext:value-type="float">
            <text:p>0</text:p>
          </table:table-cell>
          <table:table-cell office:value-type="date" office:date-value="1976-01-08" calcext:value-type="date">
            <text:p>08/01/197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II</text:p>
          </table:table-cell>
          <table:table-cell office:value-type="float" office:value="3" calcext:value-type="float">
            <text:p>3</text:p>
          </table:table-cell>
          <table:table-cell office:value-type="date" office:date-value="2016-11-01" calcext:value-type="date">
            <text:p>01/11/201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1" calcext:value-type="float">
            <text:p>1</text:p>
          </table:table-cell>
          <table:table-cell office:value-type="date" office:date-value="1992-10-22" calcext:value-type="date">
            <text:p>22/10/199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II</text:p>
          </table:table-cell>
          <table:table-cell office:value-type="float" office:value="3" calcext:value-type="float">
            <text:p>3</text:p>
          </table:table-cell>
          <table:table-cell office:value-type="date" office:date-value="2012-02-01" calcext:value-type="date">
            <text:p>01/02/201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0" calcext:value-type="float">
            <text:p>0</text:p>
          </table:table-cell>
          <table:table-cell office:value-type="date" office:date-value="1988-03-14" calcext:value-type="date">
            <text:p>14/03/198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date" office:date-value="2018-05-01" calcext:value-type="date">
            <text:p>01/05/201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0" calcext:value-type="float">
            <text:p>0</text:p>
          </table:table-cell>
          <table:table-cell office:value-type="date" office:date-value="1981-05-30" calcext:value-type="date">
            <text:p>30/05/198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date" office:date-value="2015-05-01" calcext:value-type="date">
            <text:p>01/05/2015</text:p>
          </table:table-cell>
          <table:table-cell office:value-type="date" office:date-value="2019-02-01" calcext:value-type="date">
            <text:p>01/02/201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date" office:date-value="2019-02-01" calcext:value-type="date">
            <text:p>01/02/201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1" calcext:value-type="float">
            <text:p>1</text:p>
          </table:table-cell>
          <table:table-cell office:value-type="date" office:date-value="1980-11-10" calcext:value-type="date">
            <text:p>10/11/198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" calcext:value-type="float">
            <text:p>7</text:p>
          </table:table-cell>
          <table:table-cell office:value-type="date" office:date-value="2012-02-01" calcext:value-type="date">
            <text:p>01/02/2012</text:p>
          </table:table-cell>
          <table:table-cell office:value-type="date" office:date-value="2015-02-01" calcext:value-type="date">
            <text:p>01/02/201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date" office:date-value="2015-02-01" calcext:value-type="date">
            <text:p>01/02/2015</text:p>
          </table:table-cell>
          <table:table-cell office:value-type="date" office:date-value="2018-02-01" calcext:value-type="date">
            <text:p>01/02/201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date" office:date-value="2018-02-01" calcext:value-type="date">
            <text:p>01/02/2018</text:p>
          </table:table-cell>
          <table:table-cell office:value-type="date" office:date-value="2019-12-01" calcext:value-type="date">
            <text:p>01/12/201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date" office:date-value="2019-12-01" calcext:value-type="date">
            <text:p>01/12/201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0" calcext:value-type="float">
            <text:p>0</text:p>
          </table:table-cell>
          <table:table-cell office:value-type="date" office:date-value="1940-08-13" calcext:value-type="date">
            <text:p>13/08/194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date" office:date-value="2003-08-01" calcext:value-type="date">
            <text:p>01/08/200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1" calcext:value-type="float">
            <text:p>1</text:p>
          </table:table-cell>
          <table:table-cell office:value-type="date" office:date-value="1974-10-10" calcext:value-type="date">
            <text:p>10/10/197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date" office:date-value="2014-12-01" calcext:value-type="date">
            <text:p>01/12/2014</text:p>
          </table:table-cell>
          <table:table-cell office:value-type="date" office:date-value="2015-01-01" calcext:value-type="date">
            <text:p>01/01/20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ote de Psoriasis</text:p>
          </table:table-cell>
          <table:table-cell/>
          <table:table-cell office:value-type="float" office:value="2" calcext:value-type="float">
            <text:p>2</text:p>
          </table:table-cell>
          <table:table-cell office:value-type="date" office:date-value="2015-01-01" calcext:value-type="date">
            <text:p>01/01/2015</text:p>
          </table:table-cell>
          <table:table-cell office:value-type="date" office:date-value="2015-03-01" calcext:value-type="date">
            <text:p>01/03/20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acción Psoriasiforme</text:p>
          </table:table-cell>
          <table:table-cell/>
          <table:table-cell office:value-type="float" office:value="10" calcext:value-type="float">
            <text:p>10</text:p>
          </table:table-cell>
          <table:table-cell office:value-type="date" office:date-value="2015-06-01" calcext:value-type="date">
            <text:p>01/06/201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0" calcext:value-type="float">
            <text:p>0</text:p>
          </table:table-cell>
          <table:table-cell office:value-type="date" office:date-value="1952-02-17" calcext:value-type="date">
            <text:p>17/02/195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perposición ES/AR</text:p>
          </table:table-cell>
          <table:table-cell office:value-type="float" office:value="4" calcext:value-type="float">
            <text:p>4</text:p>
          </table:table-cell>
          <table:table-cell office:value-type="date" office:date-value="2013-08-01" calcext:value-type="date">
            <text:p>01/08/2013</text:p>
          </table:table-cell>
          <table:table-cell office:value-type="date" office:date-value="2013-09-01" calcext:value-type="date">
            <text:p>01/09/20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OD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1" calcext:value-type="float">
            <text:p>1</text:p>
          </table:table-cell>
          <table:table-cell office:value-type="date" office:date-value="1971-10-27" calcext:value-type="date">
            <text:p>27/10/197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date" office:date-value="2018-09-01" calcext:value-type="date">
            <text:p>01/09/201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1" calcext:value-type="float">
            <text:p>1</text:p>
          </table:table-cell>
          <table:table-cell office:value-type="date" office:date-value="1969-03-28" calcext:value-type="date">
            <text:p>28/03/196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office:value-type="date" office:date-value="2018-04-01" calcext:value-type="date">
            <text:p>01/04/201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1" calcext:value-type="float">
            <text:p>1</text:p>
          </table:table-cell>
          <table:table-cell office:value-type="date" office:date-value="1961-10-31" calcext:value-type="date">
            <text:p>31/10/196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date" office:date-value="2016-06-01" calcext:value-type="date">
            <text:p>01/06/2016</text:p>
          </table:table-cell>
          <table:table-cell office:value-type="date" office:date-value="2016-12-01" calcext:value-type="date">
            <text:p>01/12/20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oliculitis</text:p>
          </table:table-cell>
          <table:table-cell/>
          <table:table-cell office:value-type="float" office:value="7" calcext:value-type="float">
            <text:p>7</text:p>
          </table:table-cell>
          <table:table-cell office:value-type="date" office:date-value="2016-12-01" calcext:value-type="date">
            <text:p>01/12/2016</text:p>
          </table:table-cell>
          <table:table-cell office:value-type="date" office:date-value="2017-04-01" calcext:value-type="date">
            <text:p>01/04/20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oliculitis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0" calcext:value-type="float">
            <text:p>0</text:p>
          </table:table-cell>
          <table:table-cell office:value-type="date" office:date-value="1956-11-14" calcext:value-type="date">
            <text:p>14/11/19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pus</text:p>
          </table:table-cell>
          <table:table-cell office:value-type="float" office:value="4" calcext:value-type="float">
            <text:p>4</text:p>
          </table:table-cell>
          <table:table-cell office:value-type="date" office:date-value="2015-02-01" calcext:value-type="date">
            <text:p>01/02/201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1" calcext:value-type="float">
            <text:p>1</text:p>
          </table:table-cell>
          <table:table-cell office:value-type="date" office:date-value="1967-01-16" calcext:value-type="date">
            <text:p>16/01/196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date" office:date-value="2015-10-01" calcext:value-type="date">
            <text:p>01/10/2015</text:p>
          </table:table-cell>
          <table:table-cell office:value-type="date" office:date-value="2019-03-01" calcext:value-type="date">
            <text:p>01/03/20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ustulosis Palmoplantar</text:p>
          </table:table-cell>
          <table:table-cell/>
          <table:table-cell office:value-type="float" office:value="13" calcext:value-type="float">
            <text:p>13</text:p>
          </table:table-cell>
          <table:table-cell office:value-type="date" office:date-value="2019-03-01" calcext:value-type="date">
            <text:p>01/03/201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1" calcext:value-type="float">
            <text:p>1</text:p>
          </table:table-cell>
          <table:table-cell office:value-type="date" office:date-value="1957-04-14" calcext:value-type="date">
            <text:p>14/04/195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date" office:date-value="2007-04-01" calcext:value-type="date">
            <text:p>01/04/2007</text:p>
          </table:table-cell>
          <table:table-cell office:value-type="date" office:date-value="2014-12-01" calcext:value-type="date">
            <text:p>01/12/20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fección Periodontal</text:p>
          </table:table-cell>
          <table:table-cell/>
          <table:table-cell office:value-type="float" office:value="7" calcext:value-type="float">
            <text:p>7</text:p>
          </table:table-cell>
          <table:table-cell office:value-type="date" office:date-value="2015-03-01" calcext:value-type="date">
            <text:p>01/03/201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1" calcext:value-type="float">
            <text:p>1</text:p>
          </table:table-cell>
          <table:table-cell office:value-type="date" office:date-value="1963-11-10" calcext:value-type="date">
            <text:p>10/11/196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date" office:date-value="2018-12-01" calcext:value-type="date">
            <text:p>01/12/2018</text:p>
          </table:table-cell>
          <table:table-cell table:number-columns-repeated="3"/>
          <table:table-cell office:value-type="string" calcext:value-type="string">
            <text:p>Sepsis origen respiratorio que precisó ingreso en UCI</text:p>
          </table:table-cell>
          <table:table-cell table:number-columns-repeated="36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0" calcext:value-type="float">
            <text:p>0</text:p>
          </table:table-cell>
          <table:table-cell office:value-type="date" office:date-value="1979-11-17" calcext:value-type="date">
            <text:p>17/11/197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date" office:date-value="2009-02-01" calcext:value-type="date">
            <text:p>01/02/2009</text:p>
          </table:table-cell>
          <table:table-cell office:value-type="date" office:date-value="2010-11-01" calcext:value-type="date">
            <text:p>01/11/201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date" office:date-value="2011-09-01" calcext:value-type="date">
            <text:p>01/09/2011</text:p>
          </table:table-cell>
          <table:table-cell office:value-type="date" office:date-value="2013-09-01" calcext:value-type="date">
            <text:p>01/09/20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seo Embarazo</text:p>
          </table:table-cell>
          <table:table-cell/>
          <table:table-cell office:value-type="float" office:value="3" calcext:value-type="float">
            <text:p>3</text:p>
          </table:table-cell>
          <table:table-cell office:value-type="date" office:date-value="2015-02-01" calcext:value-type="date">
            <text:p>01/02/201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1" calcext:value-type="float">
            <text:p>1</text:p>
          </table:table-cell>
          <table:table-cell office:value-type="date" office:date-value="1930-04-02" calcext:value-type="date">
            <text:p>02/04/193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date" office:date-value="2008-06-01" calcext:value-type="date">
            <text:p>01/06/2008</text:p>
          </table:table-cell>
          <table:table-cell office:value-type="date" office:date-value="2009-03-01" calcext:value-type="date">
            <text:p>01/03/200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cisión Paciente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1" calcext:value-type="float">
            <text:p>1</text:p>
          </table:table-cell>
          <table:table-cell office:value-type="date" office:date-value="1972-05-09" calcext:value-type="date">
            <text:p>09/05/197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" calcext:value-type="float">
            <text:p>7</text:p>
          </table:table-cell>
          <table:table-cell office:value-type="date" office:date-value="2012-10-01" calcext:value-type="date">
            <text:p>01/10/2012</text:p>
          </table:table-cell>
          <table:table-cell office:value-type="date" office:date-value="2013-09-01" calcext:value-type="date">
            <text:p>01/09/201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1" calcext:value-type="float">
            <text:p>1</text:p>
          </table:table-cell>
          <table:table-cell office:value-type="date" office:date-value="1941-07-22" calcext:value-type="date">
            <text:p>22/07/194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date" office:date-value="1905-06-27" calcext:value-type="date">
            <text:p>27/06/1905</text:p>
          </table:table-cell>
          <table:table-cell office:value-type="date" office:date-value="2007-02-01" calcext:value-type="date">
            <text:p>01/02/200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cisión Paciente</text:p>
          </table:table-cell>
          <table:table-cell/>
          <table:table-cell office:value-type="float" office:value="2" calcext:value-type="float">
            <text:p>2</text:p>
          </table:table-cell>
          <table:table-cell office:value-type="date" office:date-value="2008-01-01" calcext:value-type="date">
            <text:p>01/01/2008</text:p>
          </table:table-cell>
          <table:table-cell office:value-type="date" office:date-value="2008-04-01" calcext:value-type="date">
            <text:p>01/04/20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cisión Paciente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date" office:date-value="2008-08-01" calcext:value-type="date">
            <text:p>01/08/200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lor Torácico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1" calcext:value-type="float">
            <text:p>1</text:p>
          </table:table-cell>
          <table:table-cell office:value-type="date" office:date-value="1949-04-05" calcext:value-type="date">
            <text:p>05/04/194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date" office:date-value="2007-12-01" calcext:value-type="date">
            <text:p>01/12/2007</text:p>
          </table:table-cell>
          <table:table-cell office:value-type="date" office:date-value="2008-02-01" calcext:value-type="date">
            <text:p>01/02/200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acción Infusional</text:p>
          </table:table-cell>
          <table:table-cell/>
          <table:table-cell office:value-type="float" office:value="2" calcext:value-type="float">
            <text:p>2</text:p>
          </table:table-cell>
          <table:table-cell office:value-type="date" office:date-value="2008-10-01" calcext:value-type="date">
            <text:p>01/10/200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0" calcext:value-type="float">
            <text:p>0</text:p>
          </table:table-cell>
          <table:table-cell office:value-type="date" office:date-value="1953-11-12" calcext:value-type="date">
            <text:p>12/11/195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date" office:date-value="2007-02-01" calcext:value-type="date">
            <text:p>01/02/2007</text:p>
          </table:table-cell>
          <table:table-cell office:value-type="date" office:date-value="2010-01-01" calcext:value-type="date">
            <text:p>01/01/201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date" office:date-value="2010-03-01" calcext:value-type="date">
            <text:p>01/03/2010</text:p>
          </table:table-cell>
          <table:table-cell office:value-type="date" office:date-value="2010-08-01" calcext:value-type="date">
            <text:p>01/08/20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urito</text:p>
          </table:table-cell>
          <table:table-cell/>
          <table:table-cell office:value-type="float" office:value="3" calcext:value-type="float">
            <text:p>3</text:p>
          </table:table-cell>
          <table:table-cell office:value-type="date" office:date-value="2010-08-01" calcext:value-type="date">
            <text:p>01/08/2010</text:p>
          </table:table-cell>
          <table:table-cell office:value-type="date" office:date-value="2010-09-01" calcext:value-type="date">
            <text:p>01/09/20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urito</text:p>
          </table:table-cell>
          <table:table-cell/>
          <table:table-cell office:value-type="float" office:value="5" calcext:value-type="float">
            <text:p>5</text:p>
          </table:table-cell>
          <table:table-cell office:value-type="date" office:date-value="2014-02-01" calcext:value-type="date">
            <text:p>01/02/201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0" calcext:value-type="float">
            <text:p>0</text:p>
          </table:table-cell>
          <table:table-cell office:value-type="date" office:date-value="1945-11-01" calcext:value-type="date">
            <text:p>01/11/194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S con AA</text:p>
          </table:table-cell>
          <table:table-cell office:value-type="float" office:value="4" calcext:value-type="float">
            <text:p>4</text:p>
          </table:table-cell>
          <table:table-cell office:value-type="date" office:date-value="2017-04-01" calcext:value-type="date">
            <text:p>01/04/201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1" calcext:value-type="float">
            <text:p>1</text:p>
          </table:table-cell>
          <table:table-cell office:value-type="date" office:date-value="1984-11-12" calcext:value-type="date">
            <text:p>12/11/198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date" office:date-value="2015-02-01" calcext:value-type="date">
            <text:p>01/02/2015</text:p>
          </table:table-cell>
          <table:table-cell office:value-type="date" office:date-value="2015-04-01" calcext:value-type="date">
            <text:p>01/04/20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quicardias</text:p>
          </table:table-cell>
          <table:table-cell/>
          <table:table-cell office:value-type="float" office:value="7" calcext:value-type="float">
            <text:p>7</text:p>
          </table:table-cell>
          <table:table-cell office:value-type="date" office:date-value="2018-01-01" calcext:value-type="date">
            <text:p>01/01/201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0" calcext:value-type="float">
            <text:p>0</text:p>
          </table:table-cell>
          <table:table-cell office:value-type="date" office:date-value="1936-07-20" calcext:value-type="date">
            <text:p>20/07/19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S 2º</text:p>
          </table:table-cell>
          <table:table-cell office:value-type="float" office:value="1" calcext:value-type="float">
            <text:p>1</text:p>
          </table:table-cell>
          <table:table-cell office:value-type="date" office:date-value="2004-11-01" calcext:value-type="date">
            <text:p>01/11/2004</text:p>
          </table:table-cell>
          <table:table-cell office:value-type="date" office:date-value="2014-12-01" calcext:value-type="date">
            <text:p>01/12/20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icio EPID</text:p>
          </table:table-cell>
          <table:table-cell office:value-type="string" calcext:value-type="string">
            <text:p>TVP MID</text:p>
          </table:table-cell>
          <table:table-cell office:value-type="float" office:value="5" calcext:value-type="float">
            <text:p>5</text:p>
          </table:table-cell>
          <table:table-cell office:value-type="date" office:date-value="2014-12-01" calcext:value-type="date">
            <text:p>01/12/201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0" calcext:value-type="float">
            <text:p>0</text:p>
          </table:table-cell>
          <table:table-cell office:value-type="date" office:date-value="1953-05-01" calcext:value-type="date">
            <text:p>01/05/195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date" office:date-value="2012-05-01" calcext:value-type="date">
            <text:p>01/05/2012</text:p>
          </table:table-cell>
          <table:table-cell office:value-type="date" office:date-value="2012-11-01" calcext:value-type="date">
            <text:p>01/11/201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date" office:date-value="2012-11-01" calcext:value-type="date">
            <text:p>01/11/2012</text:p>
          </table:table-cell>
          <table:table-cell office:value-type="date" office:date-value="2013-10-01" calcext:value-type="date">
            <text:p>01/10/201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date" office:date-value="2013-10-01" calcext:value-type="date">
            <text:p>01/10/201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0" calcext:value-type="float">
            <text:p>0</text:p>
          </table:table-cell>
          <table:table-cell office:value-type="date" office:date-value="1963-12-22" calcext:value-type="date">
            <text:p>22/12/196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date" office:date-value="2016-04-01" calcext:value-type="date">
            <text:p>01/04/201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1" calcext:value-type="float">
            <text:p>1</text:p>
          </table:table-cell>
          <table:table-cell office:value-type="date" office:date-value="1960-11-06" calcext:value-type="date">
            <text:p>06/11/196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date" office:date-value="2012-11-01" calcext:value-type="date">
            <text:p>01/11/2012</text:p>
          </table:table-cell>
          <table:table-cell office:value-type="date" office:date-value="2013-03-01" calcext:value-type="date">
            <text:p>01/03/20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 deseo TTO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1" calcext:value-type="float">
            <text:p>1</text:p>
          </table:table-cell>
          <table:table-cell office:value-type="date" office:date-value="1979-06-15" calcext:value-type="date">
            <text:p>15/06/197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" calcext:value-type="float">
            <text:p>8</text:p>
          </table:table-cell>
          <table:table-cell office:value-type="date" office:date-value="2016-04-01" calcext:value-type="date">
            <text:p>01/04/201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1" calcext:value-type="float">
            <text:p>1</text:p>
          </table:table-cell>
          <table:table-cell office:value-type="date" office:date-value="1948-05-04" calcext:value-type="date">
            <text:p>04/05/194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date" office:date-value="2011-11-01" calcext:value-type="date">
            <text:p>01/11/201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1" calcext:value-type="float">
            <text:p>1</text:p>
          </table:table-cell>
          <table:table-cell office:value-type="date" office:date-value="1964-12-21" calcext:value-type="date">
            <text:p>21/12/196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date" office:date-value="2009-12-01" calcext:value-type="date">
            <text:p>01/12/2009</text:p>
          </table:table-cell>
          <table:table-cell office:value-type="date" office:date-value="2010-05-01" calcext:value-type="date">
            <text:p>01/05/20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ombopenia</text:p>
          </table:table-cell>
          <table:table-cell/>
          <table:table-cell office:value-type="float" office:value="2" calcext:value-type="float">
            <text:p>2</text:p>
          </table:table-cell>
          <table:table-cell office:value-type="date" office:date-value="2011-06-01" calcext:value-type="date">
            <text:p>01/06/201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0" calcext:value-type="float">
            <text:p>0</text:p>
          </table:table-cell>
          <table:table-cell office:value-type="date" office:date-value="1978-07-01" calcext:value-type="date">
            <text:p>01/07/197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office:value-type="date" office:date-value="2014-10-01" calcext:value-type="date">
            <text:p>01/10/2014</text:p>
          </table:table-cell>
          <table:table-cell office:value-type="date" office:date-value="2015-04-01" calcext:value-type="date">
            <text:p>01/04/201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date" office:date-value="2015-04-01" calcext:value-type="date">
            <text:p>01/04/2015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cisión Paciente</text:p>
          </table:table-cell>
          <table:table-cell/>
          <table:table-cell office:value-type="float" office:value="2" calcext:value-type="float">
            <text:p>2</text:p>
          </table:table-cell>
          <table:table-cell office:value-type="date" office:date-value="2017-12-01" calcext:value-type="date">
            <text:p>01/12/2017</text:p>
          </table:table-cell>
          <table:table-cell office:value-type="date" office:date-value="2018-02-01" calcext:value-type="date">
            <text:p>01/02/20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cisión paciente</text:p>
          </table:table-cell>
          <table:table-cell/>
          <table:table-cell office:value-type="float" office:value="14" calcext:value-type="float">
            <text:p>14</text:p>
          </table:table-cell>
          <table:table-cell office:value-type="date" office:date-value="2018-04-01" calcext:value-type="date">
            <text:p>01/04/201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1" calcext:value-type="float">
            <text:p>1</text:p>
          </table:table-cell>
          <table:table-cell office:value-type="date" office:date-value="1941-12-07" calcext:value-type="date">
            <text:p>07/12/194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office:value-type="date" office:date-value="2019-07-01" calcext:value-type="date">
            <text:p>01/07/2019</text:p>
          </table:table-cell>
          <table:table-cell office:value-type="date" office:date-value="2019-10-01" calcext:value-type="date">
            <text:p>01/10/201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date" office:date-value="2019-10-01" calcext:value-type="date">
            <text:p>01/10/2019</text:p>
          </table:table-cell>
          <table:table-cell table:number-columns-repeated="34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0" calcext:value-type="float">
            <text:p>0</text:p>
          </table:table-cell>
          <table:table-cell office:value-type="date" office:date-value="1967-09-01" calcext:value-type="date">
            <text:p>01/09/196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" calcext:value-type="float">
            <text:p>7</text:p>
          </table:table-cell>
          <table:table-cell office:value-type="date" office:date-value="2015-06-01" calcext:value-type="date">
            <text:p>01/06/201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0" calcext:value-type="float">
            <text:p>0</text:p>
          </table:table-cell>
          <table:table-cell table:style-name="ce9" office:value-type="date" office:date-value="1927-04-02" calcext:value-type="date">
            <text:p>02/04/192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date" office:date-value="2006-03-01" calcext:value-type="date">
            <text:p>01/03/2006</text:p>
          </table:table-cell>
          <table:table-cell office:value-type="date" office:date-value="2006-06-01" calcext:value-type="date">
            <text:p>01/06/20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CC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0" calcext:value-type="float">
            <text:p>0</text:p>
          </table:table-cell>
          <table:table-cell office:value-type="date" office:date-value="1965-04-03" calcext:value-type="date">
            <text:p>03/04/196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office:value-type="date" office:date-value="2019-01-01" calcext:value-type="date">
            <text:p>01/01/2019</text:p>
          </table:table-cell>
          <table:table-cell office:value-type="date" office:date-value="2019-10-01" calcext:value-type="date">
            <text:p>01/10/2019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date" office:date-value="2019-10-01" calcext:value-type="date">
            <text:p>01/10/201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1" calcext:value-type="float">
            <text:p>1</text:p>
          </table:table-cell>
          <table:table-cell office:value-type="date" office:date-value="1978-04-02" calcext:value-type="date">
            <text:p>02/04/197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date" office:date-value="2010-03-01" calcext:value-type="date">
            <text:p>01/03/201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1" calcext:value-type="float">
            <text:p>1</text:p>
          </table:table-cell>
          <table:table-cell office:value-type="date" office:date-value="1955-11-22" calcext:value-type="date">
            <text:p>22/11/195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date" office:date-value="2008-12-01" calcext:value-type="date">
            <text:p>01/12/2008</text:p>
          </table:table-cell>
          <table:table-cell office:value-type="date" office:date-value="2009-08-01" calcext:value-type="date">
            <text:p>01/08/200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1" calcext:value-type="float">
            <text:p>1</text:p>
          </table:table-cell>
          <table:table-cell office:value-type="date" office:date-value="1956-09-14" calcext:value-type="date">
            <text:p>14/09/195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date" office:date-value="2007-06-01" calcext:value-type="date">
            <text:p>01/06/2007</text:p>
          </table:table-cell>
          <table:table-cell office:value-type="date" office:date-value="2010-12-01" calcext:value-type="date">
            <text:p>01/12/201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0" calcext:value-type="float">
            <text:p>0</text:p>
          </table:table-cell>
          <table:table-cell office:value-type="date" office:date-value="1968-07-20" calcext:value-type="date">
            <text:p>20/07/196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office:value-type="date" office:date-value="2017-07-01" calcext:value-type="date">
            <text:p>01/07/2017</text:p>
          </table:table-cell>
          <table:table-cell office:value-type="date" office:date-value="2017-12-01" calcext:value-type="date">
            <text:p>01/12/201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date" office:date-value="2017-12-01" calcext:value-type="date">
            <text:p>01/12/201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1" calcext:value-type="float">
            <text:p>1</text:p>
          </table:table-cell>
          <table:table-cell office:value-type="date" office:date-value="1953-01-31" calcext:value-type="date">
            <text:p>31/01/195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 office:value-type="date" office:date-value="2014-11-01" calcext:value-type="date">
            <text:p>01/11/201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1" calcext:value-type="float">
            <text:p>1</text:p>
          </table:table-cell>
          <table:table-cell office:value-type="date" office:date-value="1945-10-14" calcext:value-type="date">
            <text:p>14/10/194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office:value-type="date" office:date-value="2017-06-01" calcext:value-type="date">
            <text:p>01/06/201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1" calcext:value-type="float">
            <text:p>1</text:p>
          </table:table-cell>
          <table:table-cell office:value-type="date" office:date-value="1964-11-28" calcext:value-type="date">
            <text:p>28/11/196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date" office:date-value="2007-07-01" calcext:value-type="date">
            <text:p>01/07/200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0" calcext:value-type="float">
            <text:p>0</text:p>
          </table:table-cell>
          <table:table-cell office:value-type="date" office:date-value="1941-02-10" calcext:value-type="date">
            <text:p>10/02/194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date" office:date-value="2015-05-01" calcext:value-type="date">
            <text:p>01/05/2015</text:p>
          </table:table-cell>
          <table:table-cell office:value-type="date" office:date-value="2015-12-01" calcext:value-type="date">
            <text:p>01/12/201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0" calcext:value-type="float">
            <text:p>0</text:p>
          </table:table-cell>
          <table:table-cell office:value-type="date" office:date-value="1983-12-06" calcext:value-type="date">
            <text:p>06/12/198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date" office:date-value="2009-03-01" calcext:value-type="date">
            <text:p>01/03/2009</text:p>
          </table:table-cell>
          <table:table-cell office:value-type="date" office:date-value="2009-07-01" calcext:value-type="date">
            <text:p>01/07/200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cisión Paciente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0" calcext:value-type="float">
            <text:p>0</text:p>
          </table:table-cell>
          <table:table-cell office:value-type="date" office:date-value="1963-06-16" calcext:value-type="date">
            <text:p>16/06/196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ES</text:p>
          </table:table-cell>
          <table:table-cell office:value-type="float" office:value="4" calcext:value-type="float">
            <text:p>4</text:p>
          </table:table-cell>
          <table:table-cell office:value-type="date" office:date-value="2016-02-01" calcext:value-type="date">
            <text:p>01/02/201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0" calcext:value-type="float">
            <text:p>0</text:p>
          </table:table-cell>
          <table:table-cell office:value-type="date" office:date-value="1957-03-29" calcext:value-type="date">
            <text:p>29/03/195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office:value-type="date" office:date-value="2014-01-01" calcext:value-type="date">
            <text:p>01/01/2014</text:p>
          </table:table-cell>
          <table:table-cell office:value-type="date" office:date-value="2014-07-01" calcext:value-type="date">
            <text:p>01/07/201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date" office:date-value="2014-07-01" calcext:value-type="date">
            <text:p>01/07/2014</text:p>
          </table:table-cell>
          <table:table-cell office:value-type="date" office:date-value="2015-01-01" calcext:value-type="date">
            <text:p>01/01/201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date" office:date-value="2015-01-01" calcext:value-type="date">
            <text:p>01/01/2015</text:p>
          </table:table-cell>
          <table:table-cell office:value-type="date" office:date-value="2017-08-01" calcext:value-type="date">
            <text:p>01/08/201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date" office:date-value="2017-08-01" calcext:value-type="date">
            <text:p>01/08/201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0" calcext:value-type="float">
            <text:p>0</text:p>
          </table:table-cell>
          <table:table-cell office:value-type="date" office:date-value="1973-08-14" calcext:value-type="date">
            <text:p>14/08/197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date" office:date-value="2017-07-01" calcext:value-type="date">
            <text:p>01/07/201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0" calcext:value-type="float">
            <text:p>0</text:p>
          </table:table-cell>
          <table:table-cell office:value-type="date" office:date-value="1971-02-24" calcext:value-type="date">
            <text:p>24/02/197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scitis Eosinofílica</text:p>
          </table:table-cell>
          <table:table-cell office:value-type="float" office:value="4" calcext:value-type="float">
            <text:p>4</text:p>
          </table:table-cell>
          <table:table-cell office:value-type="date" office:date-value="2017-05-01" calcext:value-type="date">
            <text:p>01/05/201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0" calcext:value-type="float">
            <text:p>0</text:p>
          </table:table-cell>
          <table:table-cell office:value-type="date" office:date-value="1984-09-19" calcext:value-type="date">
            <text:p>19/09/198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" calcext:value-type="float">
            <text:p>7</text:p>
          </table:table-cell>
          <table:table-cell office:value-type="date" office:date-value="2017-11-01" calcext:value-type="date">
            <text:p>01/11/201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0" calcext:value-type="float">
            <text:p>0</text:p>
          </table:table-cell>
          <table:table-cell office:value-type="date" office:date-value="1950-01-05" calcext:value-type="date">
            <text:p>05/01/195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date" office:date-value="2018-06-01" calcext:value-type="date">
            <text:p>01/06/201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1" calcext:value-type="float">
            <text:p>1</text:p>
          </table:table-cell>
          <table:table-cell office:value-type="date" office:date-value="1955-01-03" calcext:value-type="date">
            <text:p>03/01/195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date" office:date-value="2007-07-01" calcext:value-type="date">
            <text:p>01/07/2007</text:p>
          </table:table-cell>
          <table:table-cell office:value-type="date" office:date-value="2007-09-01" calcext:value-type="date">
            <text:p>01/09/200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cisión Paciente</text:p>
          </table:table-cell>
          <table:table-cell/>
          <table:table-cell office:value-type="float" office:value="2" calcext:value-type="float">
            <text:p>2</text:p>
          </table:table-cell>
          <table:table-cell office:value-type="date" office:date-value="2007-11-01" calcext:value-type="date">
            <text:p>01/11/2007</text:p>
          </table:table-cell>
          <table:table-cell office:value-type="date" office:date-value="2015-12-01" calcext:value-type="date">
            <text:p>01/12/201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date" office:date-value="2015-12-01" calcext:value-type="date">
            <text:p>01/12/2015</text:p>
          </table:table-cell>
          <table:table-cell office:value-type="date" office:date-value="2016-08-01" calcext:value-type="date">
            <text:p>01/08/201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date" office:date-value="2017-08-01" calcext:value-type="date">
            <text:p>01/08/201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0" calcext:value-type="float">
            <text:p>0</text:p>
          </table:table-cell>
          <table:table-cell office:value-type="date" office:date-value="1966-04-11" calcext:value-type="date">
            <text:p>11/04/196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" calcext:value-type="float">
            <text:p>7</text:p>
          </table:table-cell>
          <table:table-cell office:value-type="date" office:date-value="2019-01-01" calcext:value-type="date">
            <text:p>01/01/201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0" calcext:value-type="float">
            <text:p>0</text:p>
          </table:table-cell>
          <table:table-cell office:value-type="date" office:date-value="1957-08-24" calcext:value-type="date">
            <text:p>24/08/195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office:value-type="date" office:date-value="2015-02-01" calcext:value-type="date">
            <text:p>01/02/201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1" calcext:value-type="float">
            <text:p>1</text:p>
          </table:table-cell>
          <table:table-cell office:value-type="date" office:date-value="1966-12-03" calcext:value-type="date">
            <text:p>03/12/196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date" office:date-value="2014-09-01" calcext:value-type="date">
            <text:p>01/09/201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1" calcext:value-type="float">
            <text:p>1</text:p>
          </table:table-cell>
          <table:table-cell office:value-type="date" office:date-value="1959-03-31" calcext:value-type="date">
            <text:p>31/03/195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 office:value-type="date" office:date-value="2013-11-01" calcext:value-type="date">
            <text:p>01/11/2013</text:p>
          </table:table-cell>
          <table:table-cell office:value-type="date" office:date-value="2015-04-01" calcext:value-type="date">
            <text:p>01/04/201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date" office:date-value="2015-04-01" calcext:value-type="date">
            <text:p>01/04/2015</text:p>
          </table:table-cell>
          <table:table-cell office:value-type="date" office:date-value="2015-05-01" calcext:value-type="date">
            <text:p>01/05/20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irrosis. Exitus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0" calcext:value-type="float">
            <text:p>0</text:p>
          </table:table-cell>
          <table:table-cell office:value-type="date" office:date-value="1960-07-26" calcext:value-type="date">
            <text:p>26/07/196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date" office:date-value="2007-06-01" calcext:value-type="date">
            <text:p>01/06/2007</text:p>
          </table:table-cell>
          <table:table-cell office:value-type="date" office:date-value="2010-09-01" calcext:value-type="date">
            <text:p>01/09/20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bsceso supraclavicular Izdo</text:p>
          </table:table-cell>
          <table:table-cell/>
          <table:table-cell office:value-type="float" office:value="6" calcext:value-type="float">
            <text:p>6</text:p>
          </table:table-cell>
          <table:table-cell office:value-type="date" office:date-value="2017-04-01" calcext:value-type="date">
            <text:p>01/04/201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1" calcext:value-type="float">
            <text:p>1</text:p>
          </table:table-cell>
          <table:table-cell office:value-type="date" office:date-value="1978-12-24" calcext:value-type="date">
            <text:p>24/12/197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" calcext:value-type="float">
            <text:p>7</text:p>
          </table:table-cell>
          <table:table-cell office:value-type="date" office:date-value="2012-09-01" calcext:value-type="date">
            <text:p>01/09/2012</text:p>
          </table:table-cell>
          <table:table-cell office:value-type="date" office:date-value="2013-01-01" calcext:value-type="date">
            <text:p>01/01/201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0" calcext:value-type="float">
            <text:p>0</text:p>
          </table:table-cell>
          <table:table-cell office:value-type="date" office:date-value="2011-12-26" calcext:value-type="date">
            <text:p>26/12/201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office:value-type="date" office:date-value="2011-12-01" calcext:value-type="date">
            <text:p>01/12/2011</text:p>
          </table:table-cell>
          <table:table-cell office:value-type="date" office:date-value="2012-02-01" calcext:value-type="date">
            <text:p>01/02/20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acción Psoriasiforme</text:p>
          </table:table-cell>
          <table:table-cell/>
          <table:table-cell office:value-type="float" office:value="7" calcext:value-type="float">
            <text:p>7</text:p>
          </table:table-cell>
          <table:table-cell office:value-type="date" office:date-value="2012-03-01" calcext:value-type="date">
            <text:p>01/03/2012</text:p>
          </table:table-cell>
          <table:table-cell office:value-type="date" office:date-value="2017-04-01" calcext:value-type="date">
            <text:p>01/04/201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date" office:date-value="2017-04-01" calcext:value-type="date">
            <text:p>01/04/2017</text:p>
          </table:table-cell>
          <table:table-cell office:value-type="date" office:date-value="2017-05-01" calcext:value-type="date">
            <text:p>01/05/20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tosis, peor psoriasis, preferencia paciente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0" calcext:value-type="float">
            <text:p>0</text:p>
          </table:table-cell>
          <table:table-cell office:value-type="date" office:date-value="1943-09-17" calcext:value-type="date">
            <text:p>17/09/194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date" office:date-value="2004-01-01" calcext:value-type="date">
            <text:p>01/01/2004</text:p>
          </table:table-cell>
          <table:table-cell office:value-type="date" office:date-value="2004-08-01" calcext:value-type="date">
            <text:p>01/08/200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arrea y Bacteriemia por STF meti-R</text:p>
          </table:table-cell>
          <table:table-cell/>
          <table:table-cell office:value-type="float" office:value="1" calcext:value-type="float">
            <text:p>1</text:p>
          </table:table-cell>
          <table:table-cell office:value-type="date" office:date-value="2005-03-01" calcext:value-type="date">
            <text:p>01/03/2005</text:p>
          </table:table-cell>
          <table:table-cell office:value-type="date" office:date-value="2007-12-01" calcext:value-type="date">
            <text:p>01/12/20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erpes Zozter Oftálmico</text:p>
          </table:table-cell>
          <table:table-cell/>
          <table:table-cell office:value-type="float" office:value="5" calcext:value-type="float">
            <text:p>5</text:p>
          </table:table-cell>
          <table:table-cell office:value-type="date" office:date-value="2008-12-01" calcext:value-type="date">
            <text:p>01/12/2008</text:p>
          </table:table-cell>
          <table:table-cell office:value-type="date" office:date-value="2009-08-01" calcext:value-type="date">
            <text:p>01/08/200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date" office:date-value="2009-10-01" calcext:value-type="date">
            <text:p>01/10/2009</text:p>
          </table:table-cell>
          <table:table-cell office:value-type="date" office:date-value="2013-12-01" calcext:value-type="date">
            <text:p>01/12/20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ncitopenia Severa</text:p>
          </table:table-cell>
          <table:table-cell office:value-type="string" calcext:value-type="string">
            <text:p>Exitus 12/201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0" calcext:value-type="float">
            <text:p>0</text:p>
          </table:table-cell>
          <table:table-cell office:value-type="date" office:date-value="1964-07-04" calcext:value-type="date">
            <text:p>04/07/196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office:value-type="date" office:date-value="2017-04-01" calcext:value-type="date">
            <text:p>01/04/2017</text:p>
          </table:table-cell>
          <table:table-cell office:value-type="date" office:date-value="2017-09-01" calcext:value-type="date">
            <text:p>01/09/20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 quedo sin medicación</text:p>
          </table:table-cell>
          <table:table-cell/>
          <table:table-cell office:value-type="float" office:value="14" calcext:value-type="float">
            <text:p>14</text:p>
          </table:table-cell>
          <table:table-cell office:value-type="date" office:date-value="2018-03-01" calcext:value-type="date">
            <text:p>01/03/201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1" calcext:value-type="float">
            <text:p>1</text:p>
          </table:table-cell>
          <table:table-cell office:value-type="date" office:date-value="1987-08-06" calcext:value-type="date">
            <text:p>06/08/198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date" office:date-value="2009-12-01" calcext:value-type="date">
            <text:p>01/12/2009</text:p>
          </table:table-cell>
          <table:table-cell office:value-type="date" office:date-value="2014-06-01" calcext:value-type="date">
            <text:p>01/06/201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date" office:date-value="2014-06-01" calcext:value-type="date">
            <text:p>01/06/201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1" calcext:value-type="float">
            <text:p>1</text:p>
          </table:table-cell>
          <table:table-cell office:value-type="date" office:date-value="1965-01-26" calcext:value-type="date">
            <text:p>26/01/196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date" office:date-value="2018-05-01" calcext:value-type="date">
            <text:p>01/05/2018</text:p>
          </table:table-cell>
          <table:table-cell office:value-type="date" office:date-value="2018-10-01" calcext:value-type="date">
            <text:p>01/10/201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date" office:date-value="2018-10-01" calcext:value-type="date">
            <text:p>01/10/201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1" calcext:value-type="float">
            <text:p>1</text:p>
          </table:table-cell>
          <table:table-cell office:value-type="date" office:date-value="1992-02-26" calcext:value-type="date">
            <text:p>26/02/199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date" office:date-value="2018-10-01" calcext:value-type="date">
            <text:p>01/10/2018</text:p>
          </table:table-cell>
          <table:table-cell office:value-type="date" office:date-value="2019-11-01" calcext:value-type="date">
            <text:p>01/11/20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acción pardójica</text:p>
          </table:table-cell>
          <table:table-cell/>
          <table:table-cell office:value-type="float" office:value="10" calcext:value-type="float">
            <text:p>10</text:p>
          </table:table-cell>
          <table:table-cell office:value-type="date" office:date-value="2019-11-01" calcext:value-type="date">
            <text:p>01/11/201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1" calcext:value-type="float">
            <text:p>1</text:p>
          </table:table-cell>
          <table:table-cell office:value-type="date" office:date-value="1958-02-14" calcext:value-type="date">
            <text:p>14/02/195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date" office:date-value="2016-11-01" calcext:value-type="date">
            <text:p>01/11/201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1" calcext:value-type="float">
            <text:p>1</text:p>
          </table:table-cell>
          <table:table-cell office:value-type="date" office:date-value="1962-03-29" calcext:value-type="date">
            <text:p>29/03/196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date" office:date-value="2009-11-01" calcext:value-type="date">
            <text:p>01/11/2009</text:p>
          </table:table-cell>
          <table:table-cell office:value-type="date" office:date-value="2010-04-01" calcext:value-type="date">
            <text:p>01/04/201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date" office:date-value="2010-04-01" calcext:value-type="date">
            <text:p>01/04/2010</text:p>
          </table:table-cell>
          <table:table-cell office:value-type="date" office:date-value="2016-11-01" calcext:value-type="date">
            <text:p>01/11/201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date" office:date-value="2016-11-01" calcext:value-type="date">
            <text:p>01/11/201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0" calcext:value-type="float">
            <text:p>0</text:p>
          </table:table-cell>
          <table:table-cell office:value-type="date" office:date-value="1978-04-23" calcext:value-type="date">
            <text:p>23/04/197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dm Fiebre Periódica</text:p>
          </table:table-cell>
          <table:table-cell office:value-type="float" office:value="15" calcext:value-type="float">
            <text:p>15</text:p>
          </table:table-cell>
          <table:table-cell office:value-type="date" office:date-value="2018-03-01" calcext:value-type="date">
            <text:p>01/03/201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0" calcext:value-type="float">
            <text:p>0</text:p>
          </table:table-cell>
          <table:table-cell office:value-type="date" office:date-value="1936-08-16" calcext:value-type="date">
            <text:p>16/08/193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date" office:date-value="2006-03-01" calcext:value-type="date">
            <text:p>01/03/2006</text:p>
          </table:table-cell>
          <table:table-cell office:value-type="date" office:date-value="2014-03-01" calcext:value-type="date">
            <text:p>01/03/20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RC en Dialisis</text:p>
          </table:table-cell>
          <table:table-cell/>
          <table:table-cell office:value-type="float" office:value="2" calcext:value-type="float">
            <text:p>2</text:p>
          </table:table-cell>
          <table:table-cell office:value-type="date" office:date-value="2014-03-01" calcext:value-type="date">
            <text:p>01/03/2014</text:p>
          </table:table-cell>
          <table:table-cell office:value-type="date" office:date-value="2016-06-01" calcext:value-type="date">
            <text:p>01/06/20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rdida de seguimiento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0" calcext:value-type="float">
            <text:p>0</text:p>
          </table:table-cell>
          <table:table-cell office:value-type="date" office:date-value="1987-03-20" calcext:value-type="date">
            <text:p>20/03/198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IJ</text:p>
          </table:table-cell>
          <table:table-cell office:value-type="float" office:value="2" calcext:value-type="float">
            <text:p>2</text:p>
          </table:table-cell>
          <table:table-cell office:value-type="date" office:date-value="2005-06-01" calcext:value-type="date">
            <text:p>01/06/2005</text:p>
          </table:table-cell>
          <table:table-cell office:value-type="date" office:date-value="2018-07-01" calcext:value-type="date">
            <text:p>01/07/20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veitis</text:p>
          </table:table-cell>
          <table:table-cell/>
          <table:table-cell office:value-type="float" office:value="3" calcext:value-type="float">
            <text:p>3</text:p>
          </table:table-cell>
          <table:table-cell office:value-type="date" office:date-value="2018-07-01" calcext:value-type="date">
            <text:p>01/07/2018</text:p>
          </table:table-cell>
          <table:table-cell office:value-type="date" office:date-value="2019-12-01" calcext:value-type="date">
            <text:p>01/12/201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date" office:date-value="2019-12-01" calcext:value-type="date">
            <text:p>01/12/201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0" calcext:value-type="float">
            <text:p>0</text:p>
          </table:table-cell>
          <table:table-cell office:value-type="date" office:date-value="1970-11-17" calcext:value-type="date">
            <text:p>17/11/197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date" office:date-value="2018-06-01" calcext:value-type="date">
            <text:p>01/06/201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0" calcext:value-type="float">
            <text:p>0</text:p>
          </table:table-cell>
          <table:table-cell office:value-type="date" office:date-value="1990-07-31" calcext:value-type="date">
            <text:p>31/07/199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date" office:date-value="2010-08-01" calcext:value-type="date">
            <text:p>01/08/2010</text:p>
          </table:table-cell>
          <table:table-cell office:value-type="date" office:date-value="2016-04-01" calcext:value-type="date">
            <text:p>01/04/201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date" office:date-value="2016-04-01" calcext:value-type="date">
            <text:p>01/04/201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1" calcext:value-type="float">
            <text:p>1</text:p>
          </table:table-cell>
          <table:table-cell office:value-type="date" office:date-value="1975-08-28" calcext:value-type="date">
            <text:p>28/08/197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date" office:date-value="2010-03-01" calcext:value-type="date">
            <text:p>01/03/201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terrupción prolongada por esofagitis caustica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1" calcext:value-type="float">
            <text:p>1</text:p>
          </table:table-cell>
          <table:table-cell office:value-type="date" office:date-value="1965-07-29" calcext:value-type="date">
            <text:p>29/07/196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date" office:date-value="2007-04-01" calcext:value-type="date">
            <text:p>01/04/200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0" calcext:value-type="float">
            <text:p>0</text:p>
          </table:table-cell>
          <table:table-cell office:value-type="date" office:date-value="1975-07-18" calcext:value-type="date">
            <text:p>18/07/197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" calcext:value-type="float">
            <text:p>7</text:p>
          </table:table-cell>
          <table:table-cell office:value-type="date" office:date-value="2019-06-01" calcext:value-type="date">
            <text:p>01/06/2019</text:p>
          </table:table-cell>
          <table:table-cell table:number-columns-repeated="3"/>
          <table:table-cell office:value-type="string" calcext:value-type="string">
            <text:p>Enfermedad Inflamatoria Pelvica</text:p>
          </table:table-cell>
          <table:table-cell table:number-columns-repeated="36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0" calcext:value-type="float">
            <text:p>0</text:p>
          </table:table-cell>
          <table:table-cell office:value-type="date" office:date-value="1936-05-30" calcext:value-type="date">
            <text:p>30/05/193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date" office:date-value="2014-01-01" calcext:value-type="date">
            <text:p>01/01/201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0" calcext:value-type="float">
            <text:p>0</text:p>
          </table:table-cell>
          <table:table-cell office:value-type="date" office:date-value="1949-06-04" calcext:value-type="date">
            <text:p>04/06/194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office:value-type="date" office:date-value="2016-04-01" calcext:value-type="date">
            <text:p>01/04/2016</text:p>
          </table:table-cell>
          <table:table-cell office:value-type="date" office:date-value="2018-12-01" calcext:value-type="date">
            <text:p>01/12/201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date" office:date-value="2018-12-01" calcext:value-type="date">
            <text:p>01/12/201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0" calcext:value-type="float">
            <text:p>0</text:p>
          </table:table-cell>
          <table:table-cell office:value-type="date" office:date-value="1974-03-07" calcext:value-type="date">
            <text:p>07/03/197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M</text:p>
          </table:table-cell>
          <table:table-cell office:value-type="float" office:value="4" calcext:value-type="float">
            <text:p>4</text:p>
          </table:table-cell>
          <table:table-cell office:value-type="date" office:date-value="2011-12-01" calcext:value-type="date">
            <text:p>01/12/2011</text:p>
          </table:table-cell>
          <table:table-cell office:value-type="date" office:date-value="2013-02-01" calcext:value-type="date">
            <text:p>01/02/20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slado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1" calcext:value-type="float">
            <text:p>1</text:p>
          </table:table-cell>
          <table:table-cell office:value-type="date" office:date-value="1968-06-16" calcext:value-type="date">
            <text:p>16/06/196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date" office:date-value="2010-07-01" calcext:value-type="date">
            <text:p>01/07/2010</text:p>
          </table:table-cell>
          <table:table-cell office:value-type="date" office:date-value="2011-10-01" calcext:value-type="date">
            <text:p>01/10/20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date" office:date-value="2011-10-01" calcext:value-type="date">
            <text:p>01/10/201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0" calcext:value-type="float">
            <text:p>0</text:p>
          </table:table-cell>
          <table:table-cell office:value-type="date" office:date-value="1999-04-21" calcext:value-type="date">
            <text:p>21/04/199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" calcext:value-type="float">
            <text:p>7</text:p>
          </table:table-cell>
          <table:table-cell office:value-type="date" office:date-value="2018-06-01" calcext:value-type="date">
            <text:p>01/06/201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1" calcext:value-type="float">
            <text:p>1</text:p>
          </table:table-cell>
          <table:table-cell office:value-type="date" office:date-value="1963-06-27" calcext:value-type="date">
            <text:p>27/06/196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date" office:date-value="2018-12-01" calcext:value-type="date">
            <text:p>01/12/201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1" calcext:value-type="float">
            <text:p>1</text:p>
          </table:table-cell>
          <table:table-cell office:value-type="date" office:date-value="1961-02-05" calcext:value-type="date">
            <text:p>05/02/196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office:value-type="date" office:date-value="2018-03-01" calcext:value-type="date">
            <text:p>01/03/2018</text:p>
          </table:table-cell>
          <table:table-cell table:number-columns-repeated="40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0" calcext:value-type="float">
            <text:p>0</text:p>
          </table:table-cell>
          <table:table-cell office:value-type="date" office:date-value="1979-08-22" calcext:value-type="date">
            <text:p>22/08/197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date" office:date-value="2018-03-01" calcext:value-type="date">
            <text:p>01/03/201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0" calcext:value-type="float">
            <text:p>0</text:p>
          </table:table-cell>
          <table:table-cell office:value-type="date" office:date-value="1977-02-23" calcext:value-type="date">
            <text:p>23/02/197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office:value-type="date" office:date-value="2013-07-01" calcext:value-type="date">
            <text:p>01/07/2013</text:p>
          </table:table-cell>
          <table:table-cell office:value-type="date" office:date-value="2014-08-01" calcext:value-type="date">
            <text:p>01/08/20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mbarazo</text:p>
          </table:table-cell>
          <table:table-cell/>
          <table:table-cell office:value-type="float" office:value="8" calcext:value-type="float">
            <text:p>8</text:p>
          </table:table-cell>
          <table:table-cell office:value-type="date" office:date-value="2015-10-01" calcext:value-type="date">
            <text:p>01/10/201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1" calcext:value-type="float">
            <text:p>1</text:p>
          </table:table-cell>
          <table:table-cell office:value-type="date" office:date-value="1972-10-17" calcext:value-type="date">
            <text:p>17/10/197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date" office:date-value="2017-02-01" calcext:value-type="date">
            <text:p>01/02/2017</text:p>
          </table:table-cell>
          <table:table-cell office:value-type="date" office:date-value="2018-10-01" calcext:value-type="date">
            <text:p>01/10/201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date" office:date-value="2018-10-01" calcext:value-type="date">
            <text:p>01/10/2018</text:p>
          </table:table-cell>
          <table:table-cell office:value-type="date" office:date-value="2019-03-01" calcext:value-type="date">
            <text:p>01/03/201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date" office:date-value="2019-03-01" calcext:value-type="date">
            <text:p>01/03/2019</text:p>
          </table:table-cell>
          <table:table-cell office:value-type="date" office:date-value="2019-12-01" calcext:value-type="date">
            <text:p>01/12/201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date" office:date-value="2019-12-01" calcext:value-type="date">
            <text:p>01/12/201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0" calcext:value-type="float">
            <text:p>0</text:p>
          </table:table-cell>
          <table:table-cell office:value-type="date" office:date-value="1980-02-07" calcext:value-type="date">
            <text:p>07/02/198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ES</text:p>
          </table:table-cell>
          <table:table-cell office:value-type="float" office:value="9" calcext:value-type="float">
            <text:p>9</text:p>
          </table:table-cell>
          <table:table-cell office:value-type="date" office:date-value="2019-01-01" calcext:value-type="date">
            <text:p>01/01/201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1" calcext:value-type="float">
            <text:p>1</text:p>
          </table:table-cell>
          <table:table-cell office:value-type="date" office:date-value="1985-01-30" calcext:value-type="date">
            <text:p>30/01/198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" calcext:value-type="float">
            <text:p>7</text:p>
          </table:table-cell>
          <table:table-cell office:value-type="date" office:date-value="2019-03-01" calcext:value-type="date">
            <text:p>01/03/2019</text:p>
          </table:table-cell>
          <table:table-cell table:number-columns-repeated="40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1" calcext:value-type="float">
            <text:p>1</text:p>
          </table:table-cell>
          <table:table-cell office:value-type="date" office:date-value="1978-09-14" calcext:value-type="date">
            <text:p>14/09/197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" calcext:value-type="float">
            <text:p>7</text:p>
          </table:table-cell>
          <table:table-cell office:value-type="date" office:date-value="2014-12-01" calcext:value-type="date">
            <text:p>01/12/201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0" calcext:value-type="float">
            <text:p>0</text:p>
          </table:table-cell>
          <table:table-cell office:value-type="date" office:date-value="1933-05-31" calcext:value-type="date">
            <text:p>31/05/193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date" office:date-value="2007-08-28" calcext:value-type="date">
            <text:p>28/08/2007</text:p>
          </table:table-cell>
          <table:table-cell office:value-type="date" office:date-value="2008-04-01" calcext:value-type="date">
            <text:p>01/04/20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MSI reciente Dx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office:value-type="date" office:date-value="1972-01-03" calcext:value-type="date">
            <text:p>03/01/197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date" office:date-value="2006-05-01" calcext:value-type="date">
            <text:p>01/05/200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1" calcext:value-type="float">
            <text:p>1</text:p>
          </table:table-cell>
          <table:table-cell office:value-type="date" office:date-value="1982-03-08" calcext:value-type="date">
            <text:p>08/03/198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" calcext:value-type="float">
            <text:p>7</text:p>
          </table:table-cell>
          <table:table-cell office:value-type="date" office:date-value="2015-02-01" calcext:value-type="date">
            <text:p>01/02/201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0" calcext:value-type="float">
            <text:p>0</text:p>
          </table:table-cell>
          <table:table-cell office:value-type="date" office:date-value="1953-01-10" calcext:value-type="date">
            <text:p>10/01/195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date" office:date-value="2009-05-01" calcext:value-type="date">
            <text:p>01/05/2009</text:p>
          </table:table-cell>
          <table:table-cell office:value-type="date" office:date-value="2010-01-01" calcext:value-type="date">
            <text:p>01/01/201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date" office:date-value="2012-12-01" calcext:value-type="date">
            <text:p>01/12/2012</text:p>
          </table:table-cell>
          <table:table-cell office:value-type="date" office:date-value="2015-03-01" calcext:value-type="date">
            <text:p>01/03/20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cisión Paciente</text:p>
          </table:table-cell>
          <table:table-cell/>
          <table:table-cell office:value-type="float" office:value="15" calcext:value-type="float">
            <text:p>15</text:p>
          </table:table-cell>
          <table:table-cell office:value-type="date" office:date-value="2019-03-01" calcext:value-type="date">
            <text:p>01/03/201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1" calcext:value-type="float">
            <text:p>1</text:p>
          </table:table-cell>
          <table:table-cell office:value-type="date" office:date-value="1954-04-07" calcext:value-type="date">
            <text:p>07/04/195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date" office:date-value="2007-02-01" calcext:value-type="date">
            <text:p>01/02/2007</text:p>
          </table:table-cell>
          <table:table-cell office:value-type="date" office:date-value="2017-03-01" calcext:value-type="date">
            <text:p>01/03/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putación MID por DM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date" office:date-value="2017-03-01" calcext:value-type="date">
            <text:p>01/03/201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0" calcext:value-type="float">
            <text:p>0</text:p>
          </table:table-cell>
          <table:table-cell office:value-type="date" office:date-value="1972-01-22" calcext:value-type="date">
            <text:p>22/01/197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date" office:date-value="2014-02-01" calcext:value-type="date">
            <text:p>01/02/2014</text:p>
          </table:table-cell>
          <table:table-cell office:value-type="date" office:date-value="2016-04-01" calcext:value-type="date">
            <text:p>01/04/201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date" office:date-value="2016-04-01" calcext:value-type="date">
            <text:p>01/04/2016</text:p>
          </table:table-cell>
          <table:table-cell office:value-type="date" office:date-value="2016-11-01" calcext:value-type="date">
            <text:p>01/11/201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date" office:date-value="2016-11-01" calcext:value-type="date">
            <text:p>01/11/201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1" calcext:value-type="float">
            <text:p>1</text:p>
          </table:table-cell>
          <table:table-cell office:value-type="date" office:date-value="1944-08-11" calcext:value-type="date">
            <text:p>11/08/194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date" office:date-value="2008-08-08" calcext:value-type="date">
            <text:p>08/08/2008</text:p>
          </table:table-cell>
          <table:table-cell office:value-type="date" office:date-value="2017-03-01" calcext:value-type="date">
            <text:p>01/03/20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PID</text:p>
          </table:table-cell>
          <table:table-cell/>
          <table:table-cell office:value-type="float" office:value="6" calcext:value-type="float">
            <text:p>6</text:p>
          </table:table-cell>
          <table:table-cell office:value-type="date" office:date-value="2017-03-01" calcext:value-type="date">
            <text:p>01/03/201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1" calcext:value-type="float">
            <text:p>1</text:p>
          </table:table-cell>
          <table:table-cell office:value-type="date" office:date-value="1959-12-07" calcext:value-type="date">
            <text:p>07/12/1959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9" calcext:value-type="float">
            <text:p>9</text:p>
          </table:table-cell>
          <table:table-cell office:value-type="date" office:date-value="2015-09-01" calcext:value-type="date">
            <text:p>01/09/201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1" calcext:value-type="float">
            <text:p>1</text:p>
          </table:table-cell>
          <table:table-cell office:value-type="date" office:date-value="1995-05-05" calcext:value-type="date">
            <text:p>05/05/199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date" office:date-value="2019-06-01" calcext:value-type="date">
            <text:p>01/06/2019</text:p>
          </table:table-cell>
          <table:table-cell table:number-columns-repeated="40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0" calcext:value-type="float">
            <text:p>0</text:p>
          </table:table-cell>
          <table:table-cell office:value-type="date" office:date-value="1956-01-05" calcext:value-type="date">
            <text:p>05/01/195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date" office:date-value="2001-07-01" calcext:value-type="date">
            <text:p>01/07/2001</text:p>
          </table:table-cell>
          <table:table-cell office:value-type="date" office:date-value="2004-10-01" calcext:value-type="date">
            <text:p>01/10/200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date" office:date-value="2004-10-01" calcext:value-type="date">
            <text:p>01/10/2004</text:p>
          </table:table-cell>
          <table:table-cell office:value-type="date" office:date-value="2012-06-01" calcext:value-type="date">
            <text:p>01/06/20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elitis Dorsal</text:p>
          </table:table-cell>
          <table:table-cell/>
          <table:table-cell office:value-type="float" office:value="6" calcext:value-type="float">
            <text:p>6</text:p>
          </table:table-cell>
          <table:table-cell office:value-type="date" office:date-value="2015-03-01" calcext:value-type="date">
            <text:p>01/03/2015</text:p>
          </table:table-cell>
          <table:table-cell office:value-type="date" office:date-value="2015-06-01" calcext:value-type="date">
            <text:p>01/06/20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soriasis</text:p>
          </table:table-cell>
          <table:table-cell/>
          <table:table-cell office:value-type="float" office:value="5" calcext:value-type="float">
            <text:p>5</text:p>
          </table:table-cell>
          <table:table-cell office:value-type="date" office:date-value="2016-03-01" calcext:value-type="date">
            <text:p>01/03/201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1" calcext:value-type="float">
            <text:p>1</text:p>
          </table:table-cell>
          <table:table-cell office:value-type="date" office:date-value="1933-01-06" calcext:value-type="date">
            <text:p>06/01/193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date" office:date-value="2006-02-01" calcext:value-type="date">
            <text:p>01/02/2006</text:p>
          </table:table-cell>
          <table:table-cell office:value-type="date" office:date-value="2006-07-01" calcext:value-type="date">
            <text:p>01/07/20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rrame Pleural</text:p>
          </table:table-cell>
          <table:table-cell/>
          <table:table-cell office:value-type="float" office:value="2" calcext:value-type="float">
            <text:p>2</text:p>
          </table:table-cell>
          <table:table-cell office:value-type="date" office:date-value="2007-01-01" calcext:value-type="date">
            <text:p>01/01/2007</text:p>
          </table:table-cell>
          <table:table-cell office:value-type="date" office:date-value="2007-11-01" calcext:value-type="date">
            <text:p>01/11/20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umonía LID</text:p>
          </table:table-cell>
          <table:table-cell/>
          <table:table-cell office:value-type="float" office:value="5" calcext:value-type="float">
            <text:p>5</text:p>
          </table:table-cell>
          <table:table-cell office:value-type="date" office:date-value="2008-06-01" calcext:value-type="date">
            <text:p>01/06/2008</text:p>
          </table:table-cell>
          <table:table-cell office:value-type="date" office:date-value="2013-03-01" calcext:value-type="date">
            <text:p>01/03/20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orbilidad</text:p>
          </table:table-cell>
          <table:table-cell office:value-type="string" calcext:value-type="string">
            <text:p>Exitus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1" calcext:value-type="float">
            <text:p>1</text:p>
          </table:table-cell>
          <table:table-cell office:value-type="date" office:date-value="1987-11-30" calcext:value-type="date">
            <text:p>30/11/198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date" office:date-value="2008-05-01" calcext:value-type="date">
            <text:p>01/05/2008</text:p>
          </table:table-cell>
          <table:table-cell office:value-type="date" office:date-value="2014-04-01" calcext:value-type="date">
            <text:p>01/04/2014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uspensiones <text:s/>prolongadas por remisió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1" calcext:value-type="float">
            <text:p>1</text:p>
          </table:table-cell>
          <table:table-cell office:value-type="date" office:date-value="1997-10-03" calcext:value-type="date">
            <text:p>03/10/199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" calcext:value-type="float">
            <text:p>7</text:p>
          </table:table-cell>
          <table:table-cell office:value-type="date" office:date-value="2014-02-01" calcext:value-type="date">
            <text:p>01/02/201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0" calcext:value-type="float">
            <text:p>0</text:p>
          </table:table-cell>
          <table:table-cell office:value-type="date" office:date-value="1948-11-08" calcext:value-type="date">
            <text:p>08/11/194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date" office:date-value="2008-05-01" calcext:value-type="date">
            <text:p>01/05/2008</text:p>
          </table:table-cell>
          <table:table-cell office:value-type="date" office:date-value="2008-12-01" calcext:value-type="date">
            <text:p>01/12/200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date" office:date-value="2009-01-01" calcext:value-type="date">
            <text:p>01/01/2009</text:p>
          </table:table-cell>
          <table:table-cell office:value-type="date" office:date-value="2009-05-01" calcext:value-type="date">
            <text:p>01/05/200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date" office:date-value="2010-11-01" calcext:value-type="date">
            <text:p>01/11/2010</text:p>
          </table:table-cell>
          <table:table-cell office:value-type="date" office:date-value="2011-01-01" calcext:value-type="date">
            <text:p>01/01/20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x Femur</text:p>
          </table:table-cell>
          <table:table-cell/>
          <table:table-cell office:value-type="float" office:value="7" calcext:value-type="float">
            <text:p>7</text:p>
          </table:table-cell>
          <table:table-cell office:value-type="date" office:date-value="2011-06-01" calcext:value-type="date">
            <text:p>01/06/2011</text:p>
          </table:table-cell>
          <table:table-cell office:value-type="date" office:date-value="2012-01-01" calcext:value-type="date">
            <text:p>01/01/201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date" office:date-value="2012-01-01" calcext:value-type="date">
            <text:p>01/01/2012</text:p>
          </table:table-cell>
          <table:table-cell office:value-type="date" office:date-value="2012-04-01" calcext:value-type="date">
            <text:p>01/04/201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1" calcext:value-type="float">
            <text:p>1</text:p>
          </table:table-cell>
          <table:table-cell office:value-type="date" office:date-value="1959-08-23" calcext:value-type="date">
            <text:p>23/08/195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date" office:date-value="2008-05-01" calcext:value-type="date">
            <text:p>01/05/2008</text:p>
          </table:table-cell>
          <table:table-cell office:value-type="date" office:date-value="2009-06-23" calcext:value-type="date">
            <text:p>23/06/200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date" office:date-value="2010-04-01" calcext:value-type="date">
            <text:p>01/04/2010</text:p>
          </table:table-cell>
          <table:table-cell office:value-type="date" office:date-value="2013-06-01" calcext:value-type="date">
            <text:p>01/06/20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cisión Paciente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0" calcext:value-type="float">
            <text:p>0</text:p>
          </table:table-cell>
          <table:table-cell office:value-type="date" office:date-value="1962-11-03" calcext:value-type="date">
            <text:p>03/11/196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date" office:date-value="2008-08-01" calcext:value-type="date">
            <text:p>01/08/2008</text:p>
          </table:table-cell>
          <table:table-cell office:value-type="date" office:date-value="2016-05-01" calcext:value-type="date">
            <text:p>01/05/20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scisión paciente</text:p>
          </table:table-cell>
          <table:table-cell/>
          <table:table-cell office:value-type="float" office:value="8" calcext:value-type="float">
            <text:p>8</text:p>
          </table:table-cell>
          <table:table-cell office:value-type="date" office:date-value="2017-02-01" calcext:value-type="date">
            <text:p>01/02/2017</text:p>
          </table:table-cell>
          <table:table-cell office:value-type="date" office:date-value="2017-08-01" calcext:value-type="date">
            <text:p>01/08/201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date" office:date-value="2017-08-01" calcext:value-type="date">
            <text:p>01/08/201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0" calcext:value-type="float">
            <text:p>0</text:p>
          </table:table-cell>
          <table:table-cell office:value-type="date" office:date-value="1974-12-26" calcext:value-type="date">
            <text:p>26/12/197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date" office:date-value="2015-05-01" calcext:value-type="date">
            <text:p>01/05/201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0" calcext:value-type="float">
            <text:p>0</text:p>
          </table:table-cell>
          <table:table-cell office:value-type="date" office:date-value="1980-11-18" calcext:value-type="date">
            <text:p>18/11/198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date" office:date-value="2014-05-01" calcext:value-type="date">
            <text:p>01/05/2014</text:p>
          </table:table-cell>
          <table:table-cell office:value-type="date" office:date-value="2014-06-01" calcext:value-type="date">
            <text:p>01/06/20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acción Punto Inyección</text:p>
          </table:table-cell>
          <table:table-cell/>
          <table:table-cell office:value-type="float" office:value="8" calcext:value-type="float">
            <text:p>8</text:p>
          </table:table-cell>
          <table:table-cell office:value-type="date" office:date-value="2015-11-01" calcext:value-type="date">
            <text:p>01/11/201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0" calcext:value-type="float">
            <text:p>0</text:p>
          </table:table-cell>
          <table:table-cell office:value-type="date" office:date-value="1975-06-23" calcext:value-type="date">
            <text:p>23/06/197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date" office:date-value="2014-10-01" calcext:value-type="date">
            <text:p>01/10/201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1" calcext:value-type="float">
            <text:p>1</text:p>
          </table:table-cell>
          <table:table-cell office:value-type="date" office:date-value="1960-10-29" calcext:value-type="date">
            <text:p>29/10/196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date" office:date-value="2003-12-01" calcext:value-type="date">
            <text:p>01/12/2003</text:p>
          </table:table-cell>
          <table:table-cell office:value-type="date" office:date-value="2011-11-01" calcext:value-type="date">
            <text:p>01/11/20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CC</text:p>
          </table:table-cell>
          <table:table-cell/>
          <table:table-cell office:value-type="float" office:value="2" calcext:value-type="float">
            <text:p>2</text:p>
          </table:table-cell>
          <table:table-cell office:value-type="date" office:date-value="2012-11-01" calcext:value-type="date">
            <text:p>01/11/2012</text:p>
          </table:table-cell>
          <table:table-cell office:value-type="date" office:date-value="2014-08-01" calcext:value-type="date">
            <text:p>01/08/201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date" office:date-value="2014-08-01" calcext:value-type="date">
            <text:p>01/08/201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0" calcext:value-type="float">
            <text:p>0</text:p>
          </table:table-cell>
          <table:table-cell office:value-type="date" office:date-value="1972-03-24" calcext:value-type="date">
            <text:p>24/03/197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date" office:date-value="2017-04-01" calcext:value-type="date">
            <text:p>01/04/201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0" calcext:value-type="float">
            <text:p>0</text:p>
          </table:table-cell>
          <table:table-cell office:value-type="date" office:date-value="1937-02-09" calcext:value-type="date">
            <text:p>09/02/193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date" office:date-value="2019-01-01" calcext:value-type="date">
            <text:p>01/01/201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0" calcext:value-type="float">
            <text:p>0</text:p>
          </table:table-cell>
          <table:table-cell office:value-type="date" office:date-value="1979-02-19" calcext:value-type="date">
            <text:p>19/02/197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date" office:date-value="2008-10-01" calcext:value-type="date">
            <text:p>01/10/2008</text:p>
          </table:table-cell>
          <table:table-cell office:value-type="date" office:date-value="2011-01-01" calcext:value-type="date">
            <text:p>01/01/20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mbarazo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1" calcext:value-type="float">
            <text:p>1</text:p>
          </table:table-cell>
          <table:table-cell office:value-type="date" office:date-value="1948-07-08" calcext:value-type="date">
            <text:p>08/07/194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date" office:date-value="2009-01-01" calcext:value-type="date">
            <text:p>01/01/2009</text:p>
          </table:table-cell>
          <table:table-cell office:value-type="date" office:date-value="2009-05-01" calcext:value-type="date">
            <text:p>01/05/20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acción Infusional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0" calcext:value-type="float">
            <text:p>0</text:p>
          </table:table-cell>
          <table:table-cell office:value-type="date" office:date-value="1982-08-22" calcext:value-type="date">
            <text:p>22/08/198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date" office:date-value="2007-12-01" calcext:value-type="date">
            <text:p>01/12/2007</text:p>
          </table:table-cell>
          <table:table-cell office:value-type="date" office:date-value="2008-11-01" calcext:value-type="date">
            <text:p>01/11/200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0" calcext:value-type="float">
            <text:p>0</text:p>
          </table:table-cell>
          <table:table-cell office:value-type="date" office:date-value="1978-06-05" calcext:value-type="date">
            <text:p>05/06/197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date" office:date-value="2013-12-01" calcext:value-type="date">
            <text:p>01/12/2013</text:p>
          </table:table-cell>
          <table:table-cell office:value-type="date" office:date-value="2015-05-01" calcext:value-type="date">
            <text:p>01/05/20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rdida de seguimiento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0" calcext:value-type="float">
            <text:p>0</text:p>
          </table:table-cell>
          <table:table-cell office:value-type="date" office:date-value="1957-02-02" calcext:value-type="date">
            <text:p>02/02/195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date" office:date-value="2017-09-01" calcext:value-type="date">
            <text:p>01/09/201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0" calcext:value-type="float">
            <text:p>0</text:p>
          </table:table-cell>
          <table:table-cell office:value-type="date" office:date-value="1961-03-19" calcext:value-type="date">
            <text:p>19/03/196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office:value-type="date" office:date-value="2019-09-01" calcext:value-type="date">
            <text:p>01/09/2019</text:p>
          </table:table-cell>
          <table:table-cell table:number-columns-repeated="40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0" calcext:value-type="float">
            <text:p>0</text:p>
          </table:table-cell>
          <table:table-cell office:value-type="date" office:date-value="1980-05-12" calcext:value-type="date">
            <text:p>12/05/198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ehcet</text:p>
          </table:table-cell>
          <table:table-cell office:value-type="float" office:value="3" calcext:value-type="float">
            <text:p>3</text:p>
          </table:table-cell>
          <table:table-cell office:value-type="date" office:date-value="2018-10-01" calcext:value-type="date">
            <text:p>01/10/201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1" calcext:value-type="float">
            <text:p>1</text:p>
          </table:table-cell>
          <table:table-cell office:value-type="date" office:date-value="1979-05-05" calcext:value-type="date">
            <text:p>05/05/197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date" office:date-value="2013-02-01" calcext:value-type="date">
            <text:p>01/02/2013</text:p>
          </table:table-cell>
          <table:table-cell office:value-type="date" office:date-value="2013-11-01" calcext:value-type="date">
            <text:p>01/11/201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date" office:date-value="2013-11-01" calcext:value-type="date">
            <text:p>01/11/201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0" calcext:value-type="float">
            <text:p>0</text:p>
          </table:table-cell>
          <table:table-cell office:value-type="date" office:date-value="1969-09-06" calcext:value-type="date">
            <text:p>06/09/196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date" office:date-value="2015-05-01" calcext:value-type="date">
            <text:p>01/05/2015</text:p>
          </table:table-cell>
          <table:table-cell office:value-type="date" office:date-value="2015-10-01" calcext:value-type="date">
            <text:p>01/10/201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date" office:date-value="2015-10-01" calcext:value-type="date">
            <text:p>01/10/2015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0" calcext:value-type="float">
            <text:p>0</text:p>
          </table:table-cell>
          <table:table-cell office:value-type="date" office:date-value="1964-05-16" calcext:value-type="date">
            <text:p>16/05/196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date" office:date-value="2009-12-01" calcext:value-type="date">
            <text:p>01/12/200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0" calcext:value-type="float">
            <text:p>0</text:p>
          </table:table-cell>
          <table:table-cell office:value-type="date" office:date-value="1952-11-28" calcext:value-type="date">
            <text:p>28/11/195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date" office:date-value="2005-01-01" calcext:value-type="date">
            <text:p>01/01/2005</text:p>
          </table:table-cell>
          <table:table-cell office:value-type="date" office:date-value="2013-01-01" calcext:value-type="date">
            <text:p>01/01/201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date" office:date-value="2013-01-01" calcext:value-type="date">
            <text:p>01/01/2013</text:p>
          </table:table-cell>
          <table:table-cell office:value-type="date" office:date-value="2013-11-01" calcext:value-type="date">
            <text:p>01/11/201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date" office:date-value="2013-11-01" calcext:value-type="date">
            <text:p>01/11/201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1" calcext:value-type="float">
            <text:p>1</text:p>
          </table:table-cell>
          <table:table-cell office:value-type="date" office:date-value="1955-06-02" calcext:value-type="date">
            <text:p>02/06/195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date" office:date-value="2006-11-01" calcext:value-type="date">
            <text:p>01/11/2006</text:p>
          </table:table-cell>
          <table:table-cell office:value-type="date" office:date-value="2010-07-01" calcext:value-type="date">
            <text:p>01/07/201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0" calcext:value-type="float">
            <text:p>0</text:p>
          </table:table-cell>
          <table:table-cell office:value-type="date" office:date-value="1940-01-21" calcext:value-type="date">
            <text:p>21/01/194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date" office:date-value="2011-05-01" calcext:value-type="date">
            <text:p>01/05/201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0" calcext:value-type="float">
            <text:p>0</text:p>
          </table:table-cell>
          <table:table-cell office:value-type="date" office:date-value="1938-05-10" calcext:value-type="date">
            <text:p>10/05/193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date" office:date-value="2008-09-01" calcext:value-type="date">
            <text:p>01/09/2008</text:p>
          </table:table-cell>
          <table:table-cell office:value-type="date" office:date-value="2013-02-01" calcext:value-type="date">
            <text:p>01/02/20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morbilidad, demencia,...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1" calcext:value-type="float">
            <text:p>1</text:p>
          </table:table-cell>
          <table:table-cell office:value-type="date" office:date-value="1954-02-15" calcext:value-type="date">
            <text:p>15/02/195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date" office:date-value="2008-05-01" calcext:value-type="date">
            <text:p>01/05/2008</text:p>
          </table:table-cell>
          <table:table-cell office:value-type="date" office:date-value="2013-11-01" calcext:value-type="date">
            <text:p>01/11/201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date" office:date-value="2013-11-01" calcext:value-type="date">
            <text:p>01/11/2013</text:p>
          </table:table-cell>
          <table:table-cell office:value-type="date" office:date-value="2016-04-01" calcext:value-type="date">
            <text:p>01/04/201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date" office:date-value="2016-04-01" calcext:value-type="date">
            <text:p>01/04/201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1" calcext:value-type="float">
            <text:p>1</text:p>
          </table:table-cell>
          <table:table-cell office:value-type="date" office:date-value="1988-06-17" calcext:value-type="date">
            <text:p>17/06/198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" calcext:value-type="float">
            <text:p>7</text:p>
          </table:table-cell>
          <table:table-cell office:value-type="date" office:date-value="2012-04-01" calcext:value-type="date">
            <text:p>01/04/2012</text:p>
          </table:table-cell>
          <table:table-cell office:value-type="date" office:date-value="2012-08-01" calcext:value-type="date">
            <text:p>01/08/201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1" calcext:value-type="float">
            <text:p>1</text:p>
          </table:table-cell>
          <table:table-cell office:value-type="date" office:date-value="1980-02-19" calcext:value-type="date">
            <text:p>19/02/198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" calcext:value-type="float">
            <text:p>7</text:p>
          </table:table-cell>
          <table:table-cell office:value-type="date" office:date-value="2016-12-16" calcext:value-type="date">
            <text:p>16/12/201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1" calcext:value-type="float">
            <text:p>1</text:p>
          </table:table-cell>
          <table:table-cell office:value-type="date" office:date-value="1958-01-03" calcext:value-type="date">
            <text:p>03/01/195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date" office:date-value="2009-02-01" calcext:value-type="date">
            <text:p>01/02/2009</text:p>
          </table:table-cell>
          <table:table-cell office:value-type="date" office:date-value="2011-10-01" calcext:value-type="date">
            <text:p>01/10/201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date" office:date-value="2013-02-01" calcext:value-type="date">
            <text:p>01/02/201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1" calcext:value-type="float">
            <text:p>1</text:p>
          </table:table-cell>
          <table:table-cell office:value-type="date" office:date-value="1962-04-06" calcext:value-type="date">
            <text:p>06/04/196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date" office:date-value="2012-08-01" calcext:value-type="date">
            <text:p>01/08/2012</text:p>
          </table:table-cell>
          <table:table-cell office:value-type="date" office:date-value="2012-12-01" calcext:value-type="date">
            <text:p>01/12/201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1" calcext:value-type="float">
            <text:p>1</text:p>
          </table:table-cell>
          <table:table-cell office:value-type="date" office:date-value="1979-09-15" calcext:value-type="date">
            <text:p>15/09/1979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date" office:date-value="2010-11-01" calcext:value-type="date">
            <text:p>01/11/201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1" calcext:value-type="float">
            <text:p>1</text:p>
          </table:table-cell>
          <table:table-cell office:value-type="date" office:date-value="1952-12-19" calcext:value-type="date">
            <text:p>19/12/195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date" office:date-value="2006-11-01" calcext:value-type="date">
            <text:p>01/11/2006</text:p>
          </table:table-cell>
          <table:table-cell office:value-type="date" office:date-value="2013-06-01" calcext:value-type="date">
            <text:p>01/06/20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AA repetición</text:p>
          </table:table-cell>
          <table:table-cell/>
          <table:table-cell office:value-type="float" office:value="3" calcext:value-type="float">
            <text:p>3</text:p>
          </table:table-cell>
          <table:table-cell office:value-type="date" office:date-value="2013-06-01" calcext:value-type="date">
            <text:p>01/06/201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1" calcext:value-type="float">
            <text:p>1</text:p>
          </table:table-cell>
          <table:table-cell office:value-type="date" office:date-value="1958-02-16" calcext:value-type="date">
            <text:p>16/02/195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date" office:date-value="2010-06-01" calcext:value-type="date">
            <text:p>01/06/2010</text:p>
          </table:table-cell>
          <table:table-cell office:value-type="date" office:date-value="2011-04-01" calcext:value-type="date">
            <text:p>01/04/20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irugía PTC</text:p>
          </table:table-cell>
          <table:table-cell/>
          <table:table-cell office:value-type="float" office:value="3" calcext:value-type="float">
            <text:p>3</text:p>
          </table:table-cell>
          <table:table-cell office:value-type="date" office:date-value="2011-12-01" calcext:value-type="date">
            <text:p>01/12/201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0" calcext:value-type="float">
            <text:p>0</text:p>
          </table:table-cell>
          <table:table-cell office:value-type="date" office:date-value="1978-01-24" calcext:value-type="date">
            <text:p>24/01/197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" calcext:value-type="float">
            <text:p>7</text:p>
          </table:table-cell>
          <table:table-cell office:value-type="date" office:date-value="2015-01-01" calcext:value-type="date">
            <text:p>01/01/201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0" calcext:value-type="float">
            <text:p>0</text:p>
          </table:table-cell>
          <table:table-cell office:value-type="date" office:date-value="1945-05-26" calcext:value-type="date">
            <text:p>26/05/194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date" office:date-value="2010-04-01" calcext:value-type="date">
            <text:p>01/04/201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0" calcext:value-type="float">
            <text:p>0</text:p>
          </table:table-cell>
          <table:table-cell office:value-type="date" office:date-value="1966-10-02" calcext:value-type="date">
            <text:p>02/10/196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date" office:date-value="2018-04-01" calcext:value-type="date">
            <text:p>01/04/201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0" calcext:value-type="float">
            <text:p>0</text:p>
          </table:table-cell>
          <table:table-cell office:value-type="date" office:date-value="1964-04-07" calcext:value-type="date">
            <text:p>07/04/196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date" office:date-value="2010-02-01" calcext:value-type="date">
            <text:p>01/02/201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0" calcext:value-type="float">
            <text:p>0</text:p>
          </table:table-cell>
          <table:table-cell office:value-type="date" office:date-value="1978-03-16" calcext:value-type="date">
            <text:p>16/03/197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date" office:date-value="2016-06-01" calcext:value-type="date">
            <text:p>01/06/2016</text:p>
          </table:table-cell>
          <table:table-cell office:value-type="date" office:date-value="2017-11-01" calcext:value-type="date">
            <text:p>01/11/201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date" office:date-value="2017-11-01" calcext:value-type="date">
            <text:p>01/11/201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0" calcext:value-type="float">
            <text:p>0</text:p>
          </table:table-cell>
          <table:table-cell office:value-type="date" office:date-value="1968-07-05" calcext:value-type="date">
            <text:p>05/07/196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date" office:date-value="2017-07-01" calcext:value-type="date">
            <text:p>01/07/2017</text:p>
          </table:table-cell>
          <table:table-cell office:value-type="date" office:date-value="2019-09-01" calcext:value-type="date">
            <text:p>01/09/201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date" office:date-value="2019-09-01" calcext:value-type="date">
            <text:p>01/09/201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0" calcext:value-type="float">
            <text:p>0</text:p>
          </table:table-cell>
          <table:table-cell office:value-type="date" office:date-value="1964-07-21" calcext:value-type="date">
            <text:p>21/07/196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date" office:date-value="2009-11-01" calcext:value-type="date">
            <text:p>01/11/200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0" calcext:value-type="float">
            <text:p>0</text:p>
          </table:table-cell>
          <table:table-cell office:value-type="date" office:date-value="1999-08-19" calcext:value-type="date">
            <text:p>19/08/199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office:value-type="date" office:date-value="2018-12-01" calcext:value-type="date">
            <text:p>01/12/201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0" calcext:value-type="float">
            <text:p>0</text:p>
          </table:table-cell>
          <table:table-cell office:value-type="date" office:date-value="1979-03-24" calcext:value-type="date">
            <text:p>24/03/197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date" office:date-value="2012-04-01" calcext:value-type="date">
            <text:p>01/04/2012</text:p>
          </table:table-cell>
          <table:table-cell office:value-type="date" office:date-value="2015-08-01" calcext:value-type="date">
            <text:p>01/08/20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seo Embarazo</text:p>
          </table:table-cell>
          <table:table-cell/>
          <table:table-cell office:value-type="float" office:value="3" calcext:value-type="float">
            <text:p>3</text:p>
          </table:table-cell>
          <table:table-cell office:value-type="date" office:date-value="2016-07-01" calcext:value-type="date">
            <text:p>01/07/2016</text:p>
          </table:table-cell>
          <table:table-cell office:value-type="date" office:date-value="2018-10-01" calcext:value-type="date">
            <text:p>01/10/201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date" office:date-value="2018-10-01" calcext:value-type="date">
            <text:p>01/10/201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1" calcext:value-type="float">
            <text:p>1</text:p>
          </table:table-cell>
          <table:table-cell office:value-type="date" office:date-value="1989-11-12" calcext:value-type="date">
            <text:p>12/11/198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date" office:date-value="2011-07-01" calcext:value-type="date">
            <text:p>01/07/2011</text:p>
          </table:table-cell>
          <table:table-cell office:value-type="date" office:date-value="2014-03-01" calcext:value-type="date">
            <text:p>01/03/20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cisión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1" calcext:value-type="float">
            <text:p>1</text:p>
          </table:table-cell>
          <table:table-cell office:value-type="date" office:date-value="2017-07-26" calcext:value-type="date">
            <text:p>26/07/201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date" office:date-value="2013-06-01" calcext:value-type="date">
            <text:p>01/06/201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0" calcext:value-type="float">
            <text:p>0</text:p>
          </table:table-cell>
          <table:table-cell office:value-type="date" office:date-value="1958-11-29" calcext:value-type="date">
            <text:p>29/11/195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date" office:date-value="2016-12-01" calcext:value-type="date">
            <text:p>01/12/2016</text:p>
          </table:table-cell>
          <table:table-cell office:value-type="date" office:date-value="2018-10-01" calcext:value-type="date">
            <text:p>01/10/20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gionella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0" calcext:value-type="float">
            <text:p>0</text:p>
          </table:table-cell>
          <table:table-cell office:value-type="date" office:date-value="1960-01-02" calcext:value-type="date">
            <text:p>02/01/196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date" office:date-value="2007-07-01" calcext:value-type="date">
            <text:p>01/07/2007</text:p>
          </table:table-cell>
          <table:table-cell office:value-type="date" office:date-value="2009-03-01" calcext:value-type="date">
            <text:p>01/03/200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cisión Paciente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0" calcext:value-type="float">
            <text:p>0</text:p>
          </table:table-cell>
          <table:table-cell office:value-type="date" office:date-value="1973-01-03" calcext:value-type="date">
            <text:p>03/01/197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date" office:date-value="2019-06-01" calcext:value-type="date">
            <text:p>01/06/2019</text:p>
          </table:table-cell>
          <table:table-cell office:value-type="date" office:date-value="2019-09-01" calcext:value-type="date">
            <text:p>01/09/201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date" office:date-value="2019-09-01" calcext:value-type="date">
            <text:p>01/09/2019</text:p>
          </table:table-cell>
          <table:table-cell table:number-columns-repeated="34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0" calcext:value-type="float">
            <text:p>0</text:p>
          </table:table-cell>
          <table:table-cell office:value-type="date" office:date-value="1975-06-12" calcext:value-type="date">
            <text:p>12/06/197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date" office:date-value="2018-12-01" calcext:value-type="date">
            <text:p>01/12/201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0" calcext:value-type="float">
            <text:p>0</text:p>
          </table:table-cell>
          <table:table-cell office:value-type="date" office:date-value="1975-01-13" calcext:value-type="date">
            <text:p>13/01/197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date" office:date-value="2013-02-01" calcext:value-type="date">
            <text:p>01/02/2013</text:p>
          </table:table-cell>
          <table:table-cell office:value-type="date" office:date-value="2013-04-01" calcext:value-type="date">
            <text:p>01/04/20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efalea Náuseas</text:p>
          </table:table-cell>
          <table:table-cell/>
          <table:table-cell office:value-type="float" office:value="2" calcext:value-type="float">
            <text:p>2</text:p>
          </table:table-cell>
          <table:table-cell office:value-type="date" office:date-value="2013-04-01" calcext:value-type="date">
            <text:p>01/04/2013</text:p>
          </table:table-cell>
          <table:table-cell office:value-type="date" office:date-value="2013-09-01" calcext:value-type="date">
            <text:p>01/09/201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date" office:date-value="2013-09-01" calcext:value-type="date">
            <text:p>01/09/2013</text:p>
          </table:table-cell>
          <table:table-cell office:value-type="date" office:date-value="2017-11-01" calcext:value-type="date">
            <text:p>01/11/20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acción psoriasiforme</text:p>
          </table:table-cell>
          <table:table-cell/>
          <table:table-cell office:value-type="float" office:value="12" calcext:value-type="float">
            <text:p>12</text:p>
          </table:table-cell>
          <table:table-cell office:value-type="date" office:date-value="2017-11-01" calcext:value-type="date">
            <text:p>01/11/2017</text:p>
          </table:table-cell>
          <table:table-cell office:value-type="date" office:date-value="2018-06-01" calcext:value-type="date">
            <text:p>01/06/201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date" office:date-value="2018-06-01" calcext:value-type="date">
            <text:p>01/06/201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0" calcext:value-type="float">
            <text:p>0</text:p>
          </table:table-cell>
          <table:table-cell office:value-type="date" office:date-value="1960-02-02" calcext:value-type="date">
            <text:p>02/02/196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" calcext:value-type="float">
            <text:p>8</text:p>
          </table:table-cell>
          <table:table-cell office:value-type="date" office:date-value="2019-10-01" calcext:value-type="date">
            <text:p>01/10/2019</text:p>
          </table:table-cell>
          <table:table-cell table:number-columns-repeated="40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1" calcext:value-type="float">
            <text:p>1</text:p>
          </table:table-cell>
          <table:table-cell office:value-type="date" office:date-value="1987-03-27" calcext:value-type="date">
            <text:p>27/03/198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" calcext:value-type="float">
            <text:p>8</text:p>
          </table:table-cell>
          <table:table-cell office:value-type="date" office:date-value="2018-06-01" calcext:value-type="date">
            <text:p>01/06/201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0" calcext:value-type="float">
            <text:p>0</text:p>
          </table:table-cell>
          <table:table-cell office:value-type="date" office:date-value="1952-12-23" calcext:value-type="date">
            <text:p>23/12/195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date" office:date-value="2019-11-01" calcext:value-type="date">
            <text:p>01/11/2019</text:p>
          </table:table-cell>
          <table:table-cell table:number-columns-repeated="40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0" calcext:value-type="float">
            <text:p>0</text:p>
          </table:table-cell>
          <table:table-cell office:value-type="date" office:date-value="1962-08-07" calcext:value-type="date">
            <text:p>07/08/196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date" office:date-value="2016-12-01" calcext:value-type="date">
            <text:p>01/12/2016</text:p>
          </table:table-cell>
          <table:table-cell office:value-type="date" office:date-value="2017-08-01" calcext:value-type="date">
            <text:p>01/08/201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date" office:date-value="2017-08-01" calcext:value-type="date">
            <text:p>01/08/2017</text:p>
          </table:table-cell>
          <table:table-cell office:value-type="date" office:date-value="2018-06-01" calcext:value-type="date">
            <text:p>01/06/201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date" office:date-value="2018-06-01" calcext:value-type="date">
            <text:p>01/06/201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0" calcext:value-type="float">
            <text:p>0</text:p>
          </table:table-cell>
          <table:table-cell office:value-type="date" office:date-value="1972-12-07" calcext:value-type="date">
            <text:p>07/12/197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date" office:date-value="2015-11-01" calcext:value-type="date">
            <text:p>01/11/2015</text:p>
          </table:table-cell>
          <table:table-cell office:value-type="date" office:date-value="2016-03-01" calcext:value-type="date">
            <text:p>01/03/20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ccisión Paciente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0" calcext:value-type="float">
            <text:p>0</text:p>
          </table:table-cell>
          <table:table-cell office:value-type="date" office:date-value="1969-10-27" calcext:value-type="date">
            <text:p>27/10/196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 office:value-type="date" office:date-value="2016-12-01" calcext:value-type="date">
            <text:p>01/12/2016</text:p>
          </table:table-cell>
          <table:table-cell office:value-type="date" office:date-value="2017-04-01" calcext:value-type="date">
            <text:p>01/04/201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date" office:date-value="2017-04-01" calcext:value-type="date">
            <text:p>01/04/201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0" calcext:value-type="float">
            <text:p>0</text:p>
          </table:table-cell>
          <table:table-cell office:value-type="date" office:date-value="1959-12-26" calcext:value-type="date">
            <text:p>26/12/1959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date" office:date-value="2014-06-01" calcext:value-type="date">
            <text:p>01/06/2014</text:p>
          </table:table-cell>
          <table:table-cell office:value-type="date" office:date-value="2017-07-01" calcext:value-type="date">
            <text:p>01/07/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istencia de psoriasis</text:p>
          </table:table-cell>
          <table:table-cell/>
          <table:table-cell office:value-type="float" office:value="10" calcext:value-type="float">
            <text:p>10</text:p>
          </table:table-cell>
          <table:table-cell office:value-type="date" office:date-value="2017-07-01" calcext:value-type="date">
            <text:p>01/07/201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1" calcext:value-type="float">
            <text:p>1</text:p>
          </table:table-cell>
          <table:table-cell office:value-type="date" office:date-value="1954-04-26" calcext:value-type="date">
            <text:p>26/04/195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date" office:date-value="2017-03-01" calcext:value-type="date">
            <text:p>01/03/201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0" calcext:value-type="float">
            <text:p>0</text:p>
          </table:table-cell>
          <table:table-cell office:value-type="date" office:date-value="1956-03-17" calcext:value-type="date">
            <text:p>17/03/195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office:value-type="date" office:date-value="2015-03-01" calcext:value-type="date">
            <text:p>01/03/2015</text:p>
          </table:table-cell>
          <table:table-cell office:value-type="date" office:date-value="2017-02-01" calcext:value-type="date">
            <text:p>01/02/201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date" office:date-value="2017-02-01" calcext:value-type="date">
            <text:p>01/02/2017</text:p>
          </table:table-cell>
          <table:table-cell office:value-type="date" office:date-value="2018-06-01" calcext:value-type="date">
            <text:p>01/06/201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date" office:date-value="2018-06-01" calcext:value-type="date">
            <text:p>01/06/201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0" calcext:value-type="float">
            <text:p>0</text:p>
          </table:table-cell>
          <table:table-cell office:value-type="date" office:date-value="1944-03-17" calcext:value-type="date">
            <text:p>17/03/194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date" office:date-value="2010-11-01" calcext:value-type="date">
            <text:p>01/11/2010</text:p>
          </table:table-cell>
          <table:table-cell office:value-type="date" office:date-value="2012-02-01" calcext:value-type="date">
            <text:p>01/02/201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date" office:date-value="2012-02-01" calcext:value-type="date">
            <text:p>01/02/2012</text:p>
          </table:table-cell>
          <table:table-cell office:value-type="date" office:date-value="2013-07-01" calcext:value-type="date">
            <text:p>01/07/20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acción Infusional</text:p>
          </table:table-cell>
          <table:table-cell/>
          <table:table-cell office:value-type="float" office:value="1" calcext:value-type="float">
            <text:p>1</text:p>
          </table:table-cell>
          <table:table-cell office:value-type="date" office:date-value="2013-07-01" calcext:value-type="date">
            <text:p>01/07/2013</text:p>
          </table:table-cell>
          <table:table-cell office:value-type="date" office:date-value="2016-08-01" calcext:value-type="date">
            <text:p>01/08/201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date" office:date-value="2016-08-01" calcext:value-type="date">
            <text:p>01/08/201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1" calcext:value-type="float">
            <text:p>1</text:p>
          </table:table-cell>
          <table:table-cell office:value-type="date" office:date-value="1970-03-21" calcext:value-type="date">
            <text:p>21/03/197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" calcext:value-type="float">
            <text:p>8</text:p>
          </table:table-cell>
          <table:table-cell office:value-type="date" office:date-value="2017-11-01" calcext:value-type="date">
            <text:p>01/11/201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1" calcext:value-type="float">
            <text:p>1</text:p>
          </table:table-cell>
          <table:table-cell office:value-type="date" office:date-value="1978-06-30" calcext:value-type="date">
            <text:p>30/06/197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rohn</text:p>
          </table:table-cell>
          <table:table-cell office:value-type="float" office:value="1" calcext:value-type="float">
            <text:p>1</text:p>
          </table:table-cell>
          <table:table-cell office:value-type="date" office:date-value="2008-08-01" calcext:value-type="date">
            <text:p>01/08/2008</text:p>
          </table:table-cell>
          <table:table-cell office:value-type="date" office:date-value="2019-06-01" calcext:value-type="date">
            <text:p>01/06/20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spensiones temporales por Hipertransaminasemia y por cirugía de fistula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1" calcext:value-type="float">
            <text:p>1</text:p>
          </table:table-cell>
          <table:table-cell office:value-type="date" office:date-value="1974-04-19" calcext:value-type="date">
            <text:p>19/04/197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date" office:date-value="2017-07-01" calcext:value-type="date">
            <text:p>01/07/201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1" calcext:value-type="float">
            <text:p>1</text:p>
          </table:table-cell>
          <table:table-cell office:value-type="date" office:date-value="1985-05-26" calcext:value-type="date">
            <text:p>26/05/198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date" office:date-value="2010-08-01" calcext:value-type="date">
            <text:p>01/08/2010</text:p>
          </table:table-cell>
          <table:table-cell office:value-type="date" office:date-value="2012-10-01" calcext:value-type="date">
            <text:p>01/10/20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seo Embarazo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1" calcext:value-type="float">
            <text:p>1</text:p>
          </table:table-cell>
          <table:table-cell office:value-type="date" office:date-value="1948-08-30" calcext:value-type="date">
            <text:p>30/08/194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date" office:date-value="2017-04-01" calcext:value-type="date">
            <text:p>01/04/201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0" calcext:value-type="float">
            <text:p>0</text:p>
          </table:table-cell>
          <table:table-cell office:value-type="date" office:date-value="1954-06-22" calcext:value-type="date">
            <text:p>22/06/195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date" office:date-value="2008-12-01" calcext:value-type="date">
            <text:p>01/12/200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0" calcext:value-type="float">
            <text:p>0</text:p>
          </table:table-cell>
          <table:table-cell office:value-type="date" office:date-value="1984-02-14" calcext:value-type="date">
            <text:p>14/02/198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date" office:date-value="2015-07-01" calcext:value-type="date">
            <text:p>01/07/2015</text:p>
          </table:table-cell>
          <table:table-cell office:value-type="date" office:date-value="2017-07-01" calcext:value-type="date">
            <text:p>01/07/201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date" office:date-value="2017-07-01" calcext:value-type="date">
            <text:p>01/07/2017</text:p>
          </table:table-cell>
          <table:table-cell office:value-type="date" office:date-value="2017-11-01" calcext:value-type="date">
            <text:p>01/11/201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date" office:date-value="2017-11-01" calcext:value-type="date">
            <text:p>01/11/201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1" calcext:value-type="float">
            <text:p>1</text:p>
          </table:table-cell>
          <table:table-cell table:style-name="ce6" office:value-type="date" office:date-value="1976-03-18" calcext:value-type="date">
            <text:p>18/03/197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" calcext:value-type="float">
            <text:p>8</text:p>
          </table:table-cell>
          <table:table-cell office:value-type="date" office:date-value="2017-11-01" calcext:value-type="date">
            <text:p>01/11/201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0" calcext:value-type="float">
            <text:p>0</text:p>
          </table:table-cell>
          <table:table-cell office:value-type="date" office:date-value="1950-10-30" calcext:value-type="date">
            <text:p>30/10/195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date" office:date-value="2011-09-01" calcext:value-type="date">
            <text:p>01/09/2011</text:p>
          </table:table-cell>
          <table:table-cell office:value-type="date" office:date-value="2012-05-01" calcext:value-type="date">
            <text:p>01/05/20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accion Infusional</text:p>
          </table:table-cell>
          <table:table-cell/>
          <table:table-cell office:value-type="float" office:value="6" calcext:value-type="float">
            <text:p>6</text:p>
          </table:table-cell>
          <table:table-cell office:value-type="date" office:date-value="2012-06-01" calcext:value-type="date">
            <text:p>01/06/2012</text:p>
          </table:table-cell>
          <table:table-cell office:value-type="date" office:date-value="2014-07-01" calcext:value-type="date">
            <text:p>01/07/20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seo Paciente</text:p>
          </table:table-cell>
          <table:table-cell/>
          <table:table-cell office:value-type="float" office:value="5" calcext:value-type="float">
            <text:p>5</text:p>
          </table:table-cell>
          <table:table-cell office:value-type="date" office:date-value="2014-07-01" calcext:value-type="date">
            <text:p>01/07/2014</text:p>
          </table:table-cell>
          <table:table-cell office:value-type="date" office:date-value="2018-11-01" calcext:value-type="date">
            <text:p>01/11/201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date" office:date-value="2018-11-01" calcext:value-type="date">
            <text:p>01/11/201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0" calcext:value-type="float">
            <text:p>0</text:p>
          </table:table-cell>
          <table:table-cell office:value-type="date" office:date-value="1956-12-29" calcext:value-type="date">
            <text:p>29/12/195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date" office:date-value="2009-06-01" calcext:value-type="date">
            <text:p>01/06/2009</text:p>
          </table:table-cell>
          <table:table-cell office:value-type="date" office:date-value="2010-06-01" calcext:value-type="date">
            <text:p>01/06/201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date" office:date-value="2010-07-01" calcext:value-type="date">
            <text:p>01/07/2010</text:p>
          </table:table-cell>
          <table:table-cell office:value-type="date" office:date-value="2013-04-01" calcext:value-type="date">
            <text:p>01/04/201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fección Respiratoria VI + Hepatitis</text:p>
          </table:table-cell>
          <table:table-cell office:value-type="float" office:value="3" calcext:value-type="float">
            <text:p>3</text:p>
          </table:table-cell>
          <table:table-cell office:value-type="date" office:date-value="2013-04-01" calcext:value-type="date">
            <text:p>01/04/2013</text:p>
          </table:table-cell>
          <table:table-cell office:value-type="date" office:date-value="2015-02-01" calcext:value-type="date">
            <text:p>01/02/201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date" office:date-value="2015-05-01" calcext:value-type="date">
            <text:p>01/05/2015</text:p>
          </table:table-cell>
          <table:table-cell office:value-type="date" office:date-value="2015-07-01" calcext:value-type="date">
            <text:p>01/07/20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rdida seguimiento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1" calcext:value-type="float">
            <text:p>1</text:p>
          </table:table-cell>
          <table:table-cell office:value-type="date" office:date-value="1974-09-30" calcext:value-type="date">
            <text:p>30/09/197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date" office:date-value="2018-11-01" calcext:value-type="date">
            <text:p>01/11/201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0" calcext:value-type="float">
            <text:p>0</text:p>
          </table:table-cell>
          <table:table-cell office:value-type="date" office:date-value="1936-10-24" calcext:value-type="date">
            <text:p>24/10/193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date" office:date-value="2008-09-01" calcext:value-type="date">
            <text:p>01/09/2008</text:p>
          </table:table-cell>
          <table:table-cell office:value-type="date" office:date-value="2009-07-01" calcext:value-type="date">
            <text:p>01/07/20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itus</text:p>
          </table:table-cell>
          <table:table-cell office:value-type="string" calcext:value-type="string">
            <text:p>Isquemia arterial MMII y HDA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0" calcext:value-type="float">
            <text:p>0</text:p>
          </table:table-cell>
          <table:table-cell office:value-type="date" office:date-value="1943-02-07" calcext:value-type="date">
            <text:p>07/02/194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date" office:date-value="2018-05-01" calcext:value-type="date">
            <text:p>01/05/2018</text:p>
          </table:table-cell>
          <table:table-cell office:value-type="date" office:date-value="2019-02-01" calcext:value-type="date">
            <text:p>01/02/20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olor MEG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date" office:date-value="1984-08-12" calcext:value-type="date">
            <text:p>12/08/198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date" office:date-value="2012-07-01" calcext:value-type="date">
            <text:p>01/07/2012</text:p>
          </table:table-cell>
          <table:table-cell office:value-type="date" office:date-value="2013-02-01" calcext:value-type="date">
            <text:p>01/02/20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agnóstico de presunción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0" calcext:value-type="float">
            <text:p>0</text:p>
          </table:table-cell>
          <table:table-cell office:value-type="date" office:date-value="1966-04-11" calcext:value-type="date">
            <text:p>11/04/196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date" office:date-value="2019-01-01" calcext:value-type="date">
            <text:p>01/01/201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1" calcext:value-type="float">
            <text:p>1</text:p>
          </table:table-cell>
          <table:table-cell office:value-type="date" office:date-value="1979-08-29" calcext:value-type="date">
            <text:p>29/08/197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date" office:date-value="2010-09-01" calcext:value-type="date">
            <text:p>01/09/2010</text:p>
          </table:table-cell>
          <table:table-cell office:value-type="date" office:date-value="2017-12-01" calcext:value-type="date">
            <text:p>01/12/201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date" office:date-value="2017-12-01" calcext:value-type="date">
            <text:p>01/12/201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1" calcext:value-type="float">
            <text:p>1</text:p>
          </table:table-cell>
          <table:table-cell office:value-type="date" office:date-value="1976-07-05" calcext:value-type="date">
            <text:p>05/07/197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ES</text:p>
          </table:table-cell>
          <table:table-cell office:value-type="float" office:value="4" calcext:value-type="float">
            <text:p>4</text:p>
          </table:table-cell>
          <table:table-cell office:value-type="date" office:date-value="2015-08-01" calcext:value-type="date">
            <text:p>01/08/201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1" calcext:value-type="float">
            <text:p>1</text:p>
          </table:table-cell>
          <table:table-cell office:value-type="date" office:date-value="1975-03-26" calcext:value-type="date">
            <text:p>26/03/197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date" office:date-value="2014-04-01" calcext:value-type="date">
            <text:p>01/04/2014</text:p>
          </table:table-cell>
          <table:table-cell office:value-type="date" office:date-value="2014-08-01" calcext:value-type="date">
            <text:p>01/08/201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date" office:date-value="2014-08-01" calcext:value-type="date">
            <text:p>01/08/2014</text:p>
          </table:table-cell>
          <table:table-cell office:value-type="date" office:date-value="2014-12-01" calcext:value-type="date">
            <text:p>01/12/201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date" office:date-value="2014-12-01" calcext:value-type="date">
            <text:p>01/12/2014</text:p>
          </table:table-cell>
          <table:table-cell office:value-type="date" office:date-value="2014-04-01" calcext:value-type="date">
            <text:p>01/04/201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0" calcext:value-type="float">
            <text:p>0</text:p>
          </table:table-cell>
          <table:table-cell office:value-type="date" office:date-value="1937-09-23" calcext:value-type="date">
            <text:p>23/09/19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onegativa</text:p>
          </table:table-cell>
          <table:table-cell office:value-type="float" office:value="2" calcext:value-type="float">
            <text:p>2</text:p>
          </table:table-cell>
          <table:table-cell office:value-type="date" office:date-value="2015-03-01" calcext:value-type="date">
            <text:p>01/03/2015</text:p>
          </table:table-cell>
          <table:table-cell office:value-type="date" office:date-value="2019-07-01" calcext:value-type="date">
            <text:p>01/07/201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date" office:date-value="2019-07-01" calcext:value-type="date">
            <text:p>01/07/201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0" calcext:value-type="float">
            <text:p>0</text:p>
          </table:table-cell>
          <table:table-cell office:value-type="date" office:date-value="1975-07-21" calcext:value-type="date">
            <text:p>21/07/197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date" office:date-value="2018-05-01" calcext:value-type="date">
            <text:p>01/05/2018</text:p>
          </table:table-cell>
          <table:table-cell office:value-type="date" office:date-value="2019-05-01" calcext:value-type="date">
            <text:p>01/05/201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date" office:date-value="2019-05-01" calcext:value-type="date">
            <text:p>01/05/2019</text:p>
          </table:table-cell>
          <table:table-cell office:value-type="date" office:date-value="2019-12-01" calcext:value-type="date">
            <text:p>01/12/201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date" office:date-value="2019-12-01" calcext:value-type="date">
            <text:p>01/12/2019</text:p>
          </table:table-cell>
          <table:table-cell table:number-columns-repeated="28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1" calcext:value-type="float">
            <text:p>1</text:p>
          </table:table-cell>
          <table:table-cell office:value-type="date" office:date-value="1982-07-20" calcext:value-type="date">
            <text:p>20/07/198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date" office:date-value="2010-04-01" calcext:value-type="date">
            <text:p>01/04/2010</text:p>
          </table:table-cell>
          <table:table-cell office:value-type="date" office:date-value="2013-04-01" calcext:value-type="date">
            <text:p>01/04/20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cisión Paciente</text:p>
          </table:table-cell>
          <table:table-cell office:value-type="string" calcext:value-type="string">
            <text:p>A demanda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0" calcext:value-type="float">
            <text:p>0</text:p>
          </table:table-cell>
          <table:table-cell office:value-type="date" office:date-value="1956-12-29" calcext:value-type="date">
            <text:p>29/12/195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date" office:date-value="2009-06-01" calcext:value-type="date">
            <text:p>01/06/2009</text:p>
          </table:table-cell>
          <table:table-cell office:value-type="date" office:date-value="2010-06-01" calcext:value-type="date">
            <text:p>01/06/201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date" office:date-value="2010-07-01" calcext:value-type="date">
            <text:p>01/07/2010</text:p>
          </table:table-cell>
          <table:table-cell office:value-type="date" office:date-value="2013-04-01" calcext:value-type="date">
            <text:p>01/04/201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date" office:date-value="2013-04-01" calcext:value-type="date">
            <text:p>01/04/2013</text:p>
          </table:table-cell>
          <table:table-cell office:value-type="date" office:date-value="2015-02-01" calcext:value-type="date">
            <text:p>01/02/201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umonía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1" calcext:value-type="float">
            <text:p>1</text:p>
          </table:table-cell>
          <table:table-cell office:value-type="date" office:date-value="1980-09-04" calcext:value-type="date">
            <text:p>04/09/198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date" office:date-value="2018-04-01" calcext:value-type="date">
            <text:p>01/04/201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1" calcext:value-type="float">
            <text:p>1</text:p>
          </table:table-cell>
          <table:table-cell office:value-type="date" office:date-value="1948-02-14" calcext:value-type="date">
            <text:p>14/02/194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date" office:date-value="2009-07-01" calcext:value-type="date">
            <text:p>01/07/200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0" calcext:value-type="float">
            <text:p>0</text:p>
          </table:table-cell>
          <table:table-cell office:value-type="date" office:date-value="1974-03-24" calcext:value-type="date">
            <text:p>24/03/197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date" office:date-value="2011-10-01" calcext:value-type="date">
            <text:p>01/10/2011</text:p>
          </table:table-cell>
          <table:table-cell office:value-type="date" office:date-value="2013-04-01" calcext:value-type="date">
            <text:p>01/04/201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date" office:date-value="2013-04-01" calcext:value-type="date">
            <text:p>01/04/2013</text:p>
          </table:table-cell>
          <table:table-cell office:value-type="date" office:date-value="2013-10-01" calcext:value-type="date">
            <text:p>01/10/20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ebre en relación ITU</text:p>
          </table:table-cell>
          <table:table-cell/>
          <table:table-cell office:value-type="float" office:value="2" calcext:value-type="float">
            <text:p>2</text:p>
          </table:table-cell>
          <table:table-cell office:value-type="date" office:date-value="2014-09-01" calcext:value-type="date">
            <text:p>01/09/2014</text:p>
          </table:table-cell>
          <table:table-cell office:value-type="date" office:date-value="2015-03-01" calcext:value-type="date">
            <text:p>01/03/20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ultiples micosis</text:p>
          </table:table-cell>
          <table:table-cell/>
          <table:table-cell office:value-type="float" office:value="5" calcext:value-type="float">
            <text:p>5</text:p>
          </table:table-cell>
          <table:table-cell office:value-type="date" office:date-value="2015-04-01" calcext:value-type="date">
            <text:p>01/04/2015</text:p>
          </table:table-cell>
          <table:table-cell office:value-type="date" office:date-value="2016-11-01" calcext:value-type="date">
            <text:p>01/11/20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ultiples micosis</text:p>
          </table:table-cell>
          <table:table-cell/>
          <table:table-cell office:value-type="float" office:value="17" calcext:value-type="float">
            <text:p>17</text:p>
          </table:table-cell>
          <table:table-cell office:value-type="date" office:date-value="2018-11-01" calcext:value-type="date">
            <text:p>01/11/2018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Kineret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1" calcext:value-type="float">
            <text:p>1</text:p>
          </table:table-cell>
          <table:table-cell office:value-type="date" office:date-value="1988-01-15" calcext:value-type="date">
            <text:p>15/01/198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date" office:date-value="2011-04-01" calcext:value-type="date">
            <text:p>01/04/2011</text:p>
          </table:table-cell>
          <table:table-cell office:value-type="date" office:date-value="2012-06-01" calcext:value-type="date">
            <text:p>01/06/20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slado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1" calcext:value-type="float">
            <text:p>1</text:p>
          </table:table-cell>
          <table:table-cell office:value-type="date" office:date-value="1984-12-04" calcext:value-type="date">
            <text:p>04/12/198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" calcext:value-type="float">
            <text:p>7</text:p>
          </table:table-cell>
          <table:table-cell office:value-type="date" office:date-value="2019-05-01" calcext:value-type="date">
            <text:p>01/05/2019</text:p>
          </table:table-cell>
          <table:table-cell table:number-columns-repeated="40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1" calcext:value-type="float">
            <text:p>1</text:p>
          </table:table-cell>
          <table:table-cell office:value-type="date" office:date-value="1967-11-20" calcext:value-type="date">
            <text:p>20/11/196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date" office:date-value="2018-08-01" calcext:value-type="date">
            <text:p>01/08/201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1" calcext:value-type="float">
            <text:p>1</text:p>
          </table:table-cell>
          <table:table-cell office:value-type="date" office:date-value="1963-01-24" calcext:value-type="date">
            <text:p>24/01/196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date" office:date-value="2009-12-01" calcext:value-type="date">
            <text:p>01/12/200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64"/>
        </table:table-row>
        <table:table-row table:style-name="ro1" table:number-rows-repeated="104787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date-style style:name="N104">
      <number:day/>
      <number:text>/</number:text>
      <number:month/>
      <number:text>/</number:text>
      <number:year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2pt" style:font-name-asian="Liberation Sans1" style:font-family-asian="'Liberation Sans1'" style:font-size-asian="12pt" style:font-name-complex="Liberation Sans1" style:font-family-complex="'Liberation Sans1'" style:font-size-complex="12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</style:style>
    <style:style style:name="Heading1" style:family="table-cell" style:parent-style-name="Default" style:data-style-name="N0">
      <style:table-cell-properties fo:background-color="transparent" style:rotation-angle="90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0mm" fo:margin-bottom="0mm" fo:margin-left="0mm" fo:margin-right="0mm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7">00/00/0000</text:date>, <text:time style:data-style-name="N2" text:time-value="00:18:02.877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5.2$Windows_X86_64 LibreOffice_project/54c8cbb85f300ac59db32fe8a675ff7683cd5a16</meta:generator>
    <meta:creation-date>2020-01-08T09:10:51Z</meta:creation-date>
    <dc:date>2020-01-27T00:21:03.531000000</dc:date>
    <meta:editing-cycles>11</meta:editing-cycles>
    <meta:editing-duration>PT29M43S</meta:editing-duration>
    <dc:creator>Fernando Andres-Pretel</dc:creator>
    <meta:document-statistic meta:table-count="1" meta:cell-count="16417" meta:object-count="0"/>
  </office:meta>
</office:document-meta>
</file>